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/>
    </style:style>
    <style:style style:name="T1_2" style:family="text">
      <style:text-properties fo:font-style="italic" style:font-style-asian="italic" style:font-style-complex="italic"/>
    </style:style>
    <style:style style:name="T1_3" style:family="text">
      <style:text-properties fo:font-style="italic" style:font-style-asian="italic" style:font-style-complex="italic"/>
    </style:style>
    <style:style style:name="T1_4" style:family="text">
      <style:text-properties fo:font-style="italic" style:font-style-asian="italic" style:font-style-complex="italic"/>
    </style:style>
    <style:style style:name="T1_5" style:family="text">
      <style:text-properties fo:font-style="italic" style:font-style-asian="italic" style:font-style-complex="italic"/>
    </style:style>
    <style:style style:name="T1_6" style:family="text">
      <style:text-properties fo:font-style="italic" style:font-style-asian="italic" style:font-style-complex="italic"/>
    </style:style>
    <style:style style:name="T1_7" style:family="text">
      <style:text-properties fo:font-style="italic" style:font-style-asian="italic" style:font-style-complex="italic"/>
    </style:style>
    <style:style style:name="T1_8" style:family="text">
      <style:text-properties fo:font-style="italic" style:font-style-asian="italic" style:font-style-complex="italic"/>
    </style:style>
    <style:style style:name="T1_9" style:family="text">
      <style:text-properties fo:font-style="italic" style:font-style-asian="italic" style:font-style-complex="italic"/>
    </style:style>
    <style:style style:name="T1_10" style:family="text">
      <style:text-properties fo:font-style="italic" style:font-style-asian="italic" style:font-style-complex="italic"/>
    </style:style>
    <style:style style:name="T1_11" style:family="text">
      <style:text-properties fo:font-style="italic" style:font-style-asian="italic" style:font-style-complex="italic"/>
    </style:style>
    <style:style style:name="T1_12" style:family="text">
      <style:text-properties fo:font-style="italic" style:font-style-asian="italic" style:font-style-complex="italic"/>
    </style:style>
    <style:style style:name="T1_13" style:family="text">
      <style:text-properties fo:font-style="italic" style:font-style-asian="italic" style:font-style-complex="italic"/>
    </style:style>
    <style:style style:name="T1_14" style:family="text">
      <style:text-properties fo:font-style="italic" style:font-style-asian="italic" style:font-style-complex="italic"/>
    </style:style>
    <style:style style:name="T1_15" style:family="text">
      <style:text-properties fo:font-style="italic" style:font-style-asian="italic" style:font-style-complex="italic"/>
    </style:style>
    <style:style style:name="T1_16" style:family="text">
      <style:text-properties fo:font-style="italic" style:font-style-asian="italic" style:font-style-complex="italic"/>
    </style:style>
    <style:style style:name="T1_17" style:family="text">
      <style:text-properties fo:font-style="italic" style:font-style-asian="italic" style:font-style-complex="italic"/>
    </style:style>
    <style:style style:name="T1_18" style:family="text">
      <style:text-properties fo:font-style="italic" style:font-style-asian="italic" style:font-style-complex="italic"/>
    </style:style>
    <style:style style:name="T1_19" style:family="text">
      <style:text-properties fo:font-style="italic" style:font-style-asian="italic" style:font-style-complex="italic"/>
    </style:style>
    <style:style style:name="T1_20" style:family="text">
      <style:text-properties fo:font-style="italic" style:font-style-asian="italic" style:font-style-complex="italic"/>
    </style:style>
    <style:style style:name="T1_21" style:family="text">
      <style:text-properties fo:font-style="italic" style:font-style-asian="italic" style:font-style-complex="italic"/>
    </style:style>
    <style:style style:name="T1_22" style:family="text">
      <style:text-properties fo:font-style="italic" style:font-style-asian="italic" style:font-style-complex="italic"/>
    </style:style>
    <style:style style:name="T1_23" style:family="text">
      <style:text-properties fo:font-style="italic" style:font-style-asian="italic" style:font-style-complex="italic"/>
    </style:style>
    <style:style style:name="T1_24" style:family="text">
      <style:text-properties fo:font-style="italic" style:font-style-asian="italic" style:font-style-complex="italic"/>
    </style:style>
    <style:style style:name="T1_25" style:family="text">
      <style:text-properties fo:font-style="italic" style:font-style-asian="italic" style:font-style-complex="italic"/>
    </style:style>
    <style:style style:name="T1_26" style:family="text">
      <style:text-properties fo:font-style="italic" style:font-style-asian="italic" style:font-style-complex="italic"/>
    </style:style>
    <style:style style:name="T1_27" style:family="text">
      <style:text-properties fo:font-style="italic" style:font-style-asian="italic" style:font-style-complex="italic"/>
    </style:style>
    <style:style style:name="T1_28" style:family="text">
      <style:text-properties fo:font-style="italic" style:font-style-asian="italic" style:font-style-complex="italic"/>
    </style:style>
    <style:style style:name="T1_29" style:family="text">
      <style:text-properties fo:font-style="italic" style:font-style-asian="italic" style:font-style-complex="italic"/>
    </style:style>
    <style:style style:name="T1_30" style:family="text">
      <style:text-properties fo:font-style="italic" style:font-style-asian="italic" style:font-style-complex="italic"/>
    </style:style>
    <style:style style:name="T1_31" style:family="text">
      <style:text-properties fo:font-style="italic" style:font-style-asian="italic" style:font-style-complex="italic"/>
    </style:style>
    <style:style style:name="T1_32" style:family="text">
      <style:text-properties fo:font-style="italic" style:font-style-asian="italic" style:font-style-complex="italic"/>
    </style:style>
    <style:style style:name="T1_33" style:family="text">
      <style:text-properties fo:font-style="italic" style:font-style-asian="italic" style:font-style-complex="italic"/>
    </style:style>
    <style:style style:name="T1_34" style:family="text">
      <style:text-properties fo:font-style="italic" style:font-style-asian="italic" style:font-style-complex="italic"/>
    </style:style>
    <style:style style:name="T1_35" style:family="text">
      <style:text-properties fo:font-style="italic" style:font-style-asian="italic" style:font-style-complex="italic"/>
    </style:style>
    <style:style style:name="T1_36" style:family="text">
      <style:text-properties fo:font-style="italic" style:font-style-asian="italic" style:font-style-complex="italic"/>
    </style:style>
    <style:style style:name="T1_37" style:family="text">
      <style:text-properties fo:font-style="italic" style:font-style-asian="italic" style:font-style-complex="italic"/>
    </style:style>
    <style:style style:name="T1_38" style:family="text">
      <style:text-properties fo:font-style="italic" style:font-style-asian="italic" style:font-style-complex="italic"/>
    </style:style>
    <style:style style:name="T1_39" style:family="text">
      <style:text-properties fo:font-style="italic" style:font-style-asian="italic" style:font-style-complex="italic"/>
    </style:style>
    <style:style style:name="T1_40" style:family="text">
      <style:text-properties fo:font-style="italic" style:font-style-asian="italic" style:font-style-complex="italic"/>
    </style:style>
    <style:style style:name="T1_41" style:family="text">
      <style:text-properties fo:font-style="italic" style:font-style-asian="italic" style:font-style-complex="italic"/>
    </style:style>
    <style:style style:name="T1_42" style:family="text">
      <style:text-properties fo:font-style="italic" style:font-style-asian="italic" style:font-style-complex="italic"/>
    </style:style>
    <style:style style:name="T1_43" style:family="text">
      <style:text-properties fo:font-style="italic" style:font-style-asian="italic" style:font-style-complex="italic"/>
    </style:style>
    <style:style style:name="T1_44" style:family="text">
      <style:text-properties fo:font-style="italic" style:font-style-asian="italic" style:font-style-complex="italic"/>
    </style:style>
    <style:style style:name="T1_45" style:family="text">
      <style:text-properties fo:font-style="italic" style:font-style-asian="italic" style:font-style-complex="italic"/>
    </style:style>
    <style:style style:name="T1_46" style:family="text">
      <style:text-properties fo:font-style="italic" style:font-style-asian="italic" style:font-style-complex="italic"/>
    </style:style>
    <style:style style:name="T1_47" style:family="text">
      <style:text-properties fo:font-style="italic" style:font-style-asian="italic" style:font-style-complex="italic"/>
    </style:style>
    <style:style style:name="T1_48" style:family="text">
      <style:text-properties fo:font-style="italic" style:font-style-asian="italic" style:font-style-complex="italic"/>
    </style:style>
    <style:style style:name="T1_49" style:family="text">
      <style:text-properties fo:font-style="italic" style:font-style-asian="italic" style:font-style-complex="italic"/>
    </style:style>
    <style:style style:name="T1_50" style:family="text">
      <style:text-properties fo:font-style="italic" style:font-style-asian="italic" style:font-style-complex="italic"/>
    </style:style>
    <style:style style:name="T1_51" style:family="text">
      <style:text-properties fo:font-style="italic" style:font-style-asian="italic" style:font-style-complex="italic"/>
    </style:style>
    <style:style style:name="T1_52" style:family="text">
      <style:text-properties fo:font-style="italic" style:font-style-asian="italic" style:font-style-complex="italic"/>
    </style:style>
    <style:style style:name="T1_53" style:family="text">
      <style:text-properties fo:font-style="italic" style:font-style-asian="italic" style:font-style-complex="italic"/>
    </style:style>
    <style:style style:name="T1_54" style:family="text">
      <style:text-properties fo:font-style="italic" style:font-style-asian="italic" style:font-style-complex="italic"/>
    </style:style>
    <style:style style:name="T1_55" style:family="text">
      <style:text-properties fo:font-style="italic" style:font-style-asian="italic" style:font-style-complex="italic"/>
    </style:style>
    <style:style style:name="T1_56" style:family="text">
      <style:text-properties fo:font-style="italic" style:font-style-asian="italic" style:font-style-complex="italic"/>
    </style:style>
    <style:style style:name="T1_57" style:family="text">
      <style:text-properties fo:font-style="italic" style:font-style-asian="italic" style:font-style-complex="italic"/>
    </style:style>
    <style:style style:name="T1_58" style:family="text">
      <style:text-properties fo:font-style="italic" style:font-style-asian="italic" style:font-style-complex="italic"/>
    </style:style>
    <style:style style:name="T1_59" style:family="text">
      <style:text-properties fo:font-style="italic" style:font-style-asian="italic" style:font-style-complex="italic"/>
    </style:style>
    <style:style style:name="T1_60" style:family="text">
      <style:text-properties fo:font-style="italic" style:font-style-asian="italic" style:font-style-complex="italic"/>
    </style:style>
    <style:style style:name="T1_61" style:family="text">
      <style:text-properties fo:font-style="italic" style:font-style-asian="italic" style:font-style-complex="italic"/>
    </style:style>
    <style:style style:name="T1_62" style:family="text">
      <style:text-properties fo:font-style="italic" style:font-style-asian="italic" style:font-style-complex="italic"/>
    </style:style>
    <style:style style:name="T1_63" style:family="text">
      <style:text-properties fo:font-style="italic" style:font-style-asian="italic" style:font-style-complex="italic"/>
    </style:style>
    <style:style style:name="T1_64" style:family="text">
      <style:text-properties fo:font-style="italic" style:font-style-asian="italic" style:font-style-complex="italic"/>
    </style:style>
    <style:style style:name="T1_65" style:family="text">
      <style:text-properties fo:font-style="italic" style:font-style-asian="italic" style:font-style-complex="italic"/>
    </style:style>
    <style:style style:name="T1_66" style:family="text">
      <style:text-properties fo:font-style="italic" style:font-style-asian="italic" style:font-style-complex="italic"/>
    </style:style>
    <style:style style:name="T1_67" style:family="text">
      <style:text-properties fo:font-style="italic" style:font-style-asian="italic" style:font-style-complex="italic"/>
    </style:style>
    <style:style style:name="P2" style:family="paragraph" style:parent-style-name="Heading_20_2">
      <style:paragraph-properties fo:break-before="auto" fo:line-height="115%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>
      <style:text-properties fo:font-style="italic" style:font-style-asian="italic" style:font-style-complex="italic"/>
    </style:style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P11" style:family="paragraph" style:parent-style-name="Heading_20_2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T12_19" style:family="text"/>
    <style:style style:name="T12_20" style:family="text">
      <style:text-properties fo:color="#1155cc" style:text-underline-style="solid" style:text-underline-color="font-color"/>
    </style:style>
    <style:style style:name="T12_21" style:family="text"/>
    <style:style style:name="T12_22" style:family="text">
      <style:text-properties fo:color="#1155cc" style:text-underline-style="solid" style:text-underline-color="font-color"/>
    </style:style>
    <style:style style:name="T12_23" style:family="text"/>
    <style:style style:name="T12_24" style:family="text">
      <style:text-properties fo:color="#1155cc" style:text-underline-style="solid" style:text-underline-color="font-color"/>
    </style:style>
    <style:style style:name="T12_25" style:family="text"/>
    <style:style style:name="T12_26" style:family="text">
      <style:text-properties fo:color="#1155cc" style:text-underline-style="solid" style:text-underline-color="font-color"/>
    </style:style>
    <style:style style:name="P13" style:family="paragraph" style:parent-style-name="Heading_20_2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P41" style:family="paragraph" style:parent-style-name="Heading_20_2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P52" style:family="paragraph" style:parent-style-name="Heading_20_2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Heading_20_2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4pt" style:font-size-asian="14pt" style:font-size-complex="14pt" fo:font-weight="bold" style:font-weight-asian="bold" style:font-weight-complex="bold"/>
    </style:style>
    <style:style style:name="T76_2" style:family="text">
      <style:text-properties fo:font-size="14pt" style:font-size-asian="14pt" style:font-size-complex="14pt" fo:font-weight="bold" style:font-weight-asian="bold" style:font-weight-complex="bold"/>
    </style:style>
    <style:style style:name="T76_3" style:family="text">
      <style:text-properties fo:font-size="14pt" style:font-size-asian="14pt" style:font-size-complex="14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T79_81" style:family="text"/>
    <style:style style:name="T79_82" style:family="text"/>
    <style:style style:name="T79_83" style:family="text"/>
    <style:style style:name="T79_84" style:family="text"/>
    <style:style style:name="T79_85" style:family="text"/>
    <style:style style:name="T79_86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Heading_20_1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Heading_20_2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>
      <style:text-properties fo:font-style="italic" style:font-style-asian="italic" style:font-style-complex="italic"/>
    </style:style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P98" style:family="paragraph" style:parent-style-name="Heading_20_3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T102_71" style:family="text"/>
    <style:style style:name="T102_72" style:family="text"/>
    <style:style style:name="T102_73" style:family="text"/>
    <style:style style:name="T102_74" style:family="text"/>
    <style:style style:name="T102_75" style:family="text"/>
    <style:style style:name="T102_76" style:family="text"/>
    <style:style style:name="T102_77" style:family="text"/>
    <style:style style:name="T102_78" style:family="text"/>
    <style:style style:name="T102_79" style:family="text"/>
    <style:style style:name="T102_80" style:family="text"/>
    <style:style style:name="T102_81" style:family="text"/>
    <style:style style:name="T102_82" style:family="text"/>
    <style:style style:name="T102_83" style:family="text"/>
    <style:style style:name="T102_84" style:family="text"/>
    <style:style style:name="T102_85" style:family="text"/>
    <style:style style:name="T102_86" style:family="text"/>
    <style:style style:name="T102_87" style:family="text"/>
    <style:style style:name="T102_88" style:family="text"/>
    <style:style style:name="T102_89" style:family="text"/>
    <style:style style:name="T102_90" style:family="text"/>
    <style:style style:name="T102_91" style:family="text"/>
    <style:style style:name="T102_92" style:family="text"/>
    <style:style style:name="T102_93" style:family="text"/>
    <style:style style:name="T102_94" style:family="text"/>
    <style:style style:name="T102_95" style:family="text"/>
    <style:style style:name="T102_96" style:family="text"/>
    <style:style style:name="T102_97" style:family="text"/>
    <style:style style:name="T102_98" style:family="text"/>
    <style:style style:name="T102_99" style:family="text"/>
    <style:style style:name="T102_100" style:family="text"/>
    <style:style style:name="T102_101" style:family="text"/>
    <style:style style:name="T102_102" style:family="text"/>
    <style:style style:name="T102_103" style:family="text"/>
    <style:style style:name="T102_104" style:family="text"/>
    <style:style style:name="T102_105" style:family="text"/>
    <style:style style:name="T102_106" style:family="text"/>
    <style:style style:name="T102_107" style:family="text"/>
    <style:style style:name="T102_108" style:family="text"/>
    <style:style style:name="T102_109" style:family="text"/>
    <style:style style:name="T102_110" style:family="text"/>
    <style:style style:name="T102_111" style:family="text"/>
    <style:style style:name="T102_112" style:family="text"/>
    <style:style style:name="T102_113" style:family="text"/>
    <style:style style:name="T102_114" style:family="text"/>
    <style:style style:name="T102_115" style:family="text"/>
    <style:style style:name="T102_116" style:family="text"/>
    <style:style style:name="T102_117" style:family="text"/>
    <style:style style:name="T102_118" style:family="text"/>
    <style:style style:name="T102_119" style:family="text"/>
    <style:style style:name="T102_120" style:family="text"/>
    <style:style style:name="T102_121" style:family="text"/>
    <style:style style:name="T102_122" style:family="text"/>
    <style:style style:name="T102_123" style:family="text"/>
    <style:style style:name="T102_124" style:family="text"/>
    <style:style style:name="T102_125" style:family="text"/>
    <style:style style:name="T102_126" style:family="text"/>
    <style:style style:name="T102_127" style:family="text"/>
    <style:style style:name="T102_128" style:family="text"/>
    <style:style style:name="T102_129" style:family="text"/>
    <style:style style:name="T102_130" style:family="text"/>
    <style:style style:name="T102_131" style:family="text"/>
    <style:style style:name="T102_132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>
      <style:text-properties fo:font-style="italic" style:font-style-asian="italic" style:font-style-complex="italic"/>
    </style:style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P105" style:family="paragraph" style:parent-style-name="Heading_20_3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P107" style:family="paragraph" style:parent-style-name="Heading_20_4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P130" style:family="paragraph" style:parent-style-name="Standard">
      <style:paragraph-properties fo:break-before="auto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Heading_20_1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 style:parent-style-name="Standard"/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T264_28" style:family="text"/>
    <style:style style:name="T264_29" style:family="text"/>
    <style:style style:name="T264_30" style:family="text"/>
    <style:style style:name="T264_31" style:family="text"/>
    <style:style style:name="T264_32" style:family="text"/>
    <style:style style:name="T264_33" style:family="text"/>
    <style:style style:name="T264_34" style:family="text"/>
    <style:style style:name="T264_35" style:family="text"/>
    <style:style style:name="T264_36" style:family="text"/>
    <style:style style:name="T264_37" style:family="text"/>
    <style:style style:name="T264_38" style:family="text"/>
    <style:style style:name="T264_39" style:family="text"/>
    <style:style style:name="T264_40" style:family="text"/>
    <style:style style:name="T264_41" style:family="text"/>
    <style:style style:name="T264_42" style:family="text"/>
    <style:style style:name="T264_43" style:family="text"/>
    <style:style style:name="T264_44" style:family="text"/>
    <style:style style:name="T264_45" style:family="text"/>
    <style:style style:name="T264_46" style:family="text"/>
    <style:style style:name="T264_47" style:family="text"/>
    <style:style style:name="T264_48" style:family="text"/>
    <style:style style:name="T264_49" style:family="text"/>
    <style:style style:name="T264_50" style:family="text"/>
    <style:style style:name="T264_51" style:family="text"/>
    <style:style style:name="T264_52" style:family="text"/>
    <style:style style:name="T264_53" style:family="text"/>
    <style:style style:name="T264_54" style:family="text"/>
    <style:style style:name="T264_55" style:family="text"/>
    <style:style style:name="T264_56" style:family="text"/>
    <style:style style:name="T264_57" style:family="text"/>
    <style:style style:name="T264_58" style:family="text"/>
    <style:style style:name="T264_59" style:family="text"/>
    <style:style style:name="T264_60" style:family="text"/>
    <style:style style:name="T264_61" style:family="text"/>
    <style:style style:name="T264_62" style:family="text"/>
    <style:style style:name="T264_63" style:family="text"/>
    <style:style style:name="T264_64" style:family="text"/>
    <style:style style:name="T264_65" style:family="text"/>
    <style:style style:name="T264_66" style:family="text"/>
    <style:style style:name="T264_67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T281_25" style:family="text"/>
    <style:style style:name="T281_26" style:family="text"/>
    <style:style style:name="T281_27" style:family="text"/>
    <style:style style:name="T281_28" style:family="text"/>
    <style:style style:name="T281_29" style:family="text"/>
    <style:style style:name="T281_30" style:family="text"/>
    <style:style style:name="T281_31" style:family="text"/>
    <style:style style:name="T281_32" style:family="text"/>
    <style:style style:name="T281_33" style:family="text"/>
    <style:style style:name="T281_34" style:family="text"/>
    <style:style style:name="T281_35" style:family="text"/>
    <style:style style:name="T281_36" style:family="text"/>
    <style:style style:name="T281_37" style:family="text"/>
    <style:style style:name="T281_38" style:family="text"/>
    <style:style style:name="T281_39" style:family="text"/>
    <style:style style:name="T281_40" style:family="text"/>
    <style:style style:name="T281_41" style:family="text"/>
    <style:style style:name="T281_42" style:family="text"/>
    <style:style style:name="T281_43" style:family="text"/>
    <style:style style:name="T281_44" style:family="text"/>
    <style:style style:name="T281_45" style:family="text"/>
    <style:style style:name="T281_46" style:family="text"/>
    <style:style style:name="T281_47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T288_12" style:family="text"/>
    <style:style style:name="T288_13" style:family="text"/>
    <style:style style:name="T288_14" style:family="text"/>
    <style:style style:name="T288_15" style:family="text"/>
    <style:style style:name="T288_16" style:family="text"/>
    <style:style style:name="T288_17" style:family="text"/>
    <style:style style:name="T288_18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T290_39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T294_50" style:family="text"/>
    <style:style style:name="T294_51" style:family="text"/>
    <style:style style:name="T294_52" style:family="text"/>
    <style:style style:name="T294_53" style:family="text"/>
    <style:style style:name="T294_54" style:family="text"/>
    <style:style style:name="T294_55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T332_35" style:family="text"/>
    <style:style style:name="T332_36" style:family="text"/>
    <style:style style:name="T332_37" style:family="text"/>
    <style:style style:name="T332_38" style:family="text"/>
    <style:style style:name="T332_39" style:family="text"/>
    <style:style style:name="T332_40" style:family="text"/>
    <style:style style:name="T332_4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T339_32" style:family="text"/>
    <style:style style:name="T339_33" style:family="text"/>
    <style:style style:name="T339_34" style:family="text"/>
    <style:style style:name="T339_35" style:family="text"/>
    <style:style style:name="T339_36" style:family="text"/>
    <style:style style:name="T339_37" style:family="text"/>
    <style:style style:name="T339_38" style:family="text"/>
    <style:style style:name="T339_39" style:family="text"/>
    <style:style style:name="T339_40" style:family="text"/>
    <style:style style:name="T339_41" style:family="text"/>
    <style:style style:name="T339_42" style:family="text"/>
    <style:style style:name="T339_43" style:family="text"/>
    <style:style style:name="T339_44" style:family="text"/>
    <style:style style:name="T339_45" style:family="text"/>
    <style:style style:name="T339_46" style:family="text"/>
    <style:style style:name="T339_47" style:family="text"/>
    <style:style style:name="T339_48" style:family="text"/>
    <style:style style:name="T339_49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T340_39" style:family="text"/>
    <style:style style:name="T340_40" style:family="text"/>
    <style:style style:name="T340_41" style:family="text"/>
    <style:style style:name="T340_42" style:family="text"/>
    <style:style style:name="T340_43" style:family="text"/>
    <style:style style:name="T340_44" style:family="text"/>
    <style:style style:name="T340_45" style:family="text"/>
    <style:style style:name="T340_46" style:family="text"/>
    <style:style style:name="T340_47" style:family="text"/>
    <style:style style:name="T340_48" style:family="text"/>
    <style:style style:name="T340_49" style:family="text"/>
    <style:style style:name="T340_50" style:family="text"/>
    <style:style style:name="T340_51" style:family="text"/>
    <style:style style:name="T340_52" style:family="text"/>
    <style:style style:name="T340_53" style:family="text"/>
    <style:style style:name="T340_54" style:family="text"/>
    <style:style style:name="T340_55" style:family="text"/>
    <style:style style:name="T340_56" style:family="text"/>
    <style:style style:name="T340_57" style:family="text"/>
    <style:style style:name="T340_58" style:family="text"/>
    <style:style style:name="T340_59" style:family="text"/>
    <style:style style:name="T340_60" style:family="text"/>
    <style:style style:name="T340_61" style:family="text"/>
    <style:style style:name="T340_62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T341_32" style:family="text"/>
    <style:style style:name="T341_33" style:family="text"/>
    <style:style style:name="P342" style:family="paragraph" style:parent-style-name="Standard">
      <style:paragraph-properties fo:break-before="auto" fo:line-height="115%" style:writing-mode="lr-tb"/>
    </style:style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T344_31" style:family="text"/>
    <style:style style:name="T344_32" style:family="text"/>
    <style:style style:name="T344_33" style:family="text"/>
    <style:style style:name="T344_34" style:family="text"/>
    <style:style style:name="T344_35" style:family="text"/>
    <style:style style:name="T344_36" style:family="text"/>
    <style:style style:name="T344_37" style:family="text"/>
    <style:style style:name="T344_38" style:family="text"/>
    <style:style style:name="T344_39" style:family="text"/>
    <style:style style:name="T344_40" style:family="text"/>
    <style:style style:name="T344_41" style:family="text"/>
    <style:style style:name="T344_42" style:family="text"/>
    <style:style style:name="T344_43" style:family="text"/>
    <style:style style:name="T344_44" style:family="text"/>
    <style:style style:name="T344_45" style:family="text"/>
    <style:style style:name="T344_46" style:family="text"/>
    <style:style style:name="T344_47" style:family="text"/>
    <style:style style:name="T344_48" style:family="text"/>
    <style:style style:name="T344_49" style:family="text"/>
    <style:style style:name="T344_50" style:family="text"/>
    <style:style style:name="T344_51" style:family="text"/>
    <style:style style:name="T344_52" style:family="text"/>
    <style:style style:name="T344_53" style:family="text"/>
    <style:style style:name="T344_54" style:family="text"/>
    <style:style style:name="T344_55" style:family="text"/>
    <style:style style:name="T344_56" style:family="text"/>
    <style:style style:name="T344_57" style:family="text"/>
    <style:style style:name="T344_58" style:family="text"/>
    <style:style style:name="T344_59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T345_28" style:family="text"/>
    <style:style style:name="T345_29" style:family="text"/>
    <style:style style:name="T345_30" style:family="text"/>
    <style:style style:name="T345_31" style:family="text"/>
    <style:style style:name="T345_32" style:family="text"/>
    <style:style style:name="T345_33" style:family="text"/>
    <style:style style:name="T345_34" style:family="text"/>
    <style:style style:name="T345_35" style:family="text"/>
    <style:style style:name="T345_36" style:family="text"/>
    <style:style style:name="T345_37" style:family="text"/>
    <style:style style:name="T345_38" style:family="text"/>
    <style:style style:name="T345_39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T347_46" style:family="text"/>
    <style:style style:name="T347_47" style:family="text"/>
    <style:style style:name="T347_48" style:family="text"/>
    <style:style style:name="T347_49" style:family="text"/>
    <style:style style:name="T347_50" style:family="text"/>
    <style:style style:name="T347_51" style:family="text"/>
    <style:style style:name="T347_52" style:family="text"/>
    <style:style style:name="T347_53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T349_25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T358_26" style:family="text"/>
    <style:style style:name="T358_27" style:family="text"/>
    <style:style style:name="T358_28" style:family="text"/>
    <style:style style:name="T358_29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T360_29" style:family="text"/>
    <style:style style:name="T360_30" style:family="text"/>
    <style:style style:name="T360_31" style:family="text"/>
    <style:style style:name="T360_32" style:family="text"/>
    <style:style style:name="T360_33" style:family="text"/>
    <style:style style:name="T360_34" style:family="text"/>
    <style:style style:name="T360_35" style:family="text"/>
    <style:style style:name="T360_36" style:family="text"/>
    <style:style style:name="T360_37" style:family="text"/>
    <style:style style:name="T360_38" style:family="text"/>
    <style:style style:name="T360_39" style:family="text"/>
    <style:style style:name="T360_40" style:family="text"/>
    <style:style style:name="T360_41" style:family="text"/>
    <style:style style:name="T360_42" style:family="text"/>
    <style:style style:name="T360_43" style:family="text"/>
    <style:style style:name="T360_44" style:family="text"/>
    <style:style style:name="T360_45" style:family="text"/>
    <style:style style:name="T360_46" style:family="text"/>
    <style:style style:name="T360_47" style:family="text"/>
    <style:style style:name="T360_48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T362_17" style:family="text"/>
    <style:style style:name="T362_18" style:family="text"/>
    <style:style style:name="T362_19" style:family="text"/>
    <style:style style:name="T362_20" style:family="text"/>
    <style:style style:name="T362_21" style:family="text"/>
    <style:style style:name="T362_22" style:family="text"/>
    <style:style style:name="T362_23" style:family="text"/>
    <style:style style:name="T362_24" style:family="text"/>
    <style:style style:name="T362_25" style:family="text"/>
    <style:style style:name="T362_26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T366_18" style:family="text"/>
    <style:style style:name="T366_19" style:family="text"/>
    <style:style style:name="T366_20" style:family="text"/>
    <style:style style:name="T366_21" style:family="text"/>
    <style:style style:name="T366_22" style:family="text"/>
    <style:style style:name="T366_23" style:family="text"/>
    <style:style style:name="T366_24" style:family="text"/>
    <style:style style:name="T366_25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P371" style:family="paragraph" style:parent-style-name="Standard">
      <style:paragraph-properties fo:break-before="auto" fo:line-height="115%" style:writing-mode="lr-tb"/>
    </style:style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P379" style:family="paragraph" style:parent-style-name="Standard">
      <style:paragraph-properties fo:break-before="auto" fo:line-height="115%" style:writing-mode="lr-tb"/>
    </style:style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T384_28" style:family="text"/>
    <style:style style:name="T384_29" style:family="text"/>
    <style:style style:name="T384_30" style:family="text"/>
    <style:style style:name="T384_31" style:family="text"/>
    <style:style style:name="T384_32" style:family="text"/>
    <style:style style:name="T384_33" style:family="text"/>
    <style:style style:name="T384_34" style:family="text"/>
    <style:style style:name="T384_35" style:family="text"/>
    <style:style style:name="T384_36" style:family="text"/>
    <style:style style:name="T384_37" style:family="text"/>
    <style:style style:name="T384_38" style:family="text"/>
    <style:style style:name="T384_39" style:family="text"/>
    <style:style style:name="T384_40" style:family="text"/>
    <style:style style:name="T384_41" style:family="text"/>
    <style:style style:name="T384_42" style:family="text"/>
    <style:style style:name="T384_43" style:family="text"/>
    <style:style style:name="T384_44" style:family="text"/>
    <style:style style:name="T384_45" style:family="text"/>
    <style:style style:name="T384_46" style:family="text"/>
    <style:style style:name="T384_47" style:family="text"/>
    <style:style style:name="T384_48" style:family="text"/>
    <style:style style:name="T384_49" style:family="text"/>
    <style:style style:name="T384_50" style:family="text"/>
    <style:style style:name="T384_51" style:family="text"/>
    <style:style style:name="T384_52" style:family="text"/>
    <style:style style:name="T384_53" style:family="text"/>
    <style:style style:name="T384_54" style:family="text"/>
    <style:style style:name="T384_55" style:family="text"/>
    <style:style style:name="T384_56" style:family="text"/>
    <style:style style:name="T384_57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P397" style:family="paragraph" style:parent-style-name="Standard">
      <style:paragraph-properties fo:break-before="auto" fo:text-indent="0cm" fo:line-height="115%" fo:margin-left="1.27cm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T397_33" style:family="text"/>
    <style:style style:name="T397_34" style:family="text"/>
    <style:style style:name="T397_35" style:family="text"/>
    <style:style style:name="T397_36" style:family="text"/>
    <style:style style:name="T397_37" style:family="text"/>
    <style:style style:name="T397_38" style:family="text"/>
    <style:style style:name="T397_39" style:family="text"/>
    <style:style style:name="T397_40" style:family="text"/>
    <style:style style:name="T397_41" style:family="text"/>
    <style:style style:name="T397_42" style:family="text"/>
    <style:style style:name="T397_43" style:family="text"/>
    <style:style style:name="T397_44" style:family="text"/>
    <style:style style:name="T397_45" style:family="text"/>
    <style:style style:name="T397_46" style:family="text"/>
    <style:style style:name="T397_47" style:family="text"/>
    <style:style style:name="T397_48" style:family="text"/>
    <style:style style:name="T397_49" style:family="text"/>
    <style:style style:name="T397_50" style:family="text"/>
    <style:style style:name="T397_51" style:family="text"/>
    <style:style style:name="T397_52" style:family="text"/>
    <style:style style:name="T397_53" style:family="text"/>
    <style:style style:name="T397_54" style:family="text"/>
    <style:style style:name="T397_55" style:family="text"/>
    <style:style style:name="T397_56" style:family="text"/>
    <style:style style:name="T397_57" style:family="text"/>
    <style:style style:name="T397_58" style:family="text"/>
    <style:style style:name="T397_59" style:family="text"/>
    <style:style style:name="T397_60" style:family="text"/>
    <style:style style:name="P398" style:family="paragraph" style:parent-style-name="Standard">
      <style:paragraph-properties fo:break-before="auto" fo:text-indent="0cm" fo:line-height="115%" fo:margin-left="1.27cm" style:writing-mode="lr-tb"/>
    </style:style>
    <style:style style:name="P399" style:family="paragraph" style:parent-style-name="Standard">
      <style:paragraph-properties fo:break-before="auto" fo:text-indent="0cm" fo:line-height="115%" fo:margin-left="1.27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T399_8" style:family="text"/>
    <style:style style:name="T399_9" style:family="text"/>
    <style:style style:name="P400" style:family="paragraph" style:parent-style-name="Standard">
      <style:paragraph-properties fo:break-before="auto" fo:text-indent="0cm" fo:line-height="115%" fo:margin-left="1.27cm" style:writing-mode="lr-tb"/>
    </style:style>
    <style:style style:name="T400_1" style:family="text"/>
    <style:style style:name="T400_2" style:family="text" style:parent-style-name="Standard"/>
    <style:style style:name="P4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41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6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31" style:family="text"/>
    <style:style style:name="T421_32" style:family="text"/>
    <style:style style:name="T421_33" style:family="text"/>
    <style:style style:name="T421_34" style:family="text"/>
    <style:style style:name="T421_35" style:family="text"/>
    <style:style style:name="T421_36" style:family="text"/>
    <style:style style:name="T421_37" style:family="text"/>
    <style:style style:name="T421_38" style:family="text"/>
    <style:style style:name="T421_39" style:family="text"/>
    <style:style style:name="T421_40" style:family="text"/>
    <style:style style:name="T421_41" style:family="text"/>
    <style:style style:name="T421_42" style:family="text"/>
    <style:style style:name="T421_43" style:family="text"/>
    <style:style style:name="P422" style:family="paragraph" style:parent-style-name="Standard">
      <style:paragraph-properties fo:break-before="auto" fo:text-indent="0cm" fo:line-height="115%" fo:margin-left="1.27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P423" style:family="paragraph" style:parent-style-name="Standard">
      <style:paragraph-properties fo:break-before="auto" fo:text-indent="0cm" fo:line-height="115%" fo:margin-left="1.27cm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P424" style:family="paragraph" style:parent-style-name="Standard">
      <style:paragraph-properties fo:break-before="auto" fo:text-indent="0cm" fo:line-height="115%" fo:margin-left="1.27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P425" style:family="paragraph" style:parent-style-name="Standard">
      <style:paragraph-properties fo:break-before="auto" fo:text-indent="0cm" fo:line-height="115%" fo:margin-left="1.27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T425_19" style:family="text"/>
    <style:style style:name="T425_20" style:family="text"/>
    <style:style style:name="T425_21" style:family="text"/>
    <style:style style:name="T425_22" style:family="text"/>
    <style:style style:name="T425_23" style:family="text"/>
    <style:style style:name="T425_24" style:family="text"/>
    <style:style style:name="P426" style:family="paragraph" style:parent-style-name="Standard">
      <style:paragraph-properties fo:break-before="auto" fo:text-indent="0cm" fo:line-height="115%" fo:margin-left="1.27cm" style:writing-mode="lr-tb"/>
    </style:style>
    <style:style style:name="P427" style:family="paragraph" style:parent-style-name="Standard">
      <style:paragraph-properties fo:break-before="auto" fo:text-indent="0cm" fo:line-height="115%" fo:margin-left="0cm" style:writing-mode="lr-tb"/>
    </style:style>
    <style:style style:name="T427_1" style:family="text"/>
    <style:style style:name="T427_2" style:family="text"/>
    <style:style style:name="P428" style:family="paragraph" style:parent-style-name="Standard">
      <style:paragraph-properties fo:break-before="auto" fo:text-indent="0cm" fo:line-height="115%" fo:margin-left="1.27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P429" style:family="paragraph" style:parent-style-name="Standard">
      <style:paragraph-properties fo:break-before="auto" fo:text-indent="0cm" fo:line-height="115%" fo:margin-left="1.27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P430" style:family="paragraph" style:parent-style-name="Standard">
      <style:paragraph-properties fo:break-before="auto" fo:text-indent="0cm" fo:line-height="115%" fo:margin-left="1.27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P431" style:family="paragraph" style:parent-style-name="Standard">
      <style:paragraph-properties fo:break-before="auto" fo:text-indent="0cm" fo:line-height="115%" fo:margin-left="1.27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P432" style:family="paragraph" style:parent-style-name="Standard">
      <style:paragraph-properties fo:break-before="auto" fo:text-indent="0cm" fo:line-height="115%" fo:margin-left="1.27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P433" style:family="paragraph" style:parent-style-name="Standard">
      <style:paragraph-properties fo:break-before="auto" fo:text-indent="0cm" fo:line-height="115%" fo:margin-left="1.27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P434" style:family="paragraph" style:parent-style-name="Standard">
      <style:paragraph-properties fo:break-before="auto" fo:text-indent="0cm" fo:line-height="115%" fo:margin-left="1.27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P435" style:family="paragraph" style:parent-style-name="Standard">
      <style:paragraph-properties fo:break-before="auto" fo:text-indent="0cm" fo:line-height="115%" fo:margin-left="1.27cm" style:writing-mode="lr-tb"/>
    </style:style>
    <style:style style:name="P436" style:family="paragraph" style:parent-style-name="Standard">
      <style:paragraph-properties fo:break-before="auto" fo:text-indent="0cm" fo:line-height="115%" fo:margin-left="0cm" style:writing-mode="lr-tb"/>
    </style:style>
    <style:style style:name="T436_1" style:family="text"/>
    <style:style style:name="T436_2" style:family="text"/>
    <style:style style:name="P437" style:family="paragraph" style:parent-style-name="Standard">
      <style:paragraph-properties fo:break-before="auto" fo:text-indent="0cm" fo:line-height="115%" fo:margin-left="1.27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T437_50" style:family="text"/>
    <style:style style:name="T437_51" style:family="text"/>
    <style:style style:name="T437_52" style:family="text"/>
    <style:style style:name="T437_53" style:family="text"/>
    <style:style style:name="T437_54" style:family="text"/>
    <style:style style:name="T437_55" style:family="text"/>
    <style:style style:name="T437_56" style:family="text"/>
    <style:style style:name="T437_57" style:family="text"/>
    <style:style style:name="T437_58" style:family="text"/>
    <style:style style:name="T437_59" style:family="text"/>
    <style:style style:name="T437_60" style:family="text"/>
    <style:style style:name="T437_61" style:family="text"/>
    <style:style style:name="T437_62" style:family="text"/>
    <style:style style:name="T437_63" style:family="text"/>
    <style:style style:name="T437_64" style:family="text"/>
    <style:style style:name="P438" style:family="paragraph" style:parent-style-name="Standard">
      <style:paragraph-properties fo:break-before="auto" fo:text-indent="0cm" fo:line-height="115%" fo:margin-left="1.27cm" style:writing-mode="lr-tb"/>
    </style:style>
    <style:style style:name="P439" style:family="paragraph" style:parent-style-name="Standard">
      <style:paragraph-properties fo:break-before="auto" fo:text-indent="0cm" fo:line-height="115%" fo:margin-left="1.27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T439_37" style:family="text"/>
    <style:style style:name="T439_38" style:family="text"/>
    <style:style style:name="T439_39" style:family="text"/>
    <style:style style:name="T439_40" style:family="text"/>
    <style:style style:name="T439_41" style:family="text"/>
    <style:style style:name="T439_42" style:family="text"/>
    <style:style style:name="T439_43" style:family="text"/>
    <style:style style:name="T439_44" style:family="text"/>
    <style:style style:name="T439_45" style:family="text"/>
    <style:style style:name="T439_46" style:family="text"/>
    <style:style style:name="T439_47" style:family="text"/>
    <style:style style:name="T439_48" style:family="text"/>
    <style:style style:name="T439_49" style:family="text"/>
    <style:style style:name="T439_50" style:family="text"/>
    <style:style style:name="T439_51" style:family="text"/>
    <style:style style:name="T439_52" style:family="text"/>
    <style:style style:name="T439_53" style:family="text"/>
    <style:style style:name="T439_54" style:family="text"/>
    <style:style style:name="T439_55" style:family="text"/>
    <style:style style:name="T439_56" style:family="text"/>
    <style:style style:name="T439_57" style:family="text"/>
    <style:style style:name="T439_58" style:family="text"/>
    <style:style style:name="T439_59" style:family="text"/>
    <style:style style:name="T439_60" style:family="text"/>
    <style:style style:name="T439_61" style:family="text"/>
    <style:style style:name="T439_62" style:family="text"/>
    <style:style style:name="P440" style:family="paragraph" style:parent-style-name="Standard">
      <style:paragraph-properties fo:break-before="auto" fo:text-indent="0cm" fo:line-height="115%" fo:margin-left="1.27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P441" style:family="paragraph" style:parent-style-name="Standard">
      <style:paragraph-properties fo:break-before="auto" fo:text-indent="0cm" fo:line-height="115%" fo:margin-left="1.27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P442" style:family="paragraph" style:parent-style-name="Standard">
      <style:paragraph-properties fo:break-before="auto" fo:text-indent="0cm" fo:line-height="115%" fo:margin-left="1.27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P443" style:family="paragraph" style:parent-style-name="Standard">
      <style:paragraph-properties fo:break-before="auto" fo:text-indent="0cm" fo:line-height="115%" fo:margin-left="1.27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T443_19" style:family="text"/>
    <style:style style:name="T443_20" style:family="text"/>
    <style:style style:name="P444" style:family="paragraph" style:parent-style-name="Standard">
      <style:paragraph-properties fo:break-before="auto" fo:text-indent="0cm" fo:line-height="115%" fo:margin-left="1.27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P445" style:family="paragraph" style:parent-style-name="Standard">
      <style:paragraph-properties fo:break-before="auto" fo:text-indent="0cm" fo:line-height="115%" fo:margin-left="1.27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T445_21" style:family="text"/>
    <style:style style:name="T445_22" style:family="text"/>
    <style:style style:name="T445_23" style:family="text"/>
    <style:style style:name="T445_24" style:family="text"/>
    <style:style style:name="T445_25" style:family="text"/>
    <style:style style:name="P446" style:family="paragraph" style:parent-style-name="Standard">
      <style:paragraph-properties fo:break-before="auto" fo:text-indent="0cm" fo:line-height="115%" fo:margin-left="1.27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T446_27" style:family="text"/>
    <style:style style:name="T446_28" style:family="text"/>
    <style:style style:name="T446_29" style:family="text"/>
    <style:style style:name="T446_30" style:family="text"/>
    <style:style style:name="T446_31" style:family="text"/>
    <style:style style:name="T446_32" style:family="text"/>
    <style:style style:name="T446_33" style:family="text"/>
    <style:style style:name="T446_34" style:family="text"/>
    <style:style style:name="T446_35" style:family="text"/>
    <style:style style:name="T446_36" style:family="text"/>
    <style:style style:name="T446_37" style:family="text"/>
    <style:style style:name="T446_38" style:family="text"/>
    <style:style style:name="T446_39" style:family="text"/>
    <style:style style:name="T446_40" style:family="text"/>
    <style:style style:name="T446_41" style:family="text"/>
    <style:style style:name="T446_42" style:family="text"/>
    <style:style style:name="T446_43" style:family="text"/>
    <style:style style:name="T446_44" style:family="text"/>
    <style:style style:name="T446_45" style:family="text"/>
    <style:style style:name="T446_46" style:family="text"/>
    <style:style style:name="T446_47" style:family="text"/>
    <style:style style:name="P447" style:family="paragraph" style:parent-style-name="Standard">
      <style:paragraph-properties fo:break-before="auto" fo:text-indent="0cm" fo:line-height="115%" fo:margin-left="1.27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P448" style:family="paragraph" style:parent-style-name="Standard">
      <style:paragraph-properties fo:break-before="auto" fo:text-indent="0cm" fo:line-height="115%" fo:margin-left="1.27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P449" style:family="paragraph" style:parent-style-name="Standard">
      <style:paragraph-properties fo:break-before="auto" fo:text-indent="0cm" fo:line-height="115%" fo:margin-left="1.27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P450" style:family="paragraph" style:parent-style-name="Standard">
      <style:paragraph-properties fo:break-before="auto" fo:text-indent="0cm" fo:line-height="115%" fo:margin-left="1.27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P451" style:family="paragraph" style:parent-style-name="Standard">
      <style:paragraph-properties fo:break-before="auto" fo:text-indent="0cm" fo:line-height="115%" fo:margin-left="1.27cm" style:writing-mode="lr-tb"/>
    </style:style>
    <style:style style:name="P452" style:family="paragraph" style:parent-style-name="Standard">
      <style:paragraph-properties fo:break-before="auto" fo:text-indent="0cm" fo:line-height="115%" fo:margin-left="1.27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P453" style:family="paragraph" style:parent-style-name="Standard">
      <style:paragraph-properties fo:break-before="auto" fo:text-indent="0cm" fo:line-height="115%" fo:margin-left="1.27cm" style:writing-mode="lr-tb"/>
    </style:style>
    <style:style style:name="P454" style:family="paragraph" style:parent-style-name="Standard">
      <style:paragraph-properties fo:break-before="auto" fo:text-indent="0cm" fo:line-height="115%" fo:margin-left="1.27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T454_23" style:family="text"/>
    <style:style style:name="T454_24" style:family="text"/>
    <style:style style:name="T454_25" style:family="text"/>
    <style:style style:name="T454_26" style:family="text"/>
    <style:style style:name="T454_27" style:family="text"/>
    <style:style style:name="T454_28" style:family="text"/>
    <style:style style:name="T454_29" style:family="text"/>
    <style:style style:name="T454_30" style:family="text"/>
    <style:style style:name="T454_31" style:family="text"/>
    <style:style style:name="T454_32" style:family="text"/>
    <style:style style:name="T454_33" style:family="text"/>
    <style:style style:name="T454_34" style:family="text"/>
    <style:style style:name="T454_35" style:family="text"/>
    <style:style style:name="T454_36" style:family="text"/>
    <style:style style:name="T454_37" style:family="text"/>
    <style:style style:name="T454_38" style:family="text"/>
    <style:style style:name="T454_39" style:family="text"/>
    <style:style style:name="T454_40" style:family="text"/>
    <style:style style:name="T454_41" style:family="text"/>
    <style:style style:name="T454_42" style:family="text"/>
    <style:style style:name="T454_43" style:family="text"/>
    <style:style style:name="T454_44" style:family="text"/>
    <style:style style:name="T454_45" style:family="text"/>
    <style:style style:name="T454_46" style:family="text"/>
    <style:style style:name="T454_47" style:family="text"/>
    <style:style style:name="T454_48" style:family="text"/>
    <style:style style:name="T454_49" style:family="text"/>
    <style:style style:name="T454_50" style:family="text"/>
    <style:style style:name="T454_51" style:family="text"/>
    <style:style style:name="T454_52" style:family="text"/>
    <style:style style:name="T454_53" style:family="text"/>
    <style:style style:name="T454_54" style:family="text"/>
    <style:style style:name="T454_55" style:family="text"/>
    <style:style style:name="T454_56" style:family="text"/>
    <style:style style:name="T454_57" style:family="text"/>
    <style:style style:name="T454_58" style:family="text"/>
    <style:style style:name="T454_59" style:family="text"/>
    <style:style style:name="T454_60" style:family="text"/>
    <style:style style:name="T454_61" style:family="text"/>
    <style:style style:name="T454_62" style:family="text"/>
    <style:style style:name="P455" style:family="paragraph" style:parent-style-name="Standard">
      <style:paragraph-properties fo:break-before="auto" fo:text-indent="0cm" fo:line-height="115%" fo:margin-left="1.27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P456" style:family="paragraph" style:parent-style-name="Standard">
      <style:paragraph-properties fo:break-before="auto" fo:text-indent="0cm" fo:line-height="115%" fo:margin-left="1.27cm" style:writing-mode="lr-tb"/>
    </style:style>
    <style:style style:name="T456_1" style:family="text"/>
    <style:style style:name="T456_2" style:family="text"/>
    <style:style style:name="P457" style:family="paragraph" style:parent-style-name="Standard">
      <style:paragraph-properties fo:break-before="auto" fo:text-indent="0cm" fo:line-height="115%" fo:margin-left="1.27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P458" style:family="paragraph" style:parent-style-name="Standard">
      <style:paragraph-properties fo:break-before="auto" fo:text-indent="0cm" fo:line-height="115%" fo:margin-left="1.27cm" style:writing-mode="lr-tb"/>
    </style:style>
    <style:style style:name="T458_1" style:family="text"/>
    <style:style style:name="T458_2" style:family="text"/>
    <style:style style:name="P459" style:family="paragraph" style:parent-style-name="Standard">
      <style:paragraph-properties fo:break-before="auto" fo:text-indent="0cm" fo:line-height="115%" fo:margin-left="1.27cm" style:writing-mode="lr-tb"/>
    </style:style>
    <style:style style:name="P460" style:family="paragraph" style:parent-style-name="Standard">
      <style:paragraph-properties fo:break-before="auto" fo:text-indent="0cm" fo:line-height="115%" fo:margin-left="1.27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T460_35" style:family="text"/>
    <style:style style:name="T460_36" style:family="text"/>
    <style:style style:name="T460_37" style:family="text"/>
    <style:style style:name="T460_38" style:family="text"/>
    <style:style style:name="T460_39" style:family="text"/>
    <style:style style:name="T460_40" style:family="text"/>
    <style:style style:name="T460_41" style:family="text"/>
    <style:style style:name="T460_42" style:family="text"/>
    <style:style style:name="T460_43" style:family="text"/>
    <style:style style:name="T460_44" style:family="text"/>
    <style:style style:name="T460_45" style:family="text"/>
    <style:style style:name="T460_46" style:family="text"/>
    <style:style style:name="T460_47" style:family="text"/>
    <style:style style:name="T460_48" style:family="text"/>
    <style:style style:name="T460_49" style:family="text"/>
    <style:style style:name="T460_50" style:family="text"/>
    <style:style style:name="T460_51" style:family="text"/>
    <style:style style:name="T460_52" style:family="text"/>
    <style:style style:name="T460_53" style:family="text"/>
    <style:style style:name="T460_54" style:family="text"/>
    <style:style style:name="T460_55" style:family="text"/>
    <style:style style:name="T460_56" style:family="text"/>
    <style:style style:name="T460_57" style:family="text"/>
    <style:style style:name="T460_58" style:family="text"/>
    <style:style style:name="P461" style:family="paragraph" style:parent-style-name="Standard">
      <style:paragraph-properties fo:break-before="auto" fo:text-indent="0cm" fo:line-height="115%" fo:margin-left="1.27cm" style:writing-mode="lr-tb"/>
    </style:style>
    <style:style style:name="P462" style:family="paragraph" style:parent-style-name="Standard">
      <style:paragraph-properties fo:break-before="auto" fo:text-indent="0cm" fo:line-height="115%" fo:margin-left="1.27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T462_29" style:family="text"/>
    <style:style style:name="T462_30" style:family="text"/>
    <style:style style:name="T462_31" style:family="text"/>
    <style:style style:name="T462_32" style:family="text"/>
    <style:style style:name="T462_33" style:family="text"/>
    <style:style style:name="T462_34" style:family="text"/>
    <style:style style:name="T462_35" style:family="text"/>
    <style:style style:name="T462_36" style:family="text"/>
    <style:style style:name="T462_37" style:family="text"/>
    <style:style style:name="T462_38" style:family="text"/>
    <style:style style:name="T462_39" style:family="text"/>
    <style:style style:name="T462_40" style:family="text"/>
    <style:style style:name="T462_41" style:family="text"/>
    <style:style style:name="T462_42" style:family="text"/>
    <style:style style:name="T462_43" style:family="text"/>
    <style:style style:name="T462_44" style:family="text"/>
    <style:style style:name="T462_45" style:family="text"/>
    <style:style style:name="T462_46" style:family="text"/>
    <style:style style:name="T462_47" style:family="text"/>
    <style:style style:name="T462_48" style:family="text"/>
    <style:style style:name="T462_49" style:family="text"/>
    <style:style style:name="T462_50" style:family="text"/>
    <style:style style:name="T462_51" style:family="text"/>
    <style:style style:name="T462_52" style:family="text"/>
    <style:style style:name="P463" style:family="paragraph" style:parent-style-name="Standard">
      <style:paragraph-properties fo:break-before="auto" fo:text-indent="0cm" fo:line-height="115%" fo:margin-left="1.27cm" style:writing-mode="lr-tb"/>
    </style:style>
    <style:style style:name="P464" style:family="paragraph" style:parent-style-name="Standard">
      <style:paragraph-properties fo:break-before="auto" fo:text-indent="0cm" fo:line-height="115%" fo:margin-left="1.27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P465" style:family="paragraph" style:parent-style-name="Standard">
      <style:paragraph-properties fo:break-before="auto" fo:text-indent="0cm" fo:line-height="115%" fo:margin-left="1.27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T465_40" style:family="text"/>
    <style:style style:name="T465_41" style:family="text"/>
    <style:style style:name="T465_42" style:family="text"/>
    <style:style style:name="T465_43" style:family="text"/>
    <style:style style:name="T465_44" style:family="text"/>
    <style:style style:name="T465_45" style:family="text"/>
    <style:style style:name="T465_46" style:family="text"/>
    <style:style style:name="T465_47" style:family="text"/>
    <style:style style:name="T465_48" style:family="text"/>
    <style:style style:name="T465_49" style:family="text"/>
    <style:style style:name="P466" style:family="paragraph" style:parent-style-name="Standard">
      <style:paragraph-properties fo:break-before="auto" fo:text-indent="0cm" fo:line-height="115%" fo:margin-left="1.27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/>
    <style:style style:name="T466_21" style:family="text"/>
    <style:style style:name="T466_22" style:family="text"/>
    <style:style style:name="P467" style:family="paragraph" style:parent-style-name="Standard">
      <style:paragraph-properties fo:break-before="auto" fo:text-indent="0cm" fo:line-height="115%" fo:margin-left="1.27cm" style:writing-mode="lr-tb"/>
    </style:style>
    <style:style style:name="T467_1" style:family="text"/>
    <style:style style:name="P468" style:family="paragraph" style:parent-style-name="Standard">
      <style:paragraph-properties fo:break-before="auto" fo:text-indent="0cm" fo:line-height="115%" fo:margin-left="1.27cm" style:writing-mode="lr-tb"/>
    </style:style>
    <style:style style:name="P469" style:family="paragraph" style:parent-style-name="Standard">
      <style:paragraph-properties fo:break-before="auto" fo:text-indent="0cm" fo:line-height="115%" fo:margin-left="1.27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T469_25" style:family="text"/>
    <style:style style:name="T469_26" style:family="text"/>
    <style:style style:name="T469_27" style:family="text"/>
    <style:style style:name="T469_28" style:family="text"/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T469_39" style:family="text"/>
    <style:style style:name="T469_40" style:family="text"/>
    <style:style style:name="T469_41" style:family="text"/>
    <style:style style:name="T469_42" style:family="text"/>
    <style:style style:name="T469_43" style:family="text"/>
    <style:style style:name="T469_44" style:family="text"/>
    <style:style style:name="T469_45" style:family="text"/>
    <style:style style:name="T469_46" style:family="text"/>
    <style:style style:name="T469_47" style:family="text"/>
    <style:style style:name="T469_48" style:family="text"/>
    <style:style style:name="T469_49" style:family="text"/>
    <style:style style:name="T469_50" style:family="text"/>
    <style:style style:name="T469_51" style:family="text"/>
    <style:style style:name="T469_52" style:family="text"/>
    <style:style style:name="T469_53" style:family="text"/>
    <style:style style:name="T469_54" style:family="text"/>
    <style:style style:name="T469_55" style:family="text"/>
    <style:style style:name="T469_56" style:family="text"/>
    <style:style style:name="T469_57" style:family="text"/>
    <style:style style:name="T469_58" style:family="text"/>
    <style:style style:name="T469_59" style:family="text"/>
    <style:style style:name="T469_60" style:family="text"/>
    <style:style style:name="T469_61" style:family="text"/>
    <style:style style:name="T469_62" style:family="text"/>
    <style:style style:name="T469_63" style:family="text"/>
    <style:style style:name="T469_64" style:family="text"/>
    <style:style style:name="T469_65" style:family="text"/>
    <style:style style:name="T469_66" style:family="text"/>
    <style:style style:name="P470" style:family="paragraph" style:parent-style-name="Standard">
      <style:paragraph-properties fo:break-before="auto" fo:text-indent="0cm" fo:line-height="115%" fo:margin-left="1.27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T470_27" style:family="text"/>
    <style:style style:name="T470_28" style:family="text"/>
    <style:style style:name="T470_29" style:family="text"/>
    <style:style style:name="T470_30" style:family="text"/>
    <style:style style:name="T470_31" style:family="text"/>
    <style:style style:name="T470_32" style:family="text"/>
    <style:style style:name="T470_33" style:family="text"/>
    <style:style style:name="T470_34" style:family="text"/>
    <style:style style:name="T470_35" style:family="text"/>
    <style:style style:name="T470_36" style:family="text"/>
    <style:style style:name="T470_37" style:family="text"/>
    <style:style style:name="T470_38" style:family="text"/>
    <style:style style:name="T470_39" style:family="text"/>
    <style:style style:name="T470_40" style:family="text"/>
    <style:style style:name="T470_41" style:family="text"/>
    <style:style style:name="T470_42" style:family="text"/>
    <style:style style:name="T470_43" style:family="text"/>
    <style:style style:name="T470_44" style:family="text"/>
    <style:style style:name="T470_45" style:family="text"/>
    <style:style style:name="T470_46" style:family="text"/>
    <style:style style:name="T470_47" style:family="text"/>
    <style:style style:name="T470_48" style:family="text"/>
    <style:style style:name="T470_49" style:family="text"/>
    <style:style style:name="T470_50" style:family="text"/>
    <style:style style:name="T470_51" style:family="text"/>
    <style:style style:name="T470_52" style:family="text"/>
    <style:style style:name="T470_53" style:family="text"/>
    <style:style style:name="T470_54" style:family="text"/>
    <style:style style:name="T470_55" style:family="text"/>
    <style:style style:name="T470_56" style:family="text"/>
    <style:style style:name="T470_57" style:family="text"/>
    <style:style style:name="T470_58" style:family="text"/>
    <style:style style:name="T470_59" style:family="text"/>
    <style:style style:name="T470_60" style:family="text"/>
    <style:style style:name="T470_61" style:family="text"/>
    <style:style style:name="T470_62" style:family="text"/>
    <style:style style:name="T470_63" style:family="text"/>
    <style:style style:name="T470_64" style:family="text"/>
    <style:style style:name="T470_65" style:family="text"/>
    <style:style style:name="T470_66" style:family="text"/>
    <style:style style:name="T470_67" style:family="text"/>
    <style:style style:name="T470_68" style:family="text"/>
    <style:style style:name="T470_69" style:family="text"/>
    <style:style style:name="T470_70" style:family="text"/>
    <style:style style:name="T470_71" style:family="text"/>
    <style:style style:name="T470_72" style:family="text"/>
    <style:style style:name="T470_73" style:family="text"/>
    <style:style style:name="T470_74" style:family="text"/>
    <style:style style:name="T470_75" style:family="text"/>
    <style:style style:name="T470_76" style:family="text"/>
    <style:style style:name="T470_77" style:family="text"/>
    <style:style style:name="T470_78" style:family="text"/>
    <style:style style:name="T470_79" style:family="text"/>
    <style:style style:name="T470_80" style:family="text"/>
    <style:style style:name="T470_81" style:family="text"/>
    <style:style style:name="T470_82" style:family="text"/>
    <style:style style:name="T470_83" style:family="text"/>
    <style:style style:name="T470_84" style:family="text"/>
    <style:style style:name="T470_85" style:family="text"/>
    <style:style style:name="T470_86" style:family="text"/>
    <style:style style:name="T470_87" style:family="text"/>
    <style:style style:name="T470_88" style:family="text"/>
    <style:style style:name="T470_89" style:family="text"/>
    <style:style style:name="T470_90" style:family="text"/>
    <style:style style:name="T470_91" style:family="text"/>
    <style:style style:name="T470_92" style:family="text"/>
    <style:style style:name="T470_93" style:family="text"/>
    <style:style style:name="T470_94" style:family="text"/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1_1" style:family="text" style:parent-style-name="Standard"/>
    <style:style style:name="P4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I</text:span><text:span text:style-name="T1_2">’</text:span><text:span text:style-name="T1_3">ve</text:span><text:span text:style-name="T1_4"><text:s/></text:span><text:span text:style-name="T1_5">dumped</text:span><text:span text:style-name="T1_6"><text:s/></text:span><text:span text:style-name="T1_7">the</text:span><text:span text:style-name="T1_8"><text:s/></text:span><text:span text:style-name="T1_9">notes</text:span><text:span text:style-name="T1_10"><text:s/></text:span><text:span text:style-name="T1_11">from</text:span><text:span text:style-name="T1_12"><text:s/></text:span><text:span text:style-name="T1_13">bug</text:span><text:span text:style-name="T1_14"><text:s/></text:span><text:span text:style-name="T1_15">tracker</text:span><text:span text:style-name="T1_16"><text:s/></text:span><text:span text:style-name="T1_17">yammer</text:span><text:span text:style-name="T1_18"><text:s/></text:span><text:span text:style-name="T1_19">on</text:span><text:span text:style-name="T1_20"><text:s/>#</text:span><text:span text:style-name="T1_21">subunit</text:span><text:span text:style-name="T1_22"><text:s/></text:span><text:span text:style-name="T1_23">here</text:span><text:span text:style-name="T1_24">.<text:s/></text:span><text:span text:style-name="T1_25">My</text:span><text:span text:style-name="T1_26"><text:s/></text:span><text:span text:style-name="T1_27">plan</text:span><text:span text:style-name="T1_28"><text:s/></text:span><text:span text:style-name="T1_29">is</text:span><text:span text:style-name="T1_30"><text:s/></text:span><text:span text:style-name="T1_31">to</text:span><text:span text:style-name="T1_32"><text:s/></text:span><text:span text:style-name="T1_33">edit</text:span><text:span text:style-name="T1_34"><text:s/></text:span><text:span text:style-name="T1_35">it</text:span><text:span text:style-name="T1_36"><text:s/>(</text:span><text:span text:style-name="T1_37">maybe</text:span><text:span text:style-name="T1_38"><text:s/></text:span><text:span text:style-name="T1_39">into</text:span><text:span text:style-name="T1_40"><text:s/></text:span><text:span text:style-name="T1_41">something</text:span><text:span text:style-name="T1_42"><text:s/></text:span><text:span text:style-name="T1_43">LEP</text:span><text:span text:style-name="T1_44">-</text:span><text:span text:style-name="T1_45">like</text:span><text:span text:style-name="T1_46">?)<text:s/></text:span><text:span text:style-name="T1_47">and</text:span><text:span text:style-name="T1_48"><text:s/></text:span><text:span text:style-name="T1_49">then</text:span><text:span text:style-name="T1_50"><text:s/></text:span><text:span text:style-name="T1_51">decide</text:span><text:span text:style-name="T1_52"><text:s/></text:span><text:span text:style-name="T1_53">whether</text:span><text:span text:style-name="T1_54"><text:s/></text:span><text:span text:style-name="T1_55">I</text:span><text:span text:style-name="T1_56"><text:s/></text:span><text:span text:style-name="T1_57">want</text:span><text:span text:style-name="T1_58"><text:s/></text:span><text:span text:style-name="T1_59">to</text:span><text:span text:style-name="T1_60"><text:s/></text:span><text:span text:style-name="T1_61">do</text:span><text:span text:style-name="T1_62"><text:s/></text:span><text:span text:style-name="T1_63">anything</text:span><text:span text:style-name="T1_64"><text:s/></text:span><text:span text:style-name="T1_65">further</text:span><text:span text:style-name="T1_66"><text:s/>--<text:s/></text:span><text:span text:style-name="T1_67">jml</text:span></text:p>
      <text:h text:style-name="P2" text:outline-level="10"><text:bookmark-start text:name="h.s213yw8shweh"/><text:bookmark-end text:name="h.s213yw8shweh"/><text:span text:style-name="T2_1">Why</text:span><text:span text:style-name="T2_2">?</text:span></text:h>
      <text:p text:style-name="P3"><text:span text:style-name="T3_1">After</text:span><text:span text:style-name="T3_2"><text:s/></text:span><text:span text:style-name="T3_3">using</text:span><text:span text:style-name="T3_4"><text:s/></text:span><text:span text:style-name="T3_5">Launchpad</text:span><text:span text:style-name="T3_6">’</text:span><text:span text:style-name="T3_7">s</text:span><text:span text:style-name="T3_8"><text:s/></text:span><text:span text:style-name="T3_9">bug</text:span><text:span text:style-name="T3_10"><text:s/></text:span><text:span text:style-name="T3_11">tracker</text:span><text:span text:style-name="T3_12">,<text:s/></text:span><text:span text:style-name="T3_13">we</text:span><text:span text:style-name="T3_14"><text:s/></text:span><text:span text:style-name="T3_15">dislike</text:span><text:span text:style-name="T3_16"><text:s/></text:span><text:span text:style-name="T3_17">using</text:span><text:span text:style-name="T3_18"><text:s/></text:span><text:span text:style-name="T3_19">other</text:span><text:span text:style-name="T3_20"><text:s/></text:span><text:span text:style-name="T3_21">bug</text:span><text:span text:style-name="T3_22"><text:s/></text:span><text:span text:style-name="T3_23">trackers</text:span><text:span text:style-name="T3_24">.<text:s/></text:span><text:span text:style-name="T3_25">But</text:span><text:span text:style-name="T3_26"><text:s/></text:span><text:span text:style-name="T3_27">Launchpad</text:span><text:span text:style-name="T3_28">’</text:span><text:span text:style-name="T3_29">s</text:span><text:span text:style-name="T3_30"><text:s/></text:span><text:span text:style-name="T3_31">bug</text:span><text:span text:style-name="T3_32"><text:s/></text:span><text:span text:style-name="T3_33">tracker</text:span><text:span text:style-name="T3_34"><text:s/></text:span><text:span text:style-name="T3_35">is</text:span><text:span text:style-name="T3_36"><text:s/></text:span><text:span text:style-name="T3_37">ugly</text:span><text:span text:style-name="T3_38">,<text:s/></text:span><text:span text:style-name="T3_39">mostly</text:span><text:span text:style-name="T3_40"><text:s/></text:span><text:span text:style-name="T3_41">unmaintained</text:span><text:span text:style-name="T3_42"><text:s/></text:span><text:span text:style-name="T3_43">and</text:span><text:span text:style-name="T3_44"><text:s/></text:span><text:span text:style-name="T3_45">tied</text:span><text:span text:style-name="T3_46"><text:s/></text:span><text:span text:style-name="T3_47">up</text:span><text:span text:style-name="T3_48"><text:s/></text:span><text:span text:style-name="T3_49">with</text:span><text:span text:style-name="T3_50"><text:s/></text:span><text:span text:style-name="T3_51">the</text:span><text:span text:style-name="T3_52"><text:s/></text:span><text:span text:style-name="T3_53">rest</text:span><text:span text:style-name="T3_54"><text:s/></text:span><text:span text:style-name="T3_55">of</text:span><text:span text:style-name="T3_56"><text:s/></text:span><text:span text:style-name="T3_57">Launchpad</text:span><text:span text:style-name="T3_58">.<text:s/></text:span><text:span text:style-name="T3_59">Maybe</text:span><text:span text:style-name="T3_60"><text:s/></text:span><text:span text:style-name="T3_61">it</text:span><text:span text:style-name="T3_62">’</text:span><text:span text:style-name="T3_63">s</text:span><text:span text:style-name="T3_64"><text:s/></text:span><text:span text:style-name="T3_65">a</text:span><text:span text:style-name="T3_66"><text:s/></text:span><text:span text:style-name="T3_67">good</text:span><text:span text:style-name="T3_68"><text:s/></text:span><text:span text:style-name="T3_69">idea</text:span><text:span text:style-name="T3_70"><text:s/></text:span><text:span text:style-name="T3_71">to</text:span><text:span text:style-name="T3_72"><text:s/></text:span><text:span text:style-name="T3_73">make</text:span><text:span text:style-name="T3_74"><text:s/></text:span><text:span text:style-name="T3_75">another</text:span><text:span text:style-name="T3_76"><text:s/></text:span><text:span text:style-name="T3_77">bug</text:span><text:span text:style-name="T3_78"><text:s/></text:span><text:span text:style-name="T3_79">tracker</text:span><text:span text:style-name="T3_80">.</text:span></text:p>
      <text:p text:style-name="P4"/>
      <text:p text:style-name="P5"><text:span text:style-name="T5_1">The</text:span><text:span text:style-name="T5_2"><text:s/></text:span><text:span text:style-name="T5_3">bug</text:span><text:span text:style-name="T5_4"><text:s/></text:span><text:span text:style-name="T5_5">tracker</text:span><text:span text:style-name="T5_6"><text:s/></text:span><text:span text:style-name="T5_7">does</text:span><text:span text:style-name="T5_8"><text:s/></text:span><text:span text:style-name="T5_9">seem</text:span><text:span text:style-name="T5_10"><text:s/></text:span><text:span text:style-name="T5_11">to</text:span><text:span text:style-name="T5_12"><text:s/></text:span><text:span text:style-name="T5_13">be</text:span><text:span text:style-name="T5_14"><text:s/></text:span><text:span text:style-name="T5_15">one</text:span><text:span text:style-name="T5_16"><text:s/></text:span><text:span text:style-name="T5_17">of</text:span><text:span text:style-name="T5_18"><text:s/></text:span><text:span text:style-name="T5_19">the</text:span><text:span text:style-name="T5_20"><text:s/></text:span><text:span text:style-name="T5_21">things</text:span><text:span text:style-name="T5_22"><text:s/></text:span><text:span text:style-name="T5_23">that</text:span><text:span text:style-name="T5_24"><text:s/></text:span><text:span text:style-name="T5_25">Launchpad</text:span><text:span text:style-name="T5_26"><text:s/></text:span><text:span text:style-name="T5_27">got</text:span><text:span text:style-name="T5_28"><text:s/></text:span><text:span text:style-name="T5_29">right</text:span><text:span text:style-name="T5_30">.</text:span></text:p>
      <text:h text:style-name="P6" text:outline-level="10"><text:bookmark-start text:name="h.pzir50kiiuy"/><text:bookmark-end text:name="h.pzir50kiiuy"/><text:span text:style-name="T6_1">Assumptions</text:span></text:h>
      <text:list text:style-name="LS1" xml:id="list0">
        <text:list-item>
          <text:p text:style-name="P7"><text:span text:style-name="T7_1">Launchpad</text:span><text:span text:style-name="T7_2"><text:s/></text:span><text:span text:style-name="T7_3">is</text:span><text:span text:style-name="T7_4"><text:s/></text:span><text:span text:style-name="T7_5">not</text:span><text:span text:style-name="T7_6"><text:s/></text:span><text:span text:style-name="T7_7">being</text:span><text:span text:style-name="T7_8"><text:s/></text:span><text:span text:style-name="T7_9">usefully</text:span><text:span text:style-name="T7_10"><text:s/></text:span><text:span text:style-name="T7_11">maintained</text:span></text:p>
        </text:list-item>
        <text:list-item>
          <text:p text:style-name="P8"><text:span text:style-name="T8_1">Launchpad</text:span><text:span text:style-name="T8_2">’</text:span><text:span text:style-name="T8_3">s</text:span><text:span text:style-name="T8_4"><text:s/></text:span><text:span text:style-name="T8_5">UI</text:span><text:span text:style-name="T8_6"><text:s/></text:span><text:span text:style-name="T8_7">is</text:span><text:span text:style-name="T8_8"><text:s/></text:span><text:span text:style-name="T8_9">terrible</text:span></text:p>
        </text:list-item>
        <text:list-item>
          <text:p text:style-name="P9"><text:span text:style-name="T9_1">Extracting</text:span><text:span text:style-name="T9_2"><text:s/></text:span><text:span text:style-name="T9_3">Launchpad</text:span><text:span text:style-name="T9_4">’</text:span><text:span text:style-name="T9_5">s</text:span><text:span text:style-name="T9_6"><text:s/></text:span><text:span text:style-name="T9_7">bug</text:span><text:span text:style-name="T9_8"><text:s/></text:span><text:span text:style-name="T9_9">tracker</text:span><text:span text:style-name="T9_10"><text:s/></text:span><text:span text:style-name="T9_11">into</text:span><text:span text:style-name="T9_12"><text:s/></text:span><text:span text:style-name="T9_13">a</text:span><text:span text:style-name="T9_14"><text:s/></text:span><text:span text:style-name="T9_15">separate</text:span><text:span text:style-name="T9_16"><text:s/></text:span><text:span text:style-name="T9_17">thing</text:span><text:span text:style-name="T9_18"><text:s/></text:span><text:span text:style-name="T9_19">and</text:span><text:span text:style-name="T9_20"><text:s/></text:span><text:span text:style-name="T9_21">making</text:span><text:span text:style-name="T9_22"><text:s/></text:span><text:span text:style-name="T9_23">it</text:span><text:span text:style-name="T9_24"><text:s/></text:span><text:span text:style-name="T9_25">good</text:span><text:span text:style-name="T9_26"><text:s/></text:span><text:span text:style-name="T9_27">is</text:span><text:span text:style-name="T9_28"><text:s/></text:span><text:span text:style-name="T9_29">more</text:span><text:span text:style-name="T9_30"><text:s/></text:span><text:span text:style-name="T9_31">work</text:span><text:span text:style-name="T9_32"><text:s/></text:span><text:span text:style-name="T9_33">than</text:span><text:span text:style-name="T9_34"><text:s/></text:span><text:span text:style-name="T9_35">making</text:span><text:span text:style-name="T9_36"><text:s/></text:span><text:span text:style-name="T9_37">a</text:span><text:span text:style-name="T9_38"><text:s/></text:span><text:span text:style-name="T9_39">new</text:span><text:span text:style-name="T9_40"><text:s/></text:span><text:span text:style-name="T9_41">good</text:span><text:span text:style-name="T9_42"><text:s/></text:span><text:span text:style-name="T9_43">thing</text:span></text:p>
        </text:list-item>
        <text:list-item>
          <text:p text:style-name="P10"><text:span text:style-name="T10_1">We</text:span><text:span text:style-name="T10_2"><text:s/></text:span><text:span text:style-name="T10_3">can</text:span><text:span text:style-name="T10_4"><text:s/></text:span><text:span text:style-name="T10_5">make</text:span><text:span text:style-name="T10_6"><text:s/></text:span><text:span text:style-name="T10_7">something</text:span><text:span text:style-name="T10_8"><text:s/></text:span><text:span text:style-name="T10_9">useful</text:span><text:span text:style-name="T10_10"><text:s/></text:span><text:span text:style-name="T10_11">in</text:span><text:span text:style-name="T10_12"><text:s/></text:span><text:span text:style-name="T10_13">our</text:span><text:span text:style-name="T10_14"><text:s/></text:span><text:span text:style-name="T10_15">spare</text:span><text:span text:style-name="T10_16"><text:s/></text:span><text:span text:style-name="T10_17">time</text:span><text:span text:style-name="T10_18">,<text:s/></text:span><text:span text:style-name="T10_19">despite</text:span><text:span text:style-name="T10_20"><text:s/></text:span><text:span text:style-name="T10_21">us</text:span><text:span text:style-name="T10_22"><text:s/></text:span><text:span text:style-name="T10_23">all</text:span><text:span text:style-name="T10_24"><text:s/></text:span><text:span text:style-name="T10_25">having</text:span><text:span text:style-name="T10_26"><text:s/></text:span><text:span text:style-name="T10_27">interesting</text:span><text:span text:style-name="T10_28"><text:s/></text:span><text:span text:style-name="T10_29">day</text:span><text:span text:style-name="T10_30"><text:s/></text:span><text:span text:style-name="T10_31">jobs</text:span></text:p>
        </text:list-item>
      </text:list>
      <text:h text:style-name="P11" text:outline-level="10"><text:bookmark-start text:name="h.uozvwvv2q8cx"/><text:bookmark-end text:name="h.uozvwvv2q8cx"/><text:span text:style-name="T11_1">Relevant</text:span></text:h>
      <text:p text:style-name="P12"><text:span text:style-name="T12_1"><text:a xlink:type="simple" xlink:href="http://www.google.com/url?q=https%3A%2F%2Fdev.launchpad.net%2FIssueTracker&amp;sa=D&amp;sntz=1&amp;usg=AFQjCNFse91leuQJyC2wXhuEtEtG7HDvIw"><text:span text:style-name="T12_2">mpt</text:span></text:a></text:span><text:span text:style-name="T12_3"><text:a xlink:type="simple" xlink:href="http://www.google.com/url?q=https%3A%2F%2Fdev.launchpad.net%2FIssueTracker&amp;sa=D&amp;sntz=1&amp;usg=AFQjCNFse91leuQJyC2wXhuEtEtG7HDvIw"><text:span text:style-name="T12_4">'</text:span></text:a></text:span><text:span text:style-name="T12_5"><text:a xlink:type="simple" xlink:href="http://www.google.com/url?q=https%3A%2F%2Fdev.launchpad.net%2FIssueTracker&amp;sa=D&amp;sntz=1&amp;usg=AFQjCNFse91leuQJyC2wXhuEtEtG7HDvIw"><text:span text:style-name="T12_6">s</text:span></text:a></text:span><text:span text:style-name="T12_7"><text:a xlink:type="simple" xlink:href="http://www.google.com/url?q=https%3A%2F%2Fdev.launchpad.net%2FIssueTracker&amp;sa=D&amp;sntz=1&amp;usg=AFQjCNFse91leuQJyC2wXhuEtEtG7HDvIw"><text:span text:style-name="T12_8"><text:s/></text:span></text:a></text:span><text:span text:style-name="T12_9"><text:a xlink:type="simple" xlink:href="http://www.google.com/url?q=https%3A%2F%2Fdev.launchpad.net%2FIssueTracker&amp;sa=D&amp;sntz=1&amp;usg=AFQjCNFse91leuQJyC2wXhuEtEtG7HDvIw"><text:span text:style-name="T12_10">spec</text:span></text:a></text:span><text:span text:style-name="T12_11"><text:a xlink:type="simple" xlink:href="http://www.google.com/url?q=https%3A%2F%2Fdev.launchpad.net%2FIssueTracker&amp;sa=D&amp;sntz=1&amp;usg=AFQjCNFse91leuQJyC2wXhuEtEtG7HDvIw"><text:span text:style-name="T12_12"><text:s/></text:span></text:a></text:span><text:span text:style-name="T12_13"><text:a xlink:type="simple" xlink:href="http://www.google.com/url?q=https%3A%2F%2Fdev.launchpad.net%2FIssueTracker&amp;sa=D&amp;sntz=1&amp;usg=AFQjCNFse91leuQJyC2wXhuEtEtG7HDvIw"><text:span text:style-name="T12_14">for</text:span></text:a></text:span><text:span text:style-name="T12_15"><text:a xlink:type="simple" xlink:href="http://www.google.com/url?q=https%3A%2F%2Fdev.launchpad.net%2FIssueTracker&amp;sa=D&amp;sntz=1&amp;usg=AFQjCNFse91leuQJyC2wXhuEtEtG7HDvIw"><text:span text:style-name="T12_16"><text:s/></text:span></text:a></text:span><text:span text:style-name="T12_17"><text:a xlink:type="simple" xlink:href="http://www.google.com/url?q=https%3A%2F%2Fdev.launchpad.net%2FIssueTracker&amp;sa=D&amp;sntz=1&amp;usg=AFQjCNFse91leuQJyC2wXhuEtEtG7HDvIw"><text:span text:style-name="T12_18">an</text:span></text:a></text:span><text:span text:style-name="T12_19"><text:a xlink:type="simple" xlink:href="http://www.google.com/url?q=https%3A%2F%2Fdev.launchpad.net%2FIssueTracker&amp;sa=D&amp;sntz=1&amp;usg=AFQjCNFse91leuQJyC2wXhuEtEtG7HDvIw"><text:span text:style-name="T12_20"><text:s/></text:span></text:a></text:span><text:span text:style-name="T12_21"><text:a xlink:type="simple" xlink:href="http://www.google.com/url?q=https%3A%2F%2Fdev.launchpad.net%2FIssueTracker&amp;sa=D&amp;sntz=1&amp;usg=AFQjCNFse91leuQJyC2wXhuEtEtG7HDvIw"><text:span text:style-name="T12_22">issue</text:span></text:a></text:span><text:span text:style-name="T12_23"><text:a xlink:type="simple" xlink:href="http://www.google.com/url?q=https%3A%2F%2Fdev.launchpad.net%2FIssueTracker&amp;sa=D&amp;sntz=1&amp;usg=AFQjCNFse91leuQJyC2wXhuEtEtG7HDvIw"><text:span text:style-name="T12_24"><text:s/></text:span></text:a></text:span><text:span text:style-name="T12_25"><text:a xlink:type="simple" xlink:href="http://www.google.com/url?q=https%3A%2F%2Fdev.launchpad.net%2FIssueTracker&amp;sa=D&amp;sntz=1&amp;usg=AFQjCNFse91leuQJyC2wXhuEtEtG7HDvIw"><text:span text:style-name="T12_26">tracker</text:span></text:a></text:span></text:p>
      <text:h text:style-name="P13" text:outline-level="10"><text:bookmark-start text:name="h.5x9x0fxgw17o"/><text:bookmark-end text:name="h.5x9x0fxgw17o"/><text:span text:style-name="T13_1">Questions</text:span></text:h>
      <text:list text:style-name="LS2" xml:id="list4">
        <text:list-item>
          <text:p text:style-name="P14"><text:span text:style-name="T14_1">Are</text:span><text:span text:style-name="T14_2"><text:s/></text:span><text:span text:style-name="T14_3">cross</text:span><text:span text:style-name="T14_4">-</text:span><text:span text:style-name="T14_5">project</text:span><text:span text:style-name="T14_6"><text:s/></text:span><text:span text:style-name="T14_7">bugs</text:span><text:span text:style-name="T14_8"><text:s/></text:span><text:span text:style-name="T14_9">actually</text:span><text:span text:style-name="T14_10"><text:s/></text:span><text:span text:style-name="T14_11">a</text:span><text:span text:style-name="T14_12"><text:s/></text:span><text:span text:style-name="T14_13">desirable</text:span><text:span text:style-name="T14_14"><text:s/></text:span><text:span text:style-name="T14_15">feature</text:span><text:span text:style-name="T14_16">?</text:span></text:p>
        </text:list-item>
        <text:list-item>
          <text:p text:style-name="P15"><text:span text:style-name="T15_1">Are</text:span><text:span text:style-name="T15_2"><text:s/></text:span><text:span text:style-name="T15_3">distributions</text:span><text:span text:style-name="T15_4"><text:s/></text:span><text:span text:style-name="T15_5">too</text:span><text:span text:style-name="T15_6"><text:s/></text:span><text:span text:style-name="T15_7">idiosyncratic</text:span><text:span text:style-name="T15_8"><text:s/></text:span><text:span text:style-name="T15_9">for</text:span><text:span text:style-name="T15_10"><text:s/></text:span><text:span text:style-name="T15_11">a</text:span><text:span text:style-name="T15_12"><text:s/></text:span><text:span text:style-name="T15_13">generalized</text:span><text:span text:style-name="T15_14"><text:s/></text:span><text:span text:style-name="T15_15">bug</text:span><text:span text:style-name="T15_16"><text:s/></text:span><text:span text:style-name="T15_17">tracker</text:span><text:span text:style-name="T15_18">?<text:s/></text:span><text:span text:style-name="T15_19">If</text:span><text:span text:style-name="T15_20"><text:s/></text:span><text:span text:style-name="T15_21">we</text:span><text:span text:style-name="T15_22"><text:s/></text:span><text:span text:style-name="T15_23">were</text:span><text:span text:style-name="T15_24"><text:s/></text:span><text:span text:style-name="T15_25">to</text:span><text:span text:style-name="T15_26"><text:s/></text:span><text:span text:style-name="T15_27">do</text:span><text:span text:style-name="T15_28"><text:s/></text:span><text:span text:style-name="T15_29">this</text:span><text:span text:style-name="T15_30"><text:s/></text:span><text:span text:style-name="T15_31">work</text:span><text:span text:style-name="T15_32">,<text:s/></text:span><text:span text:style-name="T15_33">would</text:span><text:span text:style-name="T15_34"><text:s/></text:span><text:span text:style-name="T15_35">we</text:span><text:span text:style-name="T15_36"><text:s/></text:span><text:span text:style-name="T15_37">care</text:span><text:span text:style-name="T15_38"><text:s/></text:span><text:span text:style-name="T15_39">about</text:span><text:span text:style-name="T15_40"><text:s/></text:span><text:span text:style-name="T15_41">distros</text:span><text:span text:style-name="T15_42">?</text:span></text:p>
        </text:list-item>
        <text:list-item>
          <text:p text:style-name="P16"><text:span text:style-name="T16_1">What</text:span><text:span text:style-name="T16_2"><text:s/></text:span><text:span text:style-name="T16_3">more</text:span><text:span text:style-name="T16_4"><text:s/></text:span><text:span text:style-name="T16_5">assumptions</text:span><text:span text:style-name="T16_6">?</text:span></text:p>
        </text:list-item>
        <text:list-item>
          <text:p text:style-name="P17"><text:span text:style-name="T17_1">What</text:span><text:span text:style-name="T17_2">’</text:span><text:span text:style-name="T17_3">s</text:span><text:span text:style-name="T17_4"><text:s/></text:span><text:span text:style-name="T17_5">the</text:span><text:span text:style-name="T17_6"><text:s/></text:span><text:span text:style-name="T17_7">minimum</text:span><text:span text:style-name="T17_8"><text:s/></text:span><text:span text:style-name="T17_9">viable</text:span><text:span text:style-name="T17_10"><text:s/></text:span><text:span text:style-name="T17_11">product</text:span><text:span text:style-name="T17_12">?</text:span></text:p>
        </text:list-item>
        <text:list-item>
          <text:p text:style-name="P18"><text:span text:style-name="T18_1">What</text:span><text:span text:style-name="T18_2"><text:s/></text:span><text:span text:style-name="T18_3">about</text:span><text:span text:style-name="T18_4"><text:s/></text:span><text:span text:style-name="T18_5">kanban</text:span><text:span text:style-name="T18_6">?<text:s/></text:span><text:span text:style-name="T18_7">Is</text:span><text:span text:style-name="T18_8"><text:s/></text:span><text:span text:style-name="T18_9">it</text:span><text:span text:style-name="T18_10"><text:s/></text:span><text:span text:style-name="T18_11">even</text:span><text:span text:style-name="T18_12"><text:s/></text:span><text:span text:style-name="T18_13">relevant</text:span><text:span text:style-name="T18_14">?</text:span></text:p>
        </text:list-item>
        <text:list-item>
          <text:p text:style-name="P19"><text:span text:style-name="T19_1">What</text:span><text:span text:style-name="T19_2"><text:s/></text:span><text:span text:style-name="T19_3">would</text:span><text:span text:style-name="T19_4"><text:s/></text:span><text:span text:style-name="T19_5">a</text:span><text:span text:style-name="T19_6"><text:s/></text:span><text:span text:style-name="T19_7">bug</text:span><text:span text:style-name="T19_8"><text:s/></text:span><text:span text:style-name="T19_9">tracker</text:span><text:span text:style-name="T19_10"><text:s/></text:span><text:span text:style-name="T19_11">designed</text:span><text:span text:style-name="T19_12"><text:s/></text:span><text:span text:style-name="T19_13">by</text:span><text:span text:style-name="T19_14"><text:s/></text:span><text:span text:style-name="T19_15">David</text:span><text:span text:style-name="T19_16"><text:s/></text:span><text:span text:style-name="T19_17">Allen</text:span><text:span text:style-name="T19_18"><text:s/>(</text:span><text:span text:style-name="T19_19">GTD</text:span><text:span text:style-name="T19_20">)<text:s/></text:span><text:span text:style-name="T19_21">look</text:span><text:span text:style-name="T19_22"><text:s/></text:span><text:span text:style-name="T19_23">like</text:span><text:span text:style-name="T19_24">?</text:span></text:p>
        </text:list-item>
      </text:list>
      <text:h text:style-name="P20" text:outline-level="10"><text:bookmark-start text:name="h.lxgzdqjrl8pl"/><text:bookmark-end text:name="h.lxgzdqjrl8pl"/><text:span text:style-name="T20_1">Braindump</text:span></text:h>
      <text:h text:style-name="P21" text:outline-level="10"><text:bookmark-start text:name="h.kntx58loow79"/><text:bookmark-end text:name="h.kntx58loow79"/><text:span text:style-name="T21_1">&lt;</text:span><text:span text:style-name="T21_2">lifeless</text:span><text:span text:style-name="T21_3">&gt;</text:span></text:h>
      <text:list text:style-name="LS3" xml:id="list10">
        <text:list-item>
          <text:p text:style-name="P22"><text:span text:style-name="T22_1">API</text:span><text:span text:style-name="T22_2">,<text:s/></text:span><text:span text:style-name="T22_3">callbacks</text:span><text:span text:style-name="T22_4"><text:s/>(</text:span><text:span text:style-name="T22_5">whatever</text:span><text:span text:style-name="T22_6"><text:s/></text:span><text:span text:style-name="T22_7">sort</text:span><text:span text:style-name="T22_8"><text:s/>-<text:s/></text:span><text:span text:style-name="T22_9">pshb</text:span><text:span text:style-name="T22_10">,<text:s/></text:span><text:span text:style-name="T22_11">webhooks</text:span><text:span text:style-name="T22_12">,<text:s/></text:span><text:span text:style-name="T22_13">don</text:span><text:span text:style-name="T22_14">'</text:span><text:span text:style-name="T22_15">t</text:span><text:span text:style-name="T22_16"><text:s/></text:span><text:span text:style-name="T22_17">care</text:span><text:span text:style-name="T22_18">)</text:span></text:p>
        </text:list-item>
        <text:list-item>
          <text:p text:style-name="P23"><text:span text:style-name="T23_1">evidence</text:span><text:span text:style-name="T23_2">-</text:span><text:span text:style-name="T23_3">based</text:span><text:span text:style-name="T23_4"><text:s/></text:span><text:span text:style-name="T23_5">model</text:span></text:p>
        </text:list-item>
      </text:list>
      <text:list text:style-name="LS4" xml:id="list12">
        <text:list-item>
          <text:list>
            <text:list-item>
              <text:p text:style-name="P24"><text:span text:style-name="T24_1">Observations</text:span><text:span text:style-name="T24_2"><text:s/></text:span><text:span text:style-name="T24_3">are</text:span><text:span text:style-name="T24_4"><text:s/></text:span><text:span text:style-name="T24_5">from</text:span><text:span text:style-name="T24_6"><text:s/></text:span><text:span text:style-name="T24_7">users</text:span></text:p>
            </text:list-item>
            <text:list-item>
              <text:p text:style-name="P25"><text:span text:style-name="T25_1">Causes</text:span><text:span text:style-name="T25_2"><text:s/></text:span><text:span text:style-name="T25_3">are</text:span><text:span text:style-name="T25_4"><text:s/></text:span><text:span text:style-name="T25_5">from</text:span><text:span text:style-name="T25_6"><text:s/></text:span><text:span text:style-name="T25_7">experts</text:span></text:p>
            </text:list-item>
          </text:list>
        </text:list-item>
        <text:list-item>
          <text:p text:style-name="P26"><text:span text:style-name="T26_1">Assume</text:span><text:span text:style-name="T26_2"><text:s/></text:span><text:span text:style-name="T26_3">sensible</text:span><text:span text:style-name="T26_4"><text:s/></text:span><text:span text:style-name="T26_5">behaviour</text:span><text:span text:style-name="T26_6">;<text:s/></text:span><text:span text:style-name="T26_7">default</text:span><text:span text:style-name="T26_8"><text:s/></text:span><text:span text:style-name="T26_9">open</text:span><text:span text:style-name="T26_10"><text:s/></text:span><text:span text:style-name="T26_11">permissions</text:span></text:p>
        </text:list-item>
        <text:list-item>
          <text:p text:style-name="P27"><text:span text:style-name="T27_1">Keep</text:span><text:span text:style-name="T27_2"><text:s/></text:span><text:span text:style-name="T27_3">out</text:span><text:span text:style-name="T27_4"><text:s/></text:span><text:span text:style-name="T27_5">of</text:span><text:span text:style-name="T27_6"><text:s/></text:span><text:span text:style-name="T27_7">the</text:span><text:span text:style-name="T27_8"><text:s/></text:span><text:span text:style-name="T27_9">way</text:span></text:p>
        </text:list-item>
        <text:list-item>
          <text:p text:style-name="P28"><text:span text:style-name="T28_1">Snappy</text:span></text:p>
        </text:list-item>
        <text:list-item>
          <text:p text:style-name="P29"><text:span text:style-name="T29_1">Website</text:span><text:span text:style-name="T29_2"><text:s/>(</text:span><text:span text:style-name="T29_3">but</text:span><text:span text:style-name="T29_4"><text:s/></text:span><text:span text:style-name="T29_5">don</text:span><text:span text:style-name="T29_6">’</text:span><text:span text:style-name="T29_7">t</text:span><text:span text:style-name="T29_8"><text:s/></text:span><text:span text:style-name="T29_9">care</text:span><text:span text:style-name="T29_10"><text:s/></text:span><text:span text:style-name="T29_11">too</text:span><text:span text:style-name="T29_12"><text:s/></text:span><text:span text:style-name="T29_13">much</text:span><text:span text:style-name="T29_14"><text:s/></text:span><text:span text:style-name="T29_15">about</text:span><text:span text:style-name="T29_16"><text:s/></text:span><text:span text:style-name="T29_17">it</text:span><text:span text:style-name="T29_18">)</text:span></text:p>
        </text:list-item>
        <text:list-item>
          <text:p text:style-name="P30"><text:span text:style-name="T30_1">For</text:span><text:span text:style-name="T30_2"><text:s/></text:span><text:span text:style-name="T30_3">the</text:span><text:span text:style-name="T30_4"><text:s/></text:span><text:span text:style-name="T30_5">few</text:span><text:span text:style-name="T30_6"><text:s/></text:span><text:span text:style-name="T30_7">projects</text:span><text:span text:style-name="T30_8"><text:s/></text:span><text:span text:style-name="T30_9">that</text:span><text:span text:style-name="T30_10"><text:s/></text:span><text:span text:style-name="T30_11">do</text:span><text:span text:style-name="T30_12"><text:s/></text:span><text:span text:style-name="T30_13">become</text:span><text:span text:style-name="T30_14"><text:s/></text:span><text:span text:style-name="T30_15">popular</text:span><text:span text:style-name="T30_16">,<text:s/></text:span><text:span text:style-name="T30_17">don</text:span><text:span text:style-name="T30_18">’</text:span><text:span text:style-name="T30_19">t</text:span><text:span text:style-name="T30_20"><text:s/></text:span><text:span text:style-name="T30_21">assume</text:span><text:span text:style-name="T30_22"><text:s/></text:span><text:span text:style-name="T30_23">that</text:span><text:span text:style-name="T30_24"><text:s/>'</text:span><text:span text:style-name="T30_25">project</text:span><text:span text:style-name="T30_26"><text:s/></text:span><text:span text:style-name="T30_27">priorities</text:span><text:span text:style-name="T30_28">'<text:s/>==<text:s/>'</text:span><text:span text:style-name="T30_29">user</text:span><text:span text:style-name="T30_30"><text:s/></text:span><text:span text:style-name="T30_31">priorities</text:span><text:span text:style-name="T30_32">'<text:s/>==<text:s/>'</text:span><text:span text:style-name="T30_33">contributor</text:span><text:span text:style-name="T30_34"><text:s/></text:span><text:span text:style-name="T30_35">priorities</text:span><text:span text:style-name="T30_36">'</text:span></text:p>
        </text:list-item>
        <text:list-item>
          <text:p text:style-name="P31"><text:span text:style-name="T31_1">'</text:span><text:span text:style-name="T31_2">in</text:span><text:span text:style-name="T31_3"><text:s/></text:span><text:span text:style-name="T31_4">trunk</text:span><text:span text:style-name="T31_5">'<text:s/></text:span><text:span text:style-name="T31_6">vs</text:span><text:span text:style-name="T31_7"><text:s/>'</text:span><text:span text:style-name="T31_8">in</text:span><text:span text:style-name="T31_9"><text:s/></text:span><text:span text:style-name="T31_10">a</text:span><text:span text:style-name="T31_11"><text:s/></text:span><text:span text:style-name="T31_12">tarball</text:span><text:span text:style-name="T31_13">'<text:s/></text:span><text:span text:style-name="T31_14">is</text:span><text:span text:style-name="T31_15"><text:s/></text:span><text:span text:style-name="T31_16">still</text:span><text:span text:style-name="T31_17"><text:s/></text:span><text:span text:style-name="T31_18">useful</text:span><text:span text:style-name="T31_19"><text:s/></text:span><text:span text:style-name="T31_20">for</text:span><text:span text:style-name="T31_21"><text:s/></text:span><text:span text:style-name="T31_22">many</text:span><text:span text:style-name="T31_23"><text:s/></text:span><text:span text:style-name="T31_24">people</text:span></text:p>
        </text:list-item>
        <text:list-item>
          <text:p text:style-name="P32"><text:span text:style-name="T32_1">Don</text:span><text:span text:style-name="T32_2">’</text:span><text:span text:style-name="T32_3">t</text:span><text:span text:style-name="T32_4"><text:s/></text:span><text:span text:style-name="T32_5">want</text:span></text:p>
          <text:list>
            <text:list-item>
              <text:p text:style-name="P33"><text:span text:style-name="T33_1">a</text:span><text:span text:style-name="T33_2"><text:s/></text:span><text:span text:style-name="T33_3">freaking</text:span><text:span text:style-name="T33_4"><text:s/></text:span><text:span text:style-name="T33_5">stack</text:span><text:span text:style-name="T33_6"><text:s/></text:span><text:span text:style-name="T33_7">freaking</text:span><text:span text:style-name="T33_8"><text:s/></text:span><text:span text:style-name="T33_9">exchange</text:span><text:span text:style-name="T33_10"><text:s/></text:span><text:span text:style-name="T33_11">ghetto</text:span><text:span text:style-name="T33_12">.</text:span></text:p>
            </text:list-item>
            <text:list-item>
              <text:p text:style-name="P34"><text:span text:style-name="T34_1">copy</text:span><text:span text:style-name="T34_2">-</text:span><text:span text:style-name="T34_3">paste</text:span><text:span text:style-name="T34_4"><text:s/></text:span><text:span text:style-name="T34_5">anything</text:span><text:span text:style-name="T34_6"><text:s/></text:span><text:span text:style-name="T34_7">ever</text:span><text:span text:style-name="T34_8"><text:s/></text:span><text:span text:style-name="T34_9">related</text:span><text:span text:style-name="T34_10"><text:s/></text:span><text:span text:style-name="T34_11">to</text:span><text:span text:style-name="T34_12"><text:s/></text:span><text:span text:style-name="T34_13">code</text:span><text:span text:style-name="T34_14"><text:s/></text:span><text:span text:style-name="T34_15">pushes</text:span><text:span text:style-name="T34_16">/</text:span><text:span text:style-name="T34_17">releases</text:span><text:span text:style-name="T34_18">/</text:span></text:p>
            </text:list-item>
            <text:list-item>
              <text:p text:style-name="P35"><text:span text:style-name="T35_1">bug</text:span><text:span text:style-name="T35_2"><text:s/></text:span><text:span text:style-name="T35_3">graffiti</text:span><text:span text:style-name="T35_4"><text:s/>(</text:span><text:span text:style-name="T35_5">e</text:span><text:span text:style-name="T35_6">.</text:span><text:span text:style-name="T35_7">g</text:span><text:span text:style-name="T35_8">.<text:s/></text:span><text:span text:style-name="T35_9">open</text:span><text:span text:style-name="T35_10">/</text:span><text:span text:style-name="T35_11">close</text:span><text:span text:style-name="T35_12"><text:s/></text:span><text:span text:style-name="T35_13">wars</text:span><text:span text:style-name="T35_14">)</text:span></text:p>
            </text:list-item>
          </text:list>
        </text:list-item>
        <text:list-item>
          <text:p text:style-name="P36"><text:span text:style-name="T36_1">Don</text:span><text:span text:style-name="T36_2">’</text:span><text:span text:style-name="T36_3">t</text:span><text:span text:style-name="T36_4"><text:s/></text:span><text:span text:style-name="T36_5">care</text:span><text:span text:style-name="T36_6"><text:s/></text:span><text:span text:style-name="T36_7">about</text:span></text:p>
          <text:list>
            <text:list-item>
              <text:p text:style-name="P37"><text:span text:style-name="T37_1">release</text:span><text:span text:style-name="T37_2"><text:s/></text:span><text:span text:style-name="T37_3">management</text:span></text:p>
            </text:list-item>
            <text:list-item>
              <text:p text:style-name="P38"><text:span text:style-name="T38_1">multiple</text:span><text:span text:style-name="T38_2"><text:s/></text:span><text:span text:style-name="T38_3">long</text:span><text:span text:style-name="T38_4"><text:s/></text:span><text:span text:style-name="T38_5">lived</text:span><text:span text:style-name="T38_6"><text:s/></text:span><text:span text:style-name="T38_7">branches</text:span><text:span text:style-name="T38_8"><text:s/></text:span><text:span text:style-name="T38_9">in</text:span><text:span text:style-name="T38_10"><text:s/></text:span><text:span text:style-name="T38_11">the</text:span><text:span text:style-name="T38_12"><text:s/></text:span><text:span text:style-name="T38_13">bug</text:span><text:span text:style-name="T38_14"><text:s/></text:span><text:span text:style-name="T38_15">tracker</text:span><text:span text:style-name="T38_16"><text:s/></text:span><text:span text:style-name="T38_17">model</text:span></text:p>
            </text:list-item>
            <text:list-item>
              <text:p text:style-name="P39"><text:span text:style-name="T39_1">subcomponents</text:span><text:span text:style-name="T39_2"><text:s/></text:span><text:span text:style-name="T39_3">and</text:span><text:span text:style-name="T39_4"><text:s/></text:span><text:span text:style-name="T39_5">other</text:span><text:span text:style-name="T39_6"><text:s/></text:span><text:span text:style-name="T39_7">highly</text:span><text:span text:style-name="T39_8"><text:s/></text:span><text:span text:style-name="T39_9">refined</text:span><text:span text:style-name="T39_10"><text:s/></text:span><text:span text:style-name="T39_11">metadata</text:span></text:p>
              <text:list>
                <text:list-item>
                  <text:p text:style-name="P40"><text:span text:style-name="T40_1">if</text:span><text:span text:style-name="T40_2"><text:s/></text:span><text:span text:style-name="T40_3">it</text:span><text:span text:style-name="T40_4">’</text:span><text:span text:style-name="T40_5">s</text:span><text:span text:style-name="T40_6"><text:s/></text:span><text:span text:style-name="T40_7">big</text:span><text:span text:style-name="T40_8"><text:s/></text:span><text:span text:style-name="T40_9">enough</text:span><text:span text:style-name="T40_10"><text:s/></text:span><text:span text:style-name="T40_11">to</text:span><text:span text:style-name="T40_12"><text:s/></text:span><text:span text:style-name="T40_13">need</text:span><text:span text:style-name="T40_14"><text:s/></text:span><text:span text:style-name="T40_15">a</text:span><text:span text:style-name="T40_16"><text:s/></text:span><text:span text:style-name="T40_17">structured</text:span><text:span text:style-name="T40_18"><text:s/></text:span><text:span text:style-name="T40_19">marker</text:span><text:span text:style-name="T40_20">,<text:s/></text:span><text:span text:style-name="T40_21">it</text:span><text:span text:style-name="T40_22">’</text:span><text:span text:style-name="T40_23">s</text:span><text:span text:style-name="T40_24"><text:s/></text:span><text:span text:style-name="T40_25">big</text:span><text:span text:style-name="T40_26"><text:s/></text:span><text:span text:style-name="T40_27">enough</text:span><text:span text:style-name="T40_28"><text:s/></text:span><text:span text:style-name="T40_29">to</text:span><text:span text:style-name="T40_30"><text:s/></text:span><text:span text:style-name="T40_31">be</text:span><text:span text:style-name="T40_32"><text:s/></text:span><text:span text:style-name="T40_33">its</text:span><text:span text:style-name="T40_34"><text:s/></text:span><text:span text:style-name="T40_35">own</text:span><text:span text:style-name="T40_36"><text:s/></text:span><text:span text:style-name="T40_37">project</text:span><text:span text:style-name="T40_38">.</text:span></text:p>
                </text:list-item>
              </text:list>
            </text:list-item>
          </text:list>
        </text:list-item>
      </text:list>
      <text:h text:style-name="P41" text:outline-level="10"><text:bookmark-start text:name="h.othvs3skqxyw"/><text:bookmark-end text:name="h.othvs3skqxyw"/><text:span text:style-name="T41_1">&lt;</text:span><text:span text:style-name="T41_2">jelmer</text:span><text:span text:style-name="T41_3">&gt;</text:span></text:h>
      <text:list text:style-name="LS5" xml:id="list29">
        <text:list-item>
          <text:p text:style-name="P42"><text:span text:style-name="T42_1">custom</text:span><text:span text:style-name="T42_2"><text:s/></text:span><text:span text:style-name="T42_3">statuses</text:span></text:p>
        </text:list-item>
        <text:list-item>
          <text:p text:style-name="P43"><text:span text:style-name="T43_1">distributed</text:span><text:span text:style-name="T43_2"><text:s/>(</text:span><text:span text:style-name="T43_3">but</text:span><text:span text:style-name="T43_4"><text:s/></text:span><text:span text:style-name="T43_5">none</text:span><text:span text:style-name="T43_6"><text:s/></text:span><text:span text:style-name="T43_7">of</text:span><text:span text:style-name="T43_8"><text:s/></text:span><text:span text:style-name="T43_9">the</text:span><text:span text:style-name="T43_10"><text:s/></text:span><text:span text:style-name="T43_11">current</text:span><text:span text:style-name="T43_12"><text:s/></text:span><text:span text:style-name="T43_13">ones</text:span><text:span text:style-name="T43_14"><text:s/></text:span><text:span text:style-name="T43_15">can</text:span><text:span text:style-name="T43_16"><text:s/></text:span><text:span text:style-name="T43_17">do</text:span><text:span text:style-name="T43_18"><text:s/></text:span><text:span text:style-name="T43_19">it</text:span><text:span text:style-name="T43_20">)</text:span></text:p>
          <text:list>
            <text:list-item>
              <text:p text:style-name="P44"><text:span text:style-name="T44_1">don</text:span><text:span text:style-name="T44_2">’</text:span><text:span text:style-name="T44_3">t</text:span><text:span text:style-name="T44_4"><text:s/></text:span><text:span text:style-name="T44_5">version</text:span><text:span text:style-name="T44_6"><text:s/></text:span><text:span text:style-name="T44_7">all</text:span><text:span text:style-name="T44_8"><text:s/></text:span><text:span text:style-name="T44_9">bug</text:span><text:span text:style-name="T44_10"><text:s/></text:span><text:span text:style-name="T44_11">data</text:span><text:span text:style-name="T44_12"><text:s/></text:span><text:span text:style-name="T44_13">as</text:span><text:span text:style-name="T44_14"><text:s/></text:span><text:span text:style-name="T44_15">if</text:span><text:span text:style-name="T44_16"><text:s/></text:span><text:span text:style-name="T44_17">it</text:span><text:span text:style-name="T44_18"><text:s/></text:span><text:span text:style-name="T44_19">were</text:span><text:span text:style-name="T44_20"><text:s/></text:span><text:span text:style-name="T44_21">code</text:span></text:p>
              <text:list>
                <text:list-item>
                  <text:p text:style-name="P45"><text:span text:style-name="T45_1">i</text:span><text:span text:style-name="T45_2">.</text:span><text:span text:style-name="T45_3">e</text:span><text:span text:style-name="T45_4">.<text:s/></text:span><text:span text:style-name="T45_5">if</text:span><text:span text:style-name="T45_6"><text:s/></text:span><text:span text:style-name="T45_7">you</text:span><text:span text:style-name="T45_8"><text:s/></text:span><text:span text:style-name="T45_9">pull</text:span><text:span text:style-name="T45_10"><text:s/></text:span><text:span text:style-name="T45_11">a</text:span><text:span text:style-name="T45_12"><text:s/></text:span><text:span text:style-name="T45_13">bug</text:span><text:span text:style-name="T45_14"><text:s/></text:span><text:span text:style-name="T45_15">report</text:span><text:span text:style-name="T45_16"><text:s/></text:span><text:span text:style-name="T45_17">from</text:span><text:span text:style-name="T45_18"><text:s/></text:span><text:span text:style-name="T45_19">a</text:span><text:span text:style-name="T45_20"><text:s/></text:span><text:span text:style-name="T45_21">user</text:span><text:span text:style-name="T45_22"><text:s/></text:span><text:span text:style-name="T45_23">you</text:span><text:span text:style-name="T45_24"><text:s/></text:span><text:span text:style-name="T45_25">clutter</text:span><text:span text:style-name="T45_26"><text:s/></text:span><text:span text:style-name="T45_27">the</text:span><text:span text:style-name="T45_28"><text:s/></text:span><text:span text:style-name="T45_29">history</text:span><text:span text:style-name="T45_30"><text:s/></text:span><text:span text:style-name="T45_31">of</text:span><text:span text:style-name="T45_32"><text:s/></text:span><text:span text:style-name="T45_33">your</text:span><text:span text:style-name="T45_34"><text:s/></text:span><text:span text:style-name="T45_35">project</text:span><text:span text:style-name="T45_36"><text:s/></text:span><text:span text:style-name="T45_37">with</text:span><text:span text:style-name="T45_38"><text:s/></text:span><text:span text:style-name="T45_39">that</text:span></text:p>
                </text:list-item>
                <text:list-item>
                  <text:p text:style-name="P46"><text:span text:style-name="T46_1">if</text:span><text:span text:style-name="T46_2"><text:s/></text:span><text:span text:style-name="T46_3">you</text:span><text:span text:style-name="T46_4"><text:s/></text:span><text:span text:style-name="T46_5">pull</text:span><text:span text:style-name="T46_6"><text:s/></text:span><text:span text:style-name="T46_7">a</text:span><text:span text:style-name="T46_8"><text:s/></text:span><text:span text:style-name="T46_9">bug</text:span><text:span text:style-name="T46_10"><text:s/></text:span><text:span text:style-name="T46_11">report</text:span><text:span text:style-name="T46_12"><text:s/></text:span><text:span text:style-name="T46_13">from</text:span><text:span text:style-name="T46_14"><text:s/></text:span><text:span text:style-name="T46_15">a</text:span><text:span text:style-name="T46_16"><text:s/></text:span><text:span text:style-name="T46_17">user</text:span><text:span text:style-name="T46_18"><text:s/></text:span><text:span text:style-name="T46_19">you</text:span><text:span text:style-name="T46_20"><text:s/></text:span><text:span text:style-name="T46_21">clutter</text:span><text:span text:style-name="T46_22"><text:s/></text:span><text:span text:style-name="T46_23">the</text:span><text:span text:style-name="T46_24"><text:s/></text:span><text:span text:style-name="T46_25">history</text:span><text:span text:style-name="T46_26"><text:s/></text:span><text:span text:style-name="T46_27">of</text:span><text:span text:style-name="T46_28"><text:s/></text:span><text:span text:style-name="T46_29">your</text:span><text:span text:style-name="T46_30"><text:s/></text:span><text:span text:style-name="T46_31">project</text:span><text:span text:style-name="T46_32"><text:s/></text:span><text:span text:style-name="T46_33">with</text:span><text:span text:style-name="T46_34"><text:s/></text:span><text:span text:style-name="T46_35">that</text:span></text:p>
                </text:list-item>
                <text:list-item>
                  <text:p text:style-name="P47"><text:span text:style-name="T47_1">if</text:span><text:span text:style-name="T47_2"><text:s/></text:span><text:span text:style-name="T47_3">you</text:span><text:span text:style-name="T47_4"><text:s/></text:span><text:span text:style-name="T47_5">pull</text:span><text:span text:style-name="T47_6"><text:s/></text:span><text:span text:style-name="T47_7">a</text:span><text:span text:style-name="T47_8"><text:s/></text:span><text:span text:style-name="T47_9">bug</text:span><text:span text:style-name="T47_10"><text:s/></text:span><text:span text:style-name="T47_11">report</text:span><text:span text:style-name="T47_12"><text:s/></text:span><text:span text:style-name="T47_13">from</text:span><text:span text:style-name="T47_14"><text:s/></text:span><text:span text:style-name="T47_15">a</text:span><text:span text:style-name="T47_16"><text:s/></text:span><text:span text:style-name="T47_17">user</text:span><text:span text:style-name="T47_18"><text:s/></text:span><text:span text:style-name="T47_19">you</text:span><text:span text:style-name="T47_20"><text:s/></text:span><text:span text:style-name="T47_21">clutter</text:span><text:span text:style-name="T47_22"><text:s/></text:span><text:span text:style-name="T47_23">the</text:span><text:span text:style-name="T47_24"><text:s/></text:span><text:span text:style-name="T47_25">history</text:span><text:span text:style-name="T47_26"><text:s/></text:span><text:span text:style-name="T47_27">of</text:span><text:span text:style-name="T47_28"><text:s/></text:span><text:span text:style-name="T47_29">your</text:span><text:span text:style-name="T47_30"><text:s/></text:span><text:span text:style-name="T47_31">project</text:span><text:span text:style-name="T47_32"><text:s/></text:span><text:span text:style-name="T47_33">with</text:span><text:span text:style-name="T47_34"><text:s/></text:span><text:span text:style-name="T47_35">that</text:span></text:p>
                </text:list-item>
                <text:list-item>
                  <text:p text:style-name="P48"><text:span text:style-name="T48_1">I</text:span><text:span text:style-name="T48_2"><text:s/></text:span><text:span text:style-name="T48_3">think</text:span><text:span text:style-name="T48_4"><text:s/></text:span><text:span text:style-name="T48_5">it</text:span><text:span text:style-name="T48_6"><text:s/></text:span><text:span text:style-name="T48_7">might</text:span><text:span text:style-name="T48_8"><text:s/></text:span><text:span text:style-name="T48_9">be</text:span><text:span text:style-name="T48_10"><text:s/></text:span><text:span text:style-name="T48_11">more</text:span><text:span text:style-name="T48_12"><text:s/></text:span><text:span text:style-name="T48_13">reasonable</text:span><text:span text:style-name="T48_14"><text:s/></text:span><text:span text:style-name="T48_15">if</text:span><text:span text:style-name="T48_16"><text:s/></text:span><text:span text:style-name="T48_17">you</text:span><text:span text:style-name="T48_18"><text:s/></text:span><text:span text:style-name="T48_19">had</text:span><text:span text:style-name="T48_20"><text:s/></text:span><text:span text:style-name="T48_21">a</text:span><text:span text:style-name="T48_22"><text:s/></text:span><text:span text:style-name="T48_23">separate</text:span><text:span text:style-name="T48_24"><text:s/></text:span><text:span text:style-name="T48_25">branch</text:span><text:span text:style-name="T48_26">,<text:s/></text:span><text:span text:style-name="T48_27">perhaps</text:span><text:span text:style-name="T48_28"><text:s/></text:span><text:span text:style-name="T48_29">in</text:span><text:span text:style-name="T48_30"><text:s/></text:span><text:span text:style-name="T48_31">the</text:span><text:span text:style-name="T48_32"><text:s/></text:span><text:span text:style-name="T48_33">same</text:span><text:span text:style-name="T48_34"><text:s/></text:span><text:span text:style-name="T48_35">git</text:span><text:span text:style-name="T48_36"><text:s/></text:span><text:span text:style-name="T48_37">repository</text:span><text:span text:style-name="T48_38"><text:s/></text:span><text:span text:style-name="T48_39">for</text:span><text:span text:style-name="T48_40"><text:s/></text:span><text:span text:style-name="T48_41">each</text:span><text:span text:style-name="T48_42"><text:s/></text:span><text:span text:style-name="T48_43">bug</text:span></text:p>
                </text:list-item>
              </text:list>
            </text:list-item>
          </text:list>
        </text:list-item>
        <text:list-item>
          <text:p text:style-name="P49"><text:span text:style-name="T49_1">the</text:span><text:span text:style-name="T49_2"><text:s/></text:span><text:span text:style-name="T49_3">site</text:span><text:span text:style-name="T49_4"><text:s/></text:span><text:span text:style-name="T49_5">should</text:span><text:span text:style-name="T49_6"><text:s/></text:span><text:span text:style-name="T49_7">be</text:span><text:span text:style-name="T49_8"><text:s/></text:span><text:span text:style-name="T49_9">one</text:span><text:span text:style-name="T49_10"><text:s/></text:span><text:span text:style-name="T49_11">way</text:span><text:span text:style-name="T49_12"><text:s/></text:span><text:span text:style-name="T49_13">of</text:span><text:span text:style-name="T49_14"><text:s/></text:span><text:span text:style-name="T49_15">presenting</text:span><text:span text:style-name="T49_16"><text:s/></text:span><text:span text:style-name="T49_17">and</text:span><text:span text:style-name="T49_18"><text:s/></text:span><text:span text:style-name="T49_19">interacting</text:span><text:span text:style-name="T49_20"><text:s/></text:span><text:span text:style-name="T49_21">that</text:span><text:span text:style-name="T49_22"><text:s/></text:span><text:span text:style-name="T49_23">data</text:span></text:p>
          <text:list>
            <text:list-item>
              <text:p text:style-name="P50"><text:span text:style-name="T50_1">they</text:span><text:span text:style-name="T50_2"><text:s/></text:span><text:span text:style-name="T50_3">should</text:span><text:span text:style-name="T50_4"><text:s/></text:span><text:span text:style-name="T50_5">not</text:span><text:span text:style-name="T50_6"><text:s/></text:span><text:span text:style-name="T50_7">get</text:span><text:span text:style-name="T50_8"><text:s/></text:span><text:span text:style-name="T50_9">to</text:span><text:span text:style-name="T50_10"><text:s/></text:span><text:span text:style-name="T50_11">own</text:span><text:span text:style-name="T50_12"><text:s/></text:span><text:span text:style-name="T50_13">it</text:span><text:span text:style-name="T50_14"><text:s/></text:span></text:p>
            </text:list-item>
            <text:list-item>
              <text:p text:style-name="P51"><text:span text:style-name="T51_1">not</text:span><text:span text:style-name="T51_2"><text:s/></text:span><text:span text:style-name="T51_3">be</text:span><text:span text:style-name="T51_4"><text:s/></text:span><text:span text:style-name="T51_5">the</text:span><text:span text:style-name="T51_6"><text:s/></text:span><text:span text:style-name="T51_7">exclusive</text:span><text:span text:style-name="T51_8"><text:s/></text:span><text:span text:style-name="T51_9">way</text:span><text:span text:style-name="T51_10"><text:s/></text:span><text:span text:style-name="T51_11">to</text:span><text:span text:style-name="T51_12"><text:s/></text:span><text:span text:style-name="T51_13">interact</text:span><text:span text:style-name="T51_14"><text:s/></text:span><text:span text:style-name="T51_15">with</text:span><text:span text:style-name="T51_16"><text:s/></text:span><text:span text:style-name="T51_17">it</text:span><text:span text:style-name="T51_18"><text:s/></text:span><text:span text:style-name="T51_19">like</text:span><text:span text:style-name="T51_20"><text:s/></text:span><text:span text:style-name="T51_21">they</text:span><text:span text:style-name="T51_22"><text:s/></text:span><text:span text:style-name="T51_23">are</text:span><text:span text:style-name="T51_24"><text:s/></text:span><text:span text:style-name="T51_25">with</text:span><text:span text:style-name="T51_26"><text:s/></text:span><text:span text:style-name="T51_27">bug</text:span><text:span text:style-name="T51_28"><text:s/></text:span><text:span text:style-name="T51_29">data</text:span><text:span text:style-name="T51_30"><text:s/></text:span><text:span text:style-name="T51_31">at</text:span><text:span text:style-name="T51_32"><text:s/></text:span><text:span text:style-name="T51_33">the</text:span><text:span text:style-name="T51_34"><text:s/></text:span><text:span text:style-name="T51_35">moment</text:span></text:p>
            </text:list-item>
          </text:list>
        </text:list-item>
      </text:list>
      <text:h text:style-name="P52" text:outline-level="10"><text:bookmark-start text:name="h.p8zjigejc688"/><text:bookmark-end text:name="h.p8zjigejc688"/><text:span text:style-name="T52_1">&lt;</text:span><text:span text:style-name="T52_2">jml</text:span><text:span text:style-name="T52_3">&gt;</text:span></text:h>
      <text:list text:style-name="LS6" xml:id="list39">
        <text:list-item>
          <text:p text:style-name="P53"><text:span text:style-name="T53_1">mass</text:span><text:span text:style-name="T53_2"><text:s/></text:span><text:span text:style-name="T53_3">editing</text:span></text:p>
        </text:list-item>
        <text:list-item>
          <text:p text:style-name="P54"><text:span text:style-name="T54_1">keyboard</text:span><text:span text:style-name="T54_2"><text:s/></text:span><text:span text:style-name="T54_3">bindings</text:span></text:p>
        </text:list-item>
        <text:list-item>
          <text:p text:style-name="P55"><text:span text:style-name="T55_1">fewer</text:span><text:span text:style-name="T55_2"><text:s/></text:span><text:span text:style-name="T55_3">statuses</text:span><text:span text:style-name="T55_4"><text:s/>(</text:span><text:span text:style-name="T55_5">as</text:span><text:span text:style-name="T55_6"><text:s/></text:span><text:span text:style-name="T55_7">per</text:span><text:span text:style-name="T55_8"><text:s/></text:span><text:span text:style-name="T55_9">mpt</text:span><text:span text:style-name="T55_10">)</text:span></text:p>
        </text:list-item>
        <text:list-item>
          <text:p text:style-name="P56"><text:span text:style-name="T56_1">are</text:span><text:span text:style-name="T56_2"><text:s/></text:span><text:span text:style-name="T56_3">cross</text:span><text:span text:style-name="T56_4">-</text:span><text:span text:style-name="T56_5">project</text:span><text:span text:style-name="T56_6"><text:s/></text:span><text:span text:style-name="T56_7">bugs</text:span><text:span text:style-name="T56_8"><text:s/></text:span><text:span text:style-name="T56_9">worth</text:span><text:span text:style-name="T56_10"><text:s/></text:span><text:span text:style-name="T56_11">it</text:span><text:span text:style-name="T56_12">?</text:span></text:p>
        </text:list-item>
        <text:list-item>
          <text:p text:style-name="P57"><text:span text:style-name="T57_1">distributed</text:span></text:p>
        </text:list-item>
        <text:list-item>
          <text:p text:style-name="P58"><text:span text:style-name="T58_1">offline</text:span></text:p>
        </text:list-item>
        <text:list-item>
          <text:p text:style-name="P59"><text:span text:style-name="T59_1">LP</text:span><text:span text:style-name="T59_2"><text:s/></text:span><text:span text:style-name="T59_3">is</text:span><text:span text:style-name="T59_4"><text:s/></text:span><text:span text:style-name="T59_5">hideous</text:span></text:p>
        </text:list-item>
        <text:list-item>
          <text:p text:style-name="P60"><text:span text:style-name="T60_1">Haskell</text:span><text:span text:style-name="T60_2">!</text:span></text:p>
        </text:list-item>
        <text:list-item>
          <text:p text:style-name="P61"><text:span text:style-name="T61_1">Clojure</text:span><text:span text:style-name="T61_2">!</text:span></text:p>
        </text:list-item>
        <text:list-item>
          <text:p text:style-name="P62"><text:span text:style-name="T62_1">Keep</text:span><text:span text:style-name="T62_2"><text:s/></text:span><text:span text:style-name="T62_3">all</text:span><text:span text:style-name="T62_4"><text:s/></text:span><text:span text:style-name="T62_5">the</text:span><text:span text:style-name="T62_6"><text:s/></text:span><text:span text:style-name="T62_7">info</text:span><text:span text:style-name="T62_8">!</text:span></text:p>
        </text:list-item>
        <text:list-item>
          <text:p text:style-name="P63"><text:span text:style-name="T63_1">PyPy</text:span><text:span text:style-name="T63_2">!</text:span></text:p>
        </text:list-item>
      </text:list>
      <text:list text:style-name="LS4" xml:id="list50">
        <text:list-item>
          <text:p text:style-name="P64"><text:span text:style-name="T64_1">Make</text:span><text:span text:style-name="T64_2"><text:s/></text:span><text:span text:style-name="T64_3">waste</text:span><text:span text:style-name="T64_4"><text:s/>(</text:span><text:span text:style-name="T64_5">inventory</text:span><text:span text:style-name="T64_6">,<text:s/></text:span><text:span text:style-name="T64_7">hand</text:span><text:span text:style-name="T64_8">-</text:span><text:span text:style-name="T64_9">offs</text:span><text:span text:style-name="T64_10">,<text:s/></text:span><text:span text:style-name="T64_11">waiting</text:span><text:span text:style-name="T64_12">)<text:s/></text:span><text:span text:style-name="T64_13">obvious</text:span></text:p>
        </text:list-item>
      </text:list>
      <text:list text:style-name="LS6" xml:id="list51">
        <text:list-item>
          <text:p text:style-name="P65"><text:span text:style-name="T65_1">Tags</text:span><text:span text:style-name="T65_2"><text:s/></text:span><text:span text:style-name="T65_3">are</text:span><text:span text:style-name="T65_4"><text:s/></text:span><text:span text:style-name="T65_5">nice</text:span><text:span text:style-name="T65_6">,<text:s/></text:span><text:span text:style-name="T65_7">because</text:span><text:span text:style-name="T65_8"><text:s/></text:span><text:span text:style-name="T65_9">they</text:span><text:span text:style-name="T65_10"><text:s/></text:span><text:span text:style-name="T65_11">establish</text:span><text:span text:style-name="T65_12"><text:s/></text:span><text:span text:style-name="T65_13">context</text:span><text:span text:style-name="T65_14">.<text:s/></text:span><text:span text:style-name="T65_15">It</text:span><text:span text:style-name="T65_16">’</text:span><text:span text:style-name="T65_17">s</text:span><text:span text:style-name="T65_18"><text:s/></text:span><text:span text:style-name="T65_19">often</text:span><text:span text:style-name="T65_20"><text:s/></text:span><text:span text:style-name="T65_21">easier</text:span><text:span text:style-name="T65_22"><text:s/></text:span><text:span text:style-name="T65_23">after</text:span><text:span text:style-name="T65_24"><text:s/></text:span><text:span text:style-name="T65_25">fixing</text:span><text:span text:style-name="T65_26"><text:s/></text:span><text:span text:style-name="T65_27">one</text:span><text:span text:style-name="T65_28"><text:s/></text:span><text:span text:style-name="T65_29">bug</text:span><text:span text:style-name="T65_30"><text:s/></text:span><text:span text:style-name="T65_31">to</text:span><text:span text:style-name="T65_32"><text:s/></text:span><text:span text:style-name="T65_33">fix</text:span><text:span text:style-name="T65_34"><text:s/></text:span><text:span text:style-name="T65_35">a</text:span><text:span text:style-name="T65_36"><text:s/></text:span><text:span text:style-name="T65_37">similarly</text:span><text:span text:style-name="T65_38"><text:s/></text:span><text:span text:style-name="T65_39">tagged</text:span><text:span text:style-name="T65_40"><text:s/></text:span><text:span text:style-name="T65_41">bug</text:span><text:span text:style-name="T65_42">.</text:span></text:p>
        </text:list-item>
        <text:list-item>
          <text:p text:style-name="P66"><text:span text:style-name="T66_1">I</text:span><text:span text:style-name="T66_2"><text:s/></text:span><text:span text:style-name="T66_3">don</text:span><text:span text:style-name="T66_4">’</text:span><text:span text:style-name="T66_5">t</text:span><text:span text:style-name="T66_6"><text:s/></text:span><text:span text:style-name="T66_7">use</text:span><text:span text:style-name="T66_8"><text:s/></text:span><text:span text:style-name="T66_9">priorities</text:span><text:span text:style-name="T66_10"><text:s/></text:span><text:span text:style-name="T66_11">for</text:span><text:span text:style-name="T66_12"><text:s/></text:span><text:span text:style-name="T66_13">my</text:span><text:span text:style-name="T66_14"><text:s/></text:span><text:span text:style-name="T66_15">personal</text:span><text:span text:style-name="T66_16"><text:s/></text:span><text:span text:style-name="T66_17">TODOs</text:span><text:span text:style-name="T66_18">.<text:s/></text:span><text:span text:style-name="T66_19">Why</text:span><text:span text:style-name="T66_20"><text:s/></text:span><text:span text:style-name="T66_21">should</text:span><text:span text:style-name="T66_22"><text:s/></text:span><text:span text:style-name="T66_23">a</text:span><text:span text:style-name="T66_24"><text:s/></text:span><text:span text:style-name="T66_25">bug</text:span><text:span text:style-name="T66_26"><text:s/></text:span><text:span text:style-name="T66_27">tracker</text:span><text:span text:style-name="T66_28"><text:s/></text:span><text:span text:style-name="T66_29">have</text:span><text:span text:style-name="T66_30"><text:s/></text:span><text:span text:style-name="T66_31">them</text:span><text:span text:style-name="T66_32">?</text:span></text:p>
          <text:list>
            <text:list-item>
              <text:p text:style-name="P67"><text:span text:style-name="T67_1">Now</text:span><text:span text:style-name="T67_2"><text:s/>/<text:s/></text:span><text:span text:style-name="T67_3">Soon</text:span><text:span text:style-name="T67_4"><text:s/>/<text:s/></text:span><text:span text:style-name="T67_5">Never</text:span></text:p>
            </text:list-item>
          </text:list>
        </text:list-item>
      </text:list>
      <text:list text:style-name="LS4" xml:id="list54">
        <text:list-item>
          <text:p text:style-name="P68"><text:span text:style-name="T68_1">Keyboard</text:span><text:span text:style-name="T68_2"><text:s/></text:span><text:span text:style-name="T68_3">bindings</text:span></text:p>
        </text:list-item>
        <text:list-item>
          <text:p text:style-name="P69"><text:span text:style-name="T69_1">Mass</text:span><text:span text:style-name="T69_2"><text:s/></text:span><text:span text:style-name="T69_3">editing</text:span></text:p>
        </text:list-item>
        <text:list-item>
          <text:p text:style-name="P70"><text:span text:style-name="T70_1">API</text:span><text:span text:style-name="T70_2"><text:s/></text:span><text:span text:style-name="T70_3">with</text:span><text:span text:style-name="T70_4"><text:s/></text:span><text:span text:style-name="T70_5">callbacks</text:span></text:p>
        </text:list-item>
      </text:list>
      <text:h text:style-name="P71" text:outline-level="10"><text:bookmark-start text:name="h.gxnok7a338o"/><text:bookmark-end text:name="h.gxnok7a338o"/><text:span text:style-name="T71_1">&lt;</text:span><text:span text:style-name="T71_2">poolie</text:span><text:span text:style-name="T71_3">&gt;</text:span></text:h>
      <text:list text:style-name="LS7" xml:id="list57">
        <text:list-item>
          <text:p text:style-name="P72"><text:span text:style-name="T72_1">many</text:span><text:span text:style-name="T72_2"><text:s/>(</text:span><text:span text:style-name="T72_3">probably</text:span><text:span text:style-name="T72_4"><text:s/></text:span><text:span text:style-name="T72_5">most</text:span><text:span text:style-name="T72_6">)<text:s/></text:span><text:span text:style-name="T72_7">bugs</text:span><text:span text:style-name="T72_8"><text:s/></text:span><text:span text:style-name="T72_9">won</text:span><text:span text:style-name="T72_10">’</text:span><text:span text:style-name="T72_11">t</text:span><text:span text:style-name="T72_12"><text:s/></text:span><text:span text:style-name="T72_13">get</text:span><text:span text:style-name="T72_14"><text:s/></text:span><text:span text:style-name="T72_15">fixed</text:span><text:span text:style-name="T72_16">;<text:s/></text:span><text:span text:style-name="T72_17">so</text:span><text:span text:style-name="T72_18"><text:s/></text:span><text:span text:style-name="T72_19">avoid</text:span><text:span text:style-name="T72_20"><text:s/></text:span><text:span text:style-name="T72_21">requiring</text:span><text:span text:style-name="T72_22"><text:s/></text:span><text:span text:style-name="T72_23">or</text:span><text:span text:style-name="T72_24"><text:s/></text:span><text:span text:style-name="T72_25">encouraging</text:span><text:span text:style-name="T72_26"><text:s/></text:span><text:span text:style-name="T72_27">developers</text:span><text:span text:style-name="T72_28"><text:s/></text:span><text:span text:style-name="T72_29">to</text:span><text:span text:style-name="T72_30"><text:s/></text:span><text:span text:style-name="T72_31">spend</text:span><text:span text:style-name="T72_32"><text:s/></text:span><text:span text:style-name="T72_33">most</text:span><text:span text:style-name="T72_34"><text:s/></text:span><text:span text:style-name="T72_35">time</text:span><text:span text:style-name="T72_36"><text:s/></text:span><text:span text:style-name="T72_37">on</text:span><text:span text:style-name="T72_38"><text:s/></text:span><text:span text:style-name="T72_39">them</text:span><text:span text:style-name="T72_40">,<text:s/></text:span><text:span text:style-name="T72_41">or</text:span><text:span text:style-name="T72_42"><text:s/></text:span><text:span text:style-name="T72_43">having</text:span><text:span text:style-name="T72_44"><text:s/></text:span><text:span text:style-name="T72_45">them</text:span><text:span text:style-name="T72_46"><text:s/></text:span><text:span text:style-name="T72_47">get</text:span><text:span text:style-name="T72_48"><text:s/></text:span><text:span text:style-name="T72_49">in</text:span><text:span text:style-name="T72_50"><text:s/></text:span><text:span text:style-name="T72_51">the</text:span><text:span text:style-name="T72_52"><text:s/></text:span><text:span text:style-name="T72_53">way</text:span><text:span text:style-name="T72_54">.</text:span></text:p>
        </text:list-item>
        <text:list-item>
          <text:p text:style-name="P73"><text:span text:style-name="T73_1">bugs</text:span><text:span text:style-name="T73_2"><text:s/></text:span><text:span text:style-name="T73_3">should</text:span><text:span text:style-name="T73_4"><text:s/></text:span><text:span text:style-name="T73_5">decay</text:span><text:span text:style-name="T73_6"><text:s/></text:span><text:span text:style-name="T73_7">from</text:span><text:span text:style-name="T73_8"><text:s/></text:span><text:span text:style-name="T73_9">view</text:span><text:span text:style-name="T73_10"><text:s/></text:span><text:span text:style-name="T73_11">if</text:span><text:span text:style-name="T73_12"><text:s/></text:span><text:span text:style-name="T73_13">they</text:span><text:span text:style-name="T73_14"><text:s/></text:span><text:span text:style-name="T73_15">are</text:span><text:span text:style-name="T73_16"><text:s/></text:span><text:span text:style-name="T73_17">not</text:span><text:span text:style-name="T73_18"><text:s/></text:span><text:span text:style-name="T73_19">fixed</text:span><text:span text:style-name="T73_20">,<text:s/></text:span><text:span text:style-name="T73_21">but</text:span><text:span text:style-name="T73_22"><text:s/></text:span><text:span text:style-name="T73_23">still</text:span><text:span text:style-name="T73_24"><text:s/></text:span><text:span text:style-name="T73_25">make</text:span><text:span text:style-name="T73_26"><text:s/></text:span><text:span text:style-name="T73_27">it</text:span><text:span text:style-name="T73_28"><text:s/></text:span><text:span text:style-name="T73_29">possible</text:span><text:span text:style-name="T73_30"><text:s/></text:span><text:span text:style-name="T73_31">to</text:span><text:span text:style-name="T73_32"><text:s/></text:span><text:span text:style-name="T73_33">dig</text:span><text:span text:style-name="T73_34"><text:s/></text:span><text:span text:style-name="T73_35">out</text:span><text:span text:style-name="T73_36"><text:s/></text:span><text:span text:style-name="T73_37">old</text:span><text:span text:style-name="T73_38"><text:s/></text:span><text:span text:style-name="T73_39">bugs</text:span></text:p>
        </text:list-item>
        <text:list-item>
          <text:p text:style-name="P74"><text:span text:style-name="T74_1">good</text:span><text:span text:style-name="T74_2"><text:s/></text:span><text:span text:style-name="T74_3">automatic</text:span><text:span text:style-name="T74_4"><text:s/></text:span><text:span text:style-name="T74_5">dupe</text:span><text:span text:style-name="T74_6">-</text:span><text:span text:style-name="T74_7">finding</text:span><text:span text:style-name="T74_8">,<text:s/></text:span><text:span text:style-name="T74_9">including</text:span><text:span text:style-name="T74_10"><text:s/></text:span><text:span text:style-name="T74_11">retrospectively</text:span><text:span text:style-name="T74_12"><text:s/></text:span><text:span text:style-name="T74_13">or</text:span><text:span text:style-name="T74_14"><text:s/></text:span><text:span text:style-name="T74_15">interactively</text:span><text:span text:style-name="T74_16"><text:s/></text:span><text:span text:style-name="T74_17">hunting</text:span><text:span text:style-name="T74_18"><text:s/></text:span><text:span text:style-name="T74_19">for</text:span><text:span text:style-name="T74_20"><text:s/></text:span><text:span text:style-name="T74_21">dupes</text:span></text:p>
        </text:list-item>
      </text:list>
      <text:p text:style-name="P75"/>
      <text:p text:style-name="P76"><text:span text:style-name="T76_1">&lt;</text:span><text:span text:style-name="T76_2">ttx</text:span><text:span text:style-name="T76_3">&gt;</text:span></text:p>
      <text:list text:style-name="LS8" xml:id="list60">
        <text:list-item>
          <text:p text:style-name="P77"><text:span text:style-name="T77_1">Looking</text:span><text:span text:style-name="T77_2"><text:s/></text:span><text:span text:style-name="T77_3">into</text:span><text:span text:style-name="T77_4"><text:s/></text:span><text:span text:style-name="T77_5">a</text:span><text:span text:style-name="T77_6"><text:s/></text:span><text:span text:style-name="T77_7">new</text:span><text:span text:style-name="T77_8"><text:s/></text:span><text:span text:style-name="T77_9">task</text:span><text:span text:style-name="T77_10"><text:s/></text:span><text:span text:style-name="T77_11">tracker</text:span><text:span text:style-name="T77_12"><text:s/></text:span><text:span text:style-name="T77_13">to</text:span><text:span text:style-name="T77_14"><text:s/></text:span><text:span text:style-name="T77_15">support</text:span><text:span text:style-name="T77_16"><text:s/></text:span><text:span text:style-name="T77_17">OpenStack</text:span><text:span text:style-name="T77_18"><text:s/></text:span><text:span text:style-name="T77_19">needs</text:span><text:span text:style-name="T77_20"><text:s/>(</text:span><text:span text:style-name="T77_21">features</text:span><text:span text:style-name="T77_22"><text:s/>+<text:s/></text:span><text:span text:style-name="T77_23">bugs</text:span><text:span text:style-name="T77_24">)</text:span></text:p>
        </text:list-item>
        <text:list-item>
          <text:p text:style-name="P78"><text:span text:style-name="T78_1">Having</text:span><text:span text:style-name="T78_2"><text:s/></text:span><text:span text:style-name="T78_3">multiple</text:span><text:span text:style-name="T78_4"><text:s/></text:span><text:span text:style-name="T78_5">tasks</text:span><text:span text:style-name="T78_6"><text:s/>(</text:span><text:span text:style-name="T78_7">project</text:span><text:span text:style-name="T78_8"><text:s/>+<text:s/></text:span><text:span text:style-name="T78_9">branch</text:span><text:span text:style-name="T78_10"><text:s/></text:span><text:span text:style-name="T78_11">combination</text:span><text:span text:style-name="T78_12">)<text:s/></text:span><text:span text:style-name="T78_13">within</text:span><text:span text:style-name="T78_14"><text:s/></text:span><text:span text:style-name="T78_15">a</text:span><text:span text:style-name="T78_16"><text:s/></text:span><text:span text:style-name="T78_17">single</text:span><text:span text:style-name="T78_18"><text:s/>“</text:span><text:span text:style-name="T78_19">story</text:span><text:span text:style-name="T78_20">”<text:s/></text:span><text:span text:style-name="T78_21">is</text:span><text:span text:style-name="T78_22"><text:s/></text:span><text:span text:style-name="T78_23">very</text:span><text:span text:style-name="T78_24"><text:s/></text:span><text:span text:style-name="T78_25">useful</text:span><text:span text:style-name="T78_26"><text:s/></text:span><text:span text:style-name="T78_27">to</text:span><text:span text:style-name="T78_28"><text:s/></text:span><text:span text:style-name="T78_29">us</text:span></text:p>
        </text:list-item>
        <text:list-item>
          <text:p text:style-name="P79"><text:span text:style-name="T79_1">Still</text:span><text:span text:style-name="T79_2"><text:s/></text:span><text:span text:style-name="T79_3">interested</text:span><text:span text:style-name="T79_4"><text:s/></text:span><text:span text:style-name="T79_5">in</text:span><text:span text:style-name="T79_6"><text:s/></text:span><text:span text:style-name="T79_7">getting</text:span><text:span text:style-name="T79_8"><text:s/></text:span><text:span text:style-name="T79_9">feature</text:span><text:span text:style-name="T79_10"><text:s/></text:span><text:span text:style-name="T79_11">tracking</text:span><text:span text:style-name="T79_12"><text:s/></text:span><text:span text:style-name="T79_13">in</text:span><text:span text:style-name="T79_14"><text:s/></text:span><text:span text:style-name="T79_15">the</text:span><text:span text:style-name="T79_16"><text:s/></text:span><text:span text:style-name="T79_17">same</text:span><text:span text:style-name="T79_18"><text:s/></text:span><text:span text:style-name="T79_19">framework</text:span><text:span text:style-name="T79_20">,<text:s/></text:span><text:span text:style-name="T79_21">but</text:span><text:span text:style-name="T79_22"><text:s/></text:span><text:span text:style-name="T79_23">not</text:span><text:span text:style-name="T79_24"><text:s/></text:span><text:span text:style-name="T79_25">as</text:span><text:span text:style-name="T79_26"><text:s/></text:span><text:span text:style-name="T79_27">a</text:span><text:span text:style-name="T79_28"><text:s/></text:span><text:span text:style-name="T79_29">wishlist</text:span><text:span text:style-name="T79_30"><text:s/></text:span><text:span text:style-name="T79_31">importance</text:span><text:span text:style-name="T79_32"><text:s/></text:span><text:span text:style-name="T79_33">bug</text:span><text:span text:style-name="T79_34">.<text:s/></text:span><text:span text:style-name="T79_35">Features</text:span><text:span text:style-name="T79_36"><text:s/></text:span><text:span text:style-name="T79_37">can</text:span><text:span text:style-name="T79_38"><text:s/></text:span><text:span text:style-name="T79_39">benefit</text:span><text:span text:style-name="T79_40"><text:s/></text:span><text:span text:style-name="T79_41">from</text:span><text:span text:style-name="T79_42"><text:s/></text:span><text:span text:style-name="T79_43">tasks</text:span><text:span text:style-name="T79_44"><text:s/></text:span><text:span text:style-name="T79_45">too</text:span><text:span text:style-name="T79_46"><text:s/>(</text:span><text:span text:style-name="T79_47">tasks</text:span><text:span text:style-name="T79_48"><text:s/></text:span><text:span text:style-name="T79_49">which</text:span><text:span text:style-name="T79_50"><text:s/></text:span><text:span text:style-name="T79_51">can</text:span><text:span text:style-name="T79_52"><text:s/></text:span><text:span text:style-name="T79_53">affect</text:span><text:span text:style-name="T79_54"><text:s/></text:span><text:span text:style-name="T79_55">multiple</text:span><text:span text:style-name="T79_56"><text:s/></text:span><text:span text:style-name="T79_57">projects</text:span><text:span text:style-name="T79_58">,<text:s/></text:span><text:span text:style-name="T79_59">and</text:span><text:span text:style-name="T79_60"><text:s/></text:span><text:span text:style-name="T79_61">supporting</text:span><text:span text:style-name="T79_62"><text:s/></text:span><text:span text:style-name="T79_63">multiple</text:span><text:span text:style-name="T79_64"><text:s/></text:span><text:span text:style-name="T79_65">items</text:span><text:span text:style-name="T79_66"><text:s/></text:span><text:span text:style-name="T79_67">with</text:span><text:span text:style-name="T79_68"><text:s/></text:span><text:span text:style-name="T79_69">the</text:span><text:span text:style-name="T79_70"><text:s/></text:span><text:span text:style-name="T79_71">same</text:span><text:span text:style-name="T79_72"><text:s/></text:span><text:span text:style-name="T79_73">project</text:span><text:span text:style-name="T79_74"><text:s/>+<text:s/></text:span><text:span text:style-name="T79_75">branch</text:span><text:span text:style-name="T79_76"><text:s/></text:span><text:span text:style-name="T79_77">combination</text:span><text:span text:style-name="T79_78"><text:s/></text:span><text:span text:style-name="T79_79">to</text:span><text:span text:style-name="T79_80"><text:s/></text:span><text:span text:style-name="T79_81">emulate</text:span><text:span text:style-name="T79_82"><text:s/></text:span><text:span text:style-name="T79_83">work</text:span><text:span text:style-name="T79_84"><text:s/></text:span><text:span text:style-name="T79_85">items</text:span><text:span text:style-name="T79_86">)</text:span></text:p>
        </text:list-item>
        <text:list-item>
          <text:p text:style-name="P80"><text:span text:style-name="T80_1">Avoid</text:span><text:span text:style-name="T80_2"><text:s/></text:span><text:span text:style-name="T80_3">inconsistencies</text:span><text:span text:style-name="T80_4"><text:s/>(</text:span><text:span text:style-name="T80_5">bug</text:span><text:span text:style-name="T80_6"><text:s/>‘</text:span><text:span text:style-name="T80_7">triaged</text:span><text:span text:style-name="T80_8">’<text:s/></text:span><text:span text:style-name="T80_9">but</text:span><text:span text:style-name="T80_10"><text:s/></text:span><text:span text:style-name="T80_11">without</text:span><text:span text:style-name="T80_12"><text:s/></text:span><text:span text:style-name="T80_13">an</text:span><text:span text:style-name="T80_14"><text:s/></text:span><text:span text:style-name="T80_15">importance</text:span><text:span text:style-name="T80_16"><text:s/></text:span><text:span text:style-name="T80_17">set</text:span><text:span text:style-name="T80_18">)</text:span></text:p>
        </text:list-item>
        <text:list-item>
          <text:p text:style-name="P81"><text:span text:style-name="T81_1">For</text:span><text:span text:style-name="T81_2"><text:s/></text:span><text:span text:style-name="T81_3">objectives</text:span><text:span text:style-name="T81_4"><text:s/></text:span><text:span text:style-name="T81_5">management</text:span><text:span text:style-name="T81_6">,<text:s/></text:span><text:span text:style-name="T81_7">replacing</text:span><text:span text:style-name="T81_8"><text:s/></text:span><text:span text:style-name="T81_9">series</text:span><text:span text:style-name="T81_10"><text:s/></text:span><text:span text:style-name="T81_11">nominations</text:span><text:span text:style-name="T81_12"><text:s/>(</text:span><text:span text:style-name="T81_13">and</text:span><text:span text:style-name="T81_14"><text:s/></text:span><text:span text:style-name="T81_15">the</text:span><text:span text:style-name="T81_16"><text:s/></text:span><text:span text:style-name="T81_17">confusing</text:span><text:span text:style-name="T81_18"><text:s/></text:span><text:span text:style-name="T81_19">series</text:span><text:span text:style-name="T81_20"><text:s/></text:span><text:span text:style-name="T81_21">goal</text:span><text:span text:style-name="T81_22"><text:s/></text:span><text:span text:style-name="T81_23">vs</text:span><text:span text:style-name="T81_24">.<text:s/></text:span><text:span text:style-name="T81_25">target</text:span><text:span text:style-name="T81_26"><text:s/></text:span><text:span text:style-name="T81_27">milestone</text:span><text:span text:style-name="T81_28">)<text:s/></text:span><text:span text:style-name="T81_29">by</text:span><text:span text:style-name="T81_30"><text:s/></text:span><text:span text:style-name="T81_31">a</text:span><text:span text:style-name="T81_32"><text:s/>“</text:span><text:span text:style-name="T81_33">release</text:span><text:span text:style-name="T81_34"><text:s/></text:span><text:span text:style-name="T81_35">radar</text:span><text:span text:style-name="T81_36">”<text:s/></text:span><text:span text:style-name="T81_37">flag</text:span><text:span text:style-name="T81_38"><text:s/></text:span><text:span text:style-name="T81_39">set</text:span><text:span text:style-name="T81_40"><text:s/></text:span><text:span text:style-name="T81_41">by</text:span><text:span text:style-name="T81_42"><text:s/></text:span><text:span text:style-name="T81_43">drivers</text:span><text:span text:style-name="T81_44">,<text:s/></text:span><text:span text:style-name="T81_45">to</text:span><text:span text:style-name="T81_46"><text:s/></text:span><text:span text:style-name="T81_47">highlight</text:span><text:span text:style-name="T81_48"><text:s/></text:span><text:span text:style-name="T81_49">things</text:span><text:span text:style-name="T81_50"><text:s/></text:span><text:span text:style-name="T81_51">that</text:span><text:span text:style-name="T81_52"><text:s/></text:span><text:span text:style-name="T81_53">should</text:span><text:span text:style-name="T81_54"><text:s/></text:span><text:span text:style-name="T81_55">be</text:span><text:span text:style-name="T81_56"><text:s/></text:span><text:span text:style-name="T81_57">on</text:span><text:span text:style-name="T81_58"><text:s/></text:span><text:span text:style-name="T81_59">release</text:span><text:span text:style-name="T81_60"><text:s/></text:span><text:span text:style-name="T81_61">radar</text:span></text:p>
        </text:list-item>
        <text:list-item>
          <text:p text:style-name="P82"><text:span text:style-name="T82_1">Tasks</text:span><text:span text:style-name="T82_2"><text:s/></text:span><text:span text:style-name="T82_3">can</text:span><text:span text:style-name="T82_4"><text:s/></text:span><text:span text:style-name="T82_5">share</text:span><text:span text:style-name="T82_6"><text:s/></text:span><text:span text:style-name="T82_7">importance</text:span></text:p>
        </text:list-item>
        <text:list-item>
          <text:p text:style-name="P83"><text:span text:style-name="T83_1">More</text:span><text:span text:style-name="T83_2"><text:s/></text:span><text:span text:style-name="T83_3">at</text:span><text:span text:style-name="T83_4"><text:s/></text:span><text:span text:style-name="T83_5">https</text:span><text:span text:style-name="T83_6">://</text:span><text:span text:style-name="T83_7">wiki</text:span><text:span text:style-name="T83_8">.</text:span><text:span text:style-name="T83_9">openstack</text:span><text:span text:style-name="T83_10">.</text:span><text:span text:style-name="T83_11">org</text:span><text:span text:style-name="T83_12">/</text:span><text:span text:style-name="T83_13">wiki</text:span><text:span text:style-name="T83_14">/</text:span><text:span text:style-name="T83_15">Task</text:span><text:span text:style-name="T83_16">_</text:span><text:span text:style-name="T83_17">Tracker</text:span><text:span text:style-name="T83_18">_</text:span><text:span text:style-name="T83_19">Requirements</text:span></text:p>
        </text:list-item>
      </text:list>
      <text:p text:style-name="P84"/>
      <text:h text:style-name="P85" text:outline-level="10"><text:bookmark-start text:name="h.ufq69bhulorg"/><text:bookmark-end text:name="h.ufq69bhulorg"/><text:span text:style-name="T85_1">Work</text:span><text:span text:style-name="T85_2"><text:s/></text:span><text:span text:style-name="T85_3">notes</text:span></text:h>
      <text:list text:style-name="LS9" xml:id="list67">
        <text:list-item>
          <text:p text:style-name="P86"><text:span text:style-name="T86_1">Pay</text:span><text:span text:style-name="T86_2"><text:s/></text:span><text:span text:style-name="T86_3">someone</text:span><text:span text:style-name="T86_4"><text:s/></text:span><text:span text:style-name="T86_5">to</text:span><text:span text:style-name="T86_6"><text:s/></text:span><text:span text:style-name="T86_7">do</text:span><text:span text:style-name="T86_8"><text:s/></text:span><text:span text:style-name="T86_9">visuals</text:span><text:span text:style-name="T86_10">?</text:span></text:p>
        </text:list-item>
        <text:list-item>
          <text:p text:style-name="P87"><text:span text:style-name="T87_1">lifeless</text:span><text:span text:style-name="T87_2"><text:s/></text:span><text:span text:style-name="T87_3">will</text:span><text:span text:style-name="T87_4"><text:s/></text:span><text:span text:style-name="T87_5">do</text:span><text:span text:style-name="T87_6"><text:s/></text:span><text:span text:style-name="T87_7">the</text:span><text:span text:style-name="T87_8"><text:s/></text:span><text:span text:style-name="T87_9">guts</text:span><text:span text:style-name="T87_10"><text:s/></text:span><text:span text:style-name="T87_11">if</text:span><text:span text:style-name="T87_12"><text:s/></text:span><text:span text:style-name="T87_13">someone</text:span><text:span text:style-name="T87_14"><text:s/></text:span><text:span text:style-name="T87_15">else</text:span><text:span text:style-name="T87_16"><text:s/></text:span><text:span text:style-name="T87_17">does</text:span><text:span text:style-name="T87_18"><text:s/></text:span><text:span text:style-name="T87_19">the</text:span><text:span text:style-name="T87_20"><text:s/></text:span><text:span text:style-name="T87_21">HTTP</text:span></text:p>
        </text:list-item>
        <text:list-item>
          <text:p text:style-name="P88"><text:span text:style-name="T88_1">At</text:span><text:span text:style-name="T88_2"><text:s/></text:span><text:span text:style-name="T88_3">least</text:span><text:span text:style-name="T88_4"><text:s/></text:span><text:span text:style-name="T88_5">want</text:span><text:span text:style-name="T88_6"><text:s/></text:span><text:span text:style-name="T88_7">some</text:span><text:span text:style-name="T88_8"><text:s/></text:span><text:span text:style-name="T88_9">people</text:span><text:span text:style-name="T88_10"><text:s/></text:span><text:span text:style-name="T88_11">in</text:span><text:span text:style-name="T88_12"><text:s/></text:span><text:span text:style-name="T88_13">group</text:span><text:span text:style-name="T88_14"><text:s/></text:span><text:span text:style-name="T88_15">who</text:span><text:span text:style-name="T88_16"><text:s/></text:span><text:span text:style-name="T88_17">care</text:span><text:span text:style-name="T88_18"><text:s/></text:span><text:span text:style-name="T88_19">about</text:span><text:span text:style-name="T88_20"><text:s/></text:span><text:span text:style-name="T88_21">upper</text:span><text:span text:style-name="T88_22"><text:s/></text:span><text:span text:style-name="T88_23">layers</text:span><text:span text:style-name="T88_24"><text:s/>/<text:s/></text:span><text:span text:style-name="T88_25">front</text:span><text:span text:style-name="T88_26">-</text:span><text:span text:style-name="T88_27">end</text:span></text:p>
        </text:list-item>
      </text:list>
      <text:p text:style-name="P89"/>
      <text:h text:style-name="P90" text:outline-level="10"><text:bookmark-start text:name="h.dypdlvmg29s3"/><text:bookmark-end text:name="h.dypdlvmg29s3"/><text:span text:style-name="T90_1">Edited</text:span><text:span text:style-name="T90_2"><text:s/></text:span><text:span text:style-name="T90_3">conversations</text:span></text:h>
      <text:h text:style-name="P91" text:outline-level="10"><text:bookmark-start text:name="h.kzof04peajtf"/><text:bookmark-end text:name="h.kzof04peajtf"/><text:span text:style-name="T91_1">WONTFIX</text:span><text:span text:style-name="T91_2">,<text:s/></text:span><text:span text:style-name="T91_3">priorities</text:span><text:span text:style-name="T91_4">,<text:s/></text:span><text:span text:style-name="T91_5">how</text:span><text:span text:style-name="T91_6"><text:s/></text:span><text:span text:style-name="T91_7">bugs</text:span><text:span text:style-name="T91_8"><text:s/></text:span><text:span text:style-name="T91_9">relate</text:span><text:span text:style-name="T91_10"><text:s/></text:span><text:span text:style-name="T91_11">to</text:span><text:span text:style-name="T91_12"><text:s/></text:span><text:span text:style-name="T91_13">code</text:span><text:span text:style-name="T91_14">,<text:s/></text:span><text:span text:style-name="T91_15">federation</text:span></text:h>
      <text:p text:style-name="P92"/>
      <text:p text:style-name="P93"><text:span text:style-name="T93_1">WONTFIX</text:span><text:span text:style-name="T93_2"><text:s/></text:span><text:span text:style-name="T93_3">is</text:span><text:span text:style-name="T93_4"><text:s/></text:span><text:span text:style-name="T93_5">not</text:span><text:span text:style-name="T93_6"><text:s/></text:span><text:span text:style-name="T93_7">a</text:span><text:span text:style-name="T93_8"><text:s/></text:span><text:span text:style-name="T93_9">valid</text:span><text:span text:style-name="T93_10"><text:s/></text:span><text:span text:style-name="T93_11">bug</text:span><text:span text:style-name="T93_12"><text:s/></text:span><text:span text:style-name="T93_13">status</text:span><text:span text:style-name="T93_14"><text:s/></text:span><text:span text:style-name="T93_15">for</text:span><text:span text:style-name="T93_16"><text:s/></text:span><text:span text:style-name="T93_17">open</text:span><text:span text:style-name="T93_18"><text:s/></text:span><text:span text:style-name="T93_19">source</text:span><text:span text:style-name="T93_20"><text:s/></text:span><text:span text:style-name="T93_21">projects</text:span><text:span text:style-name="T93_22">.<text:s text:c="2"/></text:span><text:span text:style-name="T93_23">At</text:span><text:span text:style-name="T93_24"><text:s/></text:span><text:span text:style-name="T93_25">least</text:span><text:span text:style-name="T93_26">,<text:s/></text:span><text:span text:style-name="T93_27">not</text:span><text:span text:style-name="T93_28"><text:s/></text:span><text:span text:style-name="T93_29">the</text:span><text:span text:style-name="T93_30"><text:s/></text:span><text:span text:style-name="T93_31">way</text:span><text:span text:style-name="T93_32"><text:s/></text:span><text:span text:style-name="T93_33">LP</text:span><text:span text:style-name="T93_34"><text:s/></text:span><text:span text:style-name="T93_35">defines</text:span><text:span text:style-name="T93_36"><text:s/></text:span><text:span text:style-name="T93_37">it</text:span><text:span text:style-name="T93_38">.</text:span></text:p>
      <text:p text:style-name="P94"/>
      <text:p text:style-name="P95"><text:span text:style-name="T95_1">There</text:span><text:span text:style-name="T95_2"><text:s/></text:span><text:span text:style-name="T95_3">is</text:span><text:span text:style-name="T95_4"><text:s/></text:span><text:span text:style-name="T95_5">a</text:span><text:span text:style-name="T95_6"><text:s/></text:span><text:span text:style-name="T95_7">WONTFIX</text:span><text:span text:style-name="T95_8">,<text:s/></text:span><text:span text:style-name="T95_9">in</text:span><text:span text:style-name="T95_10"><text:s/></text:span><text:span text:style-name="T95_11">the</text:span><text:span text:style-name="T95_12"><text:s/></text:span><text:span text:style-name="T95_13">sense</text:span><text:span text:style-name="T95_14"><text:s/></text:span><text:span text:style-name="T95_15">that</text:span><text:span text:style-name="T95_16"><text:s/></text:span><text:span text:style-name="T95_17">I</text:span><text:span text:style-name="T95_18"><text:s/></text:span><text:span text:style-name="T95_19">can</text:span><text:span text:style-name="T95_20"><text:s/></text:span><text:span text:style-name="T95_21">say</text:span><text:span text:style-name="T95_22"><text:s/>"</text:span><text:span text:style-name="T95_23">I</text:span><text:span text:style-name="T95_24"><text:s/></text:span><text:span text:style-name="T95_25">will</text:span><text:span text:style-name="T95_26"><text:s/></text:span><text:span text:style-name="T95_27">not</text:span><text:span text:style-name="T95_28"><text:s/></text:span><text:span text:style-name="T95_29">merge</text:span><text:span text:style-name="T95_30"><text:s/></text:span><text:span text:style-name="T95_31">a</text:span><text:span text:style-name="T95_32"><text:s/></text:span><text:span text:style-name="T95_33">change</text:span><text:span text:style-name="T95_34"><text:s/></text:span><text:span text:style-name="T95_35">that</text:span><text:span text:style-name="T95_36"><text:s/></text:span><text:span text:style-name="T95_37">meets</text:span><text:span text:style-name="T95_38"><text:s/></text:span><text:span text:style-name="T95_39">this</text:span><text:span text:style-name="T95_40"><text:s/></text:span><text:span text:style-name="T95_41">use</text:span><text:span text:style-name="T95_42"><text:s/></text:span><text:span text:style-name="T95_43">case</text:span><text:span text:style-name="T95_44"><text:s/></text:span><text:span text:style-name="T95_45">ever</text:span><text:span text:style-name="T95_46">."</text:span></text:p>
      <text:p text:style-name="P96"/>
      <text:p text:style-name="P97"><text:span text:style-name="T97_1">Federation</text:span><text:span text:style-name="T97_2"><text:s/></text:span><text:span text:style-name="T97_3">is</text:span><text:span text:style-name="T97_4"><text:s/></text:span><text:span text:style-name="T97_5">one</text:span><text:span text:style-name="T97_6"><text:s/></text:span><text:span text:style-name="T97_7">answer</text:span><text:span text:style-name="T97_8"><text:s/></text:span><text:span text:style-name="T97_9">to</text:span><text:span text:style-name="T97_10"><text:s/></text:span><text:span text:style-name="T97_11">that</text:span><text:span text:style-name="T97_12"><text:s/></text:span><text:span text:style-name="T97_13">tension</text:span><text:span text:style-name="T97_14"><text:s/>–<text:s/>“</text:span><text:span text:style-name="T97_15">oh</text:span><text:span text:style-name="T97_16"><text:s/></text:span><text:span text:style-name="T97_17">yeah</text:span><text:span text:style-name="T97_18">,<text:s/></text:span><text:span text:style-name="T97_19">well</text:span><text:span text:style-name="T97_20"><text:s/></text:span><text:span text:style-name="T97_21">I</text:span><text:span text:style-name="T97_22"><text:s/></text:span><text:span text:style-name="T97_23">am</text:span><text:span text:style-name="T97_24"><text:s/></text:span><text:span text:style-name="T97_25">publishing</text:span><text:span text:style-name="T97_26"><text:s/></text:span><text:span text:style-name="T97_27">a</text:span><text:span text:style-name="T97_28"><text:s/></text:span><text:span text:style-name="T97_29">tree</text:span><text:span text:style-name="T97_30"><text:s/></text:span><text:span text:style-name="T97_31">that</text:span><text:span text:style-name="T97_32"><text:s/></text:span><text:span text:style-name="T97_33">does</text:span><text:span text:style-name="T97_34"><text:s/></text:span><text:span text:style-name="T97_35">it</text:span><text:span text:style-name="T97_36">”<text:s/>–<text:s/></text:span><text:span text:style-name="T97_37">but</text:span><text:span text:style-name="T97_38"><text:s/></text:span><text:span text:style-name="T97_39">it</text:span><text:span text:style-name="T97_40">’</text:span><text:span text:style-name="T97_41">s</text:span><text:span text:style-name="T97_42"><text:s/></text:span><text:span text:style-name="T97_43">not</text:span><text:span text:style-name="T97_44"><text:s/></text:span><text:span text:style-name="T97_45">a</text:span><text:span text:style-name="T97_46"><text:s/></text:span><text:span text:style-name="T97_47">very</text:span><text:span text:style-name="T97_48"><text:s/></text:span><text:span text:style-name="T97_49">satisfying</text:span><text:span text:style-name="T97_50"><text:s/></text:span><text:span text:style-name="T97_51">answer</text:span><text:span text:style-name="T97_52">.</text:span></text:p>
      <text:h text:style-name="P98" text:outline-level="10"><text:bookmark-start text:name="h.u1rc45iuklb4"/><text:bookmark-end text:name="h.u1rc45iuklb4"/><text:span text:style-name="T98_1">Tie</text:span><text:span text:style-name="T98_2"><text:s/></text:span><text:span text:style-name="T98_3">WONTFIX</text:span><text:span text:style-name="T98_4"><text:s/></text:span><text:span text:style-name="T98_5">to</text:span><text:span text:style-name="T98_6"><text:s/></text:span><text:span text:style-name="T98_7">code</text:span><text:span text:style-name="T98_8">?</text:span></text:h>
      <text:p text:style-name="P99"/>
      <text:p text:style-name="P100"><text:span text:style-name="T100_1">Perhaps</text:span><text:span text:style-name="T100_2"><text:s/></text:span><text:span text:style-name="T100_3">WONTFIX</text:span><text:span text:style-name="T100_4"><text:s/></text:span><text:span text:style-name="T100_5">is</text:span><text:span text:style-name="T100_6"><text:s/></text:span><text:span text:style-name="T100_7">something</text:span><text:span text:style-name="T100_8"><text:s/></text:span><text:span text:style-name="T100_9">that</text:span><text:span text:style-name="T100_10">'</text:span><text:span text:style-name="T100_11">s</text:span><text:span text:style-name="T100_12"><text:s/></text:span><text:span text:style-name="T100_13">specific</text:span><text:span text:style-name="T100_14"><text:s/></text:span><text:span text:style-name="T100_15">to</text:span><text:span text:style-name="T100_16"><text:s/></text:span><text:span text:style-name="T100_17">a</text:span><text:span text:style-name="T100_18"><text:s/></text:span><text:span text:style-name="T100_19">particular</text:span><text:span text:style-name="T100_20"><text:s/></text:span><text:span text:style-name="T100_21">branch</text:span><text:span text:style-name="T100_22"><text:s/></text:span><text:span text:style-name="T100_23">of</text:span><text:span text:style-name="T100_24"><text:s/></text:span><text:span text:style-name="T100_25">the</text:span><text:span text:style-name="T100_26"><text:s/></text:span><text:span text:style-name="T100_27">code</text:span><text:span text:style-name="T100_28">,<text:s/></text:span><text:span text:style-name="T100_29">much</text:span><text:span text:style-name="T100_30"><text:s/></text:span><text:span text:style-name="T100_31">like</text:span><text:span text:style-name="T100_32"><text:s/></text:span><text:span text:style-name="T100_33">a</text:span><text:span text:style-name="T100_34"><text:s/></text:span><text:span text:style-name="T100_35">particular</text:span><text:span text:style-name="T100_36"><text:s/></text:span><text:span text:style-name="T100_37">branch</text:span><text:span text:style-name="T100_38"><text:s/></text:span><text:span text:style-name="T100_39">can</text:span><text:span text:style-name="T100_40"><text:s/></text:span><text:span text:style-name="T100_41">contain</text:span><text:span text:style-name="T100_42"><text:s/></text:span><text:span text:style-name="T100_43">a</text:span><text:span text:style-name="T100_44"><text:s/></text:span><text:span text:style-name="T100_45">fix</text:span><text:span text:style-name="T100_46"><text:s/></text:span><text:span text:style-name="T100_47">for</text:span><text:span text:style-name="T100_48"><text:s/></text:span><text:span text:style-name="T100_49">a</text:span><text:span text:style-name="T100_50"><text:s/></text:span><text:span text:style-name="T100_51">bug</text:span><text:span text:style-name="T100_52">?</text:span></text:p>
      <text:p text:style-name="P101"/>
      <text:p text:style-name="P102"><text:span text:style-name="T102_1">Perhaps</text:span><text:span text:style-name="T102_2"><text:s/></text:span><text:span text:style-name="T102_3">not</text:span><text:span text:style-name="T102_4">.<text:s/></text:span><text:span text:style-name="T102_5">We</text:span><text:span text:style-name="T102_6"><text:s/></text:span><text:span text:style-name="T102_7">have</text:span><text:span text:style-name="T102_8"><text:s/></text:span><text:span text:style-name="T102_9">code</text:span><text:span text:style-name="T102_10"><text:s/></text:span><text:span text:style-name="T102_11">to</text:span><text:span text:style-name="T102_12"><text:s/></text:span><text:span text:style-name="T102_13">MITM</text:span><text:span text:style-name="T102_14"><text:s/></text:span><text:span text:style-name="T102_15">SSL</text:span><text:span text:style-name="T102_16"><text:s/></text:span><text:span text:style-name="T102_17">connections</text:span><text:span text:style-name="T102_18"><text:s/></text:span><text:span text:style-name="T102_19">in</text:span><text:span text:style-name="T102_20"><text:s/></text:span><text:span text:style-name="T102_21">Squid</text:span><text:span text:style-name="T102_22">.<text:s/></text:span><text:span text:style-name="T102_23">If</text:span><text:span text:style-name="T102_24"><text:s/></text:span><text:span text:style-name="T102_25">as</text:span><text:span text:style-name="T102_26"><text:s/></text:span><text:span text:style-name="T102_27">a</text:span><text:span text:style-name="T102_28"><text:s/></text:span><text:span text:style-name="T102_29">project</text:span><text:span text:style-name="T102_30"><text:s/></text:span><text:span text:style-name="T102_31">we</text:span><text:span text:style-name="T102_32"><text:s/></text:span><text:span text:style-name="T102_33">had</text:span><text:span text:style-name="T102_34"><text:s/></text:span><text:span text:style-name="T102_35">said</text:span><text:span text:style-name="T102_36"><text:s/>“</text:span><text:span text:style-name="T102_37">we</text:span><text:span text:style-name="T102_38"><text:s/></text:span><text:span text:style-name="T102_39">consider</text:span><text:span text:style-name="T102_40"><text:s/></text:span><text:span text:style-name="T102_41">this</text:span><text:span text:style-name="T102_42"><text:s/></text:span><text:span text:style-name="T102_43">immoral</text:span><text:span text:style-name="T102_44"><text:s/></text:span><text:span text:style-name="T102_45">and</text:span><text:span text:style-name="T102_46"><text:s/></text:span><text:span text:style-name="T102_47">won</text:span><text:span text:style-name="T102_48">'</text:span><text:span text:style-name="T102_49">t</text:span><text:span text:style-name="T102_50"><text:s/></text:span><text:span text:style-name="T102_51">support</text:span><text:span text:style-name="T102_52"><text:s/></text:span><text:span text:style-name="T102_53">it</text:span><text:span text:style-name="T102_54">”,<text:s/></text:span><text:span text:style-name="T102_55">then</text:span><text:span text:style-name="T102_56"><text:s/></text:span><text:span text:style-name="T102_57">it</text:span><text:span text:style-name="T102_58"><text:s/></text:span><text:span text:style-name="T102_59">might</text:span><text:span text:style-name="T102_60"><text:s/></text:span><text:span text:style-name="T102_61">be</text:span><text:span text:style-name="T102_62"><text:s/></text:span><text:span text:style-name="T102_63">per</text:span><text:span text:style-name="T102_64"><text:s/></text:span><text:span text:style-name="T102_65">branch</text:span><text:span text:style-name="T102_66">,<text:s/></text:span><text:span text:style-name="T102_67">for</text:span><text:span text:style-name="T102_68">-</text:span><text:span text:style-name="T102_69">all</text:span><text:span text:style-name="T102_70"><text:s/></text:span><text:span text:style-name="T102_71">project</text:span><text:span text:style-name="T102_72"><text:s/></text:span><text:span text:style-name="T102_73">official</text:span><text:span text:style-name="T102_74"><text:s/></text:span><text:span text:style-name="T102_75">branches</text:span><text:span text:style-name="T102_76">,<text:s/></text:span><text:span text:style-name="T102_77">and</text:span><text:span text:style-name="T102_78"><text:s/></text:span><text:span text:style-name="T102_79">perhaps</text:span><text:span text:style-name="T102_80"><text:s/></text:span><text:span text:style-name="T102_81">even</text:span><text:span text:style-name="T102_82"><text:s/>'</text:span><text:span text:style-name="T102_83">for</text:span><text:span text:style-name="T102_84"><text:s/></text:span><text:span text:style-name="T102_85">all</text:span><text:span text:style-name="T102_86"><text:s/></text:span><text:span text:style-name="T102_87">branches</text:span><text:span text:style-name="T102_88"><text:s/></text:span><text:span text:style-name="T102_89">hosted</text:span><text:span text:style-name="T102_90"><text:s/></text:span><text:span text:style-name="T102_91">on</text:span><text:span text:style-name="T102_92"><text:s/></text:span><text:span text:style-name="T102_93">project</text:span><text:span text:style-name="T102_94"><text:s/></text:span><text:span text:style-name="T102_95">servers</text:span><text:span text:style-name="T102_96">'.<text:s/></text:span><text:span text:style-name="T102_97">Making</text:span><text:span text:style-name="T102_98"><text:s/></text:span><text:span text:style-name="T102_99">WONTFIX</text:span><text:span text:style-name="T102_100"><text:s/></text:span><text:span text:style-name="T102_101">specific</text:span><text:span text:style-name="T102_102"><text:s/></text:span><text:span text:style-name="T102_103">to</text:span><text:span text:style-name="T102_104"><text:s/></text:span><text:span text:style-name="T102_105">code</text:span><text:span text:style-name="T102_106"><text:s/></text:span><text:span text:style-name="T102_107">would</text:span><text:span text:style-name="T102_108"><text:s/></text:span><text:span text:style-name="T102_109">require</text:span><text:span text:style-name="T102_110"><text:s/></text:span><text:span text:style-name="T102_111">speaking</text:span><text:span text:style-name="T102_112"><text:s/></text:span><text:span text:style-name="T102_113">about</text:span><text:span text:style-name="T102_114"><text:s/></text:span><text:span text:style-name="T102_115">larger</text:span><text:span text:style-name="T102_116"><text:s/></text:span><text:span text:style-name="T102_117">entities</text:span><text:span text:style-name="T102_118"><text:s/></text:span><text:span text:style-name="T102_119">than</text:span><text:span text:style-name="T102_120"><text:s/></text:span><text:span text:style-name="T102_121">just</text:span><text:span text:style-name="T102_122"><text:s/></text:span><text:span text:style-name="T102_123">simple</text:span><text:span text:style-name="T102_124"><text:s/></text:span><text:span text:style-name="T102_125">branches</text:span><text:span text:style-name="T102_126">,<text:s/></text:span><text:span text:style-name="T102_127">which</text:span><text:span text:style-name="T102_128"><text:s/></text:span><text:span text:style-name="T102_129">complicates</text:span><text:span text:style-name="T102_130"><text:s/></text:span><text:span text:style-name="T102_131">things</text:span><text:span text:style-name="T102_132">.</text:span></text:p>
      <text:p text:style-name="P103"/>
      <text:p text:style-name="P104"><text:span text:style-name="T104_1">Bug</text:span><text:span text:style-name="T104_2"><text:s/></text:span><text:span text:style-name="T104_3">reports</text:span><text:span text:style-name="T104_4"><text:s/></text:span><text:span text:style-name="T104_5">might</text:span><text:span text:style-name="T104_6"><text:s/></text:span><text:span text:style-name="T104_7">talk</text:span><text:span text:style-name="T104_8"><text:s/></text:span><text:span text:style-name="T104_9">about</text:span><text:span text:style-name="T104_10"><text:s/></text:span><text:span text:style-name="T104_11">a</text:span><text:span text:style-name="T104_12"><text:s/></text:span><text:span text:style-name="T104_13">branch</text:span><text:span text:style-name="T104_14">,<text:s/></text:span><text:span text:style-name="T104_15">or</text:span><text:span text:style-name="T104_16"><text:s/></text:span><text:span text:style-name="T104_17">a</text:span><text:span text:style-name="T104_18"><text:s/></text:span><text:span text:style-name="T104_19">project</text:span><text:span text:style-name="T104_20">,<text:s/></text:span><text:span text:style-name="T104_21">or</text:span><text:span text:style-name="T104_22"><text:s/></text:span><text:span text:style-name="T104_23">an</text:span><text:span text:style-name="T104_24"><text:s/></text:span><text:span text:style-name="T104_25">effort</text:span><text:span text:style-name="T104_26"><text:s/>–<text:s/></text:span><text:span text:style-name="T104_27">it</text:span><text:span text:style-name="T104_28">'</text:span><text:span text:style-name="T104_29">s</text:span><text:span text:style-name="T104_30"><text:s/></text:span><text:span text:style-name="T104_31">fluffy</text:span><text:span text:style-name="T104_32">.<text:s/></text:span><text:span text:style-name="T104_33">Is</text:span><text:span text:style-name="T104_34"><text:s/></text:span><text:span text:style-name="T104_35">binding</text:span><text:span text:style-name="T104_36"><text:s/></text:span><text:span text:style-name="T104_37">them</text:span><text:span text:style-name="T104_38"><text:s/></text:span><text:span text:style-name="T104_39">together</text:span><text:span text:style-name="T104_40"><text:s/></text:span><text:span text:style-name="T104_41">necessary</text:span><text:span text:style-name="T104_42"><text:s/></text:span><text:span text:style-name="T104_43">to</text:span><text:span text:style-name="T104_44"><text:s/></text:span><text:span text:style-name="T104_45">talk</text:span><text:span text:style-name="T104_46"><text:s/></text:span><text:span text:style-name="T104_47">about</text:span><text:span text:style-name="T104_48"><text:s/></text:span><text:span text:style-name="T104_49">WONTFIX</text:span><text:span text:style-name="T104_50">?<text:s/></text:span><text:span text:style-name="T104_51">No</text:span><text:span text:style-name="T104_52">.</text:span></text:p>
      <text:h text:style-name="P105" text:outline-level="10"><text:bookmark-start text:name="h.nx1ybi2nxc53"/><text:bookmark-end text:name="h.nx1ybi2nxc53"/><text:span text:style-name="T105_1">Track</text:span><text:span text:style-name="T105_2"><text:s/></text:span><text:span text:style-name="T105_3">everyone</text:span><text:span text:style-name="T105_4">’</text:span><text:span text:style-name="T105_5">s</text:span><text:span text:style-name="T105_6"><text:s/></text:span><text:span text:style-name="T105_7">priorities</text:span></text:h>
      <text:p text:style-name="P106"><text:span text:style-name="T106_1">Perhaps</text:span><text:span text:style-name="T106_2"><text:s/></text:span><text:span text:style-name="T106_3">then</text:span><text:span text:style-name="T106_4"><text:s/></text:span><text:span text:style-name="T106_5">we</text:span><text:span text:style-name="T106_6"><text:s/></text:span><text:span text:style-name="T106_7">should</text:span><text:span text:style-name="T106_8"><text:s/></text:span><text:span text:style-name="T106_9">explicitly</text:span><text:span text:style-name="T106_10"><text:s/></text:span><text:span text:style-name="T106_11">track</text:span><text:span text:style-name="T106_12"><text:s/></text:span><text:span text:style-name="T106_13">everyone</text:span><text:span text:style-name="T106_14">’</text:span><text:span text:style-name="T106_15">s</text:span><text:span text:style-name="T106_16"><text:s/></text:span><text:span text:style-name="T106_17">priorities</text:span><text:span text:style-name="T106_18"><text:s/></text:span><text:span text:style-name="T106_19">and</text:span><text:span text:style-name="T106_20"><text:s/></text:span><text:span text:style-name="T106_21">present</text:span><text:span text:style-name="T106_22"><text:s/></text:span><text:span text:style-name="T106_23">an</text:span><text:span text:style-name="T106_24"><text:s/></text:span><text:span text:style-name="T106_25">aggregate</text:span><text:span text:style-name="T106_26">?</text:span></text:p>
      <text:h text:style-name="P107" text:outline-level="10"><text:bookmark-start text:name="h.kw2vhikk6u1z"/><text:bookmark-end text:name="h.kw2vhikk6u1z"/><text:span text:style-name="T107_1">Interesting</text:span><text:span text:style-name="T107_2"><text:s/></text:span><text:span text:style-name="T107_3">actors</text:span><text:span text:style-name="T107_4"><text:s/></text:span><text:span text:style-name="T107_5">in</text:span><text:span text:style-name="T107_6"><text:s/></text:span><text:span text:style-name="T107_7">a</text:span><text:span text:style-name="T107_8"><text:s/></text:span><text:span text:style-name="T107_9">bug</text:span><text:span text:style-name="T107_10"><text:s/></text:span><text:span text:style-name="T107_11">report</text:span></text:h>
      <text:list text:style-name="LS10" xml:id="list70">
        <text:list-item>
          <text:p text:style-name="P108"><text:span text:style-name="T108_1">a</text:span><text:span text:style-name="T108_2"><text:s/></text:span><text:span text:style-name="T108_3">user</text:span></text:p>
        </text:list-item>
        <text:list-item>
          <text:p text:style-name="P109"><text:span text:style-name="T109_1">some</text:span><text:span text:style-name="T109_2"><text:s/></text:span><text:span text:style-name="T109_3">users</text:span></text:p>
        </text:list-item>
        <text:list-item>
          <text:p text:style-name="P110"><text:span text:style-name="T110_1">a</text:span><text:span text:style-name="T110_2"><text:s/></text:span><text:span text:style-name="T110_3">volunteer</text:span></text:p>
        </text:list-item>
        <text:list-item>
          <text:p text:style-name="P111"><text:span text:style-name="T111_1">some</text:span><text:span text:style-name="T111_2"><text:s/></text:span><text:span text:style-name="T111_3">volunteers</text:span></text:p>
        </text:list-item>
        <text:list-item>
          <text:p text:style-name="P112"><text:span text:style-name="T112_1">the</text:span><text:span text:style-name="T112_2"><text:s/></text:span><text:span text:style-name="T112_3">project</text:span></text:p>
        </text:list-item>
      </text:list>
      <text:p text:style-name="P113"/>
      <text:p text:style-name="P114"><text:span text:style-name="T114_1">Consider</text:span><text:span text:style-name="T114_2"><text:s/></text:span><text:span text:style-name="T114_3">a</text:span><text:span text:style-name="T114_4"><text:s/></text:span><text:span text:style-name="T114_5">project</text:span><text:span text:style-name="T114_6"><text:s/></text:span><text:span text:style-name="T114_7">member</text:span><text:span text:style-name="T114_8">.<text:s/></text:span><text:span text:style-name="T114_9">The</text:span><text:span text:style-name="T114_10"><text:s/></text:span><text:span text:style-name="T114_11">project</text:span><text:span text:style-name="T114_12"><text:s/></text:span><text:span text:style-name="T114_13">likely</text:span><text:span text:style-name="T114_14"><text:s/></text:span><text:span text:style-name="T114_15">has</text:span><text:span text:style-name="T114_16"><text:s/></text:span><text:span text:style-name="T114_17">some</text:span><text:span text:style-name="T114_18"><text:s/></text:span><text:span text:style-name="T114_19">a</text:span><text:span text:style-name="T114_20"><text:s/></text:span><text:span text:style-name="T114_21">priori</text:span><text:span text:style-name="T114_22"><text:s/></text:span><text:span text:style-name="T114_23">agenda</text:span><text:span text:style-name="T114_24"><text:s/>(</text:span><text:span text:style-name="T114_25">whether</text:span><text:span text:style-name="T114_26"><text:s/></text:span><text:span text:style-name="T114_27">commercial</text:span><text:span text:style-name="T114_28"><text:s/></text:span><text:span text:style-name="T114_29">like</text:span><text:span text:style-name="T114_30"><text:s/></text:span><text:span text:style-name="T114_31">LP</text:span><text:span text:style-name="T114_32"><text:s/></text:span><text:span text:style-name="T114_33">itself</text:span><text:span text:style-name="T114_34">,<text:s/></text:span><text:span text:style-name="T114_35">or</text:span><text:span text:style-name="T114_36"><text:s/></text:span><text:span text:style-name="T114_37">opinionated</text:span><text:span text:style-name="T114_38">,<text:s/></text:span><text:span text:style-name="T114_39">like</text:span><text:span text:style-name="T114_40"><text:s/></text:span><text:span text:style-name="T114_41">testtools</text:span><text:span text:style-name="T114_42">)<text:s text:c="2"/></text:span><text:span text:style-name="T114_43">A</text:span><text:span text:style-name="T114_44"><text:s/></text:span><text:span text:style-name="T114_45">project</text:span><text:span text:style-name="T114_46"><text:s/></text:span><text:span text:style-name="T114_47">member</text:span><text:span text:style-name="T114_48"><text:s/></text:span><text:span text:style-name="T114_49">may</text:span><text:span text:style-name="T114_50"><text:s/></text:span><text:span text:style-name="T114_51">well</text:span><text:span text:style-name="T114_52"><text:s/></text:span><text:span text:style-name="T114_53">want</text:span><text:span text:style-name="T114_54"><text:s/></text:span><text:span text:style-name="T114_55">to</text:span><text:span text:style-name="T114_56"><text:s/></text:span><text:span text:style-name="T114_57">track</text:span><text:span text:style-name="T114_58"><text:s/></text:span><text:span text:style-name="T114_59">both</text:span><text:span text:style-name="T114_60"><text:s/></text:span><text:span text:style-name="T114_61">personal</text:span><text:span text:style-name="T114_62"><text:s/></text:span><text:span text:style-name="T114_63">interests</text:span><text:span text:style-name="T114_64"><text:s/></text:span><text:span text:style-name="T114_65">and</text:span><text:span text:style-name="T114_66"><text:s/></text:span><text:span text:style-name="T114_67">project</text:span><text:span text:style-name="T114_68"><text:s/></text:span><text:span text:style-name="T114_69">interests</text:span><text:span text:style-name="T114_70">.<text:s/>(</text:span><text:span text:style-name="T114_71">NB</text:span><text:span text:style-name="T114_72">:<text:s/></text:span><text:span text:style-name="T114_73">I</text:span><text:span text:style-name="T114_74">'</text:span><text:span text:style-name="T114_75">m</text:span><text:span text:style-name="T114_76"><text:s/></text:span><text:span text:style-name="T114_77">not</text:span><text:span text:style-name="T114_78"><text:s/></text:span><text:span text:style-name="T114_79">strictly</text:span><text:span text:style-name="T114_80"><text:s/></text:span><text:span text:style-name="T114_81">talking</text:span><text:span text:style-name="T114_82"><text:s/></text:span><text:span text:style-name="T114_83">priorities</text:span><text:span text:style-name="T114_84"><text:s/></text:span><text:span text:style-name="T114_85">here</text:span><text:span text:style-name="T114_86">.)</text:span></text:p>
      <text:p text:style-name="P115"/>
      <text:p text:style-name="P116"><text:span text:style-name="T116_1">Consider</text:span><text:span text:style-name="T116_2"><text:s/></text:span><text:span text:style-name="T116_3">a</text:span><text:span text:style-name="T116_4"><text:s/></text:span><text:span text:style-name="T116_5">user</text:span><text:span text:style-name="T116_6">.<text:s text:c="2"/></text:span><text:span text:style-name="T116_7">They</text:span><text:span text:style-name="T116_8"><text:s/></text:span><text:span text:style-name="T116_9">probably</text:span><text:span text:style-name="T116_10"><text:s/></text:span><text:span text:style-name="T116_11">don</text:span><text:span text:style-name="T116_12">'</text:span><text:span text:style-name="T116_13">t</text:span><text:span text:style-name="T116_14"><text:s/></text:span><text:span text:style-name="T116_15">want</text:span><text:span text:style-name="T116_16"><text:s/></text:span><text:span text:style-name="T116_17">to</text:span><text:span text:style-name="T116_18"><text:s/></text:span><text:span text:style-name="T116_19">track</text:span><text:span text:style-name="T116_20"><text:s/></text:span><text:span text:style-name="T116_21">anything</text:span><text:span text:style-name="T116_22">,<text:s/></text:span><text:span text:style-name="T116_23">but</text:span><text:span text:style-name="T116_24"><text:s/></text:span><text:span text:style-name="T116_25">they</text:span><text:span text:style-name="T116_26"><text:s/></text:span><text:span text:style-name="T116_27">want</text:span><text:span text:style-name="T116_28"><text:s/></text:span><text:span text:style-name="T116_29">to</text:span><text:span text:style-name="T116_30"><text:s/></text:span><text:span text:style-name="T116_31">know</text:span><text:span text:style-name="T116_32"><text:s/></text:span><text:span text:style-name="T116_33">if</text:span><text:span text:style-name="T116_34"><text:s/>*</text:span><text:span text:style-name="T116_35">anyone</text:span><text:span text:style-name="T116_36">*<text:s/></text:span><text:span text:style-name="T116_37">has</text:span><text:span text:style-name="T116_38"><text:s/></text:span><text:span text:style-name="T116_39">decided</text:span><text:span text:style-name="T116_40"><text:s/></text:span><text:span text:style-name="T116_41">they</text:span><text:span text:style-name="T116_42"><text:s/></text:span><text:span text:style-name="T116_43">will</text:span><text:span text:style-name="T116_44"><text:s/></text:span><text:span text:style-name="T116_45">do</text:span><text:span text:style-name="T116_46"><text:s/></text:span><text:span text:style-name="T116_47">this</text:span><text:span text:style-name="T116_48"><text:s/></text:span><text:span text:style-name="T116_49">thing</text:span><text:span text:style-name="T116_50"><text:s/></text:span><text:span text:style-name="T116_51">so</text:span><text:span text:style-name="T116_52"><text:s/></text:span><text:span text:style-name="T116_53">they</text:span><text:span text:style-name="T116_54"><text:s/></text:span><text:span text:style-name="T116_55">want</text:span><text:span text:style-name="T116_56"><text:s/>[</text:span><text:span text:style-name="T116_57">queue</text:span><text:span text:style-name="T116_58"><text:s/></text:span><text:span text:style-name="T116_59">depth</text:span><text:span text:style-name="T116_60"><text:s/></text:span><text:span text:style-name="T116_61">in</text:span><text:span text:style-name="T116_62"><text:s/></text:span><text:span text:style-name="T116_63">days</text:span><text:span text:style-name="T116_64"><text:s/></text:span><text:span text:style-name="T116_65">for</text:span><text:span text:style-name="T116_66"><text:s/></text:span><text:span text:style-name="T116_67">this</text:span><text:span text:style-name="T116_68"><text:s/></text:span><text:span text:style-name="T116_69">bug</text:span><text:span text:style-name="T116_70"><text:s/></text:span><text:span text:style-name="T116_71">to</text:span><text:span text:style-name="T116_72"><text:s/></text:span><text:span text:style-name="T116_73">be</text:span><text:span text:style-name="T116_74"><text:s/></text:span><text:span text:style-name="T116_75">what</text:span><text:span text:style-name="T116_76"><text:s/></text:span><text:span text:style-name="T116_77">someone</text:span><text:span text:style-name="T116_78"><text:s/></text:span><text:span text:style-name="T116_79">is</text:span><text:span text:style-name="T116_80"><text:s/></text:span><text:span text:style-name="T116_81">hacking</text:span><text:span text:style-name="T116_82"><text:s/></text:span><text:span text:style-name="T116_83">on</text:span><text:span text:style-name="T116_84">].</text:span></text:p>
      <text:p text:style-name="P117"/>
      <text:p text:style-name="P118"><text:span text:style-name="T118_1">Consider</text:span><text:span text:style-name="T118_2"><text:s/></text:span><text:span text:style-name="T118_3">the</text:span><text:span text:style-name="T118_4"><text:s/></text:span><text:span text:style-name="T118_5">project</text:span><text:span text:style-name="T118_6"><text:s/></text:span><text:span text:style-name="T118_7">again</text:span><text:span text:style-name="T118_8">.<text:s text:c="2"/></text:span><text:span text:style-name="T118_9">Beyond</text:span><text:span text:style-name="T118_10"><text:s/></text:span><text:span text:style-name="T118_11">or</text:span><text:span text:style-name="T118_12"><text:s/></text:span><text:span text:style-name="T118_13">complementary</text:span><text:span text:style-name="T118_14"><text:s/></text:span><text:span text:style-name="T118_15">to</text:span><text:span text:style-name="T118_16"><text:s/></text:span><text:span text:style-name="T118_17">its</text:span><text:span text:style-name="T118_18"><text:s/></text:span><text:span text:style-name="T118_19">a</text:span><text:span text:style-name="T118_20"><text:s/></text:span><text:span text:style-name="T118_21">priori</text:span><text:span text:style-name="T118_22"><text:s/></text:span><text:span text:style-name="T118_23">agenda</text:span><text:span text:style-name="T118_24">,<text:s/></text:span><text:span text:style-name="T118_25">it</text:span><text:span text:style-name="T118_26"><text:s/></text:span><text:span text:style-name="T118_27">may</text:span><text:span text:style-name="T118_28"><text:s/></text:span><text:span text:style-name="T118_29">well</text:span><text:span text:style-name="T118_30"><text:s/></text:span><text:span text:style-name="T118_31">want</text:span><text:span text:style-name="T118_32"><text:s/></text:span><text:span text:style-name="T118_33">to</text:span><text:span text:style-name="T118_34"><text:s/></text:span><text:span text:style-name="T118_35">know</text:span><text:span text:style-name="T118_36"><text:s/></text:span><text:span text:style-name="T118_37">what</text:span><text:span text:style-name="T118_38"><text:s/></text:span><text:span text:style-name="T118_39">things</text:span><text:span text:style-name="T118_40"><text:s/></text:span><text:span text:style-name="T118_41">are</text:span><text:span text:style-name="T118_42"><text:s/></text:span><text:span text:style-name="T118_43">most</text:span><text:span text:style-name="T118_44"><text:s/></text:span><text:span text:style-name="T118_45">frustrating</text:span><text:span text:style-name="T118_46"><text:s/></text:span><text:span text:style-name="T118_47">to</text:span><text:span text:style-name="T118_48"><text:s/></text:span><text:span text:style-name="T118_49">its</text:span><text:span text:style-name="T118_50"><text:s/></text:span><text:span text:style-name="T118_51">user</text:span><text:span text:style-name="T118_52"><text:s/></text:span><text:span text:style-name="T118_53">base</text:span><text:span text:style-name="T118_54">.<text:s text:c="2"/></text:span><text:span text:style-name="T118_55">Which</text:span><text:span text:style-name="T118_56"><text:s/></text:span><text:span text:style-name="T118_57">is</text:span><text:span text:style-name="T118_58"><text:s/></text:span><text:span text:style-name="T118_59">where</text:span><text:span text:style-name="T118_60"><text:s/></text:span><text:span text:style-name="T118_61">tracking</text:span><text:span text:style-name="T118_62"><text:s/></text:span><text:span text:style-name="T118_63">incident</text:span><text:span text:style-name="T118_64"><text:s/></text:span><text:span text:style-name="T118_65">rates</text:span><text:span text:style-name="T118_66"><text:s/>[</text:span><text:span text:style-name="T118_67">for</text:span><text:span text:style-name="T118_68"><text:s/></text:span><text:span text:style-name="T118_69">crashes</text:span><text:span text:style-name="T118_70">]<text:s/></text:span><text:span text:style-name="T118_71">and</text:span><text:span text:style-name="T118_72"><text:s/></text:span><text:span text:style-name="T118_73">reporting</text:span><text:span text:style-name="T118_74"><text:s/></text:span><text:span text:style-name="T118_75">rates</text:span><text:span text:style-name="T118_76"><text:s/>[</text:span><text:span text:style-name="T118_77">for</text:span><text:span text:style-name="T118_78"><text:s/></text:span><text:span text:style-name="T118_79">frequently</text:span><text:span text:style-name="T118_80"><text:s/></text:span><text:span text:style-name="T118_81">requested</text:span><text:span text:style-name="T118_82"><text:s/></text:span><text:span text:style-name="T118_83">dups</text:span><text:span text:style-name="T118_84">],<text:s/></text:span><text:span text:style-name="T118_85">and</text:span><text:span text:style-name="T118_86"><text:s/>'</text:span><text:span text:style-name="T118_87">me</text:span><text:span text:style-name="T118_88"><text:s/></text:span><text:span text:style-name="T118_89">wants</text:span><text:span text:style-name="T118_90"><text:s/></text:span><text:span text:style-name="T118_91">it</text:span><text:span text:style-name="T118_92"><text:s/></text:span><text:span text:style-name="T118_93">too</text:span><text:span text:style-name="T118_94">'<text:s/></text:span><text:span text:style-name="T118_95">etc</text:span><text:span text:style-name="T118_96"><text:s/></text:span><text:span text:style-name="T118_97">data</text:span><text:span text:style-name="T118_98">.</text:span></text:p>
      <text:p text:style-name="P119"/>
      <text:p text:style-name="P120"><text:span text:style-name="T120_1">Do</text:span><text:span text:style-name="T120_2"><text:s/></text:span><text:span text:style-name="T120_3">I</text:span><text:span text:style-name="T120_4"><text:s/></text:span><text:span text:style-name="T120_5">want</text:span><text:span text:style-name="T120_6"><text:s/></text:span><text:span text:style-name="T120_7">to</text:span><text:span text:style-name="T120_8"><text:s/></text:span><text:span text:style-name="T120_9">track</text:span><text:span text:style-name="T120_10"><text:s/></text:span><text:span text:style-name="T120_11">every</text:span><text:span text:style-name="T120_12"><text:s/></text:span><text:span text:style-name="T120_13">users</text:span><text:span text:style-name="T120_14"><text:s/></text:span><text:span text:style-name="T120_15">priority</text:span><text:span text:style-name="T120_16"><text:s/></text:span><text:span text:style-name="T120_17">on</text:span><text:span text:style-name="T120_18"><text:s/></text:span><text:span text:style-name="T120_19">every</text:span><text:span text:style-name="T120_20"><text:s/></text:span><text:span text:style-name="T120_21">bug</text:span><text:span text:style-name="T120_22"><text:s/></text:span><text:span text:style-name="T120_23">in</text:span><text:span text:style-name="T120_24"><text:s/></text:span><text:span text:style-name="T120_25">every</text:span><text:span text:style-name="T120_26"><text:s/></text:span><text:span text:style-name="T120_27">project</text:span><text:span text:style-name="T120_28">?<text:s/></text:span><text:span text:style-name="T120_29">Probably</text:span><text:span text:style-name="T120_30">.</text:span></text:p>
      <text:p text:style-name="P121"><text:span text:style-name="T121_1">Do</text:span><text:span text:style-name="T121_2"><text:s/></text:span><text:span text:style-name="T121_3">I</text:span><text:span text:style-name="T121_4"><text:s/></text:span><text:span text:style-name="T121_5">want</text:span><text:span text:style-name="T121_6"><text:s/></text:span><text:span text:style-name="T121_7">to</text:span><text:span text:style-name="T121_8"><text:s/></text:span><text:span text:style-name="T121_9">show</text:span><text:span text:style-name="T121_10"><text:s/></text:span><text:span text:style-name="T121_11">it</text:span><text:span text:style-name="T121_12"><text:s/></text:span><text:span text:style-name="T121_13">as</text:span><text:span text:style-name="T121_14"><text:s/></text:span><text:span text:style-name="T121_15">that</text:span><text:span text:style-name="T121_16">?<text:s/></text:span><text:span text:style-name="T121_17">Hell</text:span><text:span text:style-name="T121_18"><text:s/></text:span><text:span text:style-name="T121_19">no</text:span><text:span text:style-name="T121_20">.</text:span></text:p>
      <text:p text:style-name="P122"/>
      <text:p text:style-name="P123"><text:span text:style-name="T123_1">For</text:span><text:span text:style-name="T123_2"><text:s/></text:span><text:span text:style-name="T123_3">instance</text:span><text:span text:style-name="T123_4">,<text:s/></text:span><text:span text:style-name="T123_5">on</text:span><text:span text:style-name="T123_6"><text:s/></text:span><text:span text:style-name="T123_7">openstack</text:span><text:span text:style-name="T123_8">,<text:s/></text:span><text:span text:style-name="T123_9">it</text:span><text:span text:style-name="T123_10"><text:s/></text:span><text:span text:style-name="T123_11">would</text:span><text:span text:style-name="T123_12"><text:s/></text:span><text:span text:style-name="T123_13">be</text:span><text:span text:style-name="T123_14"><text:s/></text:span><text:span text:style-name="T123_15">awesome</text:span><text:span text:style-name="T123_16"><text:s/></text:span><text:span text:style-name="T123_17">if</text:span><text:span text:style-name="T123_18"><text:s/></text:span><text:span text:style-name="T123_19">companies</text:span><text:span text:style-name="T123_20"><text:s/></text:span><text:span text:style-name="T123_21">like</text:span><text:span text:style-name="T123_22"><text:s/></text:span><text:span text:style-name="T123_23">HP</text:span><text:span text:style-name="T123_24"><text:s/></text:span><text:span text:style-name="T123_25">that</text:span><text:span text:style-name="T123_26"><text:s/></text:span><text:span text:style-name="T123_27">have</text:span><text:span text:style-name="T123_28"><text:s/></text:span><text:span text:style-name="T123_29">their</text:span><text:span text:style-name="T123_30"><text:s/></text:span><text:span text:style-name="T123_31">own</text:span><text:span text:style-name="T123_32"><text:s/></text:span><text:span text:style-name="T123_33">priorities</text:span><text:span text:style-name="T123_34"><text:s/></text:span><text:span text:style-name="T123_35">could</text:span><text:span text:style-name="T123_36"><text:s/></text:span><text:span text:style-name="T123_37">just</text:span><text:span text:style-name="T123_38"><text:s/></text:span><text:span text:style-name="T123_39">mark</text:span><text:span text:style-name="T123_40"><text:s/></text:span><text:span text:style-name="T123_41">up</text:span><text:span text:style-name="T123_42"><text:s/></text:span><text:span text:style-name="T123_43">the</text:span><text:span text:style-name="T123_44"><text:s/></text:span><text:span text:style-name="T123_45">main</text:span><text:span text:style-name="T123_46"><text:s/></text:span><text:span text:style-name="T123_47">with</text:span><text:span text:style-name="T123_48"><text:s/></text:span><text:span text:style-name="T123_49">all</text:span><text:span text:style-name="T123_50"><text:s/></text:span><text:span text:style-name="T123_51">their</text:span><text:span text:style-name="T123_52"><text:s/></text:span><text:span text:style-name="T123_53">desires</text:span><text:span text:style-name="T123_54"><text:s/></text:span><text:span text:style-name="T123_55">without</text:span><text:span text:style-name="T123_56"><text:s/></text:span><text:span text:style-name="T123_57">conflicting</text:span><text:span text:style-name="T123_58"><text:s/></text:span><text:span text:style-name="T123_59">with</text:span><text:span text:style-name="T123_60"><text:s/>'</text:span><text:span text:style-name="T123_61">the</text:span><text:span text:style-name="T123_62"><text:s/></text:span><text:span text:style-name="T123_63">project</text:span><text:span text:style-name="T123_64">'<text:s/></text:span><text:span text:style-name="T123_65">view</text:span><text:span text:style-name="T123_66"><text:s/></text:span><text:span text:style-name="T123_67">of</text:span><text:span text:style-name="T123_68"><text:s/></text:span><text:span text:style-name="T123_69">the</text:span><text:span text:style-name="T123_70"><text:s/></text:span><text:span text:style-name="T123_71">world</text:span><text:span text:style-name="T123_72">.</text:span></text:p>
      <text:p text:style-name="P124"/>
      <text:p text:style-name="P125"><text:span text:style-name="T125_1">Federation</text:span><text:span text:style-name="T125_2"><text:s/></text:span><text:span text:style-name="T125_3">says</text:span><text:span text:style-name="T125_4"><text:s/>'</text:span><text:span text:style-name="T125_5">HP</text:span><text:span text:style-name="T125_6"><text:s/></text:span><text:span text:style-name="T125_7">should</text:span><text:span text:style-name="T125_8"><text:s/></text:span><text:span text:style-name="T125_9">have</text:span><text:span text:style-name="T125_10"><text:s/></text:span><text:span text:style-name="T125_11">their</text:span><text:span text:style-name="T125_12"><text:s/></text:span><text:span text:style-name="T125_13">own</text:span><text:span text:style-name="T125_14"><text:s/></text:span><text:span text:style-name="T125_15">private</text:span><text:span text:style-name="T125_16"><text:s/></text:span><text:span text:style-name="T125_17">tracker</text:span><text:span text:style-name="T125_18">',<text:s/></text:span><text:span text:style-name="T125_19">but</text:span><text:span text:style-name="T125_20"><text:s/></text:span><text:span text:style-name="T125_21">it</text:span><text:span text:style-name="T125_22">'</text:span><text:span text:style-name="T125_23">s</text:span><text:span text:style-name="T125_24"><text:s/></text:span><text:span text:style-name="T125_25">unsatisfying</text:span><text:span text:style-name="T125_26"><text:s/></text:span><text:span text:style-name="T125_27">because</text:span><text:span text:style-name="T125_28"><text:s/></text:span><text:span text:style-name="T125_29">unless</text:span><text:span text:style-name="T125_30"><text:s/></text:span><text:span text:style-name="T125_31">you</text:span><text:span text:style-name="T125_32"><text:s/></text:span><text:span text:style-name="T125_33">have</text:span><text:span text:style-name="T125_34"><text:s/></text:span><text:span text:style-name="T125_35">bi</text:span><text:span text:style-name="T125_36">-</text:span><text:span text:style-name="T125_37">di</text:span><text:span text:style-name="T125_38"><text:s/></text:span><text:span text:style-name="T125_39">sync</text:span><text:span text:style-name="T125_40"><text:s/></text:span><text:span text:style-name="T125_41">you</text:span><text:span text:style-name="T125_42"><text:s/></text:span><text:span text:style-name="T125_43">lose</text:span><text:span text:style-name="T125_44"><text:s/></text:span><text:span text:style-name="T125_45">data</text:span><text:span text:style-name="T125_46">.<text:s text:c="2"/></text:span><text:span text:style-name="T125_47">If</text:span><text:span text:style-name="T125_48"><text:s/></text:span><text:span text:style-name="T125_49">you</text:span><text:span text:style-name="T125_50"><text:s/></text:span><text:span text:style-name="T125_51">have</text:span><text:span text:style-name="T125_52"><text:s/></text:span><text:span text:style-name="T125_53">bi</text:span><text:span text:style-name="T125_54">-<text:s/></text:span><text:span text:style-name="T125_55">di</text:span><text:span text:style-name="T125_56"><text:s/></text:span><text:span text:style-name="T125_57">sync</text:span><text:span text:style-name="T125_58"><text:s/></text:span><text:span text:style-name="T125_59">then</text:span><text:span text:style-name="T125_60"><text:s/></text:span><text:span text:style-name="T125_61">you</text:span><text:span text:style-name="T125_62"><text:s/></text:span><text:span text:style-name="T125_63">have</text:span><text:span text:style-name="T125_64"><text:s/></text:span><text:span text:style-name="T125_65">a</text:span><text:span text:style-name="T125_66"><text:s/></text:span><text:span text:style-name="T125_67">base</text:span><text:span text:style-name="T125_68"><text:s/></text:span><text:span text:style-name="T125_69">data</text:span><text:span text:style-name="T125_70"><text:s/></text:span><text:span text:style-name="T125_71">model</text:span><text:span text:style-name="T125_72"><text:s/></text:span><text:span text:style-name="T125_73">to</text:span><text:span text:style-name="T125_74"><text:s/></text:span><text:span text:style-name="T125_75">do</text:span><text:span text:style-name="T125_76"><text:s/></text:span><text:span text:style-name="T125_77">the</text:span><text:span text:style-name="T125_78"><text:s/></text:span><text:span text:style-name="T125_79">sorts</text:span><text:span text:style-name="T125_80"><text:s/></text:span><text:span text:style-name="T125_81">of</text:span><text:span text:style-name="T125_82"><text:s/></text:span><text:span text:style-name="T125_83">things</text:span><text:span text:style-name="T125_84"><text:s/></text:span><text:span text:style-name="T125_85">I</text:span><text:span text:style-name="T125_86"><text:s/></text:span><text:span text:style-name="T125_87">express</text:span><text:span text:style-name="T125_88"><text:s/></text:span><text:span text:style-name="T125_89">above</text:span><text:span text:style-name="T125_90">.</text:span></text:p>
      <text:p text:style-name="P126"/>
      <text:p text:style-name="P127"><text:span text:style-name="T127_1">Note</text:span><text:span text:style-name="T127_2"><text:s/></text:span><text:span text:style-name="T127_3">that</text:span><text:span text:style-name="T127_4"><text:s/></text:span><text:span text:style-name="T127_5">a</text:span><text:span text:style-name="T127_6"><text:s/></text:span><text:span text:style-name="T127_7">few</text:span><text:span text:style-name="T127_8"><text:s/></text:span><text:span text:style-name="T127_9">nice</text:span><text:span text:style-name="T127_10"><text:s/></text:span><text:span text:style-name="T127_11">things</text:span><text:span text:style-name="T127_12"><text:s/></text:span><text:span text:style-name="T127_13">fall</text:span><text:span text:style-name="T127_14"><text:s/></text:span><text:span text:style-name="T127_15">out</text:span><text:span text:style-name="T127_16"><text:s/></text:span><text:span text:style-name="T127_17">of</text:span><text:span text:style-name="T127_18"><text:s/></text:span><text:span text:style-name="T127_19">this</text:span><text:span text:style-name="T127_20">,<text:s/></text:span><text:span text:style-name="T127_21">if</text:span><text:span text:style-name="T127_22"><text:s/></text:span><text:span text:style-name="T127_23">you</text:span><text:span text:style-name="T127_24"><text:s/></text:span><text:span text:style-name="T127_25">don</text:span><text:span text:style-name="T127_26">'</text:span><text:span text:style-name="T127_27">t</text:span><text:span text:style-name="T127_28"><text:s/></text:span><text:span text:style-name="T127_29">consider</text:span><text:span text:style-name="T127_30"><text:s/></text:span><text:span text:style-name="T127_31">showing</text:span><text:span text:style-name="T127_32"><text:s/></text:span><text:span text:style-name="T127_33">everyone</text:span><text:span text:style-name="T127_34">'</text:span><text:span text:style-name="T127_35">s</text:span><text:span text:style-name="T127_36"><text:s/></text:span><text:span text:style-name="T127_37">values</text:span><text:span text:style-name="T127_38"><text:s/></text:span><text:span text:style-name="T127_39">to</text:span><text:span text:style-name="T127_40"><text:s/></text:span><text:span text:style-name="T127_41">everyone</text:span><text:span text:style-name="T127_42"><text:s/></text:span><text:span text:style-name="T127_43">ever</text:span><text:span text:style-name="T127_44">.<text:s text:c="2"/></text:span><text:span text:style-name="T127_45">In</text:span><text:span text:style-name="T127_46"><text:s/></text:span><text:span text:style-name="T127_47">particular</text:span><text:span text:style-name="T127_48">,<text:s/></text:span><text:span text:style-name="T127_49">the</text:span><text:span text:style-name="T127_50"><text:s/>'</text:span><text:span text:style-name="T127_51">bug</text:span><text:span text:style-name="T127_52"><text:s/></text:span><text:span text:style-name="T127_53">graffiti</text:span><text:span text:style-name="T127_54">'<text:s/></text:span><text:span text:style-name="T127_55">of</text:span><text:span text:style-name="T127_56"><text:s/></text:span><text:span text:style-name="T127_57">someone</text:span><text:span text:style-name="T127_58"><text:s/></text:span><text:span text:style-name="T127_59">unprivileged</text:span><text:span text:style-name="T127_60"><text:s/></text:span><text:span text:style-name="T127_61">closing</text:span><text:span text:style-name="T127_62"><text:s/></text:span><text:span text:style-name="T127_63">a</text:span><text:span text:style-name="T127_64"><text:s/></text:span><text:span text:style-name="T127_65">bug</text:span><text:span text:style-name="T127_66"><text:s/></text:span><text:span text:style-name="T127_67">becomes</text:span><text:span text:style-name="T127_68"><text:s/></text:span><text:span text:style-name="T127_69">more</text:span><text:span text:style-name="T127_70"><text:s/></text:span><text:span text:style-name="T127_71">manageable</text:span><text:span text:style-name="T127_72">.</text:span></text:p>
      <text:p text:style-name="P128"/>
      <text:p text:style-name="P129"><text:span text:style-name="T129_1">A</text:span><text:span text:style-name="T129_2"><text:s/></text:span><text:span text:style-name="T129_3">user</text:span><text:span text:style-name="T129_4"><text:s/></text:span><text:span text:style-name="T129_5">says</text:span><text:span text:style-name="T129_6"><text:s/>'</text:span><text:span text:style-name="T129_7">this</text:span><text:span text:style-name="T129_8"><text:s/></text:span><text:span text:style-name="T129_9">is</text:span><text:span text:style-name="T129_10"><text:s/></text:span><text:span text:style-name="T129_11">fix</text:span><text:span text:style-name="T129_12"><text:s/></text:span><text:span text:style-name="T129_13">released</text:span><text:span text:style-name="T129_14">'<text:s/></text:span><text:span text:style-name="T129_15">but</text:span><text:span text:style-name="T129_16"><text:s/></text:span><text:span text:style-name="T129_17">you</text:span><text:span text:style-name="T129_18"><text:s/></text:span><text:span text:style-name="T129_19">treat</text:span><text:span text:style-name="T129_20"><text:s/></text:span><text:span text:style-name="T129_21">that</text:span><text:span text:style-name="T129_22"><text:s/></text:span><text:span text:style-name="T129_23">as</text:span><text:span text:style-name="T129_24"><text:s/></text:span><text:span text:style-name="T129_25">input</text:span><text:span text:style-name="T129_26"><text:s/></text:span><text:span text:style-name="T129_27">to</text:span><text:span text:style-name="T129_28"><text:s/>'</text:span><text:span text:style-name="T129_29">what</text:span><text:span text:style-name="T129_30"><text:s/></text:span><text:span text:style-name="T129_31">users</text:span><text:span text:style-name="T129_32"><text:s/></text:span><text:span text:style-name="T129_33">think</text:span><text:span text:style-name="T129_34">'<text:s/></text:span><text:span text:style-name="T129_35">aggregate</text:span><text:span text:style-name="T129_36"><text:s/></text:span><text:span text:style-name="T129_37">data</text:span><text:span text:style-name="T129_38"><text:s/></text:span><text:span text:style-name="T129_39">rather</text:span><text:span text:style-name="T129_40"><text:s/></text:span><text:span text:style-name="T129_41">than</text:span><text:span text:style-name="T129_42"><text:s/></text:span><text:span text:style-name="T129_43">a</text:span><text:span text:style-name="T129_44"><text:s/></text:span><text:span text:style-name="T129_45">change</text:span><text:span text:style-name="T129_46"><text:s/></text:span><text:span text:style-name="T129_47">on</text:span><text:span text:style-name="T129_48"><text:s/></text:span><text:span text:style-name="T129_49">the</text:span><text:span text:style-name="T129_50"><text:s/></text:span><text:span text:style-name="T129_51">core</text:span><text:span text:style-name="T129_52">.</text:span></text:p>
      <text:p text:style-name="P130"/>
      <text:p text:style-name="P131"/>
      <text:h text:style-name="P132" text:outline-level="10"><text:bookmark-start text:name="h.vusm5raiqkjg"/><text:bookmark-end text:name="h.vusm5raiqkjg"/><text:span text:style-name="T132_1">Raw</text:span><text:span text:style-name="T132_2"><text:s/></text:span><text:span text:style-name="T132_3">conversations</text:span></text:h>
      <text:p text:style-name="P133"/>
      <text:p text:style-name="P134"><text:span text:style-name="T134_1">[14:41:24]<text:s/>&lt;</text:span><text:span text:style-name="T134_2">jelmer</text:span><text:span text:style-name="T134_3">&gt;<text:s/></text:span><text:span text:style-name="T134_4">I</text:span><text:span text:style-name="T134_5"><text:s/></text:span><text:span text:style-name="T134_6">still</text:span><text:span text:style-name="T134_7"><text:s/></text:span><text:span text:style-name="T134_8">really</text:span><text:span text:style-name="T134_9"><text:s/></text:span><text:span text:style-name="T134_10">appreciate</text:span><text:span text:style-name="T134_11"><text:s/></text:span><text:span text:style-name="T134_12">the</text:span><text:span text:style-name="T134_13"><text:s/></text:span><text:span text:style-name="T134_14">Launchpad</text:span><text:span text:style-name="T134_15"><text:s/></text:span><text:span text:style-name="T134_16">bug</text:span><text:span text:style-name="T134_17"><text:s/></text:span><text:span text:style-name="T134_18">tracker</text:span><text:span text:style-name="T134_19"><text:s/></text:span><text:span text:style-name="T134_20">UI</text:span><text:span text:style-name="T134_21">;<text:s/></text:span><text:span text:style-name="T134_22">GitHub</text:span><text:span text:style-name="T134_23">'</text:span><text:span text:style-name="T134_24">s</text:span><text:span text:style-name="T134_25"><text:s/></text:span><text:span text:style-name="T134_26">is</text:span><text:span text:style-name="T134_27"><text:s/></text:span><text:span text:style-name="T134_28">terrible</text:span><text:span text:style-name="T134_29">,<text:s/></text:span><text:span text:style-name="T134_30">and</text:span><text:span text:style-name="T134_31"><text:s/></text:span><text:span text:style-name="T134_32">so</text:span><text:span text:style-name="T134_33"><text:s/></text:span><text:span text:style-name="T134_34">are</text:span><text:span text:style-name="T134_35"><text:s/></text:span><text:span text:style-name="T134_36">most</text:span><text:span text:style-name="T134_37"><text:s/></text:span><text:span text:style-name="T134_38">others</text:span><text:span text:style-name="T134_39">,<text:s/></text:span><text:span text:style-name="T134_40">especially</text:span><text:span text:style-name="T134_41"><text:s/></text:span><text:span text:style-name="T134_42">bugzilla</text:span></text:p>
      <text:p text:style-name="P135"><text:span text:style-name="T135_1">[14:46:05]<text:s/>&lt;</text:span><text:span text:style-name="T135_2">jml</text:span><text:span text:style-name="T135_3">&gt;<text:s/></text:span><text:span text:style-name="T135_4">yeah</text:span></text:p>
      <text:p text:style-name="P136"><text:span text:style-name="T136_1">[14:46:10]<text:s/>&lt;</text:span><text:span text:style-name="T136_2">jml</text:span><text:span text:style-name="T136_3">&gt;<text:s/></text:span><text:span text:style-name="T136_4">it</text:span><text:span text:style-name="T136_5"><text:s/></text:span><text:span text:style-name="T136_6">could</text:span><text:span text:style-name="T136_7"><text:s/></text:span><text:span text:style-name="T136_8">definitely</text:span><text:span text:style-name="T136_9"><text:s/></text:span><text:span text:style-name="T136_10">use</text:span><text:span text:style-name="T136_11"><text:s/></text:span><text:span text:style-name="T136_12">some</text:span><text:span text:style-name="T136_13"><text:s/></text:span><text:span text:style-name="T136_14">love</text:span><text:span text:style-name="T136_15"><text:s/></text:span><text:span text:style-name="T136_16">though</text:span></text:p>
      <text:p text:style-name="P137"><text:span text:style-name="T137_1">[14:46:20]<text:s/>&lt;</text:span><text:span text:style-name="T137_2">jml</text:span><text:span text:style-name="T137_3">&gt;<text:s/></text:span><text:span text:style-name="T137_4">mass</text:span><text:span text:style-name="T137_5"><text:s/></text:span><text:span text:style-name="T137_6">editing</text:span><text:span text:style-name="T137_7">,<text:s/></text:span><text:span text:style-name="T137_8">keyboard</text:span><text:span text:style-name="T137_9"><text:s/></text:span><text:span text:style-name="T137_10">bindings</text:span><text:span text:style-name="T137_11">,<text:s/></text:span><text:span text:style-name="T137_12">fewer</text:span><text:span text:style-name="T137_13"><text:s/></text:span><text:span text:style-name="T137_14">statuses</text:span></text:p>
      <text:p text:style-name="P138"><text:span text:style-name="T138_1">[14:49:51]<text:s/>&lt;</text:span><text:span text:style-name="T138_2">jelmer</text:span><text:span text:style-name="T138_3">&gt;<text:s/></text:span><text:span text:style-name="T138_4">custom</text:span><text:span text:style-name="T138_5"><text:s/></text:span><text:span text:style-name="T138_6">statuses</text:span><text:span text:style-name="T138_7"><text:s/>(-:</text:span></text:p>
      <text:p text:style-name="P139"><text:span text:style-name="T139_1">[14:52:35]<text:s/>&lt;</text:span><text:span text:style-name="T139_2">jml</text:span><text:span text:style-name="T139_3">&gt;<text:s/></text:span><text:span text:style-name="T139_4">heh</text:span><text:span text:style-name="T139_5">.<text:s/></text:span><text:span text:style-name="T139_6">yes</text:span><text:span text:style-name="T139_7">.</text:span></text:p>
      <text:p text:style-name="P140"><text:span text:style-name="T140_1">[14:53:10]<text:s/>&lt;</text:span><text:span text:style-name="T140_2">jml</text:span><text:span text:style-name="T140_3">&gt;<text:s/></text:span><text:span text:style-name="T140_4">I</text:span><text:span text:style-name="T140_5">'</text:span><text:span text:style-name="T140_6">m</text:span><text:span text:style-name="T140_7"><text:s/></text:span><text:span text:style-name="T140_8">also</text:span><text:span text:style-name="T140_9"><text:s/></text:span><text:span text:style-name="T140_10">not</text:span><text:span text:style-name="T140_11"><text:s/></text:span><text:span text:style-name="T140_12">sure</text:span><text:span text:style-name="T140_13"><text:s/>"</text:span><text:span text:style-name="T140_14">Also</text:span><text:span text:style-name="T140_15"><text:s/></text:span><text:span text:style-name="T140_16">affects</text:span><text:span text:style-name="T140_17">"<text:s/></text:span><text:span text:style-name="T140_18">is</text:span><text:span text:style-name="T140_19"><text:s/></text:span><text:span text:style-name="T140_20">really</text:span><text:span text:style-name="T140_21"><text:s/></text:span><text:span text:style-name="T140_22">worth</text:span><text:span text:style-name="T140_23"><text:s/></text:span><text:span text:style-name="T140_24">it</text:span></text:p>
      <text:p text:style-name="P141"><text:span text:style-name="T141_1">[14:53:16]<text:s/>&lt;</text:span><text:span text:style-name="T141_2">jml</text:span><text:span text:style-name="T141_3">&gt;<text:s/></text:span><text:span text:style-name="T141_4">hmm</text:span></text:p>
      <text:p text:style-name="P142"><text:span text:style-name="T142_1">[14:53:44]<text:s/>&lt;</text:span><text:span text:style-name="T142_2">jml</text:span><text:span text:style-name="T142_3">&gt;<text:s/></text:span><text:span text:style-name="T142_4">actually</text:span><text:span text:style-name="T142_5">,<text:s/></text:span><text:span text:style-name="T142_6">if</text:span><text:span text:style-name="T142_7"><text:s/></text:span><text:span text:style-name="T142_8">I</text:span><text:span text:style-name="T142_9"><text:s/></text:span><text:span text:style-name="T142_10">were</text:span><text:span text:style-name="T142_11"><text:s/></text:span><text:span text:style-name="T142_12">to</text:span><text:span text:style-name="T142_13"><text:s/></text:span><text:span text:style-name="T142_14">make</text:span><text:span text:style-name="T142_15"><text:s/></text:span><text:span text:style-name="T142_16">yet</text:span><text:span text:style-name="T142_17"><text:s/></text:span><text:span text:style-name="T142_18">another</text:span><text:span text:style-name="T142_19"><text:s/></text:span><text:span text:style-name="T142_20">bug</text:span><text:span text:style-name="T142_21"><text:s/></text:span><text:span text:style-name="T142_22">tracker</text:span><text:span text:style-name="T142_23">,<text:s/></text:span><text:span text:style-name="T142_24">I</text:span><text:span text:style-name="T142_25"><text:s/></text:span><text:span text:style-name="T142_26">would</text:span><text:span text:style-name="T142_27"><text:s/></text:span><text:span text:style-name="T142_28">absolutely</text:span><text:span text:style-name="T142_29"><text:s/></text:span><text:span text:style-name="T142_30">make</text:span><text:span text:style-name="T142_31"><text:s/></text:span><text:span text:style-name="T142_32">it</text:span><text:span text:style-name="T142_33"><text:s/></text:span><text:span text:style-name="T142_34">distributed</text:span><text:span text:style-name="T142_35"><text:s/>&amp;<text:s/></text:span><text:span text:style-name="T142_36">offline</text:span></text:p>
      <text:p text:style-name="P143"><text:span text:style-name="T143_1">[14:54:17]<text:s/>&lt;</text:span><text:span text:style-name="T143_2">jelmer</text:span><text:span text:style-name="T143_3">&gt;<text:s/></text:span><text:span text:style-name="T143_4">Oh</text:span><text:span text:style-name="T143_5">,<text:s/></text:span><text:span text:style-name="T143_6">definitely</text:span></text:p>
      <text:p text:style-name="P144"><text:span text:style-name="T144_1">[14:54:26]<text:s/>&lt;</text:span><text:span text:style-name="T144_2">jelmer</text:span><text:span text:style-name="T144_3">&gt;<text:s/></text:span><text:span text:style-name="T144_4">I</text:span><text:span text:style-name="T144_5"><text:s/></text:span><text:span text:style-name="T144_6">would</text:span><text:span text:style-name="T144_7"><text:s/></text:span><text:span text:style-name="T144_8">love</text:span><text:span text:style-name="T144_9"><text:s/></text:span><text:span text:style-name="T144_10">a</text:span><text:span text:style-name="T144_11"><text:s/></text:span><text:span text:style-name="T144_12">distributed</text:span><text:span text:style-name="T144_13"><text:s/></text:span><text:span text:style-name="T144_14">bug</text:span><text:span text:style-name="T144_15"><text:s/></text:span><text:span text:style-name="T144_16">tracker</text:span><text:span text:style-name="T144_17"><text:s/></text:span><text:span text:style-name="T144_18">that</text:span><text:span text:style-name="T144_19"><text:s/></text:span><text:span text:style-name="T144_20">works</text:span><text:span text:style-name="T144_21"><text:s/></text:span><text:span text:style-name="T144_22">well</text:span></text:p>
      <text:p text:style-name="P145"><text:span text:style-name="T145_1">[14:54:30]<text:s/>&lt;</text:span><text:span text:style-name="T145_2">jelmer</text:span><text:span text:style-name="T145_3">&gt;<text:s/></text:span><text:span text:style-name="T145_4">None</text:span><text:span text:style-name="T145_5"><text:s/></text:span><text:span text:style-name="T145_6">of</text:span><text:span text:style-name="T145_7"><text:s/></text:span><text:span text:style-name="T145_8">the</text:span><text:span text:style-name="T145_9"><text:s/></text:span><text:span text:style-name="T145_10">current</text:span><text:span text:style-name="T145_11"><text:s/></text:span><text:span text:style-name="T145_12">ones</text:span><text:span text:style-name="T145_13"><text:s/></text:span><text:span text:style-name="T145_14">seem</text:span><text:span text:style-name="T145_15"><text:s/></text:span><text:span text:style-name="T145_16">to</text:span><text:span text:style-name="T145_17"><text:s/></text:span><text:span text:style-name="T145_18">though</text:span></text:p>
      <text:p text:style-name="P146"><text:span text:style-name="T146_1">[14:54:52]<text:s/>&lt;</text:span><text:span text:style-name="T146_2">jelmer</text:span><text:span text:style-name="T146_3">&gt;<text:s/></text:span><text:span text:style-name="T146_4">I</text:span><text:span text:style-name="T146_5"><text:s/></text:span><text:span text:style-name="T146_6">think</text:span><text:span text:style-name="T146_7"><text:s/></text:span><text:span text:style-name="T146_8">Aaron</text:span><text:span text:style-name="T146_9">'</text:span><text:span text:style-name="T146_10">s</text:span><text:span text:style-name="T146_11"><text:s/></text:span><text:span text:style-name="T146_12">BugsEverywhere</text:span><text:span text:style-name="T146_13"><text:s/></text:span><text:span text:style-name="T146_14">tracker</text:span><text:span text:style-name="T146_15"><text:s/></text:span><text:span text:style-name="T146_16">is</text:span><text:span text:style-name="T146_17"><text:s/></text:span><text:span text:style-name="T146_18">still</text:span><text:span text:style-name="T146_19"><text:s/></text:span><text:span text:style-name="T146_20">alive</text:span><text:span text:style-name="T146_21">,<text:s/></text:span><text:span text:style-name="T146_22">but</text:span><text:span text:style-name="T146_23"><text:s/></text:span><text:span text:style-name="T146_24">I</text:span><text:span text:style-name="T146_25"><text:s/></text:span><text:span text:style-name="T146_26">don</text:span><text:span text:style-name="T146_27">'</text:span><text:span text:style-name="T146_28">t</text:span><text:span text:style-name="T146_29"><text:s/></text:span><text:span text:style-name="T146_30">like</text:span><text:span text:style-name="T146_31"><text:s/></text:span><text:span text:style-name="T146_32">that</text:span><text:span text:style-name="T146_33"><text:s/></text:span><text:span text:style-name="T146_34">it</text:span><text:span text:style-name="T146_35"><text:s/></text:span><text:span text:style-name="T146_36">basically</text:span><text:span text:style-name="T146_37"><text:s/></text:span><text:span text:style-name="T146_38">versions</text:span><text:span text:style-name="T146_39"><text:s/></text:span><text:span text:style-name="T146_40">all</text:span><text:span text:style-name="T146_41"><text:s/></text:span><text:span text:style-name="T146_42">bug</text:span><text:span text:style-name="T146_43"><text:s/></text:span><text:span text:style-name="T146_44">data</text:span></text:p>
      <text:p text:style-name="P147"><text:span text:style-name="T147_1">[14:55:47]<text:s/>&lt;</text:span><text:span text:style-name="T147_2">jelmer</text:span><text:span text:style-name="T147_3">&gt;<text:s/></text:span><text:span text:style-name="T147_4">I</text:span><text:span text:style-name="T147_5"><text:s/></text:span><text:span text:style-name="T147_6">would</text:span><text:span text:style-name="T147_7"><text:s/></text:span><text:span text:style-name="T147_8">like</text:span><text:span text:style-name="T147_9"><text:s/></text:span><text:span text:style-name="T147_10">sites</text:span><text:span text:style-name="T147_11"><text:s/></text:span><text:span text:style-name="T147_12">like</text:span><text:span text:style-name="T147_13"><text:s/></text:span><text:span text:style-name="T147_14">GitHub</text:span><text:span text:style-name="T147_15"><text:s/>(</text:span><text:span text:style-name="T147_16">or</text:span><text:span text:style-name="T147_17"><text:s/></text:span><text:span text:style-name="T147_18">Launchpad</text:span><text:span text:style-name="T147_19">)<text:s/></text:span><text:span text:style-name="T147_20">to</text:span><text:span text:style-name="T147_21"><text:s/></text:span><text:span text:style-name="T147_22">just</text:span><text:span text:style-name="T147_23"><text:s/></text:span><text:span text:style-name="T147_24">provide</text:span><text:span text:style-name="T147_25"><text:s/></text:span><text:span text:style-name="T147_26">a</text:span><text:span text:style-name="T147_27"><text:s/></text:span><text:span text:style-name="T147_28">convenient</text:span><text:span text:style-name="T147_29"><text:s/></text:span><text:span text:style-name="T147_30">way</text:span><text:span text:style-name="T147_31"><text:s/></text:span><text:span text:style-name="T147_32">for</text:span><text:span text:style-name="T147_33"><text:s/></text:span><text:span text:style-name="T147_34">presenting</text:span><text:span text:style-name="T147_35"><text:s/></text:span><text:span text:style-name="T147_36">and</text:span><text:span text:style-name="T147_37"><text:s/></text:span><text:span text:style-name="T147_38">interacting</text:span><text:span text:style-name="T147_39"><text:s/></text:span><text:span text:style-name="T147_40">with</text:span><text:span text:style-name="T147_41"><text:s/></text:span><text:span text:style-name="T147_42">data</text:span></text:p>
      <text:p text:style-name="P148"><text:span text:style-name="T148_1">[14:56:53]<text:s/>&lt;</text:span><text:span text:style-name="T148_2">jml</text:span><text:span text:style-name="T148_3">&gt;<text:s/></text:span><text:span text:style-name="T148_4">why</text:span><text:span text:style-name="T148_5"><text:s/></text:span><text:span text:style-name="T148_6">don</text:span><text:span text:style-name="T148_7">'</text:span><text:span text:style-name="T148_8">t</text:span><text:span text:style-name="T148_9"><text:s/></text:span><text:span text:style-name="T148_10">you</text:span><text:span text:style-name="T148_11"><text:s/></text:span><text:span text:style-name="T148_12">like</text:span><text:span text:style-name="T148_13"><text:s/></text:span><text:span text:style-name="T148_14">versioning</text:span><text:span text:style-name="T148_15"><text:s/></text:span><text:span text:style-name="T148_16">all</text:span><text:span text:style-name="T148_17"><text:s/></text:span><text:span text:style-name="T148_18">bug</text:span><text:span text:style-name="T148_19"><text:s/></text:span><text:span text:style-name="T148_20">data</text:span><text:span text:style-name="T148_21">?</text:span></text:p>
      <text:p text:style-name="P149"><text:span text:style-name="T149_1">[14:57:50]<text:s/>&lt;</text:span><text:span text:style-name="T149_2">jml</text:span><text:span text:style-name="T149_3">&gt;<text:s/></text:span><text:span text:style-name="T149_4">and</text:span><text:span text:style-name="T149_5"><text:s/>"</text:span><text:span text:style-name="T149_6">just</text:span><text:span text:style-name="T149_7"><text:s/></text:span><text:span text:style-name="T149_8">provide</text:span><text:span text:style-name="T149_9"><text:s/></text:span><text:span text:style-name="T149_10">a</text:span><text:span text:style-name="T149_11"><text:s/></text:span><text:span text:style-name="T149_12">convenient</text:span><text:span text:style-name="T149_13"><text:s/></text:span><text:span text:style-name="T149_14">way</text:span><text:span text:style-name="T149_15"><text:s/></text:span><text:span text:style-name="T149_16">for</text:span><text:span text:style-name="T149_17"><text:s/></text:span><text:span text:style-name="T149_18">presenting</text:span><text:span text:style-name="T149_19"><text:s/></text:span><text:span text:style-name="T149_20">and</text:span><text:span text:style-name="T149_21"><text:s/></text:span><text:span text:style-name="T149_22">interacting</text:span><text:span text:style-name="T149_23"><text:s/></text:span><text:span text:style-name="T149_24">with</text:span><text:span text:style-name="T149_25"><text:s/></text:span><text:span text:style-name="T149_26">data</text:span><text:span text:style-name="T149_27">"<text:s/></text:span><text:span text:style-name="T149_28">is</text:span><text:span text:style-name="T149_29"><text:s/></text:span><text:span text:style-name="T149_30">rather</text:span><text:span text:style-name="T149_31"><text:s/></text:span><text:span text:style-name="T149_32">general</text:span><text:span text:style-name="T149_33">.<text:s/></text:span><text:span text:style-name="T149_34">it</text:span><text:span text:style-name="T149_35">'</text:span><text:span text:style-name="T149_36">s</text:span><text:span text:style-name="T149_37"><text:s/></text:span><text:span text:style-name="T149_38">not</text:span><text:span text:style-name="T149_39"><text:s/></text:span><text:span text:style-name="T149_40">a</text:span><text:span text:style-name="T149_41"><text:s/></text:span><text:span text:style-name="T149_42">bad</text:span><text:span text:style-name="T149_43"><text:s/></text:span><text:span text:style-name="T149_44">statement</text:span><text:span text:style-name="T149_45"><text:s/></text:span><text:span text:style-name="T149_46">of</text:span><text:span text:style-name="T149_47"><text:s/></text:span><text:span text:style-name="T149_48">the</text:span><text:span text:style-name="T149_49"><text:s/></text:span><text:span text:style-name="T149_50">general</text:span><text:span text:style-name="T149_51"><text:s/></text:span><text:span text:style-name="T149_52">problem</text:span><text:span text:style-name="T149_53"><text:s/></text:span><text:span text:style-name="T149_54">of</text:span><text:span text:style-name="T149_55"><text:s/></text:span><text:span text:style-name="T149_56">design</text:span><text:span text:style-name="T149_57"><text:s/></text:span><text:span text:style-name="T149_58">in</text:span><text:span text:style-name="T149_59"><text:s/></text:span><text:span text:style-name="T149_60">software</text:span></text:p>
      <text:p text:style-name="P150"><text:span text:style-name="T150_1">[15:11:32]<text:s/>&lt;</text:span><text:span text:style-name="T150_2">jelmer</text:span><text:span text:style-name="T150_3">&gt;<text:s/></text:span><text:span text:style-name="T150_4">jml</text:span><text:span text:style-name="T150_5">:<text:s/></text:span><text:span text:style-name="T150_6">versioning</text:span><text:span text:style-name="T150_7"><text:s/></text:span><text:span text:style-name="T150_8">bug</text:span><text:span text:style-name="T150_9"><text:s/></text:span><text:span text:style-name="T150_10">data</text:span><text:span text:style-name="T150_11"><text:s/></text:span><text:span text:style-name="T150_12">means</text:span><text:span text:style-name="T150_13"><text:s/></text:span><text:span text:style-name="T150_14">that</text:span><text:span text:style-name="T150_15"><text:s/></text:span><text:span text:style-name="T150_16">if</text:span><text:span text:style-name="T150_17"><text:s/></text:span><text:span text:style-name="T150_18">you</text:span><text:span text:style-name="T150_19"><text:s/></text:span><text:span text:style-name="T150_20">pull</text:span><text:span text:style-name="T150_21"><text:s/></text:span><text:span text:style-name="T150_22">a</text:span><text:span text:style-name="T150_23"><text:s/></text:span><text:span text:style-name="T150_24">bug</text:span><text:span text:style-name="T150_25"><text:s/></text:span><text:span text:style-name="T150_26">report</text:span><text:span text:style-name="T150_27"><text:s/></text:span><text:span text:style-name="T150_28">from</text:span><text:span text:style-name="T150_29"><text:s/></text:span><text:span text:style-name="T150_30">a</text:span><text:span text:style-name="T150_31"><text:s/></text:span><text:span text:style-name="T150_32">user</text:span><text:span text:style-name="T150_33"><text:s/></text:span><text:span text:style-name="T150_34">you</text:span><text:span text:style-name="T150_35"><text:s/></text:span><text:span text:style-name="T150_36">clutter</text:span><text:span text:style-name="T150_37"><text:s/></text:span><text:span text:style-name="T150_38">the</text:span><text:span text:style-name="T150_39"><text:s/></text:span><text:span text:style-name="T150_40">history</text:span><text:span text:style-name="T150_41"><text:s/></text:span><text:span text:style-name="T150_42">of</text:span><text:span text:style-name="T150_43"><text:s/></text:span><text:span text:style-name="T150_44">your</text:span><text:span text:style-name="T150_45"><text:s/></text:span><text:span text:style-name="T150_46">project</text:span><text:span text:style-name="T150_47"><text:s/></text:span><text:span text:style-name="T150_48">with</text:span><text:span text:style-name="T150_49"><text:s/></text:span><text:span text:style-name="T150_50">that</text:span></text:p>
      <text:p text:style-name="P151"><text:span text:style-name="T151_1">[15:11:59]<text:s/>&lt;</text:span><text:span text:style-name="T151_2">jelmer</text:span><text:span text:style-name="T151_3">&gt;<text:s/></text:span><text:span text:style-name="T151_4">and</text:span><text:span text:style-name="T151_5"><text:s/></text:span><text:span text:style-name="T151_6">that</text:span><text:span text:style-name="T151_7"><text:s/></text:span><text:span text:style-name="T151_8">in</text:span><text:span text:style-name="T151_9"><text:s/></text:span><text:span text:style-name="T151_10">order</text:span><text:span text:style-name="T151_11"><text:s/></text:span><text:span text:style-name="T151_12">to</text:span><text:span text:style-name="T151_13"><text:s/></text:span><text:span text:style-name="T151_14">have</text:span><text:span text:style-name="T151_15"><text:s/></text:span><text:span text:style-name="T151_16">a</text:span><text:span text:style-name="T151_17"><text:s/></text:span><text:span text:style-name="T151_18">bug</text:span><text:span text:style-name="T151_19"><text:s/></text:span><text:span text:style-name="T151_20">be</text:span><text:span text:style-name="T151_21"><text:s/></text:span><text:span text:style-name="T151_22">publicly</text:span><text:span text:style-name="T151_23"><text:s/></text:span><text:span text:style-name="T151_24">known</text:span><text:span text:style-name="T151_25"><text:s/></text:span><text:span text:style-name="T151_26">it</text:span><text:span text:style-name="T151_27"><text:s/></text:span><text:span text:style-name="T151_28">has</text:span><text:span text:style-name="T151_29"><text:s/></text:span><text:span text:style-name="T151_30">to</text:span><text:span text:style-name="T151_31"><text:s/></text:span><text:span text:style-name="T151_32">be</text:span><text:span text:style-name="T151_33"><text:s/></text:span><text:span text:style-name="T151_34">pulled</text:span><text:span text:style-name="T151_35"><text:s/></text:span><text:span text:style-name="T151_36">by</text:span><text:span text:style-name="T151_37"><text:s/></text:span><text:span text:style-name="T151_38">the</text:span><text:span text:style-name="T151_39"><text:s/></text:span><text:span text:style-name="T151_40">maintainer</text:span><text:span text:style-name="T151_41"><text:s/></text:span><text:span text:style-name="T151_42">of</text:span><text:span text:style-name="T151_43"><text:s/></text:span><text:span text:style-name="T151_44">that</text:span><text:span text:style-name="T151_45"><text:s/></text:span><text:span text:style-name="T151_46">branch</text:span></text:p>
      <text:p text:style-name="P152"><text:span text:style-name="T152_1">[15:12:19]<text:s/>&lt;</text:span><text:span text:style-name="T152_2">jelmer</text:span><text:span text:style-name="T152_3">&gt;<text:s/></text:span><text:span text:style-name="T152_4">to</text:span><text:span text:style-name="T152_5"><text:s/></text:span><text:span text:style-name="T152_6">some</text:span><text:span text:style-name="T152_7"><text:s/></text:span><text:span text:style-name="T152_8">degree</text:span><text:span text:style-name="T152_9"><text:s/></text:span><text:span text:style-name="T152_10">it</text:span><text:span text:style-name="T152_11">'</text:span><text:span text:style-name="T152_12">s</text:span><text:span text:style-name="T152_13"><text:s/></text:span><text:span text:style-name="T152_14">the</text:span><text:span text:style-name="T152_15"><text:s/>"</text:span><text:span text:style-name="T152_16">if</text:span><text:span text:style-name="T152_17"><text:s/></text:span><text:span text:style-name="T152_18">all</text:span><text:span text:style-name="T152_19"><text:s/></text:span><text:span text:style-name="T152_20">you</text:span><text:span text:style-name="T152_21"><text:s/></text:span><text:span text:style-name="T152_22">have</text:span><text:span text:style-name="T152_23"><text:s/></text:span><text:span text:style-name="T152_24">is</text:span><text:span text:style-name="T152_25"><text:s/></text:span><text:span text:style-name="T152_26">a</text:span><text:span text:style-name="T152_27"><text:s/></text:span><text:span text:style-name="T152_28">hammer</text:span><text:span text:style-name="T152_29">,<text:s/></text:span><text:span text:style-name="T152_30">everything</text:span><text:span text:style-name="T152_31"><text:s/></text:span><text:span text:style-name="T152_32">looks</text:span><text:span text:style-name="T152_33"><text:s/></text:span><text:span text:style-name="T152_34">like</text:span><text:span text:style-name="T152_35"><text:s/></text:span><text:span text:style-name="T152_36">a</text:span><text:span text:style-name="T152_37"><text:s/></text:span><text:span text:style-name="T152_38">nail</text:span><text:span text:style-name="T152_39">"<text:s/></text:span><text:span text:style-name="T152_40">kind</text:span><text:span text:style-name="T152_41"><text:s/></text:span><text:span text:style-name="T152_42">of</text:span><text:span text:style-name="T152_43"><text:s/></text:span><text:span text:style-name="T152_44">solution</text:span></text:p>
      <text:p text:style-name="P153"><text:span text:style-name="T153_1">[15:12:37]<text:s/>&lt;</text:span><text:span text:style-name="T153_2">jml</text:span><text:span text:style-name="T153_3">&gt;<text:s/></text:span><text:span text:style-name="T153_4">hmm</text:span></text:p>
      <text:p text:style-name="P154"><text:span text:style-name="T154_1">[15:12:41]<text:s/>&lt;</text:span><text:span text:style-name="T154_2">jelmer</text:span><text:span text:style-name="T154_3">&gt;<text:s/></text:span><text:span text:style-name="T154_4">each</text:span><text:span text:style-name="T154_5"><text:s/></text:span><text:span text:style-name="T154_6">bug</text:span><text:span text:style-name="T154_7"><text:s/></text:span><text:span text:style-name="T154_8">basically</text:span><text:span text:style-name="T154_9"><text:s/></text:span><text:span text:style-name="T154_10">has</text:span><text:span text:style-name="T154_11"><text:s/></text:span><text:span text:style-name="T154_12">its</text:span><text:span text:style-name="T154_13"><text:s/></text:span><text:span text:style-name="T154_14">own</text:span><text:span text:style-name="T154_15"><text:s/></text:span><text:span text:style-name="T154_16">history</text:span></text:p>
      <text:p text:style-name="P155"><text:span text:style-name="T155_1">[15:12:48]<text:s/>&lt;</text:span><text:span text:style-name="T155_2">jml</text:span><text:span text:style-name="T155_3">&gt;<text:s/></text:span><text:span text:style-name="T155_4">hmm</text:span></text:p>
      <text:p text:style-name="P156"><text:span text:style-name="T156_1">[15:12:51]<text:s/>&lt;</text:span><text:span text:style-name="T156_2">jml</text:span><text:span text:style-name="T156_3">&gt;<text:s/></text:span><text:span text:style-name="T156_4">datomic</text:span></text:p>
      <text:p text:style-name="P157"><text:span text:style-name="T157_1">[15:12:55]<text:s/>&lt;</text:span><text:span text:style-name="T157_2">jml</text:span><text:span text:style-name="T157_3">&gt;<text:s/></text:span><text:span text:style-name="T157_4">That</text:span><text:span text:style-name="T157_5">'</text:span><text:span text:style-name="T157_6">s</text:span><text:span text:style-name="T157_7"><text:s/></text:span><text:span text:style-name="T157_8">what</text:span><text:span text:style-name="T157_9"><text:s/></text:span><text:span text:style-name="T157_10">I</text:span><text:span text:style-name="T157_11"><text:s/></text:span><text:span text:style-name="T157_12">want</text:span><text:span text:style-name="T157_13"><text:s/></text:span><text:span text:style-name="T157_14">to</text:span><text:span text:style-name="T157_15"><text:s/></text:span><text:span text:style-name="T157_16">say</text:span><text:span text:style-name="T157_17">.</text:span></text:p>
      <text:p text:style-name="P158"><text:span text:style-name="T158_1">[15:13:05]<text:s/>&lt;</text:span><text:span text:style-name="T158_2">jelmer</text:span><text:span text:style-name="T158_3">&gt;<text:s/></text:span><text:span text:style-name="T158_4">I</text:span><text:span text:style-name="T158_5"><text:s/></text:span><text:span text:style-name="T158_6">think</text:span><text:span text:style-name="T158_7"><text:s/></text:span><text:span text:style-name="T158_8">it</text:span><text:span text:style-name="T158_9"><text:s/></text:span><text:span text:style-name="T158_10">might</text:span><text:span text:style-name="T158_11"><text:s/></text:span><text:span text:style-name="T158_12">be</text:span><text:span text:style-name="T158_13"><text:s/></text:span><text:span text:style-name="T158_14">more</text:span><text:span text:style-name="T158_15"><text:s/></text:span><text:span text:style-name="T158_16">reasonable</text:span><text:span text:style-name="T158_17"><text:s/></text:span><text:span text:style-name="T158_18">if</text:span><text:span text:style-name="T158_19"><text:s/></text:span><text:span text:style-name="T158_20">you</text:span><text:span text:style-name="T158_21"><text:s/></text:span><text:span text:style-name="T158_22">had</text:span><text:span text:style-name="T158_23"><text:s/></text:span><text:span text:style-name="T158_24">a</text:span><text:span text:style-name="T158_25"><text:s/></text:span><text:span text:style-name="T158_26">separate</text:span><text:span text:style-name="T158_27"><text:s/></text:span><text:span text:style-name="T158_28">branch</text:span><text:span text:style-name="T158_29">,<text:s/></text:span><text:span text:style-name="T158_30">perhaps</text:span><text:span text:style-name="T158_31"><text:s/></text:span><text:span text:style-name="T158_32">in</text:span><text:span text:style-name="T158_33"><text:s/></text:span><text:span text:style-name="T158_34">the</text:span><text:span text:style-name="T158_35"><text:s/></text:span><text:span text:style-name="T158_36">same</text:span><text:span text:style-name="T158_37"><text:s/></text:span><text:span text:style-name="T158_38">git</text:span><text:span text:style-name="T158_39"><text:s/></text:span><text:span text:style-name="T158_40">repository</text:span><text:span text:style-name="T158_41"><text:s/></text:span><text:span text:style-name="T158_42">for</text:span><text:span text:style-name="T158_43"><text:s/></text:span><text:span text:style-name="T158_44">each</text:span><text:span text:style-name="T158_45"><text:s/></text:span><text:span text:style-name="T158_46">bug</text:span></text:p>
      <text:p text:style-name="P159"><text:span text:style-name="T159_1">[15:13:17]<text:s/>&lt;</text:span><text:span text:style-name="T159_2">jelmer</text:span><text:span text:style-name="T159_3">&gt;<text:s/></text:span><text:span text:style-name="T159_4">like</text:span><text:span text:style-name="T159_5"><text:s/></text:span><text:span text:style-name="T159_6">e</text:span><text:span text:style-name="T159_7">.</text:span><text:span text:style-name="T159_8">g</text:span><text:span text:style-name="T159_9">.<text:s/></text:span><text:span text:style-name="T159_10">gerrit</text:span><text:span text:style-name="T159_11"><text:s/></text:span><text:span text:style-name="T159_12">does</text:span><text:span text:style-name="T159_13"><text:s/></text:span><text:span text:style-name="T159_14">for</text:span><text:span text:style-name="T159_15"><text:s/></text:span><text:span text:style-name="T159_16">its</text:span><text:span text:style-name="T159_17"><text:s/></text:span><text:span text:style-name="T159_18">metadata</text:span></text:p>
      <text:p text:style-name="P160"><text:span text:style-name="T160_1">[15:14:01]<text:s/>*<text:s/></text:span><text:span text:style-name="T160_2">jelmer</text:span><text:span text:style-name="T160_3"><text:s/></text:span><text:span text:style-name="T160_4">finds</text:span><text:span text:style-name="T160_5"><text:s/></text:span><text:span text:style-name="T160_6">out</text:span><text:span text:style-name="T160_7"><text:s/></text:span><text:span text:style-name="T160_8">about</text:span><text:span text:style-name="T160_9"><text:s/></text:span><text:span text:style-name="T160_10">datomic</text:span></text:p>
      <text:p text:style-name="P161"><text:span text:style-name="T161_1">[15:14:04]<text:s/>&lt;</text:span><text:span text:style-name="T161_2">jml</text:span><text:span text:style-name="T161_3">&gt;<text:s/></text:span><text:span text:style-name="T161_4">The</text:span><text:span text:style-name="T161_5"><text:s/></text:span><text:span text:style-name="T161_6">Value</text:span><text:span text:style-name="T161_7"><text:s/></text:span><text:span text:style-name="T161_8">of</text:span><text:span text:style-name="T161_9"><text:s/></text:span><text:span text:style-name="T161_10">Values</text:span></text:p>
      <text:p text:style-name="P162"><text:span text:style-name="T162_1">[15:14:13]<text:s/>&lt;</text:span><text:span text:style-name="T162_2">jml</text:span><text:span text:style-name="T162_3">&gt;<text:s/></text:span><text:span text:style-name="T162_4">watch</text:span><text:span text:style-name="T162_5"><text:s/></text:span><text:span text:style-name="T162_6">that</text:span></text:p>
      <text:p text:style-name="P163"><text:span text:style-name="T163_1">[15:14:17]<text:s/>&lt;</text:span><text:span text:style-name="T163_2">jml</text:span><text:span text:style-name="T163_3">&gt;<text:s/></text:span><text:span text:style-name="T163_4">http</text:span><text:span text:style-name="T163_5">://</text:span><text:span text:style-name="T163_6">www</text:span><text:span text:style-name="T163_7">.</text:span><text:span text:style-name="T163_8">infoq</text:span><text:span text:style-name="T163_9">.</text:span><text:span text:style-name="T163_10">com</text:span><text:span text:style-name="T163_11">/</text:span><text:span text:style-name="T163_12">presentations</text:span><text:span text:style-name="T163_13">/</text:span><text:span text:style-name="T163_14">Value</text:span><text:span text:style-name="T163_15">-</text:span><text:span text:style-name="T163_16">Values</text:span></text:p>
      <text:p text:style-name="P164"><text:span text:style-name="T164_1">[15:14:39]<text:s/>&lt;</text:span><text:span text:style-name="T164_2">jelmer</text:span><text:span text:style-name="T164_3">&gt;<text:s/></text:span><text:span text:style-name="T164_4">jml</text:span><text:span text:style-name="T164_5">:<text:s/>"</text:span><text:span text:style-name="T164_6">just</text:span><text:span text:style-name="T164_7"><text:s/></text:span><text:span text:style-name="T164_8">provide</text:span><text:span text:style-name="T164_9"><text:s/></text:span><text:span text:style-name="T164_10">a</text:span><text:span text:style-name="T164_11"><text:s/></text:span><text:span text:style-name="T164_12">convenient</text:span><text:span text:style-name="T164_13"><text:s/></text:span><text:span text:style-name="T164_14">way</text:span><text:span text:style-name="T164_15"><text:s/></text:span><text:span text:style-name="T164_16">for</text:span><text:span text:style-name="T164_17"><text:s/></text:span><text:span text:style-name="T164_18">presenting</text:span><text:span text:style-name="T164_19"><text:s/></text:span><text:span text:style-name="T164_20">and</text:span><text:span text:style-name="T164_21"><text:s/></text:span><text:span text:style-name="T164_22">interacting</text:span><text:span text:style-name="T164_23"><text:s/></text:span><text:span text:style-name="T164_24">with</text:span><text:span text:style-name="T164_25"><text:s/></text:span><text:span text:style-name="T164_26">data</text:span><text:span text:style-name="T164_27">"<text:s/></text:span><text:span text:style-name="T164_28">is</text:span><text:span text:style-name="T164_29"><text:s/></text:span><text:span text:style-name="T164_30">rather</text:span><text:span text:style-name="T164_31"><text:s/></text:span><text:span text:style-name="T164_32">general</text:span><text:span text:style-name="T164_33"><text:s/></text:span><text:span text:style-name="T164_34">indeed</text:span><text:span text:style-name="T164_35">,<text:s/></text:span><text:span text:style-name="T164_36">and</text:span><text:span text:style-name="T164_37"><text:s/></text:span><text:span text:style-name="T164_38">not</text:span><text:span text:style-name="T164_39"><text:s/></text:span><text:span text:style-name="T164_40">very</text:span><text:span text:style-name="T164_41"><text:s/></text:span><text:span text:style-name="T164_42">well</text:span><text:span text:style-name="T164_43"><text:s/></text:span><text:span text:style-name="T164_44">phrased</text:span><text:span text:style-name="T164_45">.</text:span></text:p>
      <text:p text:style-name="P165"><text:span text:style-name="T165_1">[15:15:17]<text:s/>&lt;</text:span><text:span text:style-name="T165_2">jelmer</text:span><text:span text:style-name="T165_3">&gt;<text:s/></text:span><text:span text:style-name="T165_4">jml</text:span><text:span text:style-name="T165_5">:<text:s/></text:span><text:span text:style-name="T165_6">I</text:span><text:span text:style-name="T165_7"><text:s/></text:span><text:span text:style-name="T165_8">guess</text:span><text:span text:style-name="T165_9"><text:s/></text:span><text:span text:style-name="T165_10">I</text:span><text:span text:style-name="T165_11"><text:s/></text:span><text:span text:style-name="T165_12">mean</text:span><text:span text:style-name="T165_13"><text:s/></text:span><text:span text:style-name="T165_14">that</text:span><text:span text:style-name="T165_15"><text:s/></text:span><text:span text:style-name="T165_16">these</text:span><text:span text:style-name="T165_17"><text:s/></text:span><text:span text:style-name="T165_18">sites</text:span><text:span text:style-name="T165_19"><text:s/></text:span><text:span text:style-name="T165_20">should</text:span><text:span text:style-name="T165_21"><text:s/></text:span><text:span text:style-name="T165_22">just</text:span><text:span text:style-name="T165_23"><text:s/></text:span><text:span text:style-name="T165_24">be</text:span><text:span text:style-name="T165_25"><text:s/>*</text:span><text:span text:style-name="T165_26">a</text:span><text:span text:style-name="T165_27">*<text:s/></text:span><text:span text:style-name="T165_28">way</text:span><text:span text:style-name="T165_29"><text:s/></text:span><text:span text:style-name="T165_30">of</text:span><text:span text:style-name="T165_31"><text:s/></text:span><text:span text:style-name="T165_32">presenting</text:span><text:span text:style-name="T165_33"><text:s/></text:span><text:span text:style-name="T165_34">and</text:span><text:span text:style-name="T165_35"><text:s/></text:span><text:span text:style-name="T165_36">interacting</text:span><text:span text:style-name="T165_37"><text:s/></text:span><text:span text:style-name="T165_38">that</text:span><text:span text:style-name="T165_39"><text:s/></text:span><text:span text:style-name="T165_40">data</text:span><text:span text:style-name="T165_41">,<text:s/></text:span><text:span text:style-name="T165_42">they</text:span><text:span text:style-name="T165_43"><text:s/></text:span><text:span text:style-name="T165_44">should</text:span><text:span text:style-name="T165_45"><text:s/></text:span><text:span text:style-name="T165_46">not</text:span><text:span text:style-name="T165_47"><text:s/></text:span><text:span text:style-name="T165_48">get</text:span><text:span text:style-name="T165_49"><text:s/></text:span><text:span text:style-name="T165_50">to</text:span><text:span text:style-name="T165_51"><text:s/></text:span><text:span text:style-name="T165_52">own</text:span><text:span text:style-name="T165_53"><text:s/></text:span><text:span text:style-name="T165_54">it</text:span><text:span text:style-name="T165_55"><text:s/></text:span><text:span text:style-name="T165_56">or</text:span><text:span text:style-name="T165_57"><text:s/></text:span><text:span text:style-name="T165_58">be</text:span><text:span text:style-name="T165_59"><text:s/></text:span><text:span text:style-name="T165_60">the</text:span><text:span text:style-name="T165_61"><text:s/></text:span><text:span text:style-name="T165_62">exclusive</text:span><text:span text:style-name="T165_63"><text:s/></text:span><text:span text:style-name="T165_64">way</text:span><text:span text:style-name="T165_65"><text:s/></text:span><text:span text:style-name="T165_66">to</text:span><text:span text:style-name="T165_67"><text:s/></text:span><text:span text:style-name="T165_68">interact</text:span><text:span text:style-name="T165_69"><text:s/></text:span><text:span text:style-name="T165_70">with</text:span><text:span text:style-name="T165_71"><text:s/></text:span><text:span text:style-name="T165_72">it</text:span><text:span text:style-name="T165_73"><text:s/></text:span><text:span text:style-name="T165_74">like</text:span><text:span text:style-name="T165_75"><text:s/></text:span><text:span text:style-name="T165_76">they</text:span><text:span text:style-name="T165_77"><text:s/></text:span><text:span text:style-name="T165_78">are</text:span><text:span text:style-name="T165_79"><text:s/></text:span><text:span text:style-name="T165_80">with</text:span><text:span text:style-name="T165_81"><text:s/></text:span><text:span text:style-name="T165_82">bug</text:span><text:span text:style-name="T165_83"><text:s/></text:span><text:span text:style-name="T165_84">data</text:span><text:span text:style-name="T165_85"><text:s/></text:span><text:span text:style-name="T165_86">at</text:span><text:span text:style-name="T165_87"><text:s/></text:span><text:span text:style-name="T165_88">the</text:span><text:span text:style-name="T165_89"><text:s/></text:span><text:span text:style-name="T165_90">moment</text:span><text:span text:style-name="T165_91">.</text:span></text:p>
      <text:p text:style-name="P166"><text:span text:style-name="T166_1">[15:15:25]<text:s/>&lt;</text:span><text:span text:style-name="T166_2">jml</text:span><text:span text:style-name="T166_3">&gt;<text:s/></text:span><text:span text:style-name="T166_4">ah</text:span><text:span text:style-name="T166_5"><text:s/></text:span><text:span text:style-name="T166_6">right</text:span><text:span text:style-name="T166_7">.</text:span></text:p>
      <text:p text:style-name="P167"><text:span text:style-name="T167_1">[15:15:28]<text:s/>&lt;</text:span><text:span text:style-name="T167_2">jml</text:span><text:span text:style-name="T167_3">&gt;<text:s/></text:span><text:span text:style-name="T167_4">primarily</text:span><text:span text:style-name="T167_5"><text:s/></text:span><text:span text:style-name="T167_6">an</text:span><text:span text:style-name="T167_7"><text:s/></text:span><text:span text:style-name="T167_8">API</text:span><text:span text:style-name="T167_9"><text:s/></text:span></text:p>
      <text:p text:style-name="P168"><text:span text:style-name="T168_1">[15:15:32]<text:s/>&lt;</text:span><text:span text:style-name="T168_2">jml</text:span><text:span text:style-name="T168_3">&gt;<text:s/></text:span><text:span text:style-name="T168_4">secondarily</text:span><text:span text:style-name="T168_5"><text:s/></text:span><text:span text:style-name="T168_6">a</text:span><text:span text:style-name="T168_7"><text:s/></text:span><text:span text:style-name="T168_8">UI</text:span></text:p>
      <text:p text:style-name="P169"><text:span text:style-name="T169_1">[15:15:53]<text:s/>&lt;</text:span><text:span text:style-name="T169_2">jml</text:span><text:span text:style-name="T169_3">&gt;<text:s/></text:span><text:span text:style-name="T169_4">jelmer</text:span><text:span text:style-name="T169_5">:<text:s/></text:span><text:span text:style-name="T169_6">I</text:span><text:span text:style-name="T169_7">'</text:span><text:span text:style-name="T169_8">m</text:span><text:span text:style-name="T169_9"><text:s/></text:span><text:span text:style-name="T169_10">very</text:span><text:span text:style-name="T169_11"><text:s/></text:span><text:span text:style-name="T169_12">interested</text:span><text:span text:style-name="T169_13"><text:s/></text:span><text:span text:style-name="T169_14">in</text:span><text:span text:style-name="T169_15"><text:s/></text:span><text:span text:style-name="T169_16">this</text:span><text:span text:style-name="T169_17"><text:s/></text:span><text:span text:style-name="T169_18">conversation</text:span><text:span text:style-name="T169_19">,<text:s/></text:span><text:span text:style-name="T169_20">but</text:span><text:span text:style-name="T169_21"><text:s/></text:span><text:span text:style-name="T169_22">I</text:span><text:span text:style-name="T169_23"><text:s/></text:span><text:span text:style-name="T169_24">have</text:span><text:span text:style-name="T169_25"><text:s/></text:span><text:span text:style-name="T169_26">to</text:span><text:span text:style-name="T169_27"><text:s/></text:span><text:span text:style-name="T169_28">go</text:span><text:span text:style-name="T169_29"><text:s/>:\</text:span></text:p>
      <text:p text:style-name="P170"><text:span text:style-name="T170_1">[15:16:16]<text:s/>&lt;</text:span><text:span text:style-name="T170_2">jelmer</text:span><text:span text:style-name="T170_3">&gt;<text:s/></text:span><text:span text:style-name="T170_4">jml</text:span><text:span text:style-name="T170_5">:<text:s/></text:span><text:span text:style-name="T170_6">likewise</text:span><text:span text:style-name="T170_7">,<text:s/></text:span><text:span text:style-name="T170_8">we</text:span><text:span text:style-name="T170_9">'</text:span><text:span text:style-name="T170_10">ll</text:span><text:span text:style-name="T170_11"><text:s/></text:span><text:span text:style-name="T170_12">pick</text:span><text:span text:style-name="T170_13"><text:s/></text:span><text:span text:style-name="T170_14">it</text:span><text:span text:style-name="T170_15"><text:s/></text:span><text:span text:style-name="T170_16">up</text:span><text:span text:style-name="T170_17"><text:s/></text:span><text:span text:style-name="T170_18">some</text:span><text:span text:style-name="T170_19"><text:s/></text:span><text:span text:style-name="T170_20">other</text:span><text:span text:style-name="T170_21"><text:s/></text:span><text:span text:style-name="T170_22">time</text:span><text:span text:style-name="T170_23"><text:s/>:)</text:span></text:p>
      <text:p text:style-name="P171"/>
      <text:p text:style-name="P172"/>
      <text:p text:style-name="P173"><text:span text:style-name="T173_1">[10:11:24]<text:s/>*<text:s/></text:span><text:span text:style-name="T173_2">jml</text:span><text:span text:style-name="T173_3"><text:s/></text:span><text:span text:style-name="T173_4">mutters</text:span><text:span text:style-name="T173_5"><text:s/></text:span><text:span text:style-name="T173_6">something</text:span><text:span text:style-name="T173_7"><text:s/></text:span><text:span text:style-name="T173_8">about</text:span><text:span text:style-name="T173_9"><text:s/></text:span><text:span text:style-name="T173_10">launchpad</text:span></text:p>
      <text:p text:style-name="P174"><text:span text:style-name="T174_1">[10:11:35]<text:s/>&lt;</text:span><text:span text:style-name="T174_2">lifeless</text:span><text:span text:style-name="T174_3">&gt;<text:s/></text:span><text:span text:style-name="T174_4">I</text:span><text:span text:style-name="T174_5">'</text:span><text:span text:style-name="T174_6">ve</text:span><text:span text:style-name="T174_7"><text:s/></text:span><text:span text:style-name="T174_8">been</text:span><text:span text:style-name="T174_9"><text:s/></text:span><text:span text:style-name="T174_10">using</text:span><text:span text:style-name="T174_11"><text:s/></text:span><text:span text:style-name="T174_12">gerrit</text:span><text:span text:style-name="T174_13"><text:s/></text:span><text:span text:style-name="T174_14">recently</text:span><text:span text:style-name="T174_15">.</text:span></text:p>
      <text:p text:style-name="P175"><text:span text:style-name="T175_1">[10:11:44]<text:s/>&lt;</text:span><text:span text:style-name="T175_2">lifeless</text:span><text:span text:style-name="T175_3">&gt;<text:s/></text:span><text:span text:style-name="T175_4">Much</text:span><text:span text:style-name="T175_5"><text:s/></text:span><text:span text:style-name="T175_6">less</text:span><text:span text:style-name="T175_7"><text:s/></text:span><text:span text:style-name="T175_8">usable</text:span><text:span text:style-name="T175_9"><text:s/></text:span><text:span text:style-name="T175_10">in</text:span><text:span text:style-name="T175_11"><text:s/></text:span><text:span text:style-name="T175_12">some</text:span><text:span text:style-name="T175_13"><text:s/></text:span><text:span text:style-name="T175_14">ways</text:span><text:span text:style-name="T175_15">.<text:s/></text:span><text:span text:style-name="T175_16">Better</text:span><text:span text:style-name="T175_17"><text:s/></text:span><text:span text:style-name="T175_18">in</text:span><text:span text:style-name="T175_19"><text:s/></text:span><text:span text:style-name="T175_20">others</text:span><text:span text:style-name="T175_21">.</text:span></text:p>
      <text:p text:style-name="P176"><text:span text:style-name="T176_1">[10:11:53]<text:s/>&lt;</text:span><text:span text:style-name="T176_2">lifeless</text:span><text:span text:style-name="T176_3">&gt;<text:s/></text:span><text:span text:style-name="T176_4">But</text:span><text:span text:style-name="T176_5"><text:s/></text:span><text:span text:style-name="T176_6">I</text:span><text:span text:style-name="T176_7">'</text:span><text:span text:style-name="T176_8">m</text:span><text:span text:style-name="T176_9"><text:s/></text:span><text:span text:style-name="T176_10">not</text:span><text:span text:style-name="T176_11"><text:s/></text:span><text:span text:style-name="T176_12">inclined</text:span><text:span text:style-name="T176_13"><text:s/></text:span><text:span text:style-name="T176_14">to</text:span><text:span text:style-name="T176_15"><text:s/></text:span><text:span text:style-name="T176_16">rag</text:span><text:span text:style-name="T176_17"><text:s/></text:span><text:span text:style-name="T176_18">on</text:span><text:span text:style-name="T176_19"><text:s/></text:span><text:span text:style-name="T176_20">Launchpad</text:span><text:span text:style-name="T176_21"><text:s/>:)</text:span></text:p>
      <text:p text:style-name="P177"><text:span text:style-name="T177_1">[10:23:04]<text:s/>&lt;</text:span><text:span text:style-name="T177_2">jml</text:span><text:span text:style-name="T177_3">&gt;<text:s/></text:span><text:span text:style-name="T177_4">yeah</text:span></text:p>
      <text:p text:style-name="P178"><text:span text:style-name="T178_1">[10:23:45]<text:s/>&lt;</text:span><text:span text:style-name="T178_2">jml</text:span><text:span text:style-name="T178_3">&gt;<text:s/></text:span><text:span text:style-name="T178_4">I</text:span><text:span text:style-name="T178_5">'</text:span><text:span text:style-name="T178_6">m</text:span><text:span text:style-name="T178_7"><text:s/></text:span><text:span text:style-name="T178_8">just</text:span><text:span text:style-name="T178_9"><text:s/></text:span><text:span text:style-name="T178_10">frustrated</text:span><text:span text:style-name="T178_11"><text:s/></text:span><text:span text:style-name="T178_12">that</text:span><text:span text:style-name="T178_13"><text:s/></text:span><text:span text:style-name="T178_14">there</text:span><text:span text:style-name="T178_15">'</text:span><text:span text:style-name="T178_16">s</text:span><text:span text:style-name="T178_17"><text:s/></text:span><text:span text:style-name="T178_18">all</text:span><text:span text:style-name="T178_19"><text:s/></text:span><text:span text:style-name="T178_20">this</text:span><text:span text:style-name="T178_21"><text:s/></text:span><text:span text:style-name="T178_22">basic</text:span><text:span text:style-name="T178_23"><text:s/></text:span><text:span text:style-name="T178_24">usability</text:span><text:span text:style-name="T178_25"><text:s/></text:span><text:span text:style-name="T178_26">stuff</text:span><text:span text:style-name="T178_27"><text:s/></text:span><text:span text:style-name="T178_28">that</text:span><text:span text:style-name="T178_29"><text:s/></text:span><text:span text:style-name="T178_30">never</text:span><text:span text:style-name="T178_31"><text:s/></text:span><text:span text:style-name="T178_32">even</text:span><text:span text:style-name="T178_33"><text:s/></text:span><text:span text:style-name="T178_34">got</text:span><text:span text:style-name="T178_35"><text:s/></text:span><text:span text:style-name="T178_36">attempted</text:span></text:p>
      <text:p text:style-name="P179"><text:span text:style-name="T179_1">[10:24:04]<text:s/>&lt;</text:span><text:span text:style-name="T179_2">jml</text:span><text:span text:style-name="T179_3">&gt;<text:s/></text:span><text:span text:style-name="T179_4">and</text:span><text:span text:style-name="T179_5"><text:s/></text:span><text:span text:style-name="T179_6">now</text:span><text:span text:style-name="T179_7"><text:s/></text:span><text:span text:style-name="T179_8">it</text:span><text:span text:style-name="T179_9">'</text:span><text:span text:style-name="T179_10">s</text:span><text:span text:style-name="T179_11"><text:s/></text:span><text:span text:style-name="T179_12">mega</text:span><text:span text:style-name="T179_13">-</text:span><text:span text:style-name="T179_14">huge</text:span><text:span text:style-name="T179_15"><text:s/></text:span><text:span text:style-name="T179_16">abandoned</text:span><text:span text:style-name="T179_17"><text:s/></text:span><text:span text:style-name="T179_18">enterprise</text:span><text:span text:style-name="T179_19"><text:s/></text:span><text:span text:style-name="T179_20">software</text:span></text:p>
      <text:p text:style-name="P180"><text:span text:style-name="T180_1">[20:07:48]<text:s/>&lt;</text:span><text:span text:style-name="T180_2">lifeless</text:span><text:span text:style-name="T180_3">&gt;<text:s/></text:span><text:span text:style-name="T180_4">is</text:span><text:span text:style-name="T180_5"><text:s/></text:span><text:span text:style-name="T180_6">it</text:span><text:span text:style-name="T180_7"><text:s/></text:span><text:span text:style-name="T180_8">abandoned</text:span><text:span text:style-name="T180_9"><text:s/>?</text:span></text:p>
      <text:p text:style-name="P181"><text:span text:style-name="T181_1">[20:43:25]<text:s/>&lt;</text:span><text:span text:style-name="T181_2">jelmer</text:span><text:span text:style-name="T181_3">&gt;<text:s/></text:span><text:span text:style-name="T181_4">lifeless</text:span><text:span text:style-name="T181_5">:<text:s/></text:span><text:span text:style-name="T181_6">it</text:span><text:span text:style-name="T181_7"><text:s/></text:span><text:span text:style-name="T181_8">seems</text:span><text:span text:style-name="T181_9"><text:s/></text:span><text:span text:style-name="T181_10">largely</text:span><text:span text:style-name="T181_11"><text:s/></text:span><text:span text:style-name="T181_12">abandoned</text:span><text:span text:style-name="T181_13">;<text:s/></text:span><text:span text:style-name="T181_14">do</text:span><text:span text:style-name="T181_15"><text:s/></text:span><text:span text:style-name="T181_16">the</text:span><text:span text:style-name="T181_17"><text:s/></text:span><text:span text:style-name="T181_18">minor</text:span><text:span text:style-name="T181_19"><text:s/></text:span><text:span text:style-name="T181_20">dents</text:span><text:span text:style-name="T181_21"><text:s/></text:span><text:span text:style-name="T181_22">that</text:span><text:span text:style-name="T181_23"><text:s/></text:span><text:span text:style-name="T181_24">the</text:span><text:span text:style-name="T181_25"><text:s/></text:span><text:span text:style-name="T181_26">remaining</text:span><text:span text:style-name="T181_27"><text:s/></text:span><text:span text:style-name="T181_28">maintenance</text:span><text:span text:style-name="T181_29"><text:s/></text:span><text:span text:style-name="T181_30">team</text:span><text:span text:style-name="T181_31"><text:s/></text:span><text:span text:style-name="T181_32">make</text:span><text:span text:style-name="T181_33"><text:s/></text:span><text:span text:style-name="T181_34">count</text:span><text:span text:style-name="T181_35">?</text:span></text:p>
      <text:p text:style-name="P182"><text:span text:style-name="T182_1">[20:44:02]<text:s/>&lt;</text:span><text:span text:style-name="T182_2">lifeless</text:span><text:span text:style-name="T182_3">&gt;<text:s/></text:span><text:span text:style-name="T182_4">Dunno</text:span><text:span text:style-name="T182_5"><text:s/>:)</text:span></text:p>
      <text:p text:style-name="P183"><text:span text:style-name="T183_1">[20:44:15]<text:s/>&lt;</text:span><text:span text:style-name="T183_2">lifeless</text:span><text:span text:style-name="T183_3">&gt;<text:s/></text:span><text:span text:style-name="T183_4">There</text:span><text:span text:style-name="T183_5"><text:s/></text:span><text:span text:style-name="T183_6">is</text:span><text:span text:style-name="T183_7"><text:s/></text:span><text:span text:style-name="T183_8">a</text:span><text:span text:style-name="T183_9"><text:s/></text:span><text:span text:style-name="T183_10">long</text:span><text:span text:style-name="T183_11"><text:s/></text:span><text:span text:style-name="T183_12">running</text:span><text:span text:style-name="T183_13"><text:s/></text:span><text:span text:style-name="T183_14">angst</text:span><text:span text:style-name="T183_15"><text:s/></text:span><text:span text:style-name="T183_16">between</text:span><text:span text:style-name="T183_17"><text:s/></text:span><text:span text:style-name="T183_18">big</text:span><text:span text:style-name="T183_19"><text:s/></text:span><text:span text:style-name="T183_20">teams</text:span><text:span text:style-name="T183_21"><text:s/></text:span><text:span text:style-name="T183_22">and</text:span><text:span text:style-name="T183_23"><text:s/></text:span><text:span text:style-name="T183_24">small</text:span><text:span text:style-name="T183_25"><text:s/></text:span><text:span text:style-name="T183_26">super</text:span><text:span text:style-name="T183_27"><text:s/></text:span><text:span text:style-name="T183_28">effective</text:span><text:span text:style-name="T183_29"><text:s/></text:span><text:span text:style-name="T183_30">teams</text:span><text:span text:style-name="T183_31">.</text:span></text:p>
      <text:p text:style-name="P184"><text:span text:style-name="T184_1">[20:47:46]<text:s/>&lt;</text:span><text:span text:style-name="T184_2">jelmer</text:span><text:span text:style-name="T184_3">&gt;<text:s/></text:span><text:span text:style-name="T184_4">fair</text:span><text:span text:style-name="T184_5"><text:s/></text:span><text:span text:style-name="T184_6">enough</text:span><text:span text:style-name="T184_7"><text:s/>:)</text:span></text:p>
      <text:p text:style-name="P185"/>
      <text:p text:style-name="P186"/>
      <text:p text:style-name="P187"/>
      <text:p text:style-name="P188"><text:span text:style-name="T188_1">[10:31:45]<text:s/>&lt;</text:span><text:span text:style-name="T188_2">jml</text:span><text:span text:style-name="T188_3">&gt;<text:s/></text:span><text:span text:style-name="T188_4">I</text:span><text:span text:style-name="T188_5"><text:s/></text:span><text:span text:style-name="T188_6">might</text:span><text:span text:style-name="T188_7"><text:s/></text:span><text:span text:style-name="T188_8">start</text:span><text:span text:style-name="T188_9"><text:s/></text:span><text:span text:style-name="T188_10">migrating</text:span><text:span text:style-name="T188_11"><text:s/></text:span><text:span text:style-name="T188_12">my</text:span><text:span text:style-name="T188_13"><text:s/></text:span><text:span text:style-name="T188_14">interesting</text:span><text:span text:style-name="T188_15"><text:s/>+</text:span><text:span text:style-name="T188_16">junk</text:span><text:span text:style-name="T188_17"><text:s/></text:span><text:span text:style-name="T188_18">to</text:span><text:span text:style-name="T188_19"><text:s/></text:span><text:span text:style-name="T188_20">github</text:span><text:span text:style-name="T188_21"><text:s/></text:span><text:span text:style-name="T188_22">today</text:span><text:span text:style-name="T188_23"><text:s/></text:span></text:p>
      <text:p text:style-name="P189"><text:span text:style-name="T189_1">[10:35:42]<text:s/>&lt;</text:span><text:span text:style-name="T189_2">jelmer</text:span><text:span text:style-name="T189_3">&gt;<text:s/></text:span><text:span text:style-name="T189_4">jml</text:span><text:span text:style-name="T189_5">:<text:s/></text:span><text:span text:style-name="T189_6">what</text:span><text:span text:style-name="T189_7"><text:s/></text:span><text:span text:style-name="T189_8">are</text:span><text:span text:style-name="T189_9"><text:s/></text:span><text:span text:style-name="T189_10">you</text:span><text:span text:style-name="T189_11"><text:s/></text:span><text:span text:style-name="T189_12">going</text:span><text:span text:style-name="T189_13"><text:s/></text:span><text:span text:style-name="T189_14">to</text:span><text:span text:style-name="T189_15"><text:s/></text:span><text:span text:style-name="T189_16">do</text:span><text:span text:style-name="T189_17"><text:s/></text:span><text:span text:style-name="T189_18">for</text:span><text:span text:style-name="T189_19"><text:s/></text:span><text:span text:style-name="T189_20">bugs</text:span><text:span text:style-name="T189_21">?</text:span></text:p>
      <text:p text:style-name="P190"><text:span text:style-name="T190_1">[10:36:00]<text:s/>&lt;</text:span><text:span text:style-name="T190_2">jml</text:span><text:span text:style-name="T190_3">&gt;<text:s/></text:span><text:span text:style-name="T190_4">jelmer</text:span><text:span text:style-name="T190_5">:<text:s/></text:span><text:span text:style-name="T190_6">what</text:span><text:span text:style-name="T190_7"><text:s/></text:span><text:span text:style-name="T190_8">bugs</text:span><text:span text:style-name="T190_9">?</text:span></text:p>
      <text:p text:style-name="P191"><text:span text:style-name="T191_1">[10:36:17]<text:s/>&lt;</text:span><text:span text:style-name="T191_2">jml</text:span><text:span text:style-name="T191_3">&gt;<text:s/></text:span><text:span text:style-name="T191_4"><office:annotation><dc:creator/><text:p text:style-name="P192"><text:span text:style-name="T192_1">Martin</text:span><text:span text:style-name="T192_2"><text:s/></text:span><text:span text:style-name="T192_3">Pool</text:span><text:span text:style-name="T192_4">:</text:span></text:p><text:p text:style-name="P193"><text:span text:style-name="T193_1">:</text:span><text:span text:style-name="T193_2">D</text:span></text:p></office:annotation></text:span><text:span text:style-name="T193_3">my</text:span><text:span text:style-name="T193_4"><text:s/></text:span><text:span text:style-name="T193_5">software</text:span><text:span text:style-name="T193_6"><text:s/></text:span><text:span text:style-name="T193_7">is</text:span><text:span text:style-name="T193_8"><text:s/></text:span><text:span text:style-name="T193_9">perfect</text:span><text:span text:style-name="T193_10">.</text:span></text:p>
      <text:p text:style-name="P194"><text:span text:style-name="T194_1">[</text:span><text:span text:style-name="T194_2">10:36:21]<text:s/>&lt;</text:span><text:span text:style-name="T194_3">jelmer</text:span><text:span text:style-name="T194_4">&gt;<text:s/></text:span><text:span text:style-name="T194_5">jml</text:span><text:span text:style-name="T194_6">:<text:s/></text:span><text:span text:style-name="T194_7">in</text:span><text:span text:style-name="T194_8"><text:s/></text:span><text:span text:style-name="T194_9">projects</text:span><text:span text:style-name="T194_10"><text:s/></text:span><text:span text:style-name="T194_11">you</text:span><text:span text:style-name="T194_12">'</text:span><text:span text:style-name="T194_13">re</text:span><text:span text:style-name="T194_14"><text:s/></text:span><text:span text:style-name="T194_15">migrating</text:span><text:span text:style-name="T194_16"><text:s/></text:span><text:span text:style-name="T194_17">to</text:span><text:span text:style-name="T194_18"><text:s/></text:span><text:span text:style-name="T194_19">github</text:span><text:span text:style-name="T194_20">?</text:span></text:p>
      <text:p text:style-name="P195"><text:span text:style-name="T195_1">[10:36:25]<text:s/>&lt;</text:span><text:span text:style-name="T195_2">jelmer</text:span><text:span text:style-name="T195_3">&gt;<text:s/></text:span><text:span text:style-name="T195_4">heh</text:span></text:p>
      <text:p text:style-name="P196"><text:span text:style-name="T196_1">[10:36:28]<text:s/>&lt;</text:span><text:span text:style-name="T196_2">jml</text:span><text:span text:style-name="T196_3">&gt;<text:s/></text:span><text:span text:style-name="T196_4">I</text:span><text:span text:style-name="T196_5"><text:s/></text:span><text:span text:style-name="T196_6">have</text:span><text:span text:style-name="T196_7"><text:s/></text:span><text:span text:style-name="T196_8">tests</text:span><text:span text:style-name="T196_9"><text:s/></text:span><text:span text:style-name="T196_10">to</text:span><text:span text:style-name="T196_11"><text:s/></text:span><text:span text:style-name="T196_12">prove</text:span><text:span text:style-name="T196_13"><text:s/></text:span><text:span text:style-name="T196_14">it</text:span><text:span text:style-name="T196_15"><text:s/></text:span><text:span text:style-name="T196_16">and</text:span><text:span text:style-name="T196_17"><text:s/></text:span><text:span text:style-name="T196_18">everything</text:span><text:span text:style-name="T196_19">.</text:span></text:p>
      <text:p text:style-name="P197"><text:span text:style-name="T197_1">[10:36:33]<text:s/>&lt;</text:span><text:span text:style-name="T197_2">jelmer</text:span><text:span text:style-name="T197_3">&gt;<text:s/></text:span><text:span text:style-name="T197_4">jml</text:span><text:span text:style-name="T197_5">:<text:s/></text:span><text:span text:style-name="T197_6">I</text:span><text:span text:style-name="T197_7"><text:s/></text:span><text:span text:style-name="T197_8">guess</text:span><text:span text:style-name="T197_9"><text:s/></text:span><text:span text:style-name="T197_10">you</text:span><text:span text:style-name="T197_11"><text:s/></text:span><text:span text:style-name="T197_12">don</text:span><text:span text:style-name="T197_13">'</text:span><text:span text:style-name="T197_14">t</text:span><text:span text:style-name="T197_15"><text:s/></text:span><text:span text:style-name="T197_16">need</text:span><text:span text:style-name="T197_17"><text:s/></text:span><text:span text:style-name="T197_18">version</text:span><text:span text:style-name="T197_19"><text:s/></text:span><text:span text:style-name="T197_20">control</text:span><text:span text:style-name="T197_21"><text:s/></text:span><text:span text:style-name="T197_22">then</text:span><text:span text:style-name="T197_23"><text:s/></text:span><text:span text:style-name="T197_24">either</text:span><text:span text:style-name="T197_25"><text:s/>?<text:s/>:</text:span><text:span text:style-name="T197_26">P</text:span></text:p>
      <text:p text:style-name="P198"><text:span text:style-name="T198_1">[10:36:37]<text:s/>&lt;</text:span><text:span text:style-name="T198_2">jml</text:span><text:span text:style-name="T198_3">&gt;<text:s/></text:span><text:span text:style-name="T198_4">heh</text:span><text:span text:style-name="T198_5">.</text:span></text:p>
      <text:p text:style-name="P199"><text:span text:style-name="T199_1">[10:36:58]<text:s/>&lt;</text:span><text:span text:style-name="T199_2">jml</text:span><text:span text:style-name="T199_3">&gt;<text:s/></text:span><text:span text:style-name="T199_4">jelmer</text:span><text:span text:style-name="T199_5">:<text:s/></text:span><text:span text:style-name="T199_6">I</text:span><text:span text:style-name="T199_7"><text:s/></text:span><text:span text:style-name="T199_8">don</text:span><text:span text:style-name="T199_9">'</text:span><text:span text:style-name="T199_10">t</text:span><text:span text:style-name="T199_11"><text:s/></text:span><text:span text:style-name="T199_12">know</text:span><text:span text:style-name="T199_13">.<text:s/></text:span><text:span text:style-name="T199_14">I</text:span><text:span text:style-name="T199_15"><text:s/></text:span><text:span text:style-name="T199_16">think</text:span><text:span text:style-name="T199_17"><text:s/></text:span><text:span text:style-name="T199_18">I</text:span><text:span text:style-name="T199_19">'</text:span><text:span text:style-name="T199_20">ll</text:span><text:span text:style-name="T199_21"><text:s/></text:span><text:span text:style-name="T199_22">experiment</text:span><text:span text:style-name="T199_23"><text:s/></text:span><text:span text:style-name="T199_24">w</text:span><text:span text:style-name="T199_25">/<text:s/></text:span><text:span text:style-name="T199_26">Github</text:span><text:span text:style-name="T199_27"><text:s/></text:span><text:span text:style-name="T199_28">issues</text:span><text:span text:style-name="T199_29"><text:s/></text:span><text:span text:style-name="T199_30">for</text:span><text:span text:style-name="T199_31"><text:s/></text:span><text:span text:style-name="T199_32">one</text:span><text:span text:style-name="T199_33"><text:s/></text:span><text:span text:style-name="T199_34">project</text:span></text:p>
      <text:p text:style-name="P200"><text:span text:style-name="T200_1">[10:37:31]<text:s/>&lt;</text:span><text:span text:style-name="T200_2">jml</text:span><text:span text:style-name="T200_3">&gt;<text:s/></text:span><text:span text:style-name="T200_4">jelmer</text:span><text:span text:style-name="T200_5">:<text:s/></text:span><text:span text:style-name="T200_6">I</text:span><text:span text:style-name="T200_7"><text:s/></text:span><text:span text:style-name="T200_8">haven</text:span><text:span text:style-name="T200_9">'</text:span><text:span text:style-name="T200_10">t</text:span><text:span text:style-name="T200_11"><text:s/></text:span><text:span text:style-name="T200_12">actually</text:span><text:span text:style-name="T200_13"><text:s/></text:span><text:span text:style-name="T200_14">used</text:span><text:span text:style-name="T200_15"><text:s/></text:span><text:span text:style-name="T200_16">their</text:span><text:span text:style-name="T200_17"><text:s/></text:span><text:span text:style-name="T200_18">bug</text:span><text:span text:style-name="T200_19"><text:s/></text:span><text:span text:style-name="T200_20">tracker</text:span><text:span text:style-name="T200_21"><text:s/></text:span><text:span text:style-name="T200_22">at</text:span><text:span text:style-name="T200_23"><text:s/></text:span><text:span text:style-name="T200_24">all</text:span><text:span text:style-name="T200_25">.<text:s/></text:span></text:p>
      <text:p text:style-name="P201"><text:span text:style-name="T201_1">[10:37:49]<text:s/>*<text:s/></text:span><text:span text:style-name="T201_2">jelmer</text:span><text:span text:style-name="T201_3"><text:s/></text:span><text:span text:style-name="T201_4">found</text:span><text:span text:style-name="T201_5"><text:s/></text:span><text:span text:style-name="T201_6">the</text:span><text:span text:style-name="T201_7"><text:s/></text:span><text:span text:style-name="T201_8">experience</text:span><text:span text:style-name="T201_9"><text:s/></text:span><text:span text:style-name="T201_10">a</text:span><text:span text:style-name="T201_11"><text:s/></text:span><text:span text:style-name="T201_12">bit</text:span><text:span text:style-name="T201_13"><text:s/></text:span><text:span text:style-name="T201_14">underwhelming</text:span></text:p>
      <text:p text:style-name="P202"><text:span text:style-name="T202_1">[10:38:17]<text:s/>&lt;</text:span><text:span text:style-name="T202_2">jelmer</text:span><text:span text:style-name="T202_3">&gt;<text:s/></text:span><text:span text:style-name="T202_4">but</text:span><text:span text:style-name="T202_5"><text:s/></text:span><text:span text:style-name="T202_6">let</text:span><text:span text:style-name="T202_7"><text:s/></text:span><text:span text:style-name="T202_8">us</text:span><text:span text:style-name="T202_9"><text:s/></text:span><text:span text:style-name="T202_10">know</text:span><text:span text:style-name="T202_11"><text:s/></text:span><text:span text:style-name="T202_12">how</text:span><text:span text:style-name="T202_13"><text:s/></text:span><text:span text:style-name="T202_14">you</text:span><text:span text:style-name="T202_15"><text:s/></text:span><text:span text:style-name="T202_16">find</text:span><text:span text:style-name="T202_17"><text:s/></text:span><text:span text:style-name="T202_18">it</text:span></text:p>
      <text:p text:style-name="P203"><text:span text:style-name="T203_1">[10:39:06]<text:s/>&lt;</text:span><text:span text:style-name="T203_2">lifeless</text:span><text:span text:style-name="T203_3">&gt;<text:s/></text:span><text:span text:style-name="T203_4">jml</text:span><text:span text:style-name="T203_5">:<text:s/></text:span><text:span text:style-name="T203_6">its</text:span><text:span text:style-name="T203_7"><text:s/></text:span><text:span text:style-name="T203_8">mediocre</text:span><text:span text:style-name="T203_9"><text:s/></text:span><text:span text:style-name="T203_10">IME</text:span></text:p>
      <text:p text:style-name="P204"><text:span text:style-name="T204_1">[10:41:48]<text:s/>&lt;</text:span><text:span text:style-name="T204_2">jml</text:span><text:span text:style-name="T204_3">&gt;<text:s/></text:span><text:span text:style-name="T204_4">We</text:span><text:span text:style-name="T204_5">'</text:span><text:span text:style-name="T204_6">ll</text:span><text:span text:style-name="T204_7"><text:s/></text:span><text:span text:style-name="T204_8">see</text:span><text:span text:style-name="T204_9">.</text:span></text:p>
      <text:p text:style-name="P205"><text:span text:style-name="T205_1">[10:41:53]<text:s/>&lt;</text:span><text:span text:style-name="T205_2">jml</text:span><text:span text:style-name="T205_3">&gt;<text:s/></text:span><text:span text:style-name="T205_4">Any</text:span><text:span text:style-name="T205_5"><text:s/></text:span><text:span text:style-name="T205_6">non</text:span><text:span text:style-name="T205_7">-</text:span><text:span text:style-name="T205_8">Launchpad</text:span><text:span text:style-name="T205_9"><text:s/></text:span><text:span text:style-name="T205_10">suggestions</text:span><text:span text:style-name="T205_11">?</text:span></text:p>
      <text:p text:style-name="P206"><text:span text:style-name="T206_1">[10:41:56]<text:s/>&lt;</text:span><text:span text:style-name="T206_2">jelmer</text:span><text:span text:style-name="T206_3">&gt;<text:s/></text:span><text:span text:style-name="T206_4">the</text:span><text:span text:style-name="T206_5"><text:s/></text:span><text:span text:style-name="T206_6">bug</text:span><text:span text:style-name="T206_7"><text:s/></text:span><text:span text:style-name="T206_8">tracker</text:span><text:span text:style-name="T206_9"><text:s/></text:span><text:span text:style-name="T206_10">does</text:span><text:span text:style-name="T206_11"><text:s/></text:span><text:span text:style-name="T206_12">seem</text:span><text:span text:style-name="T206_13"><text:s/></text:span><text:span text:style-name="T206_14">to</text:span><text:span text:style-name="T206_15"><text:s/></text:span><text:span text:style-name="T206_16">be</text:span><text:span text:style-name="T206_17"><text:s/></text:span><text:span text:style-name="T206_18">one</text:span><text:span text:style-name="T206_19"><text:s/></text:span><text:span text:style-name="T206_20">of</text:span><text:span text:style-name="T206_21"><text:s/></text:span><text:span text:style-name="T206_22">the</text:span><text:span text:style-name="T206_23"><text:s/></text:span><text:span text:style-name="T206_24">things</text:span><text:span text:style-name="T206_25"><text:s/></text:span><text:span text:style-name="T206_26">that</text:span><text:span text:style-name="T206_27"><text:s/></text:span><text:span text:style-name="T206_28">Launchpad</text:span><text:span text:style-name="T206_29"><text:s/></text:span><text:span text:style-name="T206_30">got</text:span><text:span text:style-name="T206_31"><text:s/></text:span><text:span text:style-name="T206_32">right</text:span></text:p>
      <text:p text:style-name="P207"><text:span text:style-name="T207_1">[10:42:17]<text:s/>&lt;</text:span><text:span text:style-name="T207_2">jelmer</text:span><text:span text:style-name="T207_3">&gt;<text:s/></text:span><text:span text:style-name="T207_4">I</text:span><text:span text:style-name="T207_5"><text:s/></text:span><text:span text:style-name="T207_6">feel</text:span><text:span text:style-name="T207_7"><text:s/></text:span><text:span text:style-name="T207_8">myself</text:span><text:span text:style-name="T207_9"><text:s/></text:span><text:span text:style-name="T207_10">longing</text:span><text:span text:style-name="T207_11"><text:s/></text:span><text:span text:style-name="T207_12">back</text:span><text:span text:style-name="T207_13"><text:s/></text:span><text:span text:style-name="T207_14">whatever</text:span><text:span text:style-name="T207_15"><text:s/></text:span><text:span text:style-name="T207_16">else</text:span><text:span text:style-name="T207_17"><text:s/>(</text:span><text:span text:style-name="T207_18">bugzilla</text:span><text:span text:style-name="T207_19">,<text:s/></text:span><text:span text:style-name="T207_20">google</text:span><text:span text:style-name="T207_21"><text:s/></text:span><text:span text:style-name="T207_22">code</text:span><text:span text:style-name="T207_23">,<text:s/></text:span><text:span text:style-name="T207_24">trac</text:span><text:span text:style-name="T207_25">,<text:s/></text:span><text:span text:style-name="T207_26">github</text:span><text:span text:style-name="T207_27">)<text:s/></text:span><text:span text:style-name="T207_28">I</text:span><text:span text:style-name="T207_29"><text:s/></text:span><text:span text:style-name="T207_30">use</text:span></text:p>
      <text:p text:style-name="P208"><text:span text:style-name="T208_1">[10:43:19]<text:s/>&lt;</text:span><text:span text:style-name="T208_2">jelmer</text:span><text:span text:style-name="T208_3">&gt;<text:s/></text:span><text:span text:style-name="T208_4">jml</text:span><text:span text:style-name="T208_5">:<text:s/></text:span><text:span text:style-name="T208_6">not</text:span><text:span text:style-name="T208_7"><text:s/></text:span><text:span text:style-name="T208_8">sure</text:span><text:span text:style-name="T208_9">;<text:s/></text:span><text:span text:style-name="T208_10">if</text:span><text:span text:style-name="T208_11"><text:s/></text:span><text:span text:style-name="T208_12">you</text:span><text:span text:style-name="T208_13">'</text:span><text:span text:style-name="T208_14">re</text:span><text:span text:style-name="T208_15"><text:s/></text:span><text:span text:style-name="T208_16">going</text:span><text:span text:style-name="T208_17"><text:s/></text:span><text:span text:style-name="T208_18">to</text:span><text:span text:style-name="T208_19"><text:s/></text:span><text:span text:style-name="T208_20">use</text:span><text:span text:style-name="T208_21"><text:s/></text:span><text:span text:style-name="T208_22">an</text:span><text:span text:style-name="T208_23"><text:s/></text:span><text:span text:style-name="T208_24">external</text:span><text:span text:style-name="T208_25"><text:s/></text:span><text:span text:style-name="T208_26">thing</text:span><text:span text:style-name="T208_27"><text:s/></text:span><text:span text:style-name="T208_28">anyway</text:span><text:span text:style-name="T208_29">,<text:s/></text:span><text:span text:style-name="T208_30">why</text:span><text:span text:style-name="T208_31"><text:s/></text:span><text:span text:style-name="T208_32">not</text:span><text:span text:style-name="T208_33"><text:s/></text:span><text:span text:style-name="T208_34">use</text:span><text:span text:style-name="T208_35"><text:s/></text:span><text:span text:style-name="T208_36">Launchpad</text:span><text:span text:style-name="T208_37">?</text:span></text:p>
      <text:p text:style-name="P209"><text:span text:style-name="T209_1">[10:43:41]<text:s/>&lt;</text:span><text:span text:style-name="T209_2">jelmer</text:span><text:span text:style-name="T209_3">&gt;<text:s/></text:span><text:span text:style-name="T209_4">Some</text:span><text:span text:style-name="T209_5"><text:s/></text:span><text:span text:style-name="T209_6">sort</text:span><text:span text:style-name="T209_7"><text:s/></text:span><text:span text:style-name="T209_8">of</text:span><text:span text:style-name="T209_9"><text:s/></text:span><text:span text:style-name="T209_10">distributed</text:span><text:span text:style-name="T209_11"><text:s/></text:span><text:span text:style-name="T209_12">BTS</text:span><text:span text:style-name="T209_13"><text:s/></text:span><text:span text:style-name="T209_14">would</text:span><text:span text:style-name="T209_15"><text:s/></text:span><text:span text:style-name="T209_16">be</text:span><text:span text:style-name="T209_17"><text:s/></text:span><text:span text:style-name="T209_18">nice</text:span><text:span text:style-name="T209_19">,<text:s/></text:span><text:span text:style-name="T209_20">but</text:span><text:span text:style-name="T209_21"><text:s/></text:span><text:span text:style-name="T209_22">I</text:span><text:span text:style-name="T209_23"><text:s/></text:span><text:span text:style-name="T209_24">haven</text:span><text:span text:style-name="T209_25">'</text:span><text:span text:style-name="T209_26">t</text:span><text:span text:style-name="T209_27"><text:s/></text:span><text:span text:style-name="T209_28">seen</text:span><text:span text:style-name="T209_29"><text:s/></text:span><text:span text:style-name="T209_30">any</text:span><text:span text:style-name="T209_31"><text:s/></text:span><text:span text:style-name="T209_32">that</text:span><text:span text:style-name="T209_33"><text:s/></text:span><text:span text:style-name="T209_34">I</text:span><text:span text:style-name="T209_35"><text:s/></text:span><text:span text:style-name="T209_36">like</text:span><text:span text:style-name="T209_37">.</text:span></text:p>
      <text:p text:style-name="P210"><text:span text:style-name="T210_1">[10:43:42]<text:s/>&lt;</text:span><text:span text:style-name="T210_2">jml</text:span><text:span text:style-name="T210_3">&gt;<text:s/></text:span><text:span text:style-name="T210_4">jelmer</text:span><text:span text:style-name="T210_5">:<text:s/></text:span><text:span text:style-name="T210_6">just</text:span><text:span text:style-name="T210_7"><text:s/></text:span><text:span text:style-name="T210_8">curious</text:span><text:span text:style-name="T210_9">.</text:span></text:p>
      <text:p text:style-name="P211"><text:span text:style-name="T211_1">[10:43:58]<text:s/>&lt;</text:span><text:span text:style-name="T211_2">jml</text:span><text:span text:style-name="T211_3">&gt;<text:s/></text:span><text:span text:style-name="T211_4">jelmer</text:span><text:span text:style-name="T211_5">:<text:s/></text:span><text:span text:style-name="T211_6">also</text:span><text:span text:style-name="T211_7"><text:s/>(</text:span><text:span text:style-name="T211_8">and</text:span><text:span text:style-name="T211_9"><text:s/></text:span><text:span text:style-name="T211_10">I</text:span><text:span text:style-name="T211_11"><text:s/></text:span><text:span text:style-name="T211_12">know</text:span><text:span text:style-name="T211_13"><text:s/></text:span><text:span text:style-name="T211_14">this</text:span><text:span text:style-name="T211_15"><text:s/></text:span><text:span text:style-name="T211_16">is</text:span><text:span text:style-name="T211_17"><text:s/></text:span><text:span text:style-name="T211_18">very</text:span><text:span text:style-name="T211_19"><text:s/></text:span><text:span text:style-name="T211_20">shallow</text:span><text:span text:style-name="T211_21">),<text:s/></text:span><text:span text:style-name="T211_22">LP</text:span><text:span text:style-name="T211_23"><text:s/></text:span><text:span text:style-name="T211_24">is</text:span><text:span text:style-name="T211_25"><text:s/></text:span><text:span text:style-name="T211_26">hideous</text:span><text:span text:style-name="T211_27">.</text:span></text:p>
      <text:p text:style-name="P212"><text:span text:style-name="T212_1">[10:44:39]<text:s/>&lt;</text:span><text:span text:style-name="T212_2">jelmer</text:span><text:span text:style-name="T212_3">&gt;<text:s/></text:span><text:span text:style-name="T212_4">do</text:span><text:span text:style-name="T212_5"><text:s/></text:span><text:span text:style-name="T212_6">you</text:span><text:span text:style-name="T212_7"><text:s/></text:span><text:span text:style-name="T212_8">think</text:span><text:span text:style-name="T212_9"><text:s/></text:span><text:span text:style-name="T212_10">so</text:span><text:span text:style-name="T212_11">?</text:span></text:p>
      <text:p text:style-name="P213"><text:span text:style-name="T213_1">[10:45:03]<text:s/>&lt;</text:span><text:span text:style-name="T213_2">jelmer</text:span><text:span text:style-name="T213_3">&gt;<text:s/></text:span><text:span text:style-name="T213_4">maybe</text:span><text:span text:style-name="T213_5"><text:s/></text:span><text:span text:style-name="T213_6">I</text:span><text:span text:style-name="T213_7">'</text:span><text:span text:style-name="T213_8">ve</text:span><text:span text:style-name="T213_9"><text:s/></text:span><text:span text:style-name="T213_10">just</text:span><text:span text:style-name="T213_11"><text:s/></text:span><text:span text:style-name="T213_12">been</text:span><text:span text:style-name="T213_13"><text:s/></text:span><text:span text:style-name="T213_14">conditioned</text:span><text:span text:style-name="T213_15"><text:s/></text:span><text:span text:style-name="T213_16">to</text:span><text:span text:style-name="T213_17"><text:s/></text:span><text:span text:style-name="T213_18">consider</text:span><text:span text:style-name="T213_19"><text:s/></text:span><text:span text:style-name="T213_20">it</text:span><text:span text:style-name="T213_21"><text:s/></text:span><text:span text:style-name="T213_22">okay</text:span><text:span text:style-name="T213_23"><text:s/></text:span><text:span text:style-name="T213_24">over</text:span><text:span text:style-name="T213_25"><text:s/></text:span><text:span text:style-name="T213_26">the</text:span><text:span text:style-name="T213_27"><text:s/></text:span><text:span text:style-name="T213_28">years</text:span><text:span text:style-name="T213_29"><text:s/>:)</text:span></text:p>
      <text:p text:style-name="P214"><text:span text:style-name="T214_1">[10:45:05]<text:s/>&lt;</text:span><text:span text:style-name="T214_2">jml</text:span><text:span text:style-name="T214_3">&gt;<text:s/></text:span><text:span text:style-name="T214_4">jelmer</text:span><text:span text:style-name="T214_5">:<text:s/>"</text:span><text:span text:style-name="T214_6">hideous</text:span><text:span text:style-name="T214_7">"<text:s/></text:span><text:span text:style-name="T214_8">is</text:span><text:span text:style-name="T214_9"><text:s/></text:span><text:span text:style-name="T214_10">over</text:span><text:span text:style-name="T214_11">-</text:span><text:span text:style-name="T214_12">stating</text:span><text:span text:style-name="T214_13"><text:s/></text:span><text:span text:style-name="T214_14">it</text:span><text:span text:style-name="T214_15">,<text:s/></text:span><text:span text:style-name="T214_16">but</text:span><text:span text:style-name="T214_17"><text:s/></text:span><text:span text:style-name="T214_18">yes</text:span><text:span text:style-name="T214_19">,<text:s/></text:span><text:span text:style-name="T214_20">I</text:span><text:span text:style-name="T214_21"><text:s/></text:span><text:span text:style-name="T214_22">think</text:span><text:span text:style-name="T214_23"><text:s/></text:span><text:span text:style-name="T214_24">it</text:span><text:span text:style-name="T214_25">'</text:span><text:span text:style-name="T214_26">s</text:span><text:span text:style-name="T214_27"><text:s/></text:span><text:span text:style-name="T214_28">ugly</text:span><text:span text:style-name="T214_29">.</text:span></text:p>
      <text:p text:style-name="P215"><text:span text:style-name="T215_1">[10:46:01]<text:s/>&lt;</text:span><text:span text:style-name="T215_2">jml</text:span><text:span text:style-name="T215_3">&gt;<text:s/></text:span><text:span text:style-name="T215_4">I</text:span><text:span text:style-name="T215_5"><text:s/></text:span><text:span text:style-name="T215_6">wonder</text:span><text:span text:style-name="T215_7"><text:s/></text:span><text:span text:style-name="T215_8">how</text:span><text:span text:style-name="T215_9"><text:s/></text:span><text:span text:style-name="T215_10">much</text:span><text:span text:style-name="T215_11"><text:s/></text:span><text:span text:style-name="T215_12">work</text:span><text:span text:style-name="T215_13"><text:s/>&amp;<text:s/></text:span><text:span text:style-name="T215_14">how</text:span><text:span text:style-name="T215_15"><text:s/></text:span><text:span text:style-name="T215_16">much</text:span><text:span text:style-name="T215_17"><text:s/></text:span><text:span text:style-name="T215_18">value</text:span><text:span text:style-name="T215_19"><text:s/></text:span><text:span text:style-name="T215_20">there</text:span><text:span text:style-name="T215_21">'</text:span><text:span text:style-name="T215_22">d</text:span><text:span text:style-name="T215_23"><text:s/></text:span><text:span text:style-name="T215_24">be</text:span><text:span text:style-name="T215_25"><text:s/></text:span><text:span text:style-name="T215_26">in</text:span><text:span text:style-name="T215_27"><text:s/></text:span><text:span text:style-name="T215_28">splitting</text:span><text:span text:style-name="T215_29"><text:s/></text:span><text:span text:style-name="T215_30">the</text:span><text:span text:style-name="T215_31"><text:s/></text:span><text:span text:style-name="T215_32">bug</text:span><text:span text:style-name="T215_33"><text:s/></text:span><text:span text:style-name="T215_34">tracker</text:span><text:span text:style-name="T215_35"><text:s/></text:span><text:span text:style-name="T215_36">out</text:span><text:span text:style-name="T215_37"><text:s/></text:span><text:span text:style-name="T215_38">of</text:span><text:span text:style-name="T215_39"><text:s/></text:span><text:span text:style-name="T215_40">Launchpad</text:span><text:span text:style-name="T215_41">.</text:span></text:p>
      <text:p text:style-name="P216"><text:span text:style-name="T216_1">[10:47:01]<text:s/>&lt;</text:span><text:span text:style-name="T216_2">jelmer</text:span><text:span text:style-name="T216_3">&gt;<text:s/></text:span><text:span text:style-name="T216_4">I</text:span><text:span text:style-name="T216_5">'</text:span><text:span text:style-name="T216_6">ll</text:span><text:span text:style-name="T216_7"><text:s/></text:span><text:span text:style-name="T216_8">take</text:span><text:span text:style-name="T216_9"><text:s/></text:span><text:span text:style-name="T216_10">Launchpad</text:span><text:span text:style-name="T216_11">'</text:span><text:span text:style-name="T216_12">s</text:span><text:span text:style-name="T216_13"><text:s/></text:span><text:span text:style-name="T216_14">layout</text:span><text:span text:style-name="T216_15"><text:s/></text:span><text:span text:style-name="T216_16">over</text:span><text:span text:style-name="T216_17"><text:s/></text:span><text:span text:style-name="T216_18">that</text:span><text:span text:style-name="T216_19"><text:s/></text:span><text:span text:style-name="T216_20">of</text:span><text:span text:style-name="T216_21"><text:s/></text:span><text:span text:style-name="T216_22">bugzilla</text:span><text:span text:style-name="T216_23"><text:s/></text:span><text:span text:style-name="T216_24">or</text:span><text:span text:style-name="T216_25"><text:s/></text:span><text:span text:style-name="T216_26">gitorious</text:span><text:span text:style-name="T216_27"><text:s/></text:span><text:span text:style-name="T216_28">any</text:span><text:span text:style-name="T216_29"><text:s/></text:span><text:span text:style-name="T216_30">day</text:span><text:span text:style-name="T216_31">,<text:s/></text:span><text:span text:style-name="T216_32">but</text:span><text:span text:style-name="T216_33"><text:s/></text:span><text:span text:style-name="T216_34">I</text:span><text:span text:style-name="T216_35"><text:s/></text:span><text:span text:style-name="T216_36">guess</text:span><text:span text:style-name="T216_37"><text:s/></text:span><text:span text:style-name="T216_38">that</text:span><text:span text:style-name="T216_39">'</text:span><text:span text:style-name="T216_40">s</text:span><text:span text:style-name="T216_41"><text:s/></text:span><text:span text:style-name="T216_42">not</text:span><text:span text:style-name="T216_43"><text:s/></text:span><text:span text:style-name="T216_44">saying</text:span><text:span text:style-name="T216_45"><text:s/></text:span><text:span text:style-name="T216_46">much</text:span><text:span text:style-name="T216_47">.</text:span></text:p>
      <text:p text:style-name="P217"><text:span text:style-name="T217_1">[10:47:34]<text:s/>&lt;</text:span><text:span text:style-name="T217_2">jml</text:span><text:span text:style-name="T217_3">&gt;<text:s/></text:span><text:span text:style-name="T217_4">jelmer</text:span><text:span text:style-name="T217_5">:<text:s/></text:span><text:span text:style-name="T217_6">I</text:span><text:span text:style-name="T217_7"><text:s/></text:span><text:span text:style-name="T217_8">think</text:span><text:span text:style-name="T217_9"><text:s/></text:span><text:span text:style-name="T217_10">a</text:span><text:span text:style-name="T217_11"><text:s/></text:span><text:span text:style-name="T217_12">lot</text:span><text:span text:style-name="T217_13"><text:s/></text:span><text:span text:style-name="T217_14">of</text:span><text:span text:style-name="T217_15"><text:s/></text:span><text:span text:style-name="T217_16">LP</text:span><text:span text:style-name="T217_17">'</text:span><text:span text:style-name="T217_18">s</text:span><text:span text:style-name="T217_19"><text:s/></text:span><text:span text:style-name="T217_20">aesthetic</text:span><text:span text:style-name="T217_21"><text:s/></text:span><text:span text:style-name="T217_22">issues</text:span><text:span text:style-name="T217_23"><text:s/></text:span><text:span text:style-name="T217_24">are</text:span><text:span text:style-name="T217_25"><text:s/></text:span><text:span text:style-name="T217_26">pretty</text:span><text:span text:style-name="T217_27"><text:s/></text:span><text:span text:style-name="T217_28">shallow</text:span><text:span text:style-name="T217_29">.</text:span></text:p>
      <text:p text:style-name="P218"><text:span text:style-name="T218_1">[10:48:38]<text:s/>&lt;</text:span><text:span text:style-name="T218_2">jelmer</text:span><text:span text:style-name="T218_3">&gt;<text:s/></text:span><text:span text:style-name="T218_4">jml</text:span><text:span text:style-name="T218_5">:<text:s/></text:span><text:span text:style-name="T218_6">perhaps</text:span><text:span text:style-name="T218_7">,<text:s/></text:span><text:span text:style-name="T218_8">if</text:span><text:span text:style-name="T218_9"><text:s/></text:span><text:span text:style-name="T218_10">you</text:span><text:span text:style-name="T218_11">'</text:span><text:span text:style-name="T218_12">d</text:span><text:span text:style-name="T218_13"><text:s/></text:span><text:span text:style-name="T218_14">keep</text:span><text:span text:style-name="T218_15"><text:s/></text:span><text:span text:style-name="T218_16">the</text:span><text:span text:style-name="T218_17"><text:s/></text:span><text:span text:style-name="T218_18">zopey</text:span><text:span text:style-name="T218_19"><text:s/></text:span><text:span text:style-name="T218_20">bits</text:span><text:span text:style-name="T218_21"><text:s/></text:span><text:span text:style-name="T218_22">in</text:span><text:span text:style-name="T218_23">?</text:span></text:p>
      <text:p text:style-name="P219"><text:span text:style-name="T219_1">[10:49:31]<text:s/>&lt;</text:span><text:span text:style-name="T219_2">jelmer</text:span><text:span text:style-name="T219_3">&gt;<text:s/></text:span><text:span text:style-name="T219_4">jml</text:span><text:span text:style-name="T219_5">:<text:s/></text:span><text:span text:style-name="T219_6">I</text:span><text:span text:style-name="T219_7"><text:s/></text:span><text:span text:style-name="T219_8">wonder</text:span><text:span text:style-name="T219_9"><text:s/></text:span><text:span text:style-name="T219_10">how</text:span><text:span text:style-name="T219_11"><text:s/></text:span><text:span text:style-name="T219_12">much</text:span><text:span text:style-name="T219_13"><text:s/></text:span><text:span text:style-name="T219_14">stuff</text:span><text:span text:style-name="T219_15"><text:s/></text:span><text:span text:style-name="T219_16">is</text:span><text:span text:style-name="T219_17"><text:s/></text:span><text:span text:style-name="T219_18">in</text:span><text:span text:style-name="T219_19"><text:s/></text:span><text:span text:style-name="T219_20">there</text:span><text:span text:style-name="T219_21"><text:s/></text:span><text:span text:style-name="T219_22">that</text:span><text:span text:style-name="T219_23"><text:s/></text:span><text:span text:style-name="T219_24">is</text:span><text:span text:style-name="T219_25"><text:s/></text:span><text:span text:style-name="T219_26">hard</text:span><text:span text:style-name="T219_27"><text:s/></text:span><text:span text:style-name="T219_28">to</text:span><text:span text:style-name="T219_29"><text:s/></text:span><text:span text:style-name="T219_30">write</text:span><text:span text:style-name="T219_31"><text:s/></text:span><text:span text:style-name="T219_32">from</text:span><text:span text:style-name="T219_33"><text:s/></text:span><text:span text:style-name="T219_34">scratch</text:span><text:span text:style-name="T219_35">;<text:s/></text:span><text:span text:style-name="T219_36">it</text:span><text:span text:style-name="T219_37">'</text:span><text:span text:style-name="T219_38">s</text:span><text:span text:style-name="T219_39"><text:s/></text:span><text:span text:style-name="T219_40">mostly</text:span><text:span text:style-name="T219_41"><text:s/></text:span><text:span text:style-name="T219_42">the</text:span><text:span text:style-name="T219_43"><text:s/></text:span><text:span text:style-name="T219_44">views</text:span><text:span text:style-name="T219_45"><text:s/></text:span><text:span text:style-name="T219_46">and</text:span><text:span text:style-name="T219_47"><text:s/></text:span><text:span text:style-name="T219_48">overall</text:span><text:span text:style-name="T219_49"><text:s/></text:span><text:span text:style-name="T219_50">behaviour</text:span><text:span text:style-name="T219_51"><text:s/></text:span><text:span text:style-name="T219_52">that</text:span><text:span text:style-name="T219_53"><text:s/></text:span><text:span text:style-name="T219_54">I</text:span><text:span text:style-name="T219_55"><text:s/></text:span><text:span text:style-name="T219_56">like</text:span><text:span text:style-name="T219_57">,<text:s/></text:span><text:span text:style-name="T219_58">personally</text:span><text:span text:style-name="T219_59">.</text:span></text:p>
      <text:p text:style-name="P220"><text:span text:style-name="T220_1">[10:50:05]<text:s/>&lt;</text:span><text:span text:style-name="T220_2">lifeless</text:span><text:span text:style-name="T220_3">&gt;<text:s/></text:span><text:span text:style-name="T220_4">well</text:span><text:span text:style-name="T220_5">,<text:s/></text:span><text:span text:style-name="T220_6">it</text:span><text:span text:style-name="T220_7"><text:s/></text:span><text:span text:style-name="T220_8">will</text:span><text:span text:style-name="T220_9"><text:s/></text:span><text:span text:style-name="T220_10">be</text:span><text:span text:style-name="T220_11"><text:s/></text:span><text:span text:style-name="T220_12">orange</text:span><text:span text:style-name="T220_13"><text:s/></text:span><text:span text:style-name="T220_14">soon</text:span></text:p>
      <text:p text:style-name="P221"><text:span text:style-name="T221_1">[10:50:08]<text:s/>&lt;</text:span><text:span text:style-name="T221_2">lifeless</text:span><text:span text:style-name="T221_3">&gt;<text:s/></text:span><text:span text:style-name="T221_4">that</text:span><text:span text:style-name="T221_5"><text:s/></text:span><text:span text:style-name="T221_6">will</text:span><text:span text:style-name="T221_7"><text:s/></text:span><text:span text:style-name="T221_8">help</text:span></text:p>
      <text:p text:style-name="P222"><text:span text:style-name="T222_1">[10:50:42]<text:s/>&lt;</text:span><text:span text:style-name="T222_2">jml</text:span><text:span text:style-name="T222_3">&gt;<text:s/></text:span><text:span text:style-name="T222_4">lifeless</text:span><text:span text:style-name="T222_5">:<text:s/></text:span><text:span text:style-name="T222_6">didn</text:span><text:span text:style-name="T222_7">'</text:span><text:span text:style-name="T222_8">t</text:span><text:span text:style-name="T222_9"><text:s/></text:span><text:span text:style-name="T222_10">know</text:span><text:span text:style-name="T222_11"><text:s/></text:span><text:span text:style-name="T222_12">there</text:span><text:span text:style-name="T222_13"><text:s/></text:span><text:span text:style-name="T222_14">were</text:span><text:span text:style-name="T222_15"><text:s/></text:span><text:span text:style-name="T222_16">plans</text:span><text:span text:style-name="T222_17"><text:s/></text:span><text:span text:style-name="T222_18">to</text:span><text:span text:style-name="T222_19"><text:s/></text:span><text:span text:style-name="T222_20">theme</text:span><text:span text:style-name="T222_21"><text:s/></text:span><text:span text:style-name="T222_22">it</text:span><text:span text:style-name="T222_23"><text:s/></text:span><text:span text:style-name="T222_24">properly</text:span></text:p>
      <text:p text:style-name="P223"><text:span text:style-name="T223_1">[10:51:59]<text:s/>&lt;</text:span><text:span text:style-name="T223_2">lifeless</text:span><text:span text:style-name="T223_3">&gt;<text:s/></text:span><text:span text:style-name="T223_4">jml</text:span><text:span text:style-name="T223_5">:<text:s/></text:span><text:span text:style-name="T223_6">there</text:span><text:span text:style-name="T223_7"><text:s/></text:span><text:span text:style-name="T223_8">is</text:span><text:span text:style-name="T223_9"><text:s/></text:span><text:span text:style-name="T223_10">a</text:span><text:span text:style-name="T223_11"><text:s/>2<text:s/></text:span><text:span text:style-name="T223_12">year</text:span><text:span text:style-name="T223_13"><text:s/></text:span><text:span text:style-name="T223_14">old</text:span><text:span text:style-name="T223_15"><text:s/></text:span><text:span text:style-name="T223_16">project</text:span><text:span text:style-name="T223_17"><text:s/></text:span><text:span text:style-name="T223_18">to</text:span><text:span text:style-name="T223_19"><text:s/></text:span><text:span text:style-name="T223_20">rebrand</text:span><text:span text:style-name="T223_21"><text:s/></text:span><text:span text:style-name="T223_22">it</text:span><text:span text:style-name="T223_23"><text:s/></text:span><text:span text:style-name="T223_24">for</text:span><text:span text:style-name="T223_25"><text:s/></text:span><text:span text:style-name="T223_26">the</text:span><text:span text:style-name="T223_27"><text:s/></text:span><text:span text:style-name="T223_28">current</text:span><text:span text:style-name="T223_29"><text:s/></text:span><text:span text:style-name="T223_30">C</text:span><text:span text:style-name="T223_31"><text:s/></text:span><text:span text:style-name="T223_32">theme</text:span></text:p>
      <text:p text:style-name="P224"><text:span text:style-name="T224_1">[10:52:11]<text:s/>&lt;</text:span><text:span text:style-name="T224_2">jml</text:span><text:span text:style-name="T224_3">&gt;<text:s/></text:span><text:span text:style-name="T224_4">jelmer</text:span><text:span text:style-name="T224_5">:<text:s/></text:span><text:span text:style-name="T224_6">I</text:span><text:span text:style-name="T224_7">'</text:span><text:span text:style-name="T224_8">d</text:span><text:span text:style-name="T224_9"><text:s/></text:span><text:span text:style-name="T224_10">like</text:span><text:span text:style-name="T224_11"><text:s/></text:span><text:span text:style-name="T224_12">to</text:span><text:span text:style-name="T224_13"><text:s/></text:span><text:span text:style-name="T224_14">hit</text:span><text:span text:style-name="T224_15"><text:s/></text:span><text:span text:style-name="T224_16">some</text:span><text:span text:style-name="T224_17"><text:s/></text:span><text:span text:style-name="T224_18">of</text:span><text:span text:style-name="T224_19"><text:s/></text:span><text:span text:style-name="T224_20">the</text:span><text:span text:style-name="T224_21"><text:s/></text:span><text:span text:style-name="T224_22">bug</text:span><text:span text:style-name="T224_23"><text:s/></text:span><text:span text:style-name="T224_24">statuses</text:span><text:span text:style-name="T224_25"><text:s/></text:span><text:span text:style-name="T224_26">with</text:span><text:span text:style-name="T224_27"><text:s/></text:span><text:span text:style-name="T224_28">an</text:span><text:span text:style-name="T224_29"><text:s/></text:span><text:span text:style-name="T224_30">axe</text:span><text:span text:style-name="T224_31"><text:s/></text:span><text:span text:style-name="T224_32">of</text:span><text:span text:style-name="T224_33"><text:s/></text:span><text:span text:style-name="T224_34">great</text:span><text:span text:style-name="T224_35"><text:s/></text:span><text:span text:style-name="T224_36">hitting</text:span></text:p>
      <text:p text:style-name="P225"><text:span text:style-name="T225_1">[10:52:15]<text:s/>&lt;</text:span><text:span text:style-name="T225_2">lifeless</text:span><text:span text:style-name="T225_3">&gt;<text:s/></text:span><text:span text:style-name="T225_4">but</text:span><text:span text:style-name="T225_5"><text:s/></text:span><text:span text:style-name="T225_6">the</text:span><text:span text:style-name="T225_7"><text:s/></text:span><text:span text:style-name="T225_8">design</text:span><text:span text:style-name="T225_9"><text:s/></text:span><text:span text:style-name="T225_10">workflow</text:span><text:span text:style-name="T225_11"><text:s/></text:span><text:span text:style-name="T225_12">and</text:span><text:span text:style-name="T225_13"><text:s/></text:span><text:span text:style-name="T225_14">resources</text:span><text:span text:style-name="T225_15"><text:s/></text:span><text:span text:style-name="T225_16">are</text:span><text:span text:style-name="T225_17"><text:s/></text:span><text:span text:style-name="T225_18">daft</text:span><text:span text:style-name="T225_19"><text:s/></text:span><text:span text:style-name="T225_20">so</text:span><text:span text:style-name="T225_21"><text:s/></text:span><text:span text:style-name="T225_22">little</text:span><text:span text:style-name="T225_23"><text:s/></text:span><text:span text:style-name="T225_24">projress</text:span></text:p>
      <text:p text:style-name="P226"><text:span text:style-name="T226_1">[10:52:23]<text:s/>&lt;</text:span><text:span text:style-name="T226_2">jml</text:span><text:span text:style-name="T226_3">&gt;<text:s/></text:span><text:span text:style-name="T226_4">vaguely</text:span><text:span text:style-name="T226_5"><text:s/></text:span><text:span text:style-name="T226_6">https</text:span><text:span text:style-name="T226_7">://</text:span><text:span text:style-name="T226_8">dev</text:span><text:span text:style-name="T226_9">.</text:span><text:span text:style-name="T226_10">launchpad</text:span><text:span text:style-name="T226_11">.</text:span><text:span text:style-name="T226_12">net</text:span><text:span text:style-name="T226_13">/</text:span><text:span text:style-name="T226_14">IssueTracker</text:span></text:p>
      <text:p text:style-name="P227"/>
      <text:p text:style-name="P228"><text:span text:style-name="T228_1">[10:52:28]<text:s/>&lt;</text:span><text:span text:style-name="T228_2">lifeless</text:span><text:span text:style-name="T228_3">&gt;<text:s/></text:span><text:span text:style-name="T228_4">yah</text:span></text:p>
      <text:p text:style-name="P229"><text:span text:style-name="T229_1">[10:52:53]<text:s/>&lt;</text:span><text:span text:style-name="T229_2">jml</text:span><text:span text:style-name="T229_3">&gt;<text:s/></text:span><text:span text:style-name="T229_4">heh</text:span><text:span text:style-name="T229_5">.<text:s/></text:span></text:p>
      <text:p text:style-name="P230"><text:span text:style-name="T230_1">[10:53:03]<text:s/>&lt;</text:span><text:span text:style-name="T230_2">lifeless</text:span><text:span text:style-name="T230_3">&gt;<text:s/></text:span><text:span text:style-name="T230_4">So</text:span><text:span text:style-name="T230_5">,<text:s/></text:span><text:span text:style-name="T230_6">IMO</text:span><text:span text:style-name="T230_7">,<text:s/></text:span><text:span text:style-name="T230_8">LP</text:span><text:span text:style-name="T230_9">'</text:span><text:span text:style-name="T230_10">s</text:span><text:span text:style-name="T230_11"><text:s/></text:span><text:span text:style-name="T230_12">biggest</text:span><text:span text:style-name="T230_13"><text:s/></text:span><text:span text:style-name="T230_14">innovation</text:span><text:span text:style-name="T230_15"><text:s/></text:span><text:span text:style-name="T230_16">bug</text:span><text:span text:style-name="T230_17"><text:s/></text:span><text:span text:style-name="T230_18">tracker</text:span><text:span text:style-name="T230_19"><text:s/></text:span><text:span text:style-name="T230_20">wise</text:span><text:span text:style-name="T230_21"><text:s/></text:span><text:span text:style-name="T230_22">is</text:span><text:span text:style-name="T230_23"><text:s/>-<text:s/></text:span><text:span text:style-name="T230_24">once</text:span><text:span text:style-name="T230_25"><text:s/></text:span><text:span text:style-name="T230_26">setup</text:span><text:span text:style-name="T230_27"><text:s/>-<text:s/></text:span><text:span text:style-name="T230_28">getting</text:span><text:span text:style-name="T230_29"><text:s/></text:span><text:span text:style-name="T230_30">out</text:span><text:span text:style-name="T230_31"><text:s/></text:span><text:span text:style-name="T230_32">of</text:span><text:span text:style-name="T230_33"><text:s/></text:span><text:span text:style-name="T230_34">the</text:span><text:span text:style-name="T230_35"><text:s/></text:span><text:span text:style-name="T230_36">way</text:span><text:span text:style-name="T230_37"><text:s/></text:span><text:span text:style-name="T230_38">of</text:span><text:span text:style-name="T230_39"><text:s/></text:span><text:span text:style-name="T230_40">devs</text:span><text:span text:style-name="T230_41"><text:s/></text:span><text:span text:style-name="T230_42">nearly</text:span><text:span text:style-name="T230_43"><text:s/></text:span><text:span text:style-name="T230_44">all</text:span><text:span text:style-name="T230_45"><text:s/></text:span><text:span text:style-name="T230_46">the</text:span><text:span text:style-name="T230_47"><text:s/></text:span><text:span text:style-name="T230_48">time</text:span></text:p>
      <text:p text:style-name="P231"><text:span text:style-name="T231_1">[10:53:19]<text:s/>&lt;</text:span><text:span text:style-name="T231_2">lifeless</text:span><text:span text:style-name="T231_3">&gt;<text:s/></text:span><text:span text:style-name="T231_4">the</text:span><text:span text:style-name="T231_5"><text:s/></text:span><text:span text:style-name="T231_6">github</text:span><text:span text:style-name="T231_7"><text:s/></text:span><text:span text:style-name="T231_8">issue</text:span><text:span text:style-name="T231_9"><text:s/></text:span><text:span text:style-name="T231_10">tracker</text:span><text:span text:style-name="T231_11"><text:s/></text:span><text:span text:style-name="T231_12">is</text:span><text:span text:style-name="T231_13"><text:s/></text:span><text:span text:style-name="T231_14">a</text:span><text:span text:style-name="T231_15"><text:s/></text:span><text:span text:style-name="T231_16">ghetto</text:span><text:span text:style-name="T231_17"><text:s/></text:span><text:span text:style-name="T231_18">IME</text:span></text:p>
      <text:p text:style-name="P232"><text:span text:style-name="T232_1">[10:53:22]<text:s/>&lt;</text:span><text:span text:style-name="T232_2">jml</text:span><text:span text:style-name="T232_3">&gt;<text:s/></text:span><text:span text:style-name="T232_4">maybe</text:span><text:span text:style-name="T232_5"><text:s/></text:span><text:span text:style-name="T232_6">I</text:span><text:span text:style-name="T232_7"><text:s/></text:span><text:span text:style-name="T232_8">should</text:span><text:span text:style-name="T232_9"><text:s/></text:span><text:span text:style-name="T232_10">knock</text:span><text:span text:style-name="T232_11"><text:s/></text:span><text:span text:style-name="T232_12">something</text:span><text:span text:style-name="T232_13"><text:s/></text:span><text:span text:style-name="T232_14">up</text:span><text:span text:style-name="T232_15"><text:s/></text:span><text:span text:style-name="T232_16">in</text:span><text:span text:style-name="T232_17"><text:s/></text:span><text:span text:style-name="T232_18">my</text:span><text:span text:style-name="T232_19"><text:s/></text:span><text:span text:style-name="T232_20">coming</text:span><text:span text:style-name="T232_21"><text:s/></text:span><text:span text:style-name="T232_22">week</text:span><text:span text:style-name="T232_23"><text:s/>+<text:s/></text:span><text:span text:style-name="T232_24">half</text:span><text:span text:style-name="T232_25"><text:s/></text:span><text:span text:style-name="T232_26">off</text:span><text:span text:style-name="T232_27">,<text:s/></text:span><text:span text:style-name="T232_28">and</text:span><text:span text:style-name="T232_29"><text:s/></text:span><text:span text:style-name="T232_30">write</text:span><text:span text:style-name="T232_31"><text:s/></text:span><text:span text:style-name="T232_32">it</text:span><text:span text:style-name="T232_33"><text:s/></text:span><text:span text:style-name="T232_34">in</text:span><text:span text:style-name="T232_35"><text:s/></text:span><text:span text:style-name="T232_36">Haskell</text:span><text:span text:style-name="T232_37"><text:s/></text:span><text:span text:style-name="T232_38">just</text:span><text:span text:style-name="T232_39"><text:s/></text:span><text:span text:style-name="T232_40">for</text:span><text:span text:style-name="T232_41"><text:s/></text:span><text:span text:style-name="T232_42">kicks</text:span><text:span text:style-name="T232_43">.</text:span></text:p>
      <text:p text:style-name="P233"><text:span text:style-name="T233_1">[10:53:37]<text:s/>&lt;</text:span><text:span text:style-name="T233_2">jml</text:span><text:span text:style-name="T233_3">&gt;<text:s/>[</text:span><text:span text:style-name="T233_4">I</text:span><text:span text:style-name="T233_5"><text:s/></text:span><text:span text:style-name="T233_6">wouldn</text:span><text:span text:style-name="T233_7">'</text:span><text:span text:style-name="T233_8">t</text:span><text:span text:style-name="T233_9">,<text:s/></text:span><text:span text:style-name="T233_10">of</text:span><text:span text:style-name="T233_11"><text:s/></text:span><text:span text:style-name="T233_12">course</text:span><text:span text:style-name="T233_13">]</text:span></text:p>
      <text:p text:style-name="P234"><text:span text:style-name="T234_1">[10:53:58]<text:s/>*<text:s/></text:span><text:span text:style-name="T234_2">jelmer</text:span><text:span text:style-name="T234_3"><text:s/></text:span><text:span text:style-name="T234_4">might</text:span><text:span text:style-name="T234_5"><text:s/></text:span><text:span text:style-name="T234_6">be</text:span><text:span text:style-name="T234_7"><text:s/></text:span><text:span text:style-name="T234_8">tempted</text:span><text:span text:style-name="T234_9"><text:s/></text:span><text:span text:style-name="T234_10">to</text:span><text:span text:style-name="T234_11"><text:s/></text:span><text:span text:style-name="T234_12">contribute</text:span><text:span text:style-name="T234_13"><text:s/></text:span><text:span text:style-name="T234_14">to</text:span><text:span text:style-name="T234_15"><text:s/></text:span><text:span text:style-name="T234_16">a</text:span><text:span text:style-name="T234_17"><text:s/></text:span><text:span text:style-name="T234_18">project</text:span><text:span text:style-name="T234_19"><text:s/></text:span><text:span text:style-name="T234_20">like</text:span><text:span text:style-name="T234_21"><text:s/></text:span><text:span text:style-name="T234_22">that</text:span></text:p>
      <text:p text:style-name="P235"><text:span text:style-name="T235_1">[10:54:00]<text:s/>&lt;</text:span><text:span text:style-name="T235_2">jml</text:span><text:span text:style-name="T235_3">&gt;<text:s/></text:span><text:span text:style-name="T235_4">lifeless</text:span><text:span text:style-name="T235_5">:<text:s/></text:span><text:span text:style-name="T235_6">can</text:span><text:span text:style-name="T235_7"><text:s/></text:span><text:span text:style-name="T235_8">you</text:span><text:span text:style-name="T235_9"><text:s/></text:span><text:span text:style-name="T235_10">elaborate</text:span><text:span text:style-name="T235_11"><text:s/></text:span><text:span text:style-name="T235_12">on</text:span><text:span text:style-name="T235_13"><text:s/>"</text:span><text:span text:style-name="T235_14">getting</text:span><text:span text:style-name="T235_15"><text:s/></text:span><text:span text:style-name="T235_16">out</text:span><text:span text:style-name="T235_17"><text:s/></text:span><text:span text:style-name="T235_18">of</text:span><text:span text:style-name="T235_19"><text:s/></text:span><text:span text:style-name="T235_20">the</text:span><text:span text:style-name="T235_21"><text:s/></text:span><text:span text:style-name="T235_22">way</text:span><text:span text:style-name="T235_23">".<text:s text:c="2"/></text:span><text:span text:style-name="T235_24">I</text:span><text:span text:style-name="T235_25"><text:s/></text:span><text:span text:style-name="T235_26">don</text:span><text:span text:style-name="T235_27">'</text:span><text:span text:style-name="T235_28">t</text:span><text:span text:style-name="T235_29"><text:s/></text:span><text:span text:style-name="T235_30">see</text:span><text:span text:style-name="T235_31"><text:s/></text:span><text:span text:style-name="T235_32">how</text:span><text:span text:style-name="T235_33"><text:s/></text:span><text:span text:style-name="T235_34">LP</text:span><text:span text:style-name="T235_35"><text:s/></text:span><text:span text:style-name="T235_36">does</text:span><text:span text:style-name="T235_37"><text:s/></text:span><text:span text:style-name="T235_38">that</text:span><text:span text:style-name="T235_39"><text:s/></text:span><text:span text:style-name="T235_40">more</text:span><text:span text:style-name="T235_41"><text:s/></text:span><text:span text:style-name="T235_42">than</text:span><text:span text:style-name="T235_43"><text:s/></text:span><text:span text:style-name="T235_44">other</text:span><text:span text:style-name="T235_45"><text:s/></text:span><text:span text:style-name="T235_46">trackers</text:span></text:p>
      <text:p text:style-name="P236"><text:span text:style-name="T236_1">[10:54:16]<text:s/>&lt;</text:span><text:span text:style-name="T236_2">lifeless</text:span><text:span text:style-name="T236_3">&gt;<text:s/></text:span><text:span text:style-name="T236_4">I</text:span><text:span text:style-name="T236_5">'</text:span><text:span text:style-name="T236_6">m</text:span><text:span text:style-name="T236_7"><text:s/></text:span><text:span text:style-name="T236_8">not</text:span><text:span text:style-name="T236_9"><text:s/></text:span><text:span text:style-name="T236_10">sure</text:span><text:span text:style-name="T236_11"><text:s/></text:span><text:span text:style-name="T236_12">I</text:span><text:span text:style-name="T236_13"><text:s/></text:span><text:span text:style-name="T236_14">can</text:span></text:p>
      <text:p text:style-name="P237"><text:span text:style-name="T237_1">[10:54:25]<text:s/>&lt;</text:span><text:span text:style-name="T237_2">jml</text:span><text:span text:style-name="T237_3">&gt;<text:s/></text:span><text:span text:style-name="T237_4">jelmer</text:span><text:span text:style-name="T237_5">:<text:s/></text:span><text:span text:style-name="T237_6">hmm</text:span><text:span text:style-name="T237_7">.<text:s/></text:span><text:span text:style-name="T237_8">clojure</text:span><text:span text:style-name="T237_9">?</text:span></text:p>
      <text:p text:style-name="P238"><text:span text:style-name="T238_1">[10:54:26]<text:s/>&lt;</text:span><text:span text:style-name="T238_2">lifeless</text:span><text:span text:style-name="T238_3">&gt;<text:s/></text:span><text:span text:style-name="T238_4">it</text:span><text:span text:style-name="T238_5"><text:s/></text:span><text:span text:style-name="T238_6">has</text:span><text:span text:style-name="T238_7"><text:s/></text:span><text:span text:style-name="T238_8">some</text:span><text:span text:style-name="T238_9"><text:s/></text:span><text:span text:style-name="T238_10">frustrations</text:span></text:p>
      <text:p text:style-name="P239"><text:span text:style-name="T239_1">[10:54:32]<text:s/>&lt;</text:span><text:span text:style-name="T239_2">lifeless</text:span><text:span text:style-name="T239_3">&gt;<text:s/></text:span><text:span text:style-name="T239_4">UI</text:span><text:span text:style-name="T239_5"><text:s/></text:span><text:span text:style-name="T239_6">shallow</text:span><text:span text:style-name="T239_7"><text:s/></text:span><text:span text:style-name="T239_8">stuff</text:span></text:p>
      <text:p text:style-name="P240"><text:span text:style-name="T240_1">[10:54:54]<text:s/>&lt;</text:span><text:span text:style-name="T240_2">jelmer</text:span><text:span text:style-name="T240_3">&gt;<text:s/></text:span><text:span text:style-name="T240_4">jml</text:span><text:span text:style-name="T240_5">:<text:s/></text:span><text:span text:style-name="T240_6">I</text:span><text:span text:style-name="T240_7"><text:s/></text:span><text:span text:style-name="T240_8">don</text:span><text:span text:style-name="T240_9">'</text:span><text:span text:style-name="T240_10">t</text:span><text:span text:style-name="T240_11"><text:s/></text:span><text:span text:style-name="T240_12">have</text:span><text:span text:style-name="T240_13"><text:s/></text:span><text:span text:style-name="T240_14">experience</text:span><text:span text:style-name="T240_15"><text:s/></text:span><text:span text:style-name="T240_16">with</text:span><text:span text:style-name="T240_17"><text:s/></text:span><text:span text:style-name="T240_18">clojure</text:span><text:span text:style-name="T240_19"><text:s/></text:span><text:span text:style-name="T240_20">yet</text:span><text:span text:style-name="T240_21">;<text:s/></text:span><text:span text:style-name="T240_22">it</text:span><text:span text:style-name="T240_23"><text:s/></text:span><text:span text:style-name="T240_24">was</text:span><text:span text:style-name="T240_25"><text:s/></text:span><text:span text:style-name="T240_26">one</text:span><text:span text:style-name="T240_27"><text:s/></text:span><text:span text:style-name="T240_28">of</text:span><text:span text:style-name="T240_29"><text:s/></text:span><text:span text:style-name="T240_30">the</text:span><text:span text:style-name="T240_31"><text:s/></text:span><text:span text:style-name="T240_32">things</text:span><text:span text:style-name="T240_33"><text:s/></text:span><text:span text:style-name="T240_34">I</text:span><text:span text:style-name="T240_35"><text:s/></text:span><text:span text:style-name="T240_36">was</text:span><text:span text:style-name="T240_37"><text:s/></text:span><text:span text:style-name="T240_38">going</text:span><text:span text:style-name="T240_39"><text:s/></text:span><text:span text:style-name="T240_40">to</text:span><text:span text:style-name="T240_41"><text:s/></text:span><text:span text:style-name="T240_42">look</text:span><text:span text:style-name="T240_43"><text:s/></text:span><text:span text:style-name="T240_44">at</text:span><text:span text:style-name="T240_45"><text:s/></text:span><text:span text:style-name="T240_46">during</text:span><text:span text:style-name="T240_47"><text:s/></text:span><text:span text:style-name="T240_48">my</text:span><text:span text:style-name="T240_49"><text:s/></text:span><text:span text:style-name="T240_50">time</text:span><text:span text:style-name="T240_51"><text:s/></text:span><text:span text:style-name="T240_52">off</text:span><text:span text:style-name="T240_53">.</text:span></text:p>
      <text:p text:style-name="P241"><text:span text:style-name="T241_1">[10:54:55]<text:s/>&lt;</text:span><text:span text:style-name="T241_2">jml</text:span><text:span text:style-name="T241_3">&gt;<text:s/></text:span><text:span text:style-name="T241_4">Actually</text:span><text:span text:style-name="T241_5">,<text:s/></text:span><text:span text:style-name="T241_6">I</text:span><text:span text:style-name="T241_7">'</text:span><text:span text:style-name="T241_8">m</text:span><text:span text:style-name="T241_9"><text:s/></text:span><text:span text:style-name="T241_10">not</text:span><text:span text:style-name="T241_11"><text:s/></text:span><text:span text:style-name="T241_12">sure</text:span><text:span text:style-name="T241_13"><text:s/></text:span><text:span text:style-name="T241_14">I</text:span><text:span text:style-name="T241_15">'</text:span><text:span text:style-name="T241_16">d</text:span><text:span text:style-name="T241_17"><text:s/></text:span><text:span text:style-name="T241_18">do</text:span><text:span text:style-name="T241_19"><text:s/></text:span><text:span text:style-name="T241_20">clojure</text:span><text:span text:style-name="T241_21"><text:s/></text:span><text:span text:style-name="T241_22">either</text:span><text:span text:style-name="T241_23">.<text:s/></text:span><text:span text:style-name="T241_24">I</text:span><text:span text:style-name="T241_25">'</text:span><text:span text:style-name="T241_26">d</text:span><text:span text:style-name="T241_27"><text:s/></text:span><text:span text:style-name="T241_28">just</text:span><text:span text:style-name="T241_29"><text:s/></text:span><text:span text:style-name="T241_30">nick</text:span><text:span text:style-name="T241_31"><text:s/></text:span><text:span text:style-name="T241_32">the</text:span><text:span text:style-name="T241_33"><text:s/></text:span><text:span text:style-name="T241_34">ideas</text:span><text:span text:style-name="T241_35"><text:s/></text:span><text:span text:style-name="T241_36">and</text:span><text:span text:style-name="T241_37"><text:s/></text:span><text:span text:style-name="T241_38">write</text:span><text:span text:style-name="T241_39"><text:s/></text:span><text:span text:style-name="T241_40">something</text:span><text:span text:style-name="T241_41"><text:s/></text:span><text:span text:style-name="T241_42">that</text:span><text:span text:style-name="T241_43"><text:s/></text:span><text:span text:style-name="T241_44">runs</text:span><text:span text:style-name="T241_45"><text:s/></text:span><text:span text:style-name="T241_46">fast</text:span><text:span text:style-name="T241_47"><text:s/></text:span><text:span text:style-name="T241_48">in</text:span><text:span text:style-name="T241_49"><text:s/></text:span><text:span text:style-name="T241_50">Pypy</text:span><text:span text:style-name="T241_51">.<text:s/>:\</text:span></text:p>
      <text:p text:style-name="P242"><text:span text:style-name="T242_1">[10:55:00]<text:s/>&lt;</text:span><text:span text:style-name="T242_2">jml</text:span><text:span text:style-name="T242_3">&gt;<text:s/></text:span><text:span text:style-name="T242_4">But</text:span><text:span text:style-name="T242_5"><text:s/></text:span><text:span text:style-name="T242_6">clojure</text:span><text:span text:style-name="T242_7"><text:s/></text:span><text:span text:style-name="T242_8">is</text:span><text:span text:style-name="T242_9"><text:s/></text:span><text:span text:style-name="T242_10">fun</text:span><text:span text:style-name="T242_11">.</text:span></text:p>
      <text:p text:style-name="P243"><text:span text:style-name="T243_1">[10:55:08]<text:s/>&lt;</text:span><text:span text:style-name="T243_2">jml</text:span><text:span text:style-name="T243_3">&gt;<text:s/></text:span><text:span text:style-name="T243_4">And</text:span><text:span text:style-name="T243_5"><text:s/></text:span><text:span text:style-name="T243_6">I</text:span><text:span text:style-name="T243_7">'</text:span><text:span text:style-name="T243_8">d</text:span><text:span text:style-name="T243_9"><text:s/></text:span><text:span text:style-name="T243_10">like</text:span><text:span text:style-name="T243_11"><text:s/></text:span><text:span text:style-name="T243_12">to</text:span><text:span text:style-name="T243_13"><text:s/></text:span><text:span text:style-name="T243_14">learn</text:span><text:span text:style-name="T243_15"><text:s/></text:span><text:span text:style-name="T243_16">something</text:span><text:span text:style-name="T243_17"><text:s/></text:span><text:span text:style-name="T243_18">about</text:span><text:span text:style-name="T243_19"><text:s/></text:span><text:span text:style-name="T243_20">JVM</text:span><text:span text:style-name="T243_21"><text:s/></text:span><text:span text:style-name="T243_22">programming</text:span><text:span text:style-name="T243_23">.</text:span></text:p>
      <text:p text:style-name="P244"><text:span text:style-name="T244_1">[10:55:09]<text:s/>&lt;</text:span><text:span text:style-name="T244_2">lifeless</text:span><text:span text:style-name="T244_3">&gt;<text:s/></text:span><text:span text:style-name="T244_4">so</text:span><text:span text:style-name="T244_5">,<text:s/></text:span><text:span text:style-name="T244_6">for</text:span><text:span text:style-name="T244_7"><text:s/></text:span><text:span text:style-name="T244_8">a</text:span><text:span text:style-name="T244_9"><text:s/></text:span><text:span text:style-name="T244_10">new</text:span><text:span text:style-name="T244_11"><text:s/></text:span><text:span text:style-name="T244_12">bug</text:span><text:span text:style-name="T244_13"><text:s/></text:span><text:span text:style-name="T244_14">tracker</text:span><text:span text:style-name="T244_15">.</text:span></text:p>
      <text:p text:style-name="P245"><text:span text:style-name="T245_1">[10:55:11]<text:s/>&lt;</text:span><text:span text:style-name="T245_2">lifeless</text:span><text:span text:style-name="T245_3">&gt;<text:s/></text:span><text:span text:style-name="T245_4">I</text:span><text:span text:style-name="T245_5">'</text:span><text:span text:style-name="T245_6">d</text:span><text:span text:style-name="T245_7"><text:s/></text:span><text:span text:style-name="T245_8">want</text:span><text:span text:style-name="T245_9">...</text:span></text:p>
      <text:p text:style-name="P246"><text:span text:style-name="T246_1">[10:55:17]<text:s/>&lt;</text:span><text:span text:style-name="T246_2">jelmer</text:span><text:span text:style-name="T246_3">&gt;<text:s/>(</text:span><text:span text:style-name="T246_4">In</text:span><text:span text:style-name="T246_5"><text:s/></text:span><text:span text:style-name="T246_6">actuality</text:span><text:span text:style-name="T246_7">,<text:s/></text:span><text:span text:style-name="T246_8">I</text:span><text:span text:style-name="T246_9"><text:s/></text:span><text:span text:style-name="T246_10">haven</text:span><text:span text:style-name="T246_11">'</text:span><text:span text:style-name="T246_12">t</text:span><text:span text:style-name="T246_13"><text:s/></text:span><text:span text:style-name="T246_14">touched</text:span><text:span text:style-name="T246_15"><text:s/></text:span><text:span text:style-name="T246_16">any</text:span><text:span text:style-name="T246_17"><text:s/></text:span><text:span text:style-name="T246_18">code</text:span><text:span text:style-name="T246_19"><text:s/></text:span><text:span text:style-name="T246_20">for</text:span><text:span text:style-name="T246_21"><text:s/></text:span><text:span text:style-name="T246_22">months</text:span><text:span text:style-name="T246_23">)</text:span></text:p>
      <text:p text:style-name="P247"><text:span text:style-name="T247_1">[10:55:22]<text:s/>*<text:s/></text:span><text:span text:style-name="T247_2">jml</text:span><text:span text:style-name="T247_3"><text:s/></text:span><text:span text:style-name="T247_4">wants</text:span><text:span text:style-name="T247_5"><text:s/></text:span><text:span text:style-name="T247_6">Maltesers</text:span></text:p>
      <text:p text:style-name="P248"><text:span text:style-name="T248_1">[10:55:26]<text:s/>&lt;</text:span><text:span text:style-name="T248_2">lifeless</text:span><text:span text:style-name="T248_3">&gt;<text:s/></text:span><text:span text:style-name="T248_4">API</text:span></text:p>
      <text:p text:style-name="P249"><text:span text:style-name="T249_1">[10:55:29]<text:s/>&lt;</text:span><text:span text:style-name="T249_2">jml</text:span><text:span text:style-name="T249_3">&gt;<text:s/></text:span><text:span text:style-name="T249_4">jelmer</text:span><text:span text:style-name="T249_5">:<text:s/></text:span><text:span text:style-name="T249_6">I</text:span><text:span text:style-name="T249_7"><text:s/></text:span><text:span text:style-name="T249_8">barely</text:span><text:span text:style-name="T249_9"><text:s/></text:span><text:span text:style-name="T249_10">have</text:span><text:span text:style-name="T249_11"><text:s/></text:span><text:span text:style-name="T249_12">either</text:span><text:span text:style-name="T249_13"><text:s/></text:span></text:p>
      <text:p text:style-name="P250"><text:span text:style-name="T250_1">[10:55:40]<text:s/>&lt;</text:span><text:span text:style-name="T250_2">lifeless</text:span><text:span text:style-name="T250_3">&gt;<text:s/></text:span><text:span text:style-name="T250_4">with</text:span><text:span text:style-name="T250_5"><text:s/></text:span><text:span text:style-name="T250_6">callbacks</text:span><text:span text:style-name="T250_7"><text:s/>(</text:span><text:span text:style-name="T250_8">whatever</text:span><text:span text:style-name="T250_9"><text:s/></text:span><text:span text:style-name="T250_10">sort</text:span><text:span text:style-name="T250_11"><text:s/>-<text:s/></text:span><text:span text:style-name="T250_12">pshb</text:span><text:span text:style-name="T250_13">,<text:s/></text:span><text:span text:style-name="T250_14">webhooks</text:span><text:span text:style-name="T250_15">,<text:s/></text:span><text:span text:style-name="T250_16">don</text:span><text:span text:style-name="T250_17">'</text:span><text:span text:style-name="T250_18">t</text:span><text:span text:style-name="T250_19"><text:s/></text:span><text:span text:style-name="T250_20">care</text:span><text:span text:style-name="T250_21">)</text:span></text:p>
      <text:p text:style-name="P251"><text:span text:style-name="T251_1">[10:55:56]<text:s/>&lt;</text:span><text:span text:style-name="T251_2">lifeless</text:span><text:span text:style-name="T251_3">&gt;<text:s/></text:span><text:span text:style-name="T251_4">I</text:span><text:span text:style-name="T251_5">"</text:span><text:span text:style-name="T251_6">m</text:span><text:span text:style-name="T251_7"><text:s/></text:span><text:span text:style-name="T251_8">coding</text:span><text:span text:style-name="T251_9"><text:s/></text:span><text:span text:style-name="T251_10">more</text:span><text:span text:style-name="T251_11"><text:s/></text:span><text:span text:style-name="T251_12">now</text:span><text:span text:style-name="T251_13"><text:s/></text:span><text:span text:style-name="T251_14">than</text:span><text:span text:style-name="T251_15"><text:s/></text:span><text:span text:style-name="T251_16">I</text:span><text:span text:style-name="T251_17"><text:s/></text:span><text:span text:style-name="T251_18">did</text:span><text:span text:style-name="T251_19"><text:s/>@<text:s/></text:span><text:span text:style-name="T251_20">Canonical</text:span><text:span text:style-name="T251_21"><text:s/></text:span><text:span text:style-name="T251_22">in</text:span><text:span text:style-name="T251_23"><text:s/></text:span><text:span text:style-name="T251_24">my</text:span><text:span text:style-name="T251_25"><text:s/></text:span><text:span text:style-name="T251_26">last</text:span><text:span text:style-name="T251_27"><text:s/></text:span><text:span text:style-name="T251_28">year</text:span></text:p>
      <text:p text:style-name="P252"><text:span text:style-name="T252_1">[10:56:01]<text:s/>&lt;</text:span><text:span text:style-name="T252_2">jml</text:span><text:span text:style-name="T252_3">&gt;<text:s/></text:span><text:span text:style-name="T252_4">lifeless</text:span><text:span text:style-name="T252_5">:<text:s/>+1</text:span></text:p>
      <text:p text:style-name="P253"><text:span text:style-name="T253_1">[10:56:08]<text:s/>&lt;</text:span><text:span text:style-name="T253_2">lifeless</text:span><text:span text:style-name="T253_3">&gt;<text:s/></text:span><text:span text:style-name="T253_4">For</text:span><text:span text:style-name="T253_5"><text:s/></text:span><text:span text:style-name="T253_6">more</text:span><text:span text:style-name="T253_7"><text:s/></text:span><text:span text:style-name="T253_8">money</text:span><text:span text:style-name="T253_9"><text:s/></text:span><text:span text:style-name="T253_10">with</text:span><text:span text:style-name="T253_11"><text:s/></text:span><text:span text:style-name="T253_12">more</text:span><text:span text:style-name="T253_13"><text:s/></text:span><text:span text:style-name="T253_14">prestige</text:span><text:span text:style-name="T253_15">.<text:s/></text:span><text:span text:style-name="T253_16">Its</text:span><text:span text:style-name="T253_17"><text:s/></text:span><text:span text:style-name="T253_18">great</text:span><text:span text:style-name="T253_19">.</text:span></text:p>
      <text:p text:style-name="P254"><text:span text:style-name="T254_1">[10:56:36]<text:s/>&lt;</text:span><text:span text:style-name="T254_2">lifeless</text:span><text:span text:style-name="T254_3">&gt;<text:s/></text:span><text:span text:style-name="T254_4">Tho</text:span><text:span text:style-name="T254_5"><text:s/></text:span><text:span text:style-name="T254_6">the</text:span><text:span text:style-name="T254_7"><text:s/></text:span><text:span text:style-name="T254_8">money</text:span><text:span text:style-name="T254_9"><text:s/></text:span><text:span text:style-name="T254_10">aspect</text:span><text:span text:style-name="T254_11"><text:s/></text:span><text:span text:style-name="T254_12">is</text:span><text:span text:style-name="T254_13"><text:s/></text:span><text:span text:style-name="T254_14">incidental</text:span></text:p>
      <text:p text:style-name="P255"><text:span text:style-name="T255_1">[10:56:41]<text:s/>&lt;</text:span><text:span text:style-name="T255_2">jml</text:span><text:span text:style-name="T255_3">&gt;<text:s/></text:span><text:span text:style-name="T255_4">coding</text:span><text:span text:style-name="T255_5"><text:s/></text:span><text:span text:style-name="T255_6">leads</text:span><text:span text:style-name="T255_7"><text:s/></text:span><text:span text:style-name="T255_8">to</text:span><text:span text:style-name="T255_9"><text:s/></text:span><text:span text:style-name="T255_10">deployment</text:span><text:span text:style-name="T255_11">;<text:s/></text:span><text:span text:style-name="T255_12">deployment</text:span><text:span text:style-name="T255_13"><text:s/></text:span><text:span text:style-name="T255_14">leads</text:span><text:span text:style-name="T255_15"><text:s/></text:span><text:span text:style-name="T255_16">to</text:span><text:span text:style-name="T255_17"><text:s/></text:span><text:span text:style-name="T255_18">waiting</text:span><text:span text:style-name="T255_19">;<text:s/></text:span><text:span text:style-name="T255_20">waiting</text:span><text:span text:style-name="T255_21"><text:s/></text:span><text:span text:style-name="T255_22">leads</text:span><text:span text:style-name="T255_23"><text:s/></text:span><text:span text:style-name="T255_24">to</text:span><text:span text:style-name="T255_25"><text:s/></text:span><text:span text:style-name="T255_26">anger</text:span><text:span text:style-name="T255_27">;<text:s/></text:span><text:span text:style-name="T255_28">anger</text:span><text:span text:style-name="T255_29"><text:s/></text:span><text:span text:style-name="T255_30">leads</text:span><text:span text:style-name="T255_31"><text:s/></text:span><text:span text:style-name="T255_32">to</text:span><text:span text:style-name="T255_33"><text:s/>...</text:span></text:p>
      <text:p text:style-name="P256"><text:span text:style-name="T256_1">[10:57:19]<text:s/>&lt;</text:span><text:span text:style-name="T256_2">lifeless</text:span><text:span text:style-name="T256_3">&gt;<text:s/></text:span><text:span text:style-name="T256_4">anyhow</text:span><text:span text:style-name="T256_5">,<text:s/></text:span><text:span text:style-name="T256_6">API</text:span><text:span text:style-name="T256_7">,<text:s/></text:span><text:span text:style-name="T256_8">callbacks</text:span><text:span text:style-name="T256_9">.<text:s/></text:span><text:span text:style-name="T256_10">I</text:span><text:span text:style-name="T256_11"><text:s/></text:span><text:span text:style-name="T256_12">want</text:span><text:span text:style-name="T256_13"><text:s/></text:span><text:span text:style-name="T256_14">an</text:span><text:span text:style-name="T256_15"><text:s/></text:span><text:span text:style-name="T256_16">evidence</text:span><text:span text:style-name="T256_17"><text:s/></text:span><text:span text:style-name="T256_18">based</text:span><text:span text:style-name="T256_19"><text:s/></text:span><text:span text:style-name="T256_20">model</text:span><text:span text:style-name="T256_21">.</text:span></text:p>
      <text:p text:style-name="P257"><text:span text:style-name="T257_1">[10:57:30]<text:s/>&lt;</text:span><text:span text:style-name="T257_2">jml</text:span><text:span text:style-name="T257_3">&gt;<text:s/></text:span><text:span text:style-name="T257_4">lifeless</text:span><text:span text:style-name="T257_5">:<text:s/></text:span><text:span text:style-name="T257_6">What</text:span><text:span text:style-name="T257_7"><text:s/></text:span><text:span text:style-name="T257_8">do</text:span><text:span text:style-name="T257_9"><text:s/></text:span><text:span text:style-name="T257_10">you</text:span><text:span text:style-name="T257_11"><text:s/></text:span><text:span text:style-name="T257_12">mean</text:span><text:span text:style-name="T257_13"><text:s/></text:span><text:span text:style-name="T257_14">by</text:span><text:span text:style-name="T257_15"><text:s/></text:span><text:span text:style-name="T257_16">that</text:span><text:span text:style-name="T257_17">?</text:span></text:p>
      <text:p text:style-name="P258"><text:span text:style-name="T258_1">[10:57:31]<text:s/>&lt;</text:span><text:span text:style-name="T258_2">jelmer</text:span><text:span text:style-name="T258_3">&gt;<text:s/></text:span><text:span text:style-name="T258_4">lifeless</text:span><text:span text:style-name="T258_5">:<text:s/></text:span><text:span text:style-name="T258_6">nice</text:span></text:p>
      <text:p text:style-name="P259"><text:span text:style-name="T259_1">[10:57:38]<text:s/>&lt;</text:span><text:span text:style-name="T259_2">lifeless</text:span><text:span text:style-name="T259_3">&gt;<text:s/>'</text:span><text:span text:style-name="T259_4">I</text:span><text:span text:style-name="T259_5"><text:s/></text:span><text:span text:style-name="T259_6">observed</text:span><text:span text:style-name="T259_7"><text:s/></text:span><text:span text:style-name="T259_8">X</text:span><text:span text:style-name="T259_9">'<text:s/></text:span><text:span text:style-name="T259_10">from</text:span><text:span text:style-name="T259_11"><text:s/></text:span><text:span text:style-name="T259_12">users</text:span><text:span text:style-name="T259_13">,<text:s/>'</text:span><text:span text:style-name="T259_14">Causes</text:span><text:span text:style-name="T259_15"><text:s/></text:span><text:span text:style-name="T259_16">are</text:span><text:span text:style-name="T259_17"><text:s/></text:span><text:span text:style-name="T259_18">A</text:span><text:span text:style-name="T259_19">,<text:s/></text:span><text:span text:style-name="T259_20">B</text:span><text:span text:style-name="T259_21">,<text:s/></text:span><text:span text:style-name="T259_22">C</text:span><text:span text:style-name="T259_23">'<text:s/></text:span><text:span text:style-name="T259_24">from</text:span><text:span text:style-name="T259_25"><text:s/></text:span><text:span text:style-name="T259_26">devs</text:span><text:span text:style-name="T259_27"><text:s/>/<text:s/></text:span><text:span text:style-name="T259_28">experts</text:span><text:span text:style-name="T259_29">.</text:span></text:p>
      <text:p text:style-name="P260"><text:span text:style-name="T260_1">[10:57:46]<text:s/>&lt;</text:span><text:span text:style-name="T260_2">jml</text:span><text:span text:style-name="T260_3">&gt;<text:s/></text:span><text:span text:style-name="T260_4">lifeless</text:span><text:span text:style-name="T260_5">:<text:s/></text:span><text:span text:style-name="T260_6">Ah</text:span><text:span text:style-name="T260_7">,<text:s/></text:span><text:span text:style-name="T260_8">yes</text:span><text:span text:style-name="T260_9">.</text:span></text:p>
      <text:p text:style-name="P261"><text:span text:style-name="T261_1">[10:58:04]<text:s/>&lt;</text:span><text:span text:style-name="T261_2">lifeless</text:span><text:span text:style-name="T261_3">&gt;<text:s/></text:span><text:span text:style-name="T261_4">I</text:span><text:span text:style-name="T261_5"><text:s/></text:span><text:span text:style-name="T261_6">don</text:span><text:span text:style-name="T261_7">'</text:span><text:span text:style-name="T261_8">t</text:span><text:span text:style-name="T261_9"><text:s/></text:span><text:span text:style-name="T261_10">want</text:span><text:span text:style-name="T261_11"><text:s/></text:span><text:span text:style-name="T261_12">a</text:span><text:span text:style-name="T261_13"><text:s/></text:span><text:span text:style-name="T261_14">freaking</text:span><text:span text:style-name="T261_15"><text:s/></text:span><text:span text:style-name="T261_16">stack</text:span><text:span text:style-name="T261_17"><text:s/></text:span><text:span text:style-name="T261_18">freaking</text:span><text:span text:style-name="T261_19"><text:s/></text:span><text:span text:style-name="T261_20">exchange</text:span><text:span text:style-name="T261_21"><text:s/></text:span><text:span text:style-name="T261_22">ghetto</text:span><text:span text:style-name="T261_23">.</text:span></text:p>
      <text:p text:style-name="P262"><text:span text:style-name="T262_1">[10:58:12]<text:s/>&lt;</text:span><text:span text:style-name="T262_2">lifeless</text:span><text:span text:style-name="T262_3">&gt;<text:s/></text:span><text:span text:style-name="T262_4">Just</text:span><text:span text:style-name="T262_5"><text:s/></text:span><text:span text:style-name="T262_6">in</text:span><text:span text:style-name="T262_7"><text:s/></text:span><text:span text:style-name="T262_8">case</text:span><text:span text:style-name="T262_9"><text:s/></text:span><text:span text:style-name="T262_10">that</text:span><text:span text:style-name="T262_11"><text:s/></text:span><text:span text:style-name="T262_12">crossed</text:span><text:span text:style-name="T262_13"><text:s/></text:span><text:span text:style-name="T262_14">your</text:span><text:span text:style-name="T262_15"><text:s/></text:span><text:span text:style-name="T262_16">mind</text:span><text:span text:style-name="T262_17">.</text:span></text:p>
      <text:p text:style-name="P263"><text:span text:style-name="T263_1">[10:58:42]<text:s/>&lt;</text:span><text:span text:style-name="T263_2">lifeless</text:span><text:span text:style-name="T263_3">&gt;<text:s/></text:span><text:span text:style-name="T263_4">I</text:span><text:span text:style-name="T263_5"><text:s/></text:span><text:span text:style-name="T263_6">like</text:span><text:span text:style-name="T263_7"><text:s/></text:span><text:span text:style-name="T263_8">the</text:span><text:span text:style-name="T263_9"><text:s/></text:span><text:span text:style-name="T263_10">assume</text:span><text:span text:style-name="T263_11"><text:s/></text:span><text:span text:style-name="T263_12">sensible</text:span><text:span text:style-name="T263_13"><text:s/></text:span><text:span text:style-name="T263_14">behaviour</text:span><text:span text:style-name="T263_15"><text:s/></text:span><text:span text:style-name="T263_16">default</text:span><text:span text:style-name="T263_17">-</text:span><text:span text:style-name="T263_18">open</text:span><text:span text:style-name="T263_19"><text:s/></text:span><text:span text:style-name="T263_20">LP</text:span><text:span text:style-name="T263_21"><text:s/></text:span><text:span text:style-name="T263_22">has</text:span><text:span text:style-name="T263_23">.<text:s/></text:span><text:span text:style-name="T263_24">I</text:span><text:span text:style-name="T263_25">'</text:span><text:span text:style-name="T263_26">d</text:span><text:span text:style-name="T263_27"><text:s/></text:span><text:span text:style-name="T263_28">like</text:span><text:span text:style-name="T263_29"><text:s/></text:span><text:span text:style-name="T263_30">to</text:span><text:span text:style-name="T263_31"><text:s/></text:span><text:span text:style-name="T263_32">keep</text:span><text:span text:style-name="T263_33"><text:s/></text:span><text:span text:style-name="T263_34">that</text:span><text:span text:style-name="T263_35">.</text:span></text:p>
      <text:p text:style-name="P264"><text:span text:style-name="T264_1">[10:58:51]<text:s/>&lt;</text:span><text:span text:style-name="T264_2">jml</text:span><text:span text:style-name="T264_3">&gt;<text:s/></text:span><text:span text:style-name="T264_4">Tech</text:span><text:span text:style-name="T264_5">-</text:span><text:span text:style-name="T264_6">wise</text:span><text:span text:style-name="T264_7">,<text:s/></text:span><text:span text:style-name="T264_8">I</text:span><text:span text:style-name="T264_9">'</text:span><text:span text:style-name="T264_10">d</text:span><text:span text:style-name="T264_11"><text:s/></text:span><text:span text:style-name="T264_12">want</text:span><text:span text:style-name="T264_13"><text:s/></text:span><text:span text:style-name="T264_14">an</text:span><text:span text:style-name="T264_15"><text:s/></text:span><text:span text:style-name="T264_16">immutable</text:span><text:span text:style-name="T264_17"><text:s/></text:span><text:span text:style-name="T264_18">storage</text:span><text:span text:style-name="T264_19"><text:s/></text:span><text:span text:style-name="T264_20">model</text:span><text:span text:style-name="T264_21">.<text:s/></text:span><text:span text:style-name="T264_22">I</text:span><text:span text:style-name="T264_23"><text:s/></text:span><text:span text:style-name="T264_24">think</text:span><text:span text:style-name="T264_25"><text:s/></text:span><text:span text:style-name="T264_26">a</text:span><text:span text:style-name="T264_27"><text:s/></text:span><text:span text:style-name="T264_28">lot</text:span><text:span text:style-name="T264_29"><text:s/></text:span><text:span text:style-name="T264_30">of</text:span><text:span text:style-name="T264_31"><text:s/></text:span><text:span text:style-name="T264_32">interesting</text:span><text:span text:style-name="T264_33"><text:s/></text:span><text:span text:style-name="T264_34">information</text:span><text:span text:style-name="T264_35"><text:s/>&amp;<text:s/></text:span><text:span text:style-name="T264_36">decision</text:span><text:span text:style-name="T264_37"><text:s/></text:span><text:span text:style-name="T264_38">making</text:span><text:span text:style-name="T264_39"><text:s/></text:span><text:span text:style-name="T264_40">processes</text:span><text:span text:style-name="T264_41"><text:s/></text:span><text:span text:style-name="T264_42">that</text:span><text:span text:style-name="T264_43"><text:s/></text:span><text:span text:style-name="T264_44">LP</text:span><text:span text:style-name="T264_45">/</text:span><text:span text:style-name="T264_46">Ubuntu</text:span><text:span text:style-name="T264_47"><text:s/></text:span><text:span text:style-name="T264_48">could</text:span><text:span text:style-name="T264_49"><text:s/></text:span><text:span text:style-name="T264_50">have</text:span><text:span text:style-name="T264_51"><text:s/></text:span><text:span text:style-name="T264_52">done</text:span><text:span text:style-name="T264_53"><text:s/></text:span><text:span text:style-name="T264_54">have</text:span><text:span text:style-name="T264_55"><text:s/></text:span><text:span text:style-name="T264_56">been</text:span><text:span text:style-name="T264_57"><text:s/></text:span><text:span text:style-name="T264_58">hampered</text:span><text:span text:style-name="T264_59"><text:s/></text:span><text:span text:style-name="T264_60">by</text:span><text:span text:style-name="T264_61"><text:s/></text:span><text:span text:style-name="T264_62">throwing</text:span><text:span text:style-name="T264_63"><text:s/></text:span><text:span text:style-name="T264_64">away</text:span><text:span text:style-name="T264_65"><text:s/></text:span><text:span text:style-name="T264_66">data</text:span><text:span text:style-name="T264_67">.</text:span></text:p>
      <text:p text:style-name="P265"><text:span text:style-name="T265_1">[10:59:19]<text:s/>&lt;</text:span><text:span text:style-name="T265_2">lifeless</text:span><text:span text:style-name="T265_3">&gt;<text:s/></text:span><text:span text:style-name="T265_4">jml</text:span><text:span text:style-name="T265_5">:<text:s/></text:span><text:span text:style-name="T265_6">thats</text:span><text:span text:style-name="T265_7"><text:s/></text:span><text:span text:style-name="T265_8">an</text:span><text:span text:style-name="T265_9"><text:s/></text:span><text:span text:style-name="T265_10">interesting</text:span><text:span text:style-name="T265_11"><text:s/></text:span><text:span text:style-name="T265_12">assertion</text:span><text:span text:style-name="T265_13">,<text:s/></text:span><text:span text:style-name="T265_14">particularly</text:span><text:span text:style-name="T265_15"><text:s/></text:span><text:span text:style-name="T265_16">given</text:span><text:span text:style-name="T265_17"><text:s/></text:span><text:span text:style-name="T265_18">LP</text:span><text:span text:style-name="T265_19">'</text:span><text:span text:style-name="T265_20">s</text:span><text:span text:style-name="T265_21"><text:s/></text:span><text:span text:style-name="T265_22">obsession</text:span><text:span text:style-name="T265_23"><text:s/></text:span><text:span text:style-name="T265_24">with</text:span><text:span text:style-name="T265_25"><text:s/></text:span><text:span text:style-name="T265_26">not</text:span><text:span text:style-name="T265_27"><text:s/></text:span><text:span text:style-name="T265_28">deleting</text:span><text:span text:style-name="T265_29">.</text:span></text:p>
      <text:p text:style-name="P266"><text:span text:style-name="T266_1">:</text:span></text:p>
      <text:p text:style-name="P267"/>
      <text:p text:style-name="P268"><text:span text:style-name="T268_1">[10:59:40]<text:s/>&lt;</text:span><text:span text:style-name="T268_2">jml</text:span><text:span text:style-name="T268_3">&gt;<text:s/></text:span><text:span text:style-name="T268_4">lifeless</text:span><text:span text:style-name="T268_5">:<text:s/></text:span><text:span text:style-name="T268_6">yeah</text:span><text:span text:style-name="T268_7">.<text:s/></text:span><text:span text:style-name="T268_8">I</text:span><text:span text:style-name="T268_9">'</text:span><text:span text:style-name="T268_10">m</text:span><text:span text:style-name="T268_11"><text:s/></text:span><text:span text:style-name="T268_12">probing</text:span><text:span text:style-name="T268_13"><text:s/></text:span><text:span text:style-name="T268_14">it</text:span><text:span text:style-name="T268_15"><text:s/></text:span><text:span text:style-name="T268_16">with</text:span><text:span text:style-name="T268_17"><text:s/></text:span><text:span text:style-name="T268_18">my</text:span><text:span text:style-name="T268_19"><text:s/></text:span><text:span text:style-name="T268_20">mind</text:span><text:span text:style-name="T268_21">-</text:span><text:span text:style-name="T268_22">tongue</text:span><text:span text:style-name="T268_23"><text:s/></text:span><text:span text:style-name="T268_24">as</text:span><text:span text:style-name="T268_25"><text:s/></text:span><text:span text:style-name="T268_26">I</text:span><text:span text:style-name="T268_27"><text:s/></text:span><text:span text:style-name="T268_28">type</text:span><text:span text:style-name="T268_29"><text:s/>:)</text:span></text:p>
      <text:p text:style-name="P269"/>
      <text:p text:style-name="P270"><text:span text:style-name="T270_1">[10:59:50]<text:s/>&lt;</text:span><text:span text:style-name="T270_2">lifeless</text:span><text:span text:style-name="T270_3">&gt;<text:s/></text:span><text:span text:style-name="T270_4">any</text:span><text:span text:style-name="T270_5"><text:s/></text:span><text:span text:style-name="T270_6">blood</text:span><text:span text:style-name="T270_7">?</text:span></text:p>
      <text:p text:style-name="P271"><text:span text:style-name="T271_1">[11:00:02]<text:s/>&lt;</text:span><text:span text:style-name="T271_2">jml</text:span><text:span text:style-name="T271_3">&gt;<text:s/></text:span><text:span text:style-name="T271_4">not</text:span><text:span text:style-name="T271_5"><text:s/></text:span><text:span text:style-name="T271_6">that</text:span><text:span text:style-name="T271_7"><text:s/></text:span><text:span text:style-name="T271_8">I</text:span><text:span text:style-name="T271_9"><text:s/></text:span><text:span text:style-name="T271_10">can</text:span><text:span text:style-name="T271_11"><text:s/></text:span><text:span text:style-name="T271_12">tell</text:span><text:span text:style-name="T271_13">.</text:span></text:p>
      <text:p text:style-name="P272"><text:span text:style-name="T272_1">[11:00:24]<text:s/>&lt;</text:span><text:span text:style-name="T272_2">lifeless</text:span><text:span text:style-name="T272_3">&gt;<text:s/></text:span><text:span text:style-name="T272_4">I</text:span><text:span text:style-name="T272_5"><text:s/></text:span><text:span text:style-name="T272_6">don</text:span><text:span text:style-name="T272_7">'</text:span><text:span text:style-name="T272_8">t</text:span><text:span text:style-name="T272_9"><text:s/></text:span><text:span text:style-name="T272_10">particularly</text:span><text:span text:style-name="T272_11"><text:s/></text:span><text:span text:style-name="T272_12">care</text:span><text:span text:style-name="T272_13"><text:s/></text:span><text:span text:style-name="T272_14">about</text:span><text:span text:style-name="T272_15"><text:s/></text:span><text:span text:style-name="T272_16">the</text:span><text:span text:style-name="T272_17"><text:s/></text:span><text:span text:style-name="T272_18">website</text:span><text:span text:style-name="T272_19"><text:s/></text:span><text:span text:style-name="T272_20">but</text:span><text:span text:style-name="T272_21"><text:s/></text:span><text:span text:style-name="T272_22">I</text:span><text:span text:style-name="T272_23"><text:s/></text:span><text:span text:style-name="T272_24">do</text:span><text:span text:style-name="T272_25"><text:s/></text:span><text:span text:style-name="T272_26">want</text:span><text:span text:style-name="T272_27"><text:s/></text:span><text:span text:style-name="T272_28">one</text:span><text:span text:style-name="T272_29">.<text:s/></text:span><text:span text:style-name="T272_30">And</text:span><text:span text:style-name="T272_31"><text:s/></text:span><text:span text:style-name="T272_32">I</text:span><text:span text:style-name="T272_33"><text:s/></text:span><text:span text:style-name="T272_34">want</text:span><text:span text:style-name="T272_35"><text:s/></text:span><text:span text:style-name="T272_36">it</text:span><text:span text:style-name="T272_37"><text:s/></text:span><text:span text:style-name="T272_38">snappy</text:span><text:span text:style-name="T272_39">.</text:span></text:p>
      <text:p text:style-name="P273"><text:span text:style-name="T273_1">[11:00:51]<text:s/>&lt;</text:span><text:span text:style-name="T273_2">lifeless</text:span><text:span text:style-name="T273_3">&gt;<text:s/></text:span><text:span text:style-name="T273_4">I</text:span><text:span text:style-name="T273_5"><text:s/></text:span><text:span text:style-name="T273_6">don</text:span><text:span text:style-name="T273_7">'</text:span><text:span text:style-name="T273_8">t</text:span><text:span text:style-name="T273_9"><text:s/></text:span><text:span text:style-name="T273_10">want</text:span><text:span text:style-name="T273_11"><text:s/></text:span><text:span text:style-name="T273_12">to</text:span><text:span text:style-name="T273_13"><text:s/></text:span><text:span text:style-name="T273_14">have</text:span><text:span text:style-name="T273_15"><text:s/></text:span><text:span text:style-name="T273_16">to</text:span><text:span text:style-name="T273_17"><text:s/></text:span><text:span text:style-name="T273_18">copy</text:span><text:span text:style-name="T273_19">-</text:span><text:span text:style-name="T273_20">paste</text:span><text:span text:style-name="T273_21"><text:s/></text:span><text:span text:style-name="T273_22">anything</text:span><text:span text:style-name="T273_23"><text:s/></text:span><text:span text:style-name="T273_24">ever</text:span><text:span text:style-name="T273_25"><text:s/></text:span><text:span text:style-name="T273_26">related</text:span><text:span text:style-name="T273_27"><text:s/></text:span><text:span text:style-name="T273_28">to</text:span><text:span text:style-name="T273_29"><text:s/></text:span><text:span text:style-name="T273_30">code</text:span><text:span text:style-name="T273_31"><text:s/></text:span><text:span text:style-name="T273_32">pushes</text:span><text:span text:style-name="T273_33">/</text:span><text:span text:style-name="T273_34">releases</text:span><text:span text:style-name="T273_35">/...</text:span></text:p>
      <text:p text:style-name="P274"><text:span text:style-name="T274_1">[11:01:15]<text:s/>&lt;</text:span><text:span text:style-name="T274_2">lifeless</text:span><text:span text:style-name="T274_3">&gt;<text:s/></text:span><text:span text:style-name="T274_4">I</text:span><text:span text:style-name="T274_5"><text:s/></text:span><text:span text:style-name="T274_6">don</text:span><text:span text:style-name="T274_7">'</text:span><text:span text:style-name="T274_8">t</text:span><text:span text:style-name="T274_9"><text:s/></text:span><text:span text:style-name="T274_10">care</text:span><text:span text:style-name="T274_11"><text:s/></text:span><text:span text:style-name="T274_12">about</text:span><text:span text:style-name="T274_13"><text:s/></text:span><text:span text:style-name="T274_14">release</text:span><text:span text:style-name="T274_15"><text:s/></text:span><text:span text:style-name="T274_16">management</text:span><text:span text:style-name="T274_17"><text:s/>-<text:s/></text:span><text:span text:style-name="T274_18">pypi</text:span><text:span text:style-name="T274_19"><text:s/>/<text:s/></text:span><text:span text:style-name="T274_20">other</text:span><text:span text:style-name="T274_21"><text:s/></text:span><text:span text:style-name="T274_22">language</text:span><text:span text:style-name="T274_23"><text:s/></text:span><text:span text:style-name="T274_24">specific</text:span><text:span text:style-name="T274_25"><text:s/></text:span><text:span text:style-name="T274_26">hosting</text:span><text:span text:style-name="T274_27"><text:s/></text:span><text:span text:style-name="T274_28">site</text:span><text:span text:style-name="T274_29"><text:s/></text:span><text:span text:style-name="T274_30">FOO</text:span><text:span text:style-name="T274_31"><text:s/></text:span><text:span text:style-name="T274_32">will</text:span><text:span text:style-name="T274_33"><text:s/></text:span><text:span text:style-name="T274_34">take</text:span><text:span text:style-name="T274_35"><text:s/></text:span><text:span text:style-name="T274_36">care</text:span><text:span text:style-name="T274_37"><text:s/></text:span><text:span text:style-name="T274_38">of</text:span><text:span text:style-name="T274_39"><text:s/></text:span><text:span text:style-name="T274_40">that</text:span><text:span text:style-name="T274_41"><text:s/></text:span><text:span text:style-name="T274_42">for</text:span><text:span text:style-name="T274_43"><text:s/></text:span><text:span text:style-name="T274_44">me</text:span><text:span text:style-name="T274_45">.</text:span></text:p>
      <text:p text:style-name="P275"><text:span text:style-name="T275_1">[11:01:43]<text:s/>&lt;</text:span><text:span text:style-name="T275_2">lifeless</text:span><text:span text:style-name="T275_3">&gt;<text:s/></text:span><text:span text:style-name="T275_4">I</text:span><text:span text:style-name="T275_5"><text:s/></text:span><text:span text:style-name="T275_6">don</text:span><text:span text:style-name="T275_7">'</text:span><text:span text:style-name="T275_8">t</text:span><text:span text:style-name="T275_9"><text:s/></text:span><text:span text:style-name="T275_10">care</text:span><text:span text:style-name="T275_11"><text:s/></text:span><text:span text:style-name="T275_12">about</text:span><text:span text:style-name="T275_13"><text:s/></text:span><text:span text:style-name="T275_14">multiple</text:span><text:span text:style-name="T275_15"><text:s/></text:span><text:span text:style-name="T275_16">long</text:span><text:span text:style-name="T275_17"><text:s/></text:span><text:span text:style-name="T275_18">lived</text:span><text:span text:style-name="T275_19"><text:s/></text:span><text:span text:style-name="T275_20">branches</text:span><text:span text:style-name="T275_21"><text:s/></text:span><text:span text:style-name="T275_22">in</text:span><text:span text:style-name="T275_23"><text:s/></text:span><text:span text:style-name="T275_24">the</text:span><text:span text:style-name="T275_25"><text:s/></text:span><text:span text:style-name="T275_26">bug</text:span><text:span text:style-name="T275_27"><text:s/></text:span><text:span text:style-name="T275_28">tracker</text:span><text:span text:style-name="T275_29"><text:s/></text:span><text:span text:style-name="T275_30">model</text:span><text:span text:style-name="T275_31"><text:s/>-<text:s/></text:span><text:span text:style-name="T275_32">it</text:span><text:span text:style-name="T275_33"><text:s/></text:span><text:span text:style-name="T275_34">can</text:span><text:span text:style-name="T275_35"><text:s/></text:span><text:span text:style-name="T275_36">have</text:span><text:span text:style-name="T275_37"><text:s/></text:span><text:span text:style-name="T275_38">them</text:span><text:span text:style-name="T275_39">,<text:s/></text:span><text:span text:style-name="T275_40">or</text:span><text:span text:style-name="T275_41"><text:s/></text:span><text:span text:style-name="T275_42">not</text:span><text:span text:style-name="T275_43">.<text:s/></text:span><text:span text:style-name="T275_44">Shrug</text:span><text:span text:style-name="T275_45">.</text:span></text:p>
      <text:p text:style-name="P276"><text:span text:style-name="T276_1">[11:01:44]<text:s/>&lt;</text:span><text:span text:style-name="T276_2">jml</text:span><text:span text:style-name="T276_3">&gt;<text:s/></text:span><text:span text:style-name="T276_4">so</text:span><text:span text:style-name="T276_5">,<text:s/>"</text:span><text:span text:style-name="T276_6">fixed</text:span><text:span text:style-name="T276_7">"<text:s/></text:span><text:span text:style-name="T276_8">means</text:span><text:span text:style-name="T276_9"><text:s/>"</text:span><text:span text:style-name="T276_10">fixed</text:span><text:span text:style-name="T276_11"><text:s/></text:span><text:span text:style-name="T276_12">in</text:span><text:span text:style-name="T276_13"><text:s/></text:span><text:span text:style-name="T276_14">trunk</text:span><text:span text:style-name="T276_15">"?</text:span></text:p>
      <text:p text:style-name="P277"><text:span text:style-name="T277_1">[11:02:07]<text:s/>&lt;</text:span><text:span text:style-name="T277_2">lifeless</text:span><text:span text:style-name="T277_3">&gt;<text:s/></text:span><text:span text:style-name="T277_4">jml</text:span><text:span text:style-name="T277_5">:<text:s/></text:span><text:span text:style-name="T277_6">Ah</text:span><text:span text:style-name="T277_7">,<text:s/></text:span><text:span text:style-name="T277_8">I</text:span><text:span text:style-name="T277_9"><text:s/></text:span><text:span text:style-name="T277_10">meant</text:span><text:span text:style-name="T277_11"><text:s/></text:span><text:span text:style-name="T277_12">files</text:span><text:span text:style-name="T277_13"><text:s/></text:span><text:span text:style-name="T277_14">and</text:span><text:span text:style-name="T277_15"><text:s/>'</text:span><text:span text:style-name="T277_16">released</text:span><text:span text:style-name="T277_17"><text:s/></text:span><text:span text:style-name="T277_18">on</text:span><text:span text:style-name="T277_19"><text:s/></text:span><text:span text:style-name="T277_20">date</text:span><text:span text:style-name="T277_21"><text:s/></text:span><text:span text:style-name="T277_22">Y</text:span><text:span text:style-name="T277_23">'<text:s/></text:span><text:span text:style-name="T277_24">metadata</text:span><text:span text:style-name="T277_25">.</text:span></text:p>
      <text:p text:style-name="P278"><text:span text:style-name="T278_1">[11:02:21]<text:s/>&lt;</text:span><text:span text:style-name="T278_2">lifeless</text:span><text:span text:style-name="T278_3">&gt;<text:s/></text:span><text:span text:style-name="T278_4">jml</text:span><text:span text:style-name="T278_5">:<text:s/></text:span><text:span text:style-name="T278_6">I</text:span><text:span text:style-name="T278_7"><text:s/></text:span><text:span text:style-name="T278_8">think</text:span><text:span text:style-name="T278_9"><text:s/>'</text:span><text:span text:style-name="T278_10">in</text:span><text:span text:style-name="T278_11"><text:s/></text:span><text:span text:style-name="T278_12">trunk</text:span><text:span text:style-name="T278_13">'<text:s/></text:span><text:span text:style-name="T278_14">vs</text:span><text:span text:style-name="T278_15"><text:s/>'</text:span><text:span text:style-name="T278_16">in</text:span><text:span text:style-name="T278_17"><text:s/></text:span><text:span text:style-name="T278_18">a</text:span><text:span text:style-name="T278_19"><text:s/></text:span><text:span text:style-name="T278_20">tarball</text:span><text:span text:style-name="T278_21">'<text:s/></text:span><text:span text:style-name="T278_22">is</text:span><text:span text:style-name="T278_23"><text:s/></text:span><text:span text:style-name="T278_24">still</text:span><text:span text:style-name="T278_25"><text:s/></text:span><text:span text:style-name="T278_26">useful</text:span><text:span text:style-name="T278_27"><text:s/></text:span><text:span text:style-name="T278_28">for</text:span><text:span text:style-name="T278_29"><text:s/></text:span><text:span text:style-name="T278_30">many</text:span><text:span text:style-name="T278_31"><text:s/></text:span><text:span text:style-name="T278_32">people</text:span><text:span text:style-name="T278_33">.</text:span></text:p>
      <text:p text:style-name="P279"><text:span text:style-name="T279_1">[11:02:31]<text:s/>&lt;</text:span><text:span text:style-name="T279_2">jml</text:span><text:span text:style-name="T279_3">&gt;<text:s/></text:span><text:span text:style-name="T279_4">lifeless</text:span><text:span text:style-name="T279_5">:<text:s/></text:span><text:span text:style-name="T279_6">yeah</text:span><text:span text:style-name="T279_7">,<text:s/></text:span><text:span text:style-name="T279_8">I</text:span><text:span text:style-name="T279_9"><text:s/></text:span><text:span text:style-name="T279_10">agree</text:span><text:span text:style-name="T279_11"><text:s/></text:span><text:span text:style-name="T279_12">with</text:span><text:span text:style-name="T279_13"><text:s/></text:span><text:span text:style-name="T279_14">that</text:span><text:span text:style-name="T279_15"><text:s/></text:span><text:span text:style-name="T279_16">last</text:span><text:span text:style-name="T279_17">.</text:span></text:p>
      <text:p text:style-name="P280"><text:span text:style-name="T280_1">[11:02:40]<text:s/>&lt;</text:span><text:span text:style-name="T280_2">lifeless</text:span><text:span text:style-name="T280_3">&gt;<text:s/></text:span><text:span text:style-name="T280_4">jml</text:span><text:span text:style-name="T280_5">:<text:s/></text:span><text:span text:style-name="T280_6">but</text:span><text:span text:style-name="T280_7"><text:s/></text:span><text:span text:style-name="T280_8">thats</text:span><text:span text:style-name="T280_9"><text:s/></text:span><text:span text:style-name="T280_10">where</text:span><text:span text:style-name="T280_11"><text:s/></text:span><text:span text:style-name="T280_12">teh</text:span><text:span text:style-name="T280_13"><text:s/></text:span><text:span text:style-name="T280_14">API</text:span><text:span text:style-name="T280_15"><text:s/></text:span><text:span text:style-name="T280_16">desire</text:span><text:span text:style-name="T280_17"><text:s/></text:span><text:span text:style-name="T280_18">comes</text:span><text:span text:style-name="T280_19"><text:s/></text:span><text:span text:style-name="T280_20">in</text:span><text:span text:style-name="T280_21">.</text:span></text:p>
      <text:p text:style-name="P281"><text:span text:style-name="T281_1">[11:03:21]<text:s/>&lt;</text:span><text:span text:style-name="T281_2">jml</text:span><text:span text:style-name="T281_3">&gt;<text:s/></text:span><text:span text:style-name="T281_4">lifeless</text:span><text:span text:style-name="T281_5">:<text:s/></text:span><text:span text:style-name="T281_6">I</text:span><text:span text:style-name="T281_7"><text:s/></text:span><text:span text:style-name="T281_8">don</text:span><text:span text:style-name="T281_9">'</text:span><text:span text:style-name="T281_10">t</text:span><text:span text:style-name="T281_11"><text:s/></text:span><text:span text:style-name="T281_12">see</text:span><text:span text:style-name="T281_13"><text:s/></text:span><text:span text:style-name="T281_14">the</text:span><text:span text:style-name="T281_15"><text:s/></text:span><text:span text:style-name="T281_16">connection</text:span><text:span text:style-name="T281_17">.<text:s/>…<text:s/></text:span><text:span text:style-name="T281_18">So</text:span><text:span text:style-name="T281_19"><text:s/></text:span><text:span text:style-name="T281_20">that</text:span><text:span text:style-name="T281_21"><text:s/></text:span><text:span text:style-name="T281_22">automated</text:span><text:span text:style-name="T281_23"><text:s/></text:span><text:span text:style-name="T281_24">release</text:span><text:span text:style-name="T281_25"><text:s/></text:span><text:span text:style-name="T281_26">tools</text:span><text:span text:style-name="T281_27"><text:s/></text:span><text:span text:style-name="T281_28">can</text:span><text:span text:style-name="T281_29"><text:s/></text:span><text:span text:style-name="T281_30">do</text:span><text:span text:style-name="T281_31"><text:s/></text:span><text:span text:style-name="T281_32">roughly</text:span><text:span text:style-name="T281_33"><text:s/></text:span><text:span text:style-name="T281_34">what</text:span><text:span text:style-name="T281_35"><text:s/></text:span><text:span text:style-name="T281_36">testtools</text:span><text:span text:style-name="T281_37">'</text:span><text:span text:style-name="T281_38">s</text:span><text:span text:style-name="T281_39"><text:s/></text:span><text:span text:style-name="T281_40">release</text:span><text:span text:style-name="T281_41"><text:s/></text:span><text:span text:style-name="T281_42">process</text:span><text:span text:style-name="T281_43"><text:s/></text:span><text:span text:style-name="T281_44">does</text:span><text:span text:style-name="T281_45"><text:s/></text:span><text:span text:style-name="T281_46">now</text:span><text:span text:style-name="T281_47">?</text:span></text:p>
      <text:p text:style-name="P282"><text:span text:style-name="T282_1">[11:03:35]<text:s/>&lt;</text:span><text:span text:style-name="T282_2">lifeless</text:span><text:span text:style-name="T282_3">&gt;<text:s/></text:span><text:span text:style-name="T282_4">jml</text:span><text:span text:style-name="T282_5">:<text:s/></text:span><text:span text:style-name="T282_6">I</text:span><text:span text:style-name="T282_7"><text:s/></text:span><text:span text:style-name="T282_8">don</text:span><text:span text:style-name="T282_9">'</text:span><text:span text:style-name="T282_10">t</text:span><text:span text:style-name="T282_11"><text:s/></text:span><text:span text:style-name="T282_12">care</text:span><text:span text:style-name="T282_13"><text:s/></text:span><text:span text:style-name="T282_14">about</text:span><text:span text:style-name="T282_15"><text:s/></text:span><text:span text:style-name="T282_16">subcomponents</text:span><text:span text:style-name="T282_17"><text:s/></text:span><text:span text:style-name="T282_18">and</text:span><text:span text:style-name="T282_19"><text:s/></text:span><text:span text:style-name="T282_20">other</text:span><text:span text:style-name="T282_21"><text:s/></text:span><text:span text:style-name="T282_22">highly</text:span><text:span text:style-name="T282_23"><text:s/></text:span><text:span text:style-name="T282_24">refined</text:span><text:span text:style-name="T282_25"><text:s/></text:span><text:span text:style-name="T282_26">metadata</text:span><text:span text:style-name="T282_27">;<text:s/></text:span><text:span text:style-name="T282_28">if</text:span><text:span text:style-name="T282_29"><text:s/></text:span><text:span text:style-name="T282_30">its</text:span><text:span text:style-name="T282_31"><text:s/></text:span><text:span text:style-name="T282_32">big</text:span><text:span text:style-name="T282_33"><text:s/></text:span><text:span text:style-name="T282_34">enough</text:span><text:span text:style-name="T282_35"><text:s/></text:span><text:span text:style-name="T282_36">to</text:span><text:span text:style-name="T282_37"><text:s/></text:span><text:span text:style-name="T282_38">need</text:span><text:span text:style-name="T282_39"><text:s/></text:span><text:span text:style-name="T282_40">a</text:span><text:span text:style-name="T282_41"><text:s/></text:span><text:span text:style-name="T282_42">structured</text:span><text:span text:style-name="T282_43"><text:s/></text:span><text:span text:style-name="T282_44">marker</text:span><text:span text:style-name="T282_45">,<text:s/></text:span><text:span text:style-name="T282_46">its</text:span><text:span text:style-name="T282_47"><text:s/></text:span><text:span text:style-name="T282_48">big</text:span><text:span text:style-name="T282_49"><text:s/></text:span><text:span text:style-name="T282_50">enough</text:span><text:span text:style-name="T282_51"><text:s/></text:span><text:span text:style-name="T282_52">to</text:span><text:span text:style-name="T282_53"><text:s/></text:span><text:span text:style-name="T282_54">be</text:span><text:span text:style-name="T282_55"><text:s/></text:span><text:span text:style-name="T282_56">its</text:span><text:span text:style-name="T282_57"><text:s/></text:span><text:span text:style-name="T282_58">own</text:span><text:span text:style-name="T282_59"><text:s/></text:span><text:span text:style-name="T282_60">project</text:span><text:span text:style-name="T282_61">.</text:span></text:p>
      <text:p text:style-name="P283"><text:span text:style-name="T283_1">[11:04:05]<text:s/>&lt;</text:span><text:span text:style-name="T283_2">lifeless</text:span><text:span text:style-name="T283_3">&gt;<text:s/></text:span><text:span text:style-name="T283_4">jml</text:span><text:span text:style-name="T283_5">:<text:s/></text:span><text:span text:style-name="T283_6">yes</text:span><text:span text:style-name="T283_7">,<text:s/></text:span><text:span text:style-name="T283_8">and</text:span><text:span text:style-name="T283_9"><text:s/></text:span><text:span text:style-name="T283_10">so</text:span><text:span text:style-name="T283_11"><text:s/></text:span><text:span text:style-name="T283_12">that</text:span><text:span text:style-name="T283_13"><text:s/></text:span><text:span text:style-name="T283_14">push</text:span><text:span text:style-name="T283_15"><text:s/></text:span><text:span text:style-name="T283_16">to</text:span><text:span text:style-name="T283_17"><text:s/>(</text:span><text:span text:style-name="T283_18">e</text:span><text:span text:style-name="T283_19">.</text:span><text:span text:style-name="T283_20">g</text:span><text:span text:style-name="T283_21">.)<text:s/></text:span><text:span text:style-name="T283_22">github</text:span><text:span text:style-name="T283_23"><text:s/></text:span><text:span text:style-name="T283_24">can</text:span><text:span text:style-name="T283_25"><text:s/></text:span><text:span text:style-name="T283_26">fix</text:span><text:span text:style-name="T283_27">-</text:span><text:span text:style-name="T283_28">committed</text:span><text:span text:style-name="T283_29"><text:s/></text:span><text:span text:style-name="T283_30">the</text:span><text:span text:style-name="T283_31"><text:s/></text:span><text:span text:style-name="T283_32">bug</text:span><text:span text:style-name="T283_33">.</text:span></text:p>
      <text:p text:style-name="P284"><text:span text:style-name="T284_1">[11:04:25]<text:s/>&lt;</text:span><text:span text:style-name="T284_2">lifeless</text:span><text:span text:style-name="T284_3">&gt;<text:s/></text:span><text:span text:style-name="T284_4">jml</text:span><text:span text:style-name="T284_5">:<text:s/></text:span><text:span text:style-name="T284_6">both</text:span><text:span text:style-name="T284_7"><text:s/></text:span><text:span text:style-name="T284_8">in</text:span><text:span text:style-name="T284_9">-</text:span><text:span text:style-name="T284_10">trunk</text:span><text:span text:style-name="T284_11"><text:s/></text:span><text:span text:style-name="T284_12">and</text:span><text:span text:style-name="T284_13"><text:s/></text:span><text:span text:style-name="T284_14">in</text:span><text:span text:style-name="T284_15">-</text:span><text:span text:style-name="T284_16">a</text:span><text:span text:style-name="T284_17">-</text:span><text:span text:style-name="T284_18">tarball</text:span><text:span text:style-name="T284_19"><text:s/></text:span><text:span text:style-name="T284_20">are</text:span><text:span text:style-name="T284_21"><text:s/></text:span><text:span text:style-name="T284_22">things</text:span><text:span text:style-name="T284_23"><text:s/></text:span><text:span text:style-name="T284_24">I</text:span><text:span text:style-name="T284_25"><text:s/></text:span><text:span text:style-name="T284_26">want</text:span><text:span text:style-name="T284_27"><text:s/></text:span><text:span text:style-name="T284_28">to</text:span><text:span text:style-name="T284_29"><text:s/></text:span><text:span text:style-name="T284_30">automate</text:span><text:span text:style-name="T284_31"><text:s/></text:span><text:span text:style-name="T284_32">and</text:span><text:span text:style-name="T284_33"><text:s/></text:span><text:span text:style-name="T284_34">forget</text:span><text:span text:style-name="T284_35">.</text:span></text:p>
      <text:p text:style-name="P285"><text:span text:style-name="T285_1">[11:04:55]<text:s/>&lt;</text:span><text:span text:style-name="T285_2">lifeless</text:span><text:span text:style-name="T285_3">&gt;<text:s/></text:span><text:span text:style-name="T285_4">jml</text:span><text:span text:style-name="T285_5">:<text:s/></text:span><text:span text:style-name="T285_6">this</text:span><text:span text:style-name="T285_7"><text:s/></text:span><text:span text:style-name="T285_8">isn</text:span><text:span text:style-name="T285_9">'</text:span><text:span text:style-name="T285_10">t</text:span><text:span text:style-name="T285_11"><text:s/></text:span><text:span text:style-name="T285_12">a</text:span><text:span text:style-name="T285_13"><text:s/></text:span><text:span text:style-name="T285_14">list</text:span><text:span text:style-name="T285_15"><text:s/></text:span><text:span text:style-name="T285_16">of</text:span><text:span text:style-name="T285_17"><text:s/>'</text:span><text:span text:style-name="T285_18">what</text:span><text:span text:style-name="T285_19"><text:s/></text:span><text:span text:style-name="T285_20">LP</text:span><text:span text:style-name="T285_21"><text:s/></text:span><text:span text:style-name="T285_22">doesn</text:span><text:span text:style-name="T285_23">'</text:span><text:span text:style-name="T285_24">t</text:span><text:span text:style-name="T285_25"><text:s/></text:span><text:span text:style-name="T285_26">do</text:span><text:span text:style-name="T285_27">'</text:span></text:p>
      <text:p text:style-name="P286"><text:span text:style-name="T286_1">[11:05:06]<text:s/>&lt;</text:span><text:span text:style-name="T286_2">lifeless</text:span><text:span text:style-name="T286_3">&gt;<text:s/></text:span><text:span text:style-name="T286_4">jml</text:span><text:span text:style-name="T286_5">:<text:s/></text:span><text:span text:style-name="T286_6">its</text:span><text:span text:style-name="T286_7"><text:s/></text:span><text:span text:style-name="T286_8">a</text:span><text:span text:style-name="T286_9"><text:s/></text:span><text:span text:style-name="T286_10">list</text:span><text:span text:style-name="T286_11"><text:s/></text:span><text:span text:style-name="T286_12">of</text:span><text:span text:style-name="T286_13"><text:s/>'</text:span><text:span text:style-name="T286_14">if</text:span><text:span text:style-name="T286_15"><text:s/></text:span><text:span text:style-name="T286_16">I</text:span><text:span text:style-name="T286_17"><text:s/></text:span><text:span text:style-name="T286_18">were</text:span><text:span text:style-name="T286_19"><text:s/></text:span><text:span text:style-name="T286_20">to</text:span><text:span text:style-name="T286_21"><text:s/></text:span><text:span text:style-name="T286_22">change</text:span><text:span text:style-name="T286_23"><text:s/></text:span><text:span text:style-name="T286_24">my</text:span><text:span text:style-name="T286_25"><text:s/></text:span><text:span text:style-name="T286_26">fav</text:span><text:span text:style-name="T286_27"><text:s/></text:span><text:span text:style-name="T286_28">bugtracker</text:span><text:span text:style-name="T286_29">,<text:s/></text:span><text:span text:style-name="T286_30">what</text:span><text:span text:style-name="T286_31"><text:s/></text:span><text:span text:style-name="T286_32">would</text:span><text:span text:style-name="T286_33"><text:s/></text:span><text:span text:style-name="T286_34">it</text:span><text:span text:style-name="T286_35"><text:s/></text:span><text:span text:style-name="T286_36">look</text:span><text:span text:style-name="T286_37"><text:s/></text:span><text:span text:style-name="T286_38">like</text:span><text:span text:style-name="T286_39">'</text:span></text:p>
      <text:p text:style-name="P287"><text:span text:style-name="T287_1">[11:06:45]<text:s/>&lt;</text:span><text:span text:style-name="T287_2">jml</text:span><text:span text:style-name="T287_3">&gt;<text:s/></text:span><text:span text:style-name="T287_4">lifeless</text:span><text:span text:style-name="T287_5">:<text:s/></text:span><text:span text:style-name="T287_6">understood</text:span></text:p>
      <text:p text:style-name="P288"><text:span text:style-name="T288_1">[11:07:17]<text:s/>&lt;</text:span><text:span text:style-name="T288_2">jml</text:span><text:span text:style-name="T288_3">&gt;<text:s/></text:span><text:span text:style-name="T288_4">lifeless</text:span><text:span text:style-name="T288_5">:<text:s/></text:span><text:span text:style-name="T288_6">I</text:span><text:span text:style-name="T288_7">'</text:span><text:span text:style-name="T288_8">m</text:span><text:span text:style-name="T288_9"><text:s/></text:span><text:span text:style-name="T288_10">not</text:span><text:span text:style-name="T288_11"><text:s/></text:span><text:span text:style-name="T288_12">sure</text:span><text:span text:style-name="T288_13"><text:s/></text:span><text:span text:style-name="T288_14">about</text:span><text:span text:style-name="T288_15"><text:s/></text:span><text:span text:style-name="T288_16">components</text:span><text:span text:style-name="T288_17"><text:s/>/<text:s/></text:span><text:span text:style-name="T288_18">tags</text:span></text:p>
      <text:p text:style-name="P289"><text:span text:style-name="T289_1">[11:07:20]<text:s/>&lt;</text:span><text:span text:style-name="T289_2">lifeless</text:span><text:span text:style-name="T289_3">&gt;<text:s/></text:span><text:span text:style-name="T289_4">Oh</text:span><text:span text:style-name="T289_5">,<text:s/></text:span><text:span text:style-name="T289_6">and</text:span><text:span text:style-name="T289_7"><text:s/></text:span><text:span text:style-name="T289_8">I</text:span><text:span text:style-name="T289_9">'</text:span><text:span text:style-name="T289_10">d</text:span><text:span text:style-name="T289_11"><text:s/></text:span><text:span text:style-name="T289_12">like</text:span><text:span text:style-name="T289_13">,<text:s/></text:span><text:span text:style-name="T289_14">for</text:span><text:span text:style-name="T289_15"><text:s/></text:span><text:span text:style-name="T289_16">the</text:span><text:span text:style-name="T289_17"><text:s/></text:span><text:span text:style-name="T289_18">few</text:span><text:span text:style-name="T289_19"><text:s/></text:span><text:span text:style-name="T289_20">projects</text:span><text:span text:style-name="T289_21"><text:s/></text:span><text:span text:style-name="T289_22">that</text:span><text:span text:style-name="T289_23"><text:s/></text:span><text:span text:style-name="T289_24">do</text:span><text:span text:style-name="T289_25"><text:s/></text:span><text:span text:style-name="T289_26">become</text:span><text:span text:style-name="T289_27"><text:s/></text:span><text:span text:style-name="T289_28">popular</text:span><text:span text:style-name="T289_29">,<text:s/></text:span><text:span text:style-name="T289_30">for</text:span><text:span text:style-name="T289_31"><text:s/></text:span><text:span text:style-name="T289_32">the</text:span><text:span text:style-name="T289_33"><text:s/></text:span><text:span text:style-name="T289_34">bugtracker</text:span><text:span text:style-name="T289_35"><text:s/></text:span><text:span text:style-name="T289_36">to</text:span><text:span text:style-name="T289_37"><text:s/></text:span><text:span text:style-name="T289_38">not</text:span><text:span text:style-name="T289_39"><text:s/></text:span><text:span text:style-name="T289_40">assume</text:span><text:span text:style-name="T289_41"><text:s/></text:span><text:span text:style-name="T289_42">that</text:span><text:span text:style-name="T289_43"><text:s/>'</text:span><text:span text:style-name="T289_44">project</text:span><text:span text:style-name="T289_45"><text:s/></text:span><text:span text:style-name="T289_46">priorities</text:span><text:span text:style-name="T289_47">'<text:s/>==<text:s/>'</text:span><text:span text:style-name="T289_48">user</text:span><text:span text:style-name="T289_49"><text:s/></text:span><text:span text:style-name="T289_50">priorities</text:span><text:span text:style-name="T289_51">'<text:s/>==<text:s/>'</text:span><text:span text:style-name="T289_52">contributor</text:span><text:span text:style-name="T289_53"><text:s/></text:span><text:span text:style-name="T289_54">priorities</text:span><text:span text:style-name="T289_55">'</text:span></text:p>
      <text:p text:style-name="P290"><text:span text:style-name="T290_1">[11:07:48]<text:s/>&lt;</text:span><text:span text:style-name="T290_2">lifeless</text:span><text:span text:style-name="T290_3">&gt;<text:s/>*</text:span><text:span text:style-name="T290_4">that</text:span><text:span text:style-name="T290_5">*<text:s/></text:span><text:span text:style-name="T290_6">requires</text:span><text:span text:style-name="T290_7"><text:s/></text:span><text:span text:style-name="T290_8">some</text:span><text:span text:style-name="T290_9"><text:s/></text:span><text:span text:style-name="T290_10">careful</text:span><text:span text:style-name="T290_11"><text:s/></text:span><text:span text:style-name="T290_12">drawing</text:span><text:span text:style-name="T290_13"><text:s/></text:span><text:span text:style-name="T290_14">of</text:span><text:span text:style-name="T290_15"><text:s/></text:span><text:span text:style-name="T290_16">boundaries</text:span><text:span text:style-name="T290_17"><text:s/></text:span><text:span text:style-name="T290_18">by</text:span><text:span text:style-name="T290_19"><text:s/></text:span><text:span text:style-name="T290_20">the</text:span><text:span text:style-name="T290_21"><text:s/></text:span><text:span text:style-name="T290_22">designer</text:span><text:span text:style-name="T290_23">,<text:s/></text:span><text:span text:style-name="T290_24">as</text:span><text:span text:style-name="T290_25"><text:s/></text:span><text:span text:style-name="T290_26">the</text:span><text:span text:style-name="T290_27"><text:s/></text:span><text:span text:style-name="T290_28">naive</text:span><text:span text:style-name="T290_29"><text:s/></text:span><text:span text:style-name="T290_30">approach</text:span><text:span text:style-name="T290_31"><text:s/></text:span><text:span text:style-name="T290_32">is</text:span><text:span text:style-name="T290_33"><text:s/></text:span><text:span text:style-name="T290_34">fugly</text:span><text:span text:style-name="T290_35"><text:s/></text:span><text:span text:style-name="T290_36">to</text:span><text:span text:style-name="T290_37"><text:s/></text:span><text:span text:style-name="T290_38">use</text:span><text:span text:style-name="T290_39">.</text:span></text:p>
      <text:p text:style-name="P291"><text:span text:style-name="T291_1">[11:07:56]<text:s/>&lt;</text:span><text:span text:style-name="T291_2">jml</text:span><text:span text:style-name="T291_3">&gt;<text:s/></text:span><text:span text:style-name="T291_4">Yeah</text:span><text:span text:style-name="T291_5">.<text:s/></text:span><text:span text:style-name="T291_6">WONTFIX</text:span><text:span text:style-name="T291_7"><text:s/></text:span><text:span text:style-name="T291_8">is</text:span><text:span text:style-name="T291_9"><text:s/></text:span><text:span text:style-name="T291_10">not</text:span><text:span text:style-name="T291_11"><text:s/></text:span><text:span text:style-name="T291_12">a</text:span><text:span text:style-name="T291_13"><text:s/></text:span><text:span text:style-name="T291_14">valid</text:span><text:span text:style-name="T291_15"><text:s/></text:span><text:span text:style-name="T291_16">bug</text:span><text:span text:style-name="T291_17"><text:s/></text:span><text:span text:style-name="T291_18">status</text:span><text:span text:style-name="T291_19"><text:s/></text:span><text:span text:style-name="T291_20">for</text:span><text:span text:style-name="T291_21"><text:s/></text:span><text:span text:style-name="T291_22">open</text:span><text:span text:style-name="T291_23"><text:s/></text:span><text:span text:style-name="T291_24">source</text:span><text:span text:style-name="T291_25"><text:s/></text:span><text:span text:style-name="T291_26">projects</text:span><text:span text:style-name="T291_27">.</text:span></text:p>
      <text:p text:style-name="P292"><text:span text:style-name="T292_1">[11:08:04]<text:s/>&lt;</text:span><text:span text:style-name="T292_2">jml</text:span><text:span text:style-name="T292_3">&gt;<text:s/></text:span><text:span text:style-name="T292_4">At</text:span><text:span text:style-name="T292_5"><text:s/></text:span><text:span text:style-name="T292_6">least</text:span><text:span text:style-name="T292_7">,<text:s/></text:span><text:span text:style-name="T292_8">not</text:span><text:span text:style-name="T292_9"><text:s/></text:span><text:span text:style-name="T292_10">the</text:span><text:span text:style-name="T292_11"><text:s/></text:span><text:span text:style-name="T292_12">way</text:span><text:span text:style-name="T292_13"><text:s/></text:span><text:span text:style-name="T292_14">LP</text:span><text:span text:style-name="T292_15"><text:s/></text:span><text:span text:style-name="T292_16">defines</text:span><text:span text:style-name="T292_17"><text:s/></text:span><text:span text:style-name="T292_18">it</text:span><text:span text:style-name="T292_19">.</text:span></text:p>
      <text:p text:style-name="P293"><text:span text:style-name="T293_1">[11:08:50]<text:s/>&lt;</text:span><text:span text:style-name="T293_2">lifeless</text:span><text:span text:style-name="T293_3">&gt;<text:s/></text:span><text:span text:style-name="T293_4">bugzilla</text:span><text:span text:style-name="T293_5">,<text:s/></text:span><text:span text:style-name="T293_6">github</text:span><text:span text:style-name="T293_7">,<text:s/></text:span><text:span text:style-name="T293_8">lp</text:span><text:span text:style-name="T293_9">,<text:s/></text:span><text:span text:style-name="T293_10">debian</text:span><text:span text:style-name="T293_11"><text:s/>-<text:s/></text:span><text:span text:style-name="T293_12">all</text:span><text:span text:style-name="T293_13"><text:s/></text:span><text:span text:style-name="T293_14">make</text:span><text:span text:style-name="T293_15"><text:s/></text:span><text:span text:style-name="T293_16">this</text:span><text:span text:style-name="T293_17"><text:s/></text:span><text:span text:style-name="T293_18">mistake</text:span></text:p>
      <text:p text:style-name="P294"><text:span text:style-name="T294_1">[11:11:09]<text:s/>&lt;</text:span><text:span text:style-name="T294_2">lifeless</text:span><text:span text:style-name="T294_3">&gt;<text:s/></text:span><text:span text:style-name="T294_4">jml</text:span><text:span text:style-name="T294_5">:<text:s/></text:span><text:span text:style-name="T294_6">I</text:span><text:span text:style-name="T294_7"><text:s/></text:span><text:span text:style-name="T294_8">think</text:span><text:span text:style-name="T294_9"><text:s/></text:span><text:span text:style-name="T294_10">there</text:span><text:span text:style-name="T294_11"><text:s/></text:span><text:span text:style-name="T294_12">is</text:span><text:span text:style-name="T294_13"><text:s/></text:span><text:span text:style-name="T294_14">a</text:span><text:span text:style-name="T294_15"><text:s/></text:span><text:span text:style-name="T294_16">WONTFIX</text:span><text:span text:style-name="T294_17">,<text:s/></text:span><text:span text:style-name="T294_18">in</text:span><text:span text:style-name="T294_19"><text:s/></text:span><text:span text:style-name="T294_20">the</text:span><text:span text:style-name="T294_21"><text:s/></text:span><text:span text:style-name="T294_22">sense</text:span><text:span text:style-name="T294_23"><text:s/></text:span><text:span text:style-name="T294_24">that</text:span><text:span text:style-name="T294_25"><text:s/></text:span><text:span text:style-name="T294_26">I</text:span><text:span text:style-name="T294_27"><text:s/></text:span><text:span text:style-name="T294_28">can</text:span><text:span text:style-name="T294_29"><text:s/></text:span><text:span text:style-name="T294_30">say</text:span><text:span text:style-name="T294_31"><text:s/>"</text:span><text:span text:style-name="T294_32">I</text:span><text:span text:style-name="T294_33"><text:s/></text:span><text:span text:style-name="T294_34">will</text:span><text:span text:style-name="T294_35"><text:s/></text:span><text:span text:style-name="T294_36">not</text:span><text:span text:style-name="T294_37"><text:s/></text:span><text:span text:style-name="T294_38">merge</text:span><text:span text:style-name="T294_39"><text:s/></text:span><text:span text:style-name="T294_40">a</text:span><text:span text:style-name="T294_41"><text:s/></text:span><text:span text:style-name="T294_42">change</text:span><text:span text:style-name="T294_43"><text:s/></text:span><text:span text:style-name="T294_44">that</text:span><text:span text:style-name="T294_45"><text:s/></text:span><text:span text:style-name="T294_46">meets</text:span><text:span text:style-name="T294_47"><text:s/></text:span><text:span text:style-name="T294_48">this</text:span><text:span text:style-name="T294_49"><text:s/></text:span><text:span text:style-name="T294_50">use</text:span><text:span text:style-name="T294_51"><text:s/></text:span><text:span text:style-name="T294_52">case</text:span><text:span text:style-name="T294_53"><text:s/></text:span><text:span text:style-name="T294_54">ever</text:span><text:span text:style-name="T294_55">."</text:span></text:p>
      <text:p text:style-name="P295"><text:span text:style-name="T295_1">[11:11:43]<text:s/>&lt;</text:span><text:span text:style-name="T295_2">jml</text:span><text:span text:style-name="T295_3">&gt;<text:s/></text:span><text:span text:style-name="T295_4">lifeless</text:span><text:span text:style-name="T295_5">:<text:s/></text:span><text:span text:style-name="T295_6">yeah</text:span><text:span text:style-name="T295_7">,<text:s/></text:span><text:span text:style-name="T295_8">agreed</text:span><text:span text:style-name="T295_9">.</text:span></text:p>
      <text:p text:style-name="P296"><text:span text:style-name="T296_1">[11:11:47]<text:s/>&lt;</text:span><text:span text:style-name="T296_2">lifeless</text:span><text:span text:style-name="T296_3">&gt;<text:s/></text:span><text:span text:style-name="T296_4">federation</text:span><text:span text:style-name="T296_5"><text:s/></text:span><text:span text:style-name="T296_6">is</text:span><text:span text:style-name="T296_7"><text:s/></text:span><text:span text:style-name="T296_8">one</text:span><text:span text:style-name="T296_9"><text:s/></text:span><text:span text:style-name="T296_10">answer</text:span><text:span text:style-name="T296_11"><text:s/></text:span><text:span text:style-name="T296_12">to</text:span><text:span text:style-name="T296_13"><text:s/></text:span><text:span text:style-name="T296_14">that</text:span><text:span text:style-name="T296_15"><text:s/></text:span><text:span text:style-name="T296_16">tension</text:span></text:p>
      <text:p text:style-name="P297"><text:span text:style-name="T297_1">[11:11:56]<text:s/>&lt;</text:span><text:span text:style-name="T297_2">lifeless</text:span><text:span text:style-name="T297_3">&gt;<text:s/>'</text:span><text:span text:style-name="T297_4">oh</text:span><text:span text:style-name="T297_5"><text:s/></text:span><text:span text:style-name="T297_6">yeah</text:span><text:span text:style-name="T297_7">,<text:s/></text:span><text:span text:style-name="T297_8">well</text:span><text:span text:style-name="T297_9"><text:s/></text:span><text:span text:style-name="T297_10">I</text:span><text:span text:style-name="T297_11"><text:s/></text:span><text:span text:style-name="T297_12">am</text:span><text:span text:style-name="T297_13"><text:s/></text:span><text:span text:style-name="T297_14">publishing</text:span><text:span text:style-name="T297_15"><text:s/></text:span><text:span text:style-name="T297_16">a</text:span><text:span text:style-name="T297_17"><text:s/></text:span><text:span text:style-name="T297_18">tree</text:span><text:span text:style-name="T297_19"><text:s/></text:span><text:span text:style-name="T297_20">that</text:span><text:span text:style-name="T297_21"><text:s/></text:span><text:span text:style-name="T297_22">does</text:span><text:span text:style-name="T297_23"><text:s/></text:span><text:span text:style-name="T297_24">it</text:span><text:span text:style-name="T297_25">'</text:span></text:p>
      <text:p text:style-name="P298"><text:span text:style-name="T298_1">[11:12:09]<text:s/>&lt;</text:span><text:span text:style-name="T298_2">lifeless</text:span><text:span text:style-name="T298_3">&gt;<text:s/></text:span><text:span text:style-name="T298_4">its</text:span><text:span text:style-name="T298_5"><text:s/></text:span><text:span text:style-name="T298_6">not</text:span><text:span text:style-name="T298_7"><text:s/></text:span><text:span text:style-name="T298_8">a</text:span><text:span text:style-name="T298_9"><text:s/></text:span><text:span text:style-name="T298_10">very</text:span><text:span text:style-name="T298_11"><text:s/></text:span><text:span text:style-name="T298_12">satisfying</text:span><text:span text:style-name="T298_13"><text:s/></text:span><text:span text:style-name="T298_14">answer</text:span></text:p>
      <text:p text:style-name="P299"><text:span text:style-name="T299_1">[11:12:21]<text:s/>&lt;</text:span><text:span text:style-name="T299_2">jelmer</text:span><text:span text:style-name="T299_3">&gt;<text:s/></text:span><text:span text:style-name="T299_4">lifeless</text:span><text:span text:style-name="T299_5">:<text:s/></text:span><text:span text:style-name="T299_6">isn</text:span><text:span text:style-name="T299_7">'</text:span><text:span text:style-name="T299_8">t</text:span><text:span text:style-name="T299_9"><text:s/></text:span><text:span text:style-name="T299_10">that</text:span><text:span text:style-name="T299_11"><text:s/></text:span><text:span text:style-name="T299_12">something</text:span><text:span text:style-name="T299_13"><text:s/></text:span><text:span text:style-name="T299_14">that</text:span><text:span text:style-name="T299_15">'</text:span><text:span text:style-name="T299_16">s</text:span><text:span text:style-name="T299_17"><text:s/></text:span><text:span text:style-name="T299_18">specific</text:span><text:span text:style-name="T299_19"><text:s/></text:span><text:span text:style-name="T299_20">to</text:span><text:span text:style-name="T299_21"><text:s/></text:span><text:span text:style-name="T299_22">a</text:span><text:span text:style-name="T299_23"><text:s/></text:span><text:span text:style-name="T299_24">particular</text:span><text:span text:style-name="T299_25"><text:s/></text:span><text:span text:style-name="T299_26">line</text:span><text:span text:style-name="T299_27"><text:s/></text:span><text:span text:style-name="T299_28">of</text:span><text:span text:style-name="T299_29"><text:s/></text:span><text:span text:style-name="T299_30">code</text:span><text:span text:style-name="T299_31">?</text:span></text:p>
      <text:p text:style-name="P300"><text:span text:style-name="T300_1">[11:12:38]<text:s/>&lt;</text:span><text:span text:style-name="T300_2">jelmer</text:span><text:span text:style-name="T300_3">&gt;<text:s/></text:span><text:span text:style-name="T300_4">s</text:span><text:span text:style-name="T300_5">/</text:span><text:span text:style-name="T300_6">line</text:span><text:span text:style-name="T300_7"><text:s/></text:span><text:span text:style-name="T300_8">of</text:span><text:span text:style-name="T300_9"><text:s/></text:span><text:span text:style-name="T300_10">code</text:span><text:span text:style-name="T300_11">/</text:span><text:span text:style-name="T300_12">branch</text:span><text:span text:style-name="T300_13"><text:s/></text:span><text:span text:style-name="T300_14">of</text:span><text:span text:style-name="T300_15"><text:s/></text:span><text:span text:style-name="T300_16">the</text:span><text:span text:style-name="T300_17"><text:s/></text:span><text:span text:style-name="T300_18">code</text:span><text:span text:style-name="T300_19">/</text:span></text:p>
      <text:p text:style-name="P301"><text:span text:style-name="T301_1">[11:12:49]<text:s/>&lt;</text:span><text:span text:style-name="T301_2">jelmer</text:span><text:span text:style-name="T301_3">&gt;<text:s/></text:span><text:span text:style-name="T301_4">lifeless</text:span><text:span text:style-name="T301_5">:<text:s/></text:span><text:span text:style-name="T301_6">much</text:span><text:span text:style-name="T301_7"><text:s/></text:span><text:span text:style-name="T301_8">like</text:span><text:span text:style-name="T301_9"><text:s/></text:span><text:span text:style-name="T301_10">a</text:span><text:span text:style-name="T301_11"><text:s/></text:span><text:span text:style-name="T301_12">particular</text:span><text:span text:style-name="T301_13"><text:s/></text:span><text:span text:style-name="T301_14">branch</text:span><text:span text:style-name="T301_15"><text:s/></text:span><text:span text:style-name="T301_16">can</text:span><text:span text:style-name="T301_17"><text:s/></text:span><text:span text:style-name="T301_18">contain</text:span><text:span text:style-name="T301_19"><text:s/></text:span><text:span text:style-name="T301_20">a</text:span><text:span text:style-name="T301_21"><text:s/></text:span><text:span text:style-name="T301_22">fix</text:span><text:span text:style-name="T301_23"><text:s/></text:span><text:span text:style-name="T301_24">for</text:span><text:span text:style-name="T301_25"><text:s/></text:span><text:span text:style-name="T301_26">a</text:span><text:span text:style-name="T301_27"><text:s/></text:span><text:span text:style-name="T301_28">bug</text:span></text:p>
      <text:p text:style-name="P302"><text:span text:style-name="T302_1">[11:12:52]<text:s/>&lt;</text:span><text:span text:style-name="T302_2">lifeless</text:span><text:span text:style-name="T302_3">&gt;<text:s/></text:span><text:span text:style-name="T302_4">jelmer</text:span><text:span text:style-name="T302_5">:<text:s/></text:span><text:span text:style-name="T302_6">maybe</text:span></text:p>
      <text:p text:style-name="P303"><text:span text:style-name="T303_1">[11:13:02]<text:s/>&lt;</text:span><text:span text:style-name="T303_2">lifeless</text:span><text:span text:style-name="T303_3">&gt;<text:s/></text:span><text:span text:style-name="T303_4">jelmer</text:span><text:span text:style-name="T303_5">:<text:s/></text:span><text:span text:style-name="T303_6">but</text:span><text:span text:style-name="T303_7"><text:s/></text:span><text:span text:style-name="T303_8">consider</text:span><text:span text:style-name="T303_9"><text:s/></text:span><text:span text:style-name="T303_10">squid</text:span></text:p>
      <text:p text:style-name="P304"><text:span text:style-name="T304_1">[11:13:18]<text:s/>&lt;</text:span><text:span text:style-name="T304_2">lifeless</text:span><text:span text:style-name="T304_3">&gt;<text:s/></text:span><text:span text:style-name="T304_4">jelmer</text:span><text:span text:style-name="T304_5">:<text:s/></text:span><text:span text:style-name="T304_6">we</text:span><text:span text:style-name="T304_7"><text:s/></text:span><text:span text:style-name="T304_8">have</text:span><text:span text:style-name="T304_9"><text:s/></text:span><text:span text:style-name="T304_10">code</text:span><text:span text:style-name="T304_11"><text:s/></text:span><text:span text:style-name="T304_12">to</text:span><text:span text:style-name="T304_13"><text:s/></text:span><text:span text:style-name="T304_14">MITM</text:span><text:span text:style-name="T304_15"><text:s/></text:span><text:span text:style-name="T304_16">SSL</text:span><text:span text:style-name="T304_17"><text:s/></text:span><text:span text:style-name="T304_18">connections</text:span><text:span text:style-name="T304_19"><text:s/></text:span><text:span text:style-name="T304_20">in</text:span><text:span text:style-name="T304_21"><text:s/></text:span><text:span text:style-name="T304_22">it</text:span></text:p>
      <text:p text:style-name="P305"/>
      <text:p text:style-name="P306"><text:span text:style-name="T306_1">[11:13:51]<text:s/>&lt;</text:span><text:span text:style-name="T306_2">lifeless</text:span><text:span text:style-name="T306_3">&gt;<text:s/></text:span><text:span text:style-name="T306_4">jelmer</text:span><text:span text:style-name="T306_5">:<text:s/></text:span><text:span text:style-name="T306_6">if</text:span><text:span text:style-name="T306_7"><text:s/></text:span><text:span text:style-name="T306_8">as</text:span><text:span text:style-name="T306_9"><text:s/></text:span><text:span text:style-name="T306_10">a</text:span><text:span text:style-name="T306_11"><text:s/></text:span><text:span text:style-name="T306_12">project</text:span><text:span text:style-name="T306_13"><text:s/></text:span><text:span text:style-name="T306_14">we</text:span><text:span text:style-name="T306_15"><text:s/></text:span><text:span text:style-name="T306_16">had</text:span><text:span text:style-name="T306_17"><text:s/></text:span><text:span text:style-name="T306_18">said</text:span><text:span text:style-name="T306_19"><text:s/>'</text:span><text:span text:style-name="T306_20">we</text:span><text:span text:style-name="T306_21"><text:s/></text:span><text:span text:style-name="T306_22">consider</text:span><text:span text:style-name="T306_23"><text:s/></text:span><text:span text:style-name="T306_24">this</text:span><text:span text:style-name="T306_25"><text:s/></text:span><text:span text:style-name="T306_26">immoral</text:span><text:span text:style-name="T306_27"><text:s/></text:span><text:span text:style-name="T306_28">and</text:span><text:span text:style-name="T306_29"><text:s/></text:span><text:span text:style-name="T306_30">won</text:span><text:span text:style-name="T306_31">'</text:span><text:span text:style-name="T306_32">t</text:span><text:span text:style-name="T306_33"><text:s/></text:span><text:span text:style-name="T306_34">support</text:span><text:span text:style-name="T306_35"><text:s/></text:span><text:span text:style-name="T306_36">it</text:span><text:span text:style-name="T306_37">'</text:span></text:p>
      <text:p text:style-name="P307"><text:span text:style-name="T307_1">[11:14:05]<text:s/>&lt;</text:span><text:span text:style-name="T307_2">lifeless</text:span><text:span text:style-name="T307_3">&gt;<text:s/></text:span><text:span text:style-name="T307_4">jelmer</text:span><text:span text:style-name="T307_5">:<text:s/></text:span><text:span text:style-name="T307_6">then</text:span><text:span text:style-name="T307_7"><text:s/></text:span><text:span text:style-name="T307_8">it</text:span><text:span text:style-name="T307_9"><text:s/></text:span><text:span text:style-name="T307_10">might</text:span><text:span text:style-name="T307_11"><text:s/></text:span><text:span text:style-name="T307_12">be</text:span><text:span text:style-name="T307_13"><text:s/></text:span><text:span text:style-name="T307_14">per</text:span><text:span text:style-name="T307_15"><text:s/></text:span><text:span text:style-name="T307_16">branch</text:span><text:span text:style-name="T307_17">,<text:s/></text:span><text:span text:style-name="T307_18">for</text:span><text:span text:style-name="T307_19">-</text:span><text:span text:style-name="T307_20">all</text:span><text:span text:style-name="T307_21"><text:s/></text:span><text:span text:style-name="T307_22">project</text:span><text:span text:style-name="T307_23"><text:s/></text:span><text:span text:style-name="T307_24">official</text:span><text:span text:style-name="T307_25"><text:s/></text:span><text:span text:style-name="T307_26">branches</text:span></text:p>
      <text:p text:style-name="P308"><text:span text:style-name="T308_1">[11:14:25]<text:s/>&lt;</text:span><text:span text:style-name="T308_2">lifeless</text:span><text:span text:style-name="T308_3">&gt;<text:s/></text:span><text:span text:style-name="T308_4">jelmer</text:span><text:span text:style-name="T308_5">:<text:s/></text:span><text:span text:style-name="T308_6">and</text:span><text:span text:style-name="T308_7"><text:s/></text:span><text:span text:style-name="T308_8">perhaps</text:span><text:span text:style-name="T308_9"><text:s/></text:span><text:span text:style-name="T308_10">even</text:span><text:span text:style-name="T308_11"><text:s/>'</text:span><text:span text:style-name="T308_12">for</text:span><text:span text:style-name="T308_13"><text:s/></text:span><text:span text:style-name="T308_14">all</text:span><text:span text:style-name="T308_15"><text:s/></text:span><text:span text:style-name="T308_16">branches</text:span><text:span text:style-name="T308_17"><text:s/></text:span><text:span text:style-name="T308_18">hosted</text:span><text:span text:style-name="T308_19"><text:s/></text:span><text:span text:style-name="T308_20">on</text:span><text:span text:style-name="T308_21"><text:s/></text:span><text:span text:style-name="T308_22">project</text:span><text:span text:style-name="T308_23"><text:s/></text:span><text:span text:style-name="T308_24">servers</text:span><text:span text:style-name="T308_25">'</text:span></text:p>
      <text:p text:style-name="P309"><text:span text:style-name="T309_1">[11:15:12]<text:s/>&lt;</text:span><text:span text:style-name="T309_2">jelmer</text:span><text:span text:style-name="T309_3">&gt;<text:s/></text:span><text:span text:style-name="T309_4">lifeless</text:span><text:span text:style-name="T309_5">:<text:s/></text:span><text:span text:style-name="T309_6">that</text:span><text:span text:style-name="T309_7"><text:s/></text:span><text:span text:style-name="T309_8">would</text:span><text:span text:style-name="T309_9"><text:s/></text:span><text:span text:style-name="T309_10">make</text:span><text:span text:style-name="T309_11"><text:s/></text:span><text:span text:style-name="T309_12">sense</text:span><text:span text:style-name="T309_13">.<text:s/></text:span><text:span text:style-name="T309_14">Though</text:span><text:span text:style-name="T309_15"><text:s/></text:span><text:span text:style-name="T309_16">it</text:span><text:span text:style-name="T309_17"><text:s/></text:span><text:span text:style-name="T309_18">requires</text:span><text:span text:style-name="T309_19"><text:s/></text:span><text:span text:style-name="T309_20">speaking</text:span><text:span text:style-name="T309_21"><text:s/></text:span><text:span text:style-name="T309_22">about</text:span><text:span text:style-name="T309_23"><text:s/></text:span><text:span text:style-name="T309_24">larger</text:span><text:span text:style-name="T309_25"><text:s/></text:span><text:span text:style-name="T309_26">entities</text:span><text:span text:style-name="T309_27"><text:s/></text:span><text:span text:style-name="T309_28">than</text:span><text:span text:style-name="T309_29"><text:s/></text:span><text:span text:style-name="T309_30">just</text:span><text:span text:style-name="T309_31"><text:s/></text:span><text:span text:style-name="T309_32">simple</text:span><text:span text:style-name="T309_33"><text:s/></text:span><text:span text:style-name="T309_34">branches</text:span><text:span text:style-name="T309_35">,<text:s/></text:span><text:span text:style-name="T309_36">which</text:span><text:span text:style-name="T309_37"><text:s/></text:span><text:span text:style-name="T309_38">complicates</text:span><text:span text:style-name="T309_39"><text:s/></text:span><text:span text:style-name="T309_40">things</text:span><text:span text:style-name="T309_41">.</text:span></text:p>
      <text:p text:style-name="P310"><text:span text:style-name="T310_1">[11:16:03]<text:s/>&lt;</text:span><text:span text:style-name="T310_2">lifeless</text:span><text:span text:style-name="T310_3">&gt;<text:s/></text:span><text:span text:style-name="T310_4">jelmer</text:span><text:span text:style-name="T310_5">:<text:s/></text:span><text:span text:style-name="T310_6">right</text:span></text:p>
      <text:p text:style-name="P311"><text:span text:style-name="T311_1">[11:16:24]<text:s/>&lt;</text:span><text:span text:style-name="T311_2">lifeless</text:span><text:span text:style-name="T311_3">&gt;<text:s/></text:span><text:span text:style-name="T311_4">jelmer</text:span><text:span text:style-name="T311_5">:<text:s/></text:span><text:span text:style-name="T311_6">so</text:span><text:span text:style-name="T311_7"><text:s/></text:span><text:span text:style-name="T311_8">I</text:span><text:span text:style-name="T311_9"><text:s/></text:span><text:span text:style-name="T311_10">think</text:span><text:span text:style-name="T311_11"><text:s/></text:span><text:span text:style-name="T311_12">that</text:span><text:span text:style-name="T311_13"><text:s/></text:span><text:span text:style-name="T311_14">one</text:span><text:span text:style-name="T311_15"><text:s/></text:span><text:span text:style-name="T311_16">of</text:span><text:span text:style-name="T311_17"><text:s/></text:span><text:span text:style-name="T311_18">the</text:span><text:span text:style-name="T311_19"><text:s/></text:span><text:span text:style-name="T311_20">complections</text:span><text:span text:style-name="T311_21"><text:s/></text:span><text:span text:style-name="T311_22">LP</text:span><text:span text:style-name="T311_23"><text:s/></text:span><text:span text:style-name="T311_24">did</text:span><text:span text:style-name="T311_25"><text:s/></text:span><text:span text:style-name="T311_26">was</text:span><text:span text:style-name="T311_27"><text:s/></text:span><text:span text:style-name="T311_28">to</text:span><text:span text:style-name="T311_29"><text:s/></text:span><text:span text:style-name="T311_30">say</text:span><text:span text:style-name="T311_31"><text:s/>'</text:span><text:span text:style-name="T311_32">bugs</text:span><text:span text:style-name="T311_33"><text:s/></text:span><text:span text:style-name="T311_34">talk</text:span><text:span text:style-name="T311_35"><text:s/></text:span><text:span text:style-name="T311_36">about</text:span><text:span text:style-name="T311_37"><text:s/></text:span><text:span text:style-name="T311_38">code</text:span><text:span text:style-name="T311_39">'</text:span></text:p>
      <text:p text:style-name="P312"><text:span text:style-name="T312_1">[11:16:28]<text:s/>&lt;</text:span><text:span text:style-name="T312_2">lifeless</text:span><text:span text:style-name="T312_3">&gt;<text:s/></text:span><text:span text:style-name="T312_4">or</text:span><text:span text:style-name="T312_5"><text:s/></text:span><text:span text:style-name="T312_6">branches</text:span></text:p>
      <text:p text:style-name="P313"><text:span text:style-name="T313_1">[11:16:37]<text:s/>&lt;</text:span><text:span text:style-name="T313_2">lifeless</text:span><text:span text:style-name="T313_3">&gt;<text:s/></text:span><text:span text:style-name="T313_4">I</text:span><text:span text:style-name="T313_5"><text:s/></text:span><text:span text:style-name="T313_6">think</text:span><text:span text:style-name="T313_7"><text:s/></text:span><text:span text:style-name="T313_8">on</text:span><text:span text:style-name="T313_9"><text:s/></text:span><text:span text:style-name="T313_10">reflection</text:span><text:span text:style-name="T313_11"><text:s/></text:span><text:span text:style-name="T313_12">that</text:span><text:span text:style-name="T313_13"><text:s/></text:span><text:span text:style-name="T313_14">that</text:span><text:span text:style-name="T313_15"><text:s/></text:span><text:span text:style-name="T313_16">is</text:span><text:span text:style-name="T313_17"><text:s/></text:span><text:span text:style-name="T313_18">false</text:span><text:span text:style-name="T313_19">.</text:span></text:p>
      <text:p text:style-name="P314"><text:span text:style-name="T314_1">[11:16:59]<text:s/>&lt;</text:span><text:span text:style-name="T314_2">lifeless</text:span><text:span text:style-name="T314_3">&gt;<text:s/></text:span><text:span text:style-name="T314_4">bugs</text:span><text:span text:style-name="T314_5"><text:s/>/</text:span><text:span text:style-name="T314_6">may</text:span><text:span text:style-name="T314_7">/<text:s/></text:span><text:span text:style-name="T314_8">talk</text:span><text:span text:style-name="T314_9"><text:s/></text:span><text:span text:style-name="T314_10">about</text:span><text:span text:style-name="T314_11"><text:s/></text:span><text:span text:style-name="T314_12">a</text:span><text:span text:style-name="T314_13"><text:s/></text:span><text:span text:style-name="T314_14">branch</text:span><text:span text:style-name="T314_15">,<text:s/></text:span><text:span text:style-name="T314_16">or</text:span><text:span text:style-name="T314_17"><text:s/></text:span><text:span text:style-name="T314_18">a</text:span><text:span text:style-name="T314_19"><text:s/></text:span><text:span text:style-name="T314_20">project</text:span><text:span text:style-name="T314_21">,<text:s/></text:span><text:span text:style-name="T314_22">or</text:span><text:span text:style-name="T314_23"><text:s/></text:span><text:span text:style-name="T314_24">an</text:span><text:span text:style-name="T314_25"><text:s/></text:span><text:span text:style-name="T314_26">effort</text:span></text:p>
      <text:p text:style-name="P315"><text:span text:style-name="T315_1">[11:17:06]<text:s/>&lt;</text:span><text:span text:style-name="T315_2">lifeless</text:span><text:span text:style-name="T315_3">&gt;<text:s/></text:span><text:span text:style-name="T315_4">its</text:span><text:span text:style-name="T315_5"><text:s/></text:span><text:span text:style-name="T315_6">fluffy</text:span></text:p>
      <text:p text:style-name="P316"><text:span text:style-name="T316_1">[11:17:52]<text:s/>&lt;</text:span><text:span text:style-name="T316_2">lifeless</text:span><text:span text:style-name="T316_3">&gt;<text:s/></text:span><text:span text:style-name="T316_4">Is</text:span><text:span text:style-name="T316_5"><text:s/></text:span><text:span text:style-name="T316_6">binding</text:span><text:span text:style-name="T316_7"><text:s/></text:span><text:span text:style-name="T316_8">them</text:span><text:span text:style-name="T316_9"><text:s/></text:span><text:span text:style-name="T316_10">together</text:span><text:span text:style-name="T316_11"><text:s/></text:span><text:span text:style-name="T316_12">necessary</text:span><text:span text:style-name="T316_13"><text:s/></text:span><text:span text:style-name="T316_14">to</text:span><text:span text:style-name="T316_15"><text:s/></text:span><text:span text:style-name="T316_16">talk</text:span><text:span text:style-name="T316_17"><text:s/></text:span><text:span text:style-name="T316_18">about</text:span><text:span text:style-name="T316_19"><text:s/></text:span><text:span text:style-name="T316_20">WONTFIX</text:span><text:span text:style-name="T316_21">.<text:s/></text:span><text:span text:style-name="T316_22">I</text:span><text:span text:style-name="T316_23"><text:s/></text:span><text:span text:style-name="T316_24">don</text:span><text:span text:style-name="T316_25">'</text:span><text:span text:style-name="T316_26">t</text:span><text:span text:style-name="T316_27"><text:s/></text:span><text:span text:style-name="T316_28">think</text:span><text:span text:style-name="T316_29"><text:s/></text:span><text:span text:style-name="T316_30">so</text:span><text:span text:style-name="T316_31">.</text:span></text:p>
      <text:p text:style-name="P317"><text:span text:style-name="T317_1">[11:17:54]<text:s/>*<text:s/></text:span><text:span text:style-name="T317_2">jelmer</text:span><text:span text:style-name="T317_3"><text:s/></text:span><text:span text:style-name="T317_4">thinks</text:span><text:span text:style-name="T317_5"><text:s/>'</text:span><text:span text:style-name="T317_6">bug</text:span><text:span text:style-name="T317_7">'<text:s/></text:span><text:span text:style-name="T317_8">is</text:span><text:span text:style-name="T317_9"><text:s/></text:span><text:span text:style-name="T317_10">a</text:span><text:span text:style-name="T317_11"><text:s/></text:span><text:span text:style-name="T317_12">confusing</text:span><text:span text:style-name="T317_13"><text:s/></text:span><text:span text:style-name="T317_14">word</text:span><text:span text:style-name="T317_15"><text:s/></text:span><text:span text:style-name="T317_16">in</text:span><text:span text:style-name="T317_17"><text:s/></text:span><text:span text:style-name="T317_18">this</text:span><text:span text:style-name="T317_19"><text:s/></text:span><text:span text:style-name="T317_20">context</text:span></text:p>
      <text:p text:style-name="P318"><text:span text:style-name="T318_1">[11:18:30]<text:s/>&lt;</text:span><text:span text:style-name="T318_2">lifeless</text:span><text:span text:style-name="T318_3">&gt;<text:s/></text:span><text:span text:style-name="T318_4">hah</text:span><text:span text:style-name="T318_5">.<text:s/>'</text:span><text:span text:style-name="T318_6">bug</text:span><text:span text:style-name="T318_7"><text:s/></text:span><text:span text:style-name="T318_8">reports</text:span><text:span text:style-name="T318_9"><text:s/></text:span><text:span text:style-name="T318_10">may</text:span><text:span text:style-name="T318_11"><text:s/></text:span><text:span text:style-name="T318_12">talk</text:span><text:span text:style-name="T318_13"><text:s/></text:span><text:span text:style-name="T318_14">about</text:span><text:span text:style-name="T318_15"><text:s/></text:span><text:span text:style-name="T318_16">a</text:span><text:span text:style-name="T318_17"><text:s/></text:span><text:span text:style-name="T318_18">branch</text:span><text:span text:style-name="T318_19"><text:s/></text:span><text:span text:style-name="T318_20">or</text:span><text:span text:style-name="T318_21"><text:s/></text:span><text:span text:style-name="T318_22">project</text:span><text:span text:style-name="T318_23"><text:s/></text:span><text:span text:style-name="T318_24">or</text:span><text:span text:style-name="T318_25"><text:s/></text:span><text:span text:style-name="T318_26">effort</text:span><text:span text:style-name="T318_27">'</text:span></text:p>
      <text:p text:style-name="P319"><text:span text:style-name="T319_1">[11:18:58]<text:s/>&lt;</text:span><text:span text:style-name="T319_2">lifeless</text:span><text:span text:style-name="T319_3">&gt;<text:s/></text:span><text:span text:style-name="T319_4">interesting</text:span><text:span text:style-name="T319_5"><text:s/></text:span><text:span text:style-name="T319_6">actors</text:span><text:span text:style-name="T319_7"><text:s/></text:span><text:span text:style-name="T319_8">in</text:span><text:span text:style-name="T319_9"><text:s/></text:span><text:span text:style-name="T319_10">a</text:span><text:span text:style-name="T319_11"><text:s/></text:span><text:span text:style-name="T319_12">bug</text:span><text:span text:style-name="T319_13"><text:s/></text:span><text:span text:style-name="T319_14">report</text:span></text:p>
      <text:p text:style-name="P320"><text:span text:style-name="T320_1">[11:19:00]<text:s/>&lt;</text:span><text:span text:style-name="T320_2">lifeless</text:span><text:span text:style-name="T320_3">&gt;<text:s/></text:span><text:span text:style-name="T320_4">a</text:span><text:span text:style-name="T320_5"><text:s/></text:span><text:span text:style-name="T320_6">user</text:span></text:p>
      <text:p text:style-name="P321"><text:span text:style-name="T321_1">[11:19:02]<text:s/>&lt;</text:span><text:span text:style-name="T321_2">lifeless</text:span><text:span text:style-name="T321_3">&gt;<text:s/></text:span><text:span text:style-name="T321_4">some</text:span><text:span text:style-name="T321_5"><text:s/></text:span><text:span text:style-name="T321_6">users</text:span></text:p>
      <text:p text:style-name="P322"><text:span text:style-name="T322_1">[11:19:09]<text:s/>&lt;</text:span><text:span text:style-name="T322_2">lifeless</text:span><text:span text:style-name="T322_3">&gt;<text:s/></text:span><text:span text:style-name="T322_4">a</text:span><text:span text:style-name="T322_5"><text:s/></text:span><text:span text:style-name="T322_6">volunteer</text:span></text:p>
      <text:p text:style-name="P323"><text:span text:style-name="T323_1">[11:19:13]<text:s/>&lt;</text:span><text:span text:style-name="T323_2">jelmer</text:span><text:span text:style-name="T323_3">&gt;<text:s/></text:span><text:span text:style-name="T323_4">issue</text:span><text:span text:style-name="T323_5"><text:s/></text:span><text:span text:style-name="T323_6">tracker</text:span><text:span text:style-name="T323_7">?</text:span></text:p>
      <text:p text:style-name="P324"><text:span text:style-name="T324_1">[11:19:13]<text:s/>&lt;</text:span><text:span text:style-name="T324_2">lifeless</text:span><text:span text:style-name="T324_3">&gt;<text:s/></text:span><text:span text:style-name="T324_4">some</text:span><text:span text:style-name="T324_5"><text:s/></text:span><text:span text:style-name="T324_6">volunteers</text:span></text:p>
      <text:p text:style-name="P325"><text:span text:style-name="T325_1">[11:19:16]<text:s/>&lt;</text:span><text:span text:style-name="T325_2">lifeless</text:span><text:span text:style-name="T325_3">&gt;<text:s/></text:span><text:span text:style-name="T325_4">the</text:span><text:span text:style-name="T325_5"><text:s/></text:span><text:span text:style-name="T325_6">project</text:span></text:p>
      <text:p text:style-name="P326"><text:span text:style-name="T326_1">[11:19:52]<text:s/>&lt;</text:span><text:span text:style-name="T326_2">jml</text:span><text:span text:style-name="T326_3">&gt;<text:s/></text:span><text:span text:style-name="T326_4">the</text:span><text:span text:style-name="T326_5"><text:s/></text:span><text:span text:style-name="T326_6">loon</text:span></text:p>
      <text:p text:style-name="P327"><text:span text:style-name="T327_1">[11:19:58]<text:s/>&lt;</text:span><text:span text:style-name="T327_2">jml</text:span><text:span text:style-name="T327_3">&gt;<text:s/></text:span><text:span text:style-name="T327_4">the</text:span><text:span text:style-name="T327_5"><text:s/></text:span><text:span text:style-name="T327_6">ideological</text:span><text:span text:style-name="T327_7"><text:s/></text:span><text:span text:style-name="T327_8">purist</text:span></text:p>
      <text:p text:style-name="P328"><text:span text:style-name="T328_1">[11:20:00]<text:s/>&lt;</text:span><text:span text:style-name="T328_2">lifeless</text:span><text:span text:style-name="T328_3">&gt;<text:s/></text:span><text:span text:style-name="T328_4">the</text:span><text:span text:style-name="T328_5"><text:s/></text:span><text:span text:style-name="T328_6">way</text:span><text:span text:style-name="T328_7"><text:s/></text:span><text:span text:style-name="T328_8">folk</text:span><text:span text:style-name="T328_9"><text:s/></text:span><text:span text:style-name="T328_10">get</text:span><text:span text:style-name="T328_11"><text:s/></text:span><text:span text:style-name="T328_12">their</text:span><text:span text:style-name="T328_13"><text:s/></text:span><text:span text:style-name="T328_14">knickers</text:span><text:span text:style-name="T328_15"><text:s/></text:span><text:span text:style-name="T328_16">in</text:span><text:span text:style-name="T328_17"><text:s/></text:span><text:span text:style-name="T328_18">a</text:span><text:span text:style-name="T328_19"><text:s/></text:span><text:span text:style-name="T328_20">twist</text:span><text:span text:style-name="T328_21"><text:s/></text:span><text:span text:style-name="T328_22">over</text:span><text:span text:style-name="T328_23"><text:s/></text:span><text:span text:style-name="T328_24">bug</text:span><text:span text:style-name="T328_25"><text:s/></text:span><text:span text:style-name="T328_26">report</text:span><text:span text:style-name="T328_27"><text:s/></text:span><text:span text:style-name="T328_28">vs</text:span><text:span text:style-name="T328_29"><text:s/></text:span><text:span text:style-name="T328_30">issue</text:span><text:span text:style-name="T328_31"><text:s/></text:span><text:span text:style-name="T328_32">vs</text:span><text:span text:style-name="T328_33"><text:s/>...<text:s/></text:span><text:span text:style-name="T328_34">is</text:span><text:span text:style-name="T328_35"><text:s/></text:span><text:span text:style-name="T328_36">a</text:span><text:span text:style-name="T328_37"><text:s/></text:span><text:span text:style-name="T328_38">nuisance</text:span></text:p>
      <text:p text:style-name="P329"><text:span text:style-name="T329_1">[11:20:10]<text:s/>&lt;</text:span><text:span text:style-name="T329_2">jml</text:span><text:span text:style-name="T329_3">&gt;<text:s/></text:span><text:span text:style-name="T329_4">the</text:span><text:span text:style-name="T329_5"><text:s/></text:span><text:span text:style-name="T329_6">f</text:span><text:span text:style-name="T329_7">(</text:span><text:span text:style-name="T329_8">o</text:span><text:span text:style-name="T329_9">)</text:span><text:span text:style-name="T329_10">under</text:span></text:p>
      <text:p text:style-name="P330"><text:span text:style-name="T330_1">[11:21:20]<text:s/>&lt;</text:span><text:span text:style-name="T330_2">jelmer</text:span><text:span text:style-name="T330_3">&gt;<text:s/></text:span><text:span text:style-name="T330_4">lifeless</text:span><text:span text:style-name="T330_5">:<text:s/></text:span><text:span text:style-name="T330_6">not</text:span><text:span text:style-name="T330_7"><text:s/></text:span><text:span text:style-name="T330_8">sure</text:span><text:span text:style-name="T330_9"><text:s/></text:span><text:span text:style-name="T330_10">I</text:span><text:span text:style-name="T330_11"><text:s/></text:span><text:span text:style-name="T330_12">agree</text:span><text:span text:style-name="T330_13">;<text:s/>"</text:span><text:span text:style-name="T330_14">bug</text:span><text:span text:style-name="T330_15">"<text:s/></text:span><text:span text:style-name="T330_16">implies</text:span><text:span text:style-name="T330_17"><text:s/></text:span><text:span text:style-name="T330_18">it</text:span><text:span text:style-name="T330_19">'</text:span><text:span text:style-name="T330_20">s</text:span><text:span text:style-name="T330_21"><text:s/></text:span><text:span text:style-name="T330_22">a</text:span><text:span text:style-name="T330_23"><text:s/></text:span><text:span text:style-name="T330_24">problem</text:span><text:span text:style-name="T330_25"><text:s/></text:span><text:span text:style-name="T330_26">in</text:span><text:span text:style-name="T330_27"><text:s/></text:span><text:span text:style-name="T330_28">the</text:span><text:span text:style-name="T330_29"><text:s/></text:span><text:span text:style-name="T330_30">code</text:span><text:span text:style-name="T330_31"><text:s/></text:span><text:span text:style-name="T330_32">to</text:span><text:span text:style-name="T330_33"><text:s/></text:span><text:span text:style-name="T330_34">me</text:span><text:span text:style-name="T330_35">.<text:s/></text:span><text:span text:style-name="T330_36">Maybe</text:span><text:span text:style-name="T330_37"><text:s/></text:span><text:span text:style-name="T330_38">I</text:span><text:span text:style-name="T330_39">'</text:span><text:span text:style-name="T330_40">m</text:span><text:span text:style-name="T330_41"><text:s/></text:span><text:span text:style-name="T330_42">being</text:span><text:span text:style-name="T330_43"><text:s/></text:span><text:span text:style-name="T330_44">pedantic</text:span><text:span text:style-name="T330_45">.</text:span></text:p>
      <text:p text:style-name="P331"><text:span text:style-name="T331_1">[11:22:31]<text:s/>&lt;</text:span><text:span text:style-name="T331_2">lifeless</text:span><text:span text:style-name="T331_3">&gt;<text:s/></text:span><text:span text:style-name="T331_4">jml</text:span><text:span text:style-name="T331_5">:<text:s/></text:span><text:span text:style-name="T331_6">hah</text:span><text:span text:style-name="T331_7">,<text:s/></text:span><text:span text:style-name="T331_8">yes</text:span><text:span text:style-name="T331_9">.<text:s/></text:span><text:span text:style-name="T331_10">Though</text:span><text:span text:style-name="T331_11"><text:s/></text:span><text:span text:style-name="T331_12">I</text:span><text:span text:style-name="T331_13">'</text:span><text:span text:style-name="T331_14">d</text:span><text:span text:style-name="T331_15"><text:s/></text:span><text:span text:style-name="T331_16">argue</text:span><text:span text:style-name="T331_17"><text:s/></text:span><text:span text:style-name="T331_18">the</text:span><text:span text:style-name="T331_19"><text:s/></text:span><text:span text:style-name="T331_20">f</text:span><text:span text:style-name="T331_21">(</text:span><text:span text:style-name="T331_22">o</text:span><text:span text:style-name="T331_23">)</text:span><text:span text:style-name="T331_24">under</text:span><text:span text:style-name="T331_25"><text:s/></text:span><text:span text:style-name="T331_26">has</text:span><text:span text:style-name="T331_27"><text:s/></text:span><text:span text:style-name="T331_28">sudo</text:span><text:span text:style-name="T331_29"><text:s/></text:span><text:span text:style-name="T331_30">project</text:span><text:span text:style-name="T331_31"><text:s/></text:span><text:span text:style-name="T331_32">privs</text:span><text:span text:style-name="T331_33">.</text:span></text:p>
      <text:p text:style-name="P332"><text:span text:style-name="T332_1">[11:22:39]<text:s/>&lt;</text:span><text:span text:style-name="T332_2">jelmer</text:span><text:span text:style-name="T332_3">&gt;<text:s/></text:span><text:span text:style-name="T332_4">lifeless</text:span><text:span text:style-name="T332_5">:<text:s/></text:span><text:span text:style-name="T332_6">considering</text:span><text:span text:style-name="T332_7"><text:s/></text:span><text:span text:style-name="T332_8">the</text:span><text:span text:style-name="T332_9"><text:s/></text:span><text:span text:style-name="T332_10">interested</text:span><text:span text:style-name="T332_11"><text:s/></text:span><text:span text:style-name="T332_12">parties</text:span><text:span text:style-name="T332_13"><text:s/></text:span><text:span text:style-name="T332_14">all</text:span><text:span text:style-name="T332_15"><text:s/></text:span><text:span text:style-name="T332_16">have</text:span><text:span text:style-name="T332_17"><text:s/></text:span><text:span text:style-name="T332_18">their</text:span><text:span text:style-name="T332_19"><text:s/></text:span><text:span text:style-name="T332_20">own</text:span><text:span text:style-name="T332_21"><text:s/></text:span><text:span text:style-name="T332_22">priorities</text:span><text:span text:style-name="T332_23">,<text:s/></text:span><text:span text:style-name="T332_24">would</text:span><text:span text:style-name="T332_25"><text:s/></text:span><text:span text:style-name="T332_26">you</text:span><text:span text:style-name="T332_27"><text:s/></text:span><text:span text:style-name="T332_28">still</text:span><text:span text:style-name="T332_29"><text:s/></text:span><text:span text:style-name="T332_30">explicitly</text:span><text:span text:style-name="T332_31"><text:s/></text:span><text:span text:style-name="T332_32">want</text:span><text:span text:style-name="T332_33"><text:s/></text:span><text:span text:style-name="T332_34">to</text:span><text:span text:style-name="T332_35"><text:s/></text:span><text:span text:style-name="T332_36">track</text:span><text:span text:style-name="T332_37"><text:s/></text:span><text:span text:style-name="T332_38">those</text:span><text:span text:style-name="T332_39"><text:s/></text:span><text:span text:style-name="T332_40">priorities</text:span><text:span text:style-name="T332_41">?</text:span></text:p>
      <text:p text:style-name="P333"><text:span text:style-name="T333_1">[11:22:54]<text:s/>&lt;</text:span><text:span text:style-name="T333_2">lifeless</text:span><text:span text:style-name="T333_3">&gt;<text:s/></text:span><text:span text:style-name="T333_4">jelmer</text:span><text:span text:style-name="T333_5">:<text:s/></text:span><text:span text:style-name="T333_6">this</text:span><text:span text:style-name="T333_7"><text:s/></text:span><text:span text:style-name="T333_8">is</text:span><text:span text:style-name="T333_9"><text:s/></text:span><text:span text:style-name="T333_10">why</text:span><text:span text:style-name="T333_11"><text:s/></text:span><text:span text:style-name="T333_12">I</text:span><text:span text:style-name="T333_13"><text:s/></text:span><text:span text:style-name="T333_14">say</text:span><text:span text:style-name="T333_15"><text:s/></text:span><text:span text:style-name="T333_16">some</text:span><text:span text:style-name="T333_17"><text:s/></text:span><text:span text:style-name="T333_18">design</text:span><text:span text:style-name="T333_19"><text:s/></text:span><text:span text:style-name="T333_20">work</text:span><text:span text:style-name="T333_21"><text:s/></text:span><text:span text:style-name="T333_22">is</text:span><text:span text:style-name="T333_23"><text:s/></text:span><text:span text:style-name="T333_24">needed</text:span><text:span text:style-name="T333_25">.</text:span></text:p>
      <text:p text:style-name="P334"><text:span text:style-name="T334_1">[11:22:54]<text:s/>&lt;</text:span><text:span text:style-name="T334_2">jelmer</text:span><text:span text:style-name="T334_3">&gt;<text:s/></text:span><text:span text:style-name="T334_4">some</text:span><text:span text:style-name="T334_5">?</text:span></text:p>
      <text:p text:style-name="P335"><text:span text:style-name="T335_1">[11:23:13]<text:s/>&lt;</text:span><text:span text:style-name="T335_2">jml</text:span><text:span text:style-name="T335_3">&gt;<text:s/>:)</text:span></text:p>
      <text:p text:style-name="P336"><text:span text:style-name="T336_1">[11:23:14]<text:s/>&lt;</text:span><text:span text:style-name="T336_2">lifeless</text:span><text:span text:style-name="T336_3">&gt;<text:s/></text:span><text:span text:style-name="T336_4">jelmer</text:span><text:span text:style-name="T336_5">:<text:s/>:)<text:s/>:)</text:span></text:p>
      <text:p text:style-name="P337"><text:span text:style-name="T337_1">[11:23:32]<text:s/>&lt;</text:span><text:span text:style-name="T337_2">jml</text:span><text:span text:style-name="T337_3">&gt;<text:s/></text:span><text:span text:style-name="T337_4">abentley</text:span><text:span text:style-name="T337_5"><text:s/></text:span><text:span text:style-name="T337_6">has</text:span><text:span text:style-name="T337_7"><text:s/></text:span><text:span text:style-name="T337_8">often</text:span><text:span text:style-name="T337_9"><text:s/></text:span><text:span text:style-name="T337_10">said</text:span><text:span text:style-name="T337_11"><text:s/></text:span><text:span text:style-name="T337_12">that</text:span><text:span text:style-name="T337_13"><text:s/></text:span><text:span text:style-name="T337_14">he</text:span><text:span text:style-name="T337_15">'</text:span><text:span text:style-name="T337_16">d</text:span><text:span text:style-name="T337_17"><text:s/></text:span><text:span text:style-name="T337_18">want</text:span><text:span text:style-name="T337_19"><text:s/></text:span><text:span text:style-name="T337_20">a</text:span><text:span text:style-name="T337_21"><text:s/></text:span><text:span text:style-name="T337_22">priority</text:span><text:span text:style-name="T337_23"><text:s/></text:span><text:span text:style-name="T337_24">list</text:span><text:span text:style-name="T337_25"><text:s/></text:span><text:span text:style-name="T337_26">per</text:span><text:span text:style-name="T337_27"><text:s/></text:span><text:span text:style-name="T337_28">person</text:span><text:span text:style-name="T337_29">.</text:span></text:p>
      <text:p text:style-name="P338"><text:span text:style-name="T338_1">[11:23:47]<text:s/>&lt;</text:span><text:span text:style-name="T338_2">jml</text:span><text:span text:style-name="T338_3">&gt;<text:s/></text:span><text:span text:style-name="T338_4">interestingly</text:span><text:span text:style-name="T338_5">,<text:s/></text:span><text:span text:style-name="T338_6">this</text:span><text:span text:style-name="T338_7"><text:s/></text:span><text:span text:style-name="T338_8">somewhat</text:span><text:span text:style-name="T338_9"><text:s/></text:span><text:span text:style-name="T338_10">clashes</text:span><text:span text:style-name="T338_11"><text:s/></text:span><text:span text:style-name="T338_12">with</text:span><text:span text:style-name="T338_13"><text:s/></text:span><text:span text:style-name="T338_14">the</text:span><text:span text:style-name="T338_15"><text:s/></text:span><text:span text:style-name="T338_16">way</text:span><text:span text:style-name="T338_17"><text:s/></text:span><text:span text:style-name="T338_18">I</text:span><text:span text:style-name="T338_19"><text:s/></text:span><text:span text:style-name="T338_20">work</text:span><text:span text:style-name="T338_21"><text:s/></text:span><text:span text:style-name="T338_22">for</text:span><text:span text:style-name="T338_23"><text:s/></text:span><text:span text:style-name="T338_24">my</text:span><text:span text:style-name="T338_25"><text:s/></text:span><text:span text:style-name="T338_26">non</text:span><text:span text:style-name="T338_27">-</text:span><text:span text:style-name="T338_28">bug</text:span><text:span text:style-name="T338_29"><text:s/></text:span><text:span text:style-name="T338_30">todos</text:span></text:p>
      <text:p text:style-name="P339"><text:span text:style-name="T339_1">[11:23:59]<text:s/>&lt;</text:span><text:span text:style-name="T339_2">lifeless</text:span><text:span text:style-name="T339_3">&gt;<text:s/></text:span><text:span text:style-name="T339_4">jelmer</text:span><text:span text:style-name="T339_5">:<text:s/></text:span><text:span text:style-name="T339_6">so</text:span><text:span text:style-name="T339_7">,<text:s/></text:span><text:span text:style-name="T339_8">consider</text:span><text:span text:style-name="T339_9"><text:s/></text:span><text:span text:style-name="T339_10">a</text:span><text:span text:style-name="T339_11"><text:s/></text:span><text:span text:style-name="T339_12">project</text:span><text:span text:style-name="T339_13"><text:s/></text:span><text:span text:style-name="T339_14">member</text:span><text:span text:style-name="T339_15">.<text:s/></text:span><text:span text:style-name="T339_16">The</text:span><text:span text:style-name="T339_17"><text:s/></text:span><text:span text:style-name="T339_18">project</text:span><text:span text:style-name="T339_19"><text:s/></text:span><text:span text:style-name="T339_20">likely</text:span><text:span text:style-name="T339_21"><text:s/></text:span><text:span text:style-name="T339_22">has</text:span><text:span text:style-name="T339_23"><text:s/></text:span><text:span text:style-name="T339_24">some</text:span><text:span text:style-name="T339_25"><text:s/></text:span><text:span text:style-name="T339_26">a</text:span><text:span text:style-name="T339_27">-</text:span><text:span text:style-name="T339_28">priori</text:span><text:span text:style-name="T339_29"><text:s/></text:span><text:span text:style-name="T339_30">agenda</text:span><text:span text:style-name="T339_31"><text:s/>(</text:span><text:span text:style-name="T339_32">whether</text:span><text:span text:style-name="T339_33"><text:s/></text:span><text:span text:style-name="T339_34">commercial</text:span><text:span text:style-name="T339_35"><text:s/></text:span><text:span text:style-name="T339_36">like</text:span><text:span text:style-name="T339_37"><text:s/></text:span><text:span text:style-name="T339_38">LP</text:span><text:span text:style-name="T339_39"><text:s/></text:span><text:span text:style-name="T339_40">itself</text:span><text:span text:style-name="T339_41">,<text:s/></text:span><text:span text:style-name="T339_42">or</text:span><text:span text:style-name="T339_43"><text:s/></text:span><text:span text:style-name="T339_44">opinionated</text:span><text:span text:style-name="T339_45">,<text:s/></text:span><text:span text:style-name="T339_46">like</text:span><text:span text:style-name="T339_47"><text:s/></text:span><text:span text:style-name="T339_48">testtools</text:span><text:span text:style-name="T339_49">)</text:span></text:p>
      <text:p text:style-name="P340"><text:span text:style-name="T340_1">[11:24:15]<text:s/>&lt;</text:span><text:span text:style-name="T340_2">jml</text:span><text:span text:style-name="T340_3">&gt;<text:s/></text:span><text:span text:style-name="T340_4">where</text:span><text:span text:style-name="T340_5"><text:s/></text:span><text:span text:style-name="T340_6">I</text:span><text:span text:style-name="T340_7"><text:s/></text:span><text:span text:style-name="T340_8">generally</text:span><text:span text:style-name="T340_9"><text:s/></text:span><text:span text:style-name="T340_10">don</text:span><text:span text:style-name="T340_11">'</text:span><text:span text:style-name="T340_12">t</text:span><text:span text:style-name="T340_13"><text:s/></text:span><text:span text:style-name="T340_14">bother</text:span><text:span text:style-name="T340_15"><text:s/></text:span><text:span text:style-name="T340_16">tracking</text:span><text:span text:style-name="T340_17"><text:s/></text:span><text:span text:style-name="T340_18">priorities</text:span><text:span text:style-name="T340_19">,<text:s/></text:span><text:span text:style-name="T340_20">but</text:span><text:span text:style-name="T340_21"><text:s/></text:span><text:span text:style-name="T340_22">instead</text:span><text:span text:style-name="T340_23"><text:s/></text:span><text:span text:style-name="T340_24">make</text:span><text:span text:style-name="T340_25"><text:s/></text:span><text:span text:style-name="T340_26">it</text:span><text:span text:style-name="T340_27"><text:s/></text:span><text:span text:style-name="T340_28">so</text:span><text:span text:style-name="T340_29"><text:s/></text:span><text:span text:style-name="T340_30">I</text:span><text:span text:style-name="T340_31"><text:s/></text:span><text:span text:style-name="T340_32">can</text:span><text:span text:style-name="T340_33"><text:s/></text:span><text:span text:style-name="T340_34">easily</text:span><text:span text:style-name="T340_35"><text:s/></text:span><text:span text:style-name="T340_36">retrieve</text:span><text:span text:style-name="T340_37"><text:s/></text:span><text:span text:style-name="T340_38">a</text:span><text:span text:style-name="T340_39"><text:s/></text:span><text:span text:style-name="T340_40">list</text:span><text:span text:style-name="T340_41"><text:s/></text:span><text:span text:style-name="T340_42">of</text:span><text:span text:style-name="T340_43"><text:s/></text:span><text:span text:style-name="T340_44">things</text:span><text:span text:style-name="T340_45"><text:s/></text:span><text:span text:style-name="T340_46">to</text:span><text:span text:style-name="T340_47"><text:s/></text:span><text:span text:style-name="T340_48">do</text:span><text:span text:style-name="T340_49"><text:s/></text:span><text:span text:style-name="T340_50">for</text:span><text:span text:style-name="T340_51"><text:s/></text:span><text:span text:style-name="T340_52">a</text:span><text:span text:style-name="T340_53"><text:s/></text:span><text:span text:style-name="T340_54">particular</text:span><text:span text:style-name="T340_55"><text:s/></text:span><text:span text:style-name="T340_56">context</text:span><text:span text:style-name="T340_57"><text:s/></text:span><text:span text:style-name="T340_58">and</text:span><text:span text:style-name="T340_59">/</text:span><text:span text:style-name="T340_60">or</text:span><text:span text:style-name="T340_61"><text:s/></text:span><text:span text:style-name="T340_62">goal</text:span></text:p>
      <text:p text:style-name="P341"><text:span text:style-name="T341_1">[11:24:31]<text:s/>&lt;</text:span><text:span text:style-name="T341_2">lifeless</text:span><text:span text:style-name="T341_3">&gt;<text:s/></text:span><text:span text:style-name="T341_4">jelmer</text:span><text:span text:style-name="T341_5">:<text:s/></text:span><text:span text:style-name="T341_6">a</text:span><text:span text:style-name="T341_7"><text:s/></text:span><text:span text:style-name="T341_8">project</text:span><text:span text:style-name="T341_9"><text:s/></text:span><text:span text:style-name="T341_10">member</text:span><text:span text:style-name="T341_11"><text:s/></text:span><text:span text:style-name="T341_12">may</text:span><text:span text:style-name="T341_13"><text:s/></text:span><text:span text:style-name="T341_14">well</text:span><text:span text:style-name="T341_15"><text:s/></text:span><text:span text:style-name="T341_16">want</text:span><text:span text:style-name="T341_17"><text:s/></text:span><text:span text:style-name="T341_18">to</text:span><text:span text:style-name="T341_19"><text:s/></text:span><text:span text:style-name="T341_20">track</text:span><text:span text:style-name="T341_21"><text:s/></text:span><text:span text:style-name="T341_22">both</text:span><text:span text:style-name="T341_23"><text:s/></text:span><text:span text:style-name="T341_24">personal</text:span><text:span text:style-name="T341_25"><text:s/></text:span><text:span text:style-name="T341_26">interests</text:span><text:span text:style-name="T341_27"><text:s/></text:span><text:span text:style-name="T341_28">and</text:span><text:span text:style-name="T341_29"><text:s/></text:span><text:span text:style-name="T341_30">project</text:span><text:span text:style-name="T341_31"><text:s/></text:span><text:span text:style-name="T341_32">interests</text:span><text:span text:style-name="T341_33">.</text:span></text:p>
      <text:p text:style-name="P342"/>
      <text:p text:style-name="P343"><text:span text:style-name="T343_1">[11:24:50]<text:s/>&lt;</text:span><text:span text:style-name="T343_2">lifeless</text:span><text:span text:style-name="T343_3">&gt;<text:s/>[</text:span><text:span text:style-name="T343_4">NB</text:span><text:span text:style-name="T343_5">:<text:s/></text:span><text:span text:style-name="T343_6">I</text:span><text:span text:style-name="T343_7">'</text:span><text:span text:style-name="T343_8">m</text:span><text:span text:style-name="T343_9"><text:s/></text:span><text:span text:style-name="T343_10">not</text:span><text:span text:style-name="T343_11"><text:s/></text:span><text:span text:style-name="T343_12">strictly</text:span><text:span text:style-name="T343_13"><text:s/></text:span><text:span text:style-name="T343_14">talking</text:span><text:span text:style-name="T343_15"><text:s/></text:span><text:span text:style-name="T343_16">priorities</text:span><text:span text:style-name="T343_17"><text:s/></text:span><text:span text:style-name="T343_18">here</text:span><text:span text:style-name="T343_19">.]</text:span></text:p>
      <text:p text:style-name="P344"><text:span text:style-name="T344_1">[11:25:21]<text:s/>&lt;</text:span><text:span text:style-name="T344_2">lifeless</text:span><text:span text:style-name="T344_3">&gt;<text:s/></text:span><text:span text:style-name="T344_4">jelmer</text:span><text:span text:style-name="T344_5">:<text:s/></text:span><text:span text:style-name="T344_6">now</text:span><text:span text:style-name="T344_7"><text:s/></text:span><text:span text:style-name="T344_8">consider</text:span><text:span text:style-name="T344_9"><text:s/></text:span><text:span text:style-name="T344_10">a</text:span><text:span text:style-name="T344_11"><text:s/></text:span><text:span text:style-name="T344_12">user</text:span><text:span text:style-name="T344_13">.<text:s/></text:span><text:span text:style-name="T344_14">They</text:span><text:span text:style-name="T344_15"><text:s/></text:span><text:span text:style-name="T344_16">probably</text:span><text:span text:style-name="T344_17"><text:s/></text:span><text:span text:style-name="T344_18">don</text:span><text:span text:style-name="T344_19">'</text:span><text:span text:style-name="T344_20">t</text:span><text:span text:style-name="T344_21"><text:s/></text:span><text:span text:style-name="T344_22">want</text:span><text:span text:style-name="T344_23"><text:s/></text:span><text:span text:style-name="T344_24">to</text:span><text:span text:style-name="T344_25"><text:s/></text:span><text:span text:style-name="T344_26">track</text:span><text:span text:style-name="T344_27"><text:s/></text:span><text:span text:style-name="T344_28">anything</text:span><text:span text:style-name="T344_29">,<text:s/></text:span><text:span text:style-name="T344_30">but</text:span><text:span text:style-name="T344_31"><text:s/></text:span><text:span text:style-name="T344_32">they</text:span><text:span text:style-name="T344_33"><text:s/></text:span><text:span text:style-name="T344_34">want</text:span><text:span text:style-name="T344_35"><text:s/></text:span><text:span text:style-name="T344_36">to</text:span><text:span text:style-name="T344_37"><text:s/></text:span><text:span text:style-name="T344_38">know</text:span><text:span text:style-name="T344_39"><text:s/></text:span><text:span text:style-name="T344_40">if</text:span><text:span text:style-name="T344_41"><text:s/>*</text:span><text:span text:style-name="T344_42">anyone</text:span><text:span text:style-name="T344_43">*<text:s/></text:span><text:span text:style-name="T344_44">has</text:span><text:span text:style-name="T344_45"><text:s/></text:span><text:span text:style-name="T344_46">decided</text:span><text:span text:style-name="T344_47"><text:s/></text:span><text:span text:style-name="T344_48">they</text:span><text:span text:style-name="T344_49"><text:s/></text:span><text:span text:style-name="T344_50">will</text:span><text:span text:style-name="T344_51"><text:s/></text:span><text:span text:style-name="T344_52">do</text:span><text:span text:style-name="T344_53"><text:s/></text:span><text:span text:style-name="T344_54">this</text:span><text:span text:style-name="T344_55"><text:s/></text:span><text:span text:style-name="T344_56">thing</text:span><text:span text:style-name="T344_57"><text:s/></text:span><text:span text:style-name="T344_58">soon</text:span><text:span text:style-name="T344_59">.</text:span></text:p>
      <text:p text:style-name="P345"><text:span text:style-name="T345_1">[11:25:48]<text:s/>&lt;</text:span><text:span text:style-name="T345_2">lifeless</text:span><text:span text:style-name="T345_3">&gt;<text:s/></text:span><text:span text:style-name="T345_4">jelmer</text:span><text:span text:style-name="T345_5">:<text:s/></text:span><text:span text:style-name="T345_6">so</text:span><text:span text:style-name="T345_7"><text:s/></text:span><text:span text:style-name="T345_8">they</text:span><text:span text:style-name="T345_9"><text:s/></text:span><text:span text:style-name="T345_10">want</text:span><text:span text:style-name="T345_11"><text:s/>[</text:span><text:span text:style-name="T345_12">queue</text:span><text:span text:style-name="T345_13"><text:s/></text:span><text:span text:style-name="T345_14">depth</text:span><text:span text:style-name="T345_15"><text:s/></text:span><text:span text:style-name="T345_16">in</text:span><text:span text:style-name="T345_17"><text:s/></text:span><text:span text:style-name="T345_18">days</text:span><text:span text:style-name="T345_19"><text:s/></text:span><text:span text:style-name="T345_20">for</text:span><text:span text:style-name="T345_21"><text:s/></text:span><text:span text:style-name="T345_22">this</text:span><text:span text:style-name="T345_23"><text:s/></text:span><text:span text:style-name="T345_24">bug</text:span><text:span text:style-name="T345_25"><text:s/></text:span><text:span text:style-name="T345_26">to</text:span><text:span text:style-name="T345_27"><text:s/></text:span><text:span text:style-name="T345_28">be</text:span><text:span text:style-name="T345_29"><text:s/></text:span><text:span text:style-name="T345_30">what</text:span><text:span text:style-name="T345_31"><text:s/></text:span><text:span text:style-name="T345_32">someone</text:span><text:span text:style-name="T345_33"><text:s/></text:span><text:span text:style-name="T345_34">is</text:span><text:span text:style-name="T345_35"><text:s/></text:span><text:span text:style-name="T345_36">hacking</text:span><text:span text:style-name="T345_37"><text:s/></text:span><text:span text:style-name="T345_38">on</text:span><text:span text:style-name="T345_39">]</text:span></text:p>
      <text:p text:style-name="P346"><text:span text:style-name="T346_1">[11:26:50]<text:s/>&lt;</text:span><text:span text:style-name="T346_2">lifeless</text:span><text:span text:style-name="T346_3">&gt;<text:s/></text:span><text:span text:style-name="T346_4">jelmer</text:span><text:span text:style-name="T346_5">:<text:s/></text:span><text:span text:style-name="T346_6">now</text:span><text:span text:style-name="T346_7"><text:s/></text:span><text:span text:style-name="T346_8">consider</text:span><text:span text:style-name="T346_9"><text:s/></text:span><text:span text:style-name="T346_10">the</text:span><text:span text:style-name="T346_11"><text:s/></text:span><text:span text:style-name="T346_12">project</text:span><text:span text:style-name="T346_13"><text:s/></text:span><text:span text:style-name="T346_14">again</text:span><text:span text:style-name="T346_15">.<text:s/></text:span><text:span text:style-name="T346_16">Beyond</text:span><text:span text:style-name="T346_17"><text:s/></text:span><text:span text:style-name="T346_18">or</text:span><text:span text:style-name="T346_19"><text:s/></text:span><text:span text:style-name="T346_20">complementary</text:span><text:span text:style-name="T346_21"><text:s/></text:span><text:span text:style-name="T346_22">to</text:span><text:span text:style-name="T346_23"><text:s/></text:span><text:span text:style-name="T346_24">its</text:span><text:span text:style-name="T346_25"><text:s/></text:span><text:span text:style-name="T346_26">a</text:span><text:span text:style-name="T346_27">-</text:span><text:span text:style-name="T346_28">priori</text:span><text:span text:style-name="T346_29"><text:s/></text:span><text:span text:style-name="T346_30">agenda</text:span><text:span text:style-name="T346_31">,<text:s/></text:span><text:span text:style-name="T346_32">it</text:span><text:span text:style-name="T346_33"><text:s/></text:span><text:span text:style-name="T346_34">may</text:span><text:span text:style-name="T346_35"><text:s/></text:span><text:span text:style-name="T346_36">well</text:span><text:span text:style-name="T346_37"><text:s/></text:span><text:span text:style-name="T346_38">want</text:span><text:span text:style-name="T346_39"><text:s/></text:span><text:span text:style-name="T346_40">to</text:span><text:span text:style-name="T346_41"><text:s/></text:span><text:span text:style-name="T346_42">know</text:span><text:span text:style-name="T346_43"><text:s/></text:span><text:span text:style-name="T346_44">what</text:span><text:span text:style-name="T346_45"><text:s/></text:span><text:span text:style-name="T346_46">things</text:span><text:span text:style-name="T346_47"><text:s/></text:span><text:span text:style-name="T346_48">are</text:span><text:span text:style-name="T346_49"><text:s/></text:span><text:span text:style-name="T346_50">most</text:span><text:span text:style-name="T346_51"><text:s/></text:span><text:span text:style-name="T346_52">frustrating</text:span><text:span text:style-name="T346_53"><text:s/></text:span><text:span text:style-name="T346_54">to</text:span><text:span text:style-name="T346_55"><text:s/></text:span><text:span text:style-name="T346_56">its</text:span><text:span text:style-name="T346_57"><text:s/></text:span><text:span text:style-name="T346_58">userbase</text:span><text:span text:style-name="T346_59">.</text:span></text:p>
      <text:p text:style-name="P347"><text:span text:style-name="T347_1">[11:27:34]<text:s/>&lt;</text:span><text:span text:style-name="T347_2">lifeless</text:span><text:span text:style-name="T347_3">&gt;<text:s/></text:span><text:span text:style-name="T347_4">jelmer</text:span><text:span text:style-name="T347_5">:<text:s/></text:span><text:span text:style-name="T347_6">which</text:span><text:span text:style-name="T347_7"><text:s/></text:span><text:span text:style-name="T347_8">is</text:span><text:span text:style-name="T347_9"><text:s/></text:span><text:span text:style-name="T347_10">where</text:span><text:span text:style-name="T347_11"><text:s/></text:span><text:span text:style-name="T347_12">tracking</text:span><text:span text:style-name="T347_13"><text:s/></text:span><text:span text:style-name="T347_14">incident</text:span><text:span text:style-name="T347_15"><text:s/></text:span><text:span text:style-name="T347_16">rates</text:span><text:span text:style-name="T347_17"><text:s/>[</text:span><text:span text:style-name="T347_18">for</text:span><text:span text:style-name="T347_19"><text:s/></text:span><text:span text:style-name="T347_20">crashes</text:span><text:span text:style-name="T347_21">]<text:s/></text:span><text:span text:style-name="T347_22">and</text:span><text:span text:style-name="T347_23"><text:s/></text:span><text:span text:style-name="T347_24">reporting</text:span><text:span text:style-name="T347_25"><text:s/></text:span><text:span text:style-name="T347_26">rates</text:span><text:span text:style-name="T347_27"><text:s/>[</text:span><text:span text:style-name="T347_28">for</text:span><text:span text:style-name="T347_29"><text:s/></text:span><text:span text:style-name="T347_30">frequently</text:span><text:span text:style-name="T347_31"><text:s/></text:span><text:span text:style-name="T347_32">requested</text:span><text:span text:style-name="T347_33"><text:s/></text:span><text:span text:style-name="T347_34">dups</text:span><text:span text:style-name="T347_35">],<text:s/></text:span><text:span text:style-name="T347_36">and</text:span><text:span text:style-name="T347_37"><text:s/>'</text:span><text:span text:style-name="T347_38">me</text:span><text:span text:style-name="T347_39"><text:s/></text:span><text:span text:style-name="T347_40">wants</text:span><text:span text:style-name="T347_41"><text:s/></text:span><text:span text:style-name="T347_42">it</text:span><text:span text:style-name="T347_43"><text:s/></text:span><text:span text:style-name="T347_44">too</text:span><text:span text:style-name="T347_45">'<text:s/></text:span><text:span text:style-name="T347_46">etc</text:span><text:span text:style-name="T347_47"><text:s/></text:span><text:span text:style-name="T347_48">data</text:span><text:span text:style-name="T347_49"><text:s/></text:span><text:span text:style-name="T347_50">comes</text:span><text:span text:style-name="T347_51"><text:s/></text:span><text:span text:style-name="T347_52">in</text:span><text:span text:style-name="T347_53">.</text:span></text:p>
      <text:p text:style-name="P348"><text:span text:style-name="T348_1">[11:27:34]<text:s/>&lt;</text:span><text:span text:style-name="T348_2">jml</text:span><text:span text:style-name="T348_3">&gt;<text:s/></text:span><text:span text:style-name="T348_4">back</text:span></text:p>
      <text:p text:style-name="P349"><text:span text:style-name="T349_1">[11:27:53]<text:s/>&lt;</text:span><text:span text:style-name="T349_2">jml</text:span><text:span text:style-name="T349_3">&gt;<text:s/></text:span><text:span text:style-name="T349_4">on</text:span><text:span text:style-name="T349_5"><text:s/></text:span><text:span text:style-name="T349_6">the</text:span><text:span text:style-name="T349_7"><text:s/>'</text:span><text:span text:style-name="T349_8">context</text:span><text:span text:style-name="T349_9">'<text:s/></text:span><text:span text:style-name="T349_10">thing</text:span><text:span text:style-name="T349_11">,<text:s/></text:span><text:span text:style-name="T349_12">that</text:span><text:span text:style-name="T349_13">'</text:span><text:span text:style-name="T349_14">s</text:span><text:span text:style-name="T349_15"><text:s/></text:span><text:span text:style-name="T349_16">one</text:span><text:span text:style-name="T349_17"><text:s/></text:span><text:span text:style-name="T349_18">reason</text:span><text:span text:style-name="T349_19"><text:s/></text:span><text:span text:style-name="T349_20">I</text:span><text:span text:style-name="T349_21"><text:s/></text:span><text:span text:style-name="T349_22">like</text:span><text:span text:style-name="T349_23"><text:s/></text:span><text:span text:style-name="T349_24">tags</text:span><text:span text:style-name="T349_25">.</text:span></text:p>
      <text:p text:style-name="P350"><text:span text:style-name="T350_1">[11:27:55]<text:s/>&lt;</text:span><text:span text:style-name="T350_2">lifeless</text:span><text:span text:style-name="T350_3">&gt;<text:s/></text:span><text:span text:style-name="T350_4">jelmer</text:span><text:span text:style-name="T350_5">:<text:s/></text:span><text:span text:style-name="T350_6">so</text:span><text:span text:style-name="T350_7">,<text:s/></text:span><text:span text:style-name="T350_8">do</text:span><text:span text:style-name="T350_9"><text:s/></text:span><text:span text:style-name="T350_10">I</text:span><text:span text:style-name="T350_11"><text:s/></text:span><text:span text:style-name="T350_12">want</text:span><text:span text:style-name="T350_13"><text:s/></text:span><text:span text:style-name="T350_14">to</text:span><text:span text:style-name="T350_15"><text:s/></text:span><text:span text:style-name="T350_16">track</text:span><text:span text:style-name="T350_17"><text:s/></text:span><text:span text:style-name="T350_18">every</text:span><text:span text:style-name="T350_19"><text:s/></text:span><text:span text:style-name="T350_20">users</text:span><text:span text:style-name="T350_21"><text:s/></text:span><text:span text:style-name="T350_22">priority</text:span><text:span text:style-name="T350_23"><text:s/></text:span><text:span text:style-name="T350_24">on</text:span><text:span text:style-name="T350_25"><text:s/></text:span><text:span text:style-name="T350_26">every</text:span><text:span text:style-name="T350_27"><text:s/></text:span><text:span text:style-name="T350_28">bug</text:span><text:span text:style-name="T350_29"><text:s/></text:span><text:span text:style-name="T350_30">in</text:span><text:span text:style-name="T350_31"><text:s/></text:span><text:span text:style-name="T350_32">every</text:span><text:span text:style-name="T350_33"><text:s/></text:span><text:span text:style-name="T350_34">project</text:span><text:span text:style-name="T350_35">...<text:s/></text:span><text:span text:style-name="T350_36">probably</text:span><text:span text:style-name="T350_37">.</text:span></text:p>
      <text:p text:style-name="P351"><text:span text:style-name="T351_1">[11:28:05]<text:s/>&lt;</text:span><text:span text:style-name="T351_2">lifeless</text:span><text:span text:style-name="T351_3">&gt;<text:s/></text:span><text:span text:style-name="T351_4">jelmer</text:span><text:span text:style-name="T351_5">:<text:s/></text:span><text:span text:style-name="T351_6">but</text:span><text:span text:style-name="T351_7"><text:s/></text:span><text:span text:style-name="T351_8">do</text:span><text:span text:style-name="T351_9"><text:s/></text:span><text:span text:style-name="T351_10">I</text:span><text:span text:style-name="T351_11"><text:s/></text:span><text:span text:style-name="T351_12">want</text:span><text:span text:style-name="T351_13"><text:s/></text:span><text:span text:style-name="T351_14">to</text:span><text:span text:style-name="T351_15"><text:s/></text:span><text:span text:style-name="T351_16">show</text:span><text:span text:style-name="T351_17"><text:s/></text:span><text:span text:style-name="T351_18">it</text:span><text:span text:style-name="T351_19"><text:s/></text:span><text:span text:style-name="T351_20">as</text:span><text:span text:style-name="T351_21"><text:s/></text:span><text:span text:style-name="T351_22">that</text:span><text:span text:style-name="T351_23">?<text:s/></text:span><text:span text:style-name="T351_24">Hell</text:span><text:span text:style-name="T351_25"><text:s/></text:span><text:span text:style-name="T351_26">no</text:span><text:span text:style-name="T351_27">.</text:span></text:p>
      <text:p text:style-name="P352"><text:span text:style-name="T352_1">[11:28:19]<text:s/>&lt;</text:span><text:span text:style-name="T352_2">jml</text:span><text:span text:style-name="T352_3">&gt;<text:s/></text:span><text:span text:style-name="T352_4">because</text:span><text:span text:style-name="T352_5"><text:s/></text:span><text:span text:style-name="T352_6">often</text:span><text:span text:style-name="T352_7"><text:s/></text:span><text:span text:style-name="T352_8">it</text:span><text:span text:style-name="T352_9">'</text:span><text:span text:style-name="T352_10">s</text:span><text:span text:style-name="T352_11"><text:s/></text:span><text:span text:style-name="T352_12">easier</text:span><text:span text:style-name="T352_13"><text:s/></text:span><text:span text:style-name="T352_14">to</text:span><text:span text:style-name="T352_15"><text:s/></text:span><text:span text:style-name="T352_16">fix</text:span><text:span text:style-name="T352_17"><text:s/></text:span><text:span text:style-name="T352_18">bugs</text:span><text:span text:style-name="T352_19"><text:s/></text:span><text:span text:style-name="T352_20">in</text:span><text:span text:style-name="T352_21"><text:s/></text:span><text:span text:style-name="T352_22">the</text:span><text:span text:style-name="T352_23"><text:s/></text:span><text:span text:style-name="T352_24">same</text:span><text:span text:style-name="T352_25"><text:s/></text:span><text:span text:style-name="T352_26">area</text:span></text:p>
      <text:p text:style-name="P353"><text:span text:style-name="T353_1">[11:28:24]<text:s/>&lt;</text:span><text:span text:style-name="T353_2">jml</text:span><text:span text:style-name="T353_3">&gt;<text:s/></text:span><text:span text:style-name="T353_4">or</text:span><text:span text:style-name="T353_5"><text:s/></text:span><text:span text:style-name="T353_6">of</text:span><text:span text:style-name="T353_7"><text:s/></text:span><text:span text:style-name="T353_8">the</text:span><text:span text:style-name="T353_9"><text:s/></text:span><text:span text:style-name="T353_10">same</text:span><text:span text:style-name="T353_11"><text:s/></text:span><text:span text:style-name="T353_12">type</text:span></text:p>
      <text:p text:style-name="P354"><text:span text:style-name="T354_1">[11:28:28]<text:s/>&lt;</text:span><text:span text:style-name="T354_2">lifeless</text:span><text:span text:style-name="T354_3">&gt;<text:s/></text:span><text:span text:style-name="T354_4">jml</text:span><text:span text:style-name="T354_5">:<text:s/></text:span><text:span text:style-name="T354_6">yeah</text:span></text:p>
      <text:p text:style-name="P355"><text:span text:style-name="T355_1">[11:29:04]<text:s/>&lt;</text:span><text:span text:style-name="T355_2">lifeless</text:span><text:span text:style-name="T355_3">&gt;<text:s/></text:span><text:span text:style-name="T355_4">jelmer</text:span><text:span text:style-name="T355_5">:<text:s/></text:span><text:span text:style-name="T355_6">so</text:span><text:span text:style-name="T355_7"><text:s/></text:span><text:span text:style-name="T355_8">for</text:span><text:span text:style-name="T355_9"><text:s/></text:span><text:span text:style-name="T355_10">instance</text:span><text:span text:style-name="T355_11">,<text:s/></text:span><text:span text:style-name="T355_12">on</text:span><text:span text:style-name="T355_13"><text:s/></text:span><text:span text:style-name="T355_14">openstack</text:span><text:span text:style-name="T355_15">.<text:s/></text:span><text:span text:style-name="T355_16">It</text:span><text:span text:style-name="T355_17"><text:s/></text:span><text:span text:style-name="T355_18">would</text:span><text:span text:style-name="T355_19"><text:s/></text:span><text:span text:style-name="T355_20">be</text:span><text:span text:style-name="T355_21"><text:s/></text:span><text:span text:style-name="T355_22">awesome</text:span><text:span text:style-name="T355_23"><text:s/></text:span><text:span text:style-name="T355_24">if</text:span><text:span text:style-name="T355_25"><text:s/></text:span><text:span text:style-name="T355_26">companies</text:span><text:span text:style-name="T355_27"><text:s/></text:span><text:span text:style-name="T355_28">like</text:span><text:span text:style-name="T355_29"><text:s/></text:span><text:span text:style-name="T355_30">HP</text:span><text:span text:style-name="T355_31"><text:s/></text:span><text:span text:style-name="T355_32">that</text:span><text:span text:style-name="T355_33"><text:s/></text:span><text:span text:style-name="T355_34">have</text:span><text:span text:style-name="T355_35"><text:s/></text:span><text:span text:style-name="T355_36">their</text:span><text:span text:style-name="T355_37"><text:s/></text:span><text:span text:style-name="T355_38">own</text:span><text:span text:style-name="T355_39"><text:s/></text:span><text:span text:style-name="T355_40">priorities</text:span><text:span text:style-name="T355_41"><text:s/></text:span><text:span text:style-name="T355_42">could</text:span><text:span text:style-name="T355_43"><text:s/></text:span><text:span text:style-name="T355_44">just</text:span><text:span text:style-name="T355_45"><text:s/></text:span><text:span text:style-name="T355_46">mark</text:span><text:span text:style-name="T355_47"><text:s/></text:span><text:span text:style-name="T355_48">up</text:span><text:span text:style-name="T355_49"><text:s/></text:span><text:span text:style-name="T355_50">the</text:span><text:span text:style-name="T355_51"><text:s/></text:span><text:span text:style-name="T355_52">main</text:span><text:span text:style-name="T355_53"><text:s/></text:span><text:span text:style-name="T355_54">bugtracker</text:span><text:span text:style-name="T355_55"><text:s/></text:span><text:span text:style-name="T355_56">with</text:span><text:span text:style-name="T355_57"><text:s/></text:span><text:span text:style-name="T355_58">all</text:span><text:span text:style-name="T355_59"><text:s/></text:span><text:span text:style-name="T355_60">their</text:span><text:span text:style-name="T355_61"><text:s/></text:span><text:span text:style-name="T355_62">desires</text:span></text:p>
      <text:p text:style-name="P356"><text:span text:style-name="T356_1">[11:29:13]<text:s/>&lt;</text:span><text:span text:style-name="T356_2">lifeless</text:span><text:span text:style-name="T356_3">&gt;<text:s/></text:span><text:span text:style-name="T356_4">without</text:span><text:span text:style-name="T356_5"><text:s/></text:span><text:span text:style-name="T356_6">conflicting</text:span><text:span text:style-name="T356_7"><text:s/></text:span><text:span text:style-name="T356_8">with</text:span><text:span text:style-name="T356_9"><text:s/>'</text:span><text:span text:style-name="T356_10">the</text:span><text:span text:style-name="T356_11"><text:s/></text:span><text:span text:style-name="T356_12">project</text:span><text:span text:style-name="T356_13">'<text:s/></text:span><text:span text:style-name="T356_14">view</text:span><text:span text:style-name="T356_15"><text:s/></text:span><text:span text:style-name="T356_16">of</text:span><text:span text:style-name="T356_17"><text:s/></text:span><text:span text:style-name="T356_18">the</text:span><text:span text:style-name="T356_19"><text:s/></text:span><text:span text:style-name="T356_20">world</text:span><text:span text:style-name="T356_21">.</text:span></text:p>
      <text:p text:style-name="P357"><text:span text:style-name="T357_1">[11:29:41]<text:s/>&lt;</text:span><text:span text:style-name="T357_2">jelmer</text:span><text:span text:style-name="T357_3">&gt;<text:s/></text:span><text:span text:style-name="T357_4">lifeless</text:span><text:span text:style-name="T357_5">:<text:s/></text:span><text:span text:style-name="T357_6">I</text:span><text:span text:style-name="T357_7"><text:s/></text:span><text:span text:style-name="T357_8">like</text:span><text:span text:style-name="T357_9"><text:s/></text:span><text:span text:style-name="T357_10">the</text:span><text:span text:style-name="T357_11"><text:s/></text:span><text:span text:style-name="T357_12">idea</text:span></text:p>
      <text:p text:style-name="P358"><text:span text:style-name="T358_1">[11:29:41]<text:s/>&lt;</text:span><text:span text:style-name="T358_2">lifeless</text:span><text:span text:style-name="T358_3">&gt;<text:s/></text:span><text:span text:style-name="T358_4">jelmer</text:span><text:span text:style-name="T358_5">:<text:s/></text:span><text:span text:style-name="T358_6">federation</text:span><text:span text:style-name="T358_7"><text:s/></text:span><text:span text:style-name="T358_8">says</text:span><text:span text:style-name="T358_9"><text:s/>'</text:span><text:span text:style-name="T358_10">HP</text:span><text:span text:style-name="T358_11"><text:s/></text:span><text:span text:style-name="T358_12">should</text:span><text:span text:style-name="T358_13"><text:s/></text:span><text:span text:style-name="T358_14">have</text:span><text:span text:style-name="T358_15"><text:s/></text:span><text:span text:style-name="T358_16">their</text:span><text:span text:style-name="T358_17"><text:s/></text:span><text:span text:style-name="T358_18">own</text:span><text:span text:style-name="T358_19"><text:s/></text:span><text:span text:style-name="T358_20">private</text:span><text:span text:style-name="T358_21"><text:s/></text:span><text:span text:style-name="T358_22">tracker</text:span><text:span text:style-name="T358_23">'<text:s/>[</text:span><text:span text:style-name="T358_24">which</text:span><text:span text:style-name="T358_25"><text:s/></text:span><text:span text:style-name="T358_26">they</text:span><text:span text:style-name="T358_27"><text:s/></text:span><text:span text:style-name="T358_28">do</text:span><text:span text:style-name="T358_29">]</text:span></text:p>
      <text:p text:style-name="P359"><text:span text:style-name="T359_1">[11:30:03]<text:s/>&lt;</text:span><text:span text:style-name="T359_2">lifeless</text:span><text:span text:style-name="T359_3">&gt;<text:s/></text:span><text:span text:style-name="T359_4">jelmer</text:span><text:span text:style-name="T359_5">:<text:s/></text:span><text:span text:style-name="T359_6">but</text:span><text:span text:style-name="T359_7"><text:s/></text:span><text:span text:style-name="T359_8">its</text:span><text:span text:style-name="T359_9"><text:s/></text:span><text:span text:style-name="T359_10">unsatisfying</text:span><text:span text:style-name="T359_11"><text:s/></text:span><text:span text:style-name="T359_12">because</text:span><text:span text:style-name="T359_13"><text:s/></text:span><text:span text:style-name="T359_14">unless</text:span><text:span text:style-name="T359_15"><text:s/></text:span><text:span text:style-name="T359_16">you</text:span><text:span text:style-name="T359_17"><text:s/></text:span><text:span text:style-name="T359_18">have</text:span><text:span text:style-name="T359_19"><text:s/></text:span><text:span text:style-name="T359_20">bi</text:span><text:span text:style-name="T359_21">-</text:span><text:span text:style-name="T359_22">di</text:span><text:span text:style-name="T359_23"><text:s/></text:span><text:span text:style-name="T359_24">sync</text:span><text:span text:style-name="T359_25"><text:s/></text:span><text:span text:style-name="T359_26">you</text:span><text:span text:style-name="T359_27"><text:s/></text:span><text:span text:style-name="T359_28">lose</text:span><text:span text:style-name="T359_29"><text:s/></text:span><text:span text:style-name="T359_30">data</text:span></text:p>
      <text:p text:style-name="P360"><text:span text:style-name="T360_1">[11:30:19]<text:s/>&lt;</text:span><text:span text:style-name="T360_2">lifeless</text:span><text:span text:style-name="T360_3">&gt;<text:s/></text:span><text:span text:style-name="T360_4">and</text:span><text:span text:style-name="T360_5"><text:s/></text:span><text:span text:style-name="T360_6">if</text:span><text:span text:style-name="T360_7"><text:s/></text:span><text:span text:style-name="T360_8">you</text:span><text:span text:style-name="T360_9"><text:s/></text:span><text:span text:style-name="T360_10">have</text:span><text:span text:style-name="T360_11"><text:s/></text:span><text:span text:style-name="T360_12">bi</text:span><text:span text:style-name="T360_13">-</text:span><text:span text:style-name="T360_14">di</text:span><text:span text:style-name="T360_15"><text:s/></text:span><text:span text:style-name="T360_16">sync</text:span><text:span text:style-name="T360_17"><text:s/></text:span><text:span text:style-name="T360_18">then</text:span><text:span text:style-name="T360_19"><text:s/></text:span><text:span text:style-name="T360_20">you</text:span><text:span text:style-name="T360_21"><text:s/></text:span><text:span text:style-name="T360_22">have</text:span><text:span text:style-name="T360_23"><text:s/></text:span><text:span text:style-name="T360_24">a</text:span><text:span text:style-name="T360_25"><text:s/></text:span><text:span text:style-name="T360_26">base</text:span><text:span text:style-name="T360_27"><text:s/></text:span><text:span text:style-name="T360_28">data</text:span><text:span text:style-name="T360_29"><text:s/></text:span><text:span text:style-name="T360_30">model</text:span><text:span text:style-name="T360_31"><text:s/></text:span><text:span text:style-name="T360_32">to</text:span><text:span text:style-name="T360_33"><text:s/></text:span><text:span text:style-name="T360_34">do</text:span><text:span text:style-name="T360_35"><text:s/></text:span><text:span text:style-name="T360_36">the</text:span><text:span text:style-name="T360_37"><text:s/></text:span><text:span text:style-name="T360_38">sorts</text:span><text:span text:style-name="T360_39"><text:s/></text:span><text:span text:style-name="T360_40">of</text:span><text:span text:style-name="T360_41"><text:s/></text:span><text:span text:style-name="T360_42">things</text:span><text:span text:style-name="T360_43"><text:s/></text:span><text:span text:style-name="T360_44">I</text:span><text:span text:style-name="T360_45"><text:s/></text:span><text:span text:style-name="T360_46">express</text:span><text:span text:style-name="T360_47"><text:s/></text:span><text:span text:style-name="T360_48">above</text:span></text:p>
      <text:p text:style-name="P361"><text:span text:style-name="T361_1">[11:31:02]<text:s/>&lt;</text:span><text:span text:style-name="T361_2">lifeless</text:span><text:span text:style-name="T361_3">&gt;<text:s/></text:span><text:span text:style-name="T361_4">Note</text:span><text:span text:style-name="T361_5"><text:s/></text:span><text:span text:style-name="T361_6">that</text:span><text:span text:style-name="T361_7"><text:s/></text:span><text:span text:style-name="T361_8">a</text:span><text:span text:style-name="T361_9"><text:s/></text:span><text:span text:style-name="T361_10">few</text:span><text:span text:style-name="T361_11"><text:s/></text:span><text:span text:style-name="T361_12">nice</text:span><text:span text:style-name="T361_13"><text:s/></text:span><text:span text:style-name="T361_14">things</text:span><text:span text:style-name="T361_15"><text:s/></text:span><text:span text:style-name="T361_16">fall</text:span><text:span text:style-name="T361_17"><text:s/></text:span><text:span text:style-name="T361_18">out</text:span><text:span text:style-name="T361_19"><text:s/></text:span><text:span text:style-name="T361_20">of</text:span><text:span text:style-name="T361_21"><text:s/></text:span><text:span text:style-name="T361_22">this</text:span><text:span text:style-name="T361_23">,<text:s/></text:span><text:span text:style-name="T361_24">if</text:span><text:span text:style-name="T361_25"><text:s/></text:span><text:span text:style-name="T361_26">you</text:span><text:span text:style-name="T361_27"><text:s/></text:span><text:span text:style-name="T361_28">don</text:span><text:span text:style-name="T361_29">'</text:span><text:span text:style-name="T361_30">t</text:span><text:span text:style-name="T361_31"><text:s/></text:span><text:span text:style-name="T361_32">consider</text:span><text:span text:style-name="T361_33"><text:s/></text:span><text:span text:style-name="T361_34">showing</text:span><text:span text:style-name="T361_35"><text:s/></text:span><text:span text:style-name="T361_36">everyone</text:span><text:span text:style-name="T361_37">'</text:span><text:span text:style-name="T361_38">s</text:span><text:span text:style-name="T361_39"><text:s/></text:span><text:span text:style-name="T361_40">values</text:span><text:span text:style-name="T361_41"><text:s/></text:span><text:span text:style-name="T361_42">to</text:span><text:span text:style-name="T361_43"><text:s/></text:span><text:span text:style-name="T361_44">everyone</text:span><text:span text:style-name="T361_45"><text:s/></text:span><text:span text:style-name="T361_46">ever</text:span><text:span text:style-name="T361_47">.</text:span></text:p>
      <text:p text:style-name="P362"><text:span text:style-name="T362_1">[11:31:22]<text:s/>&lt;</text:span><text:span text:style-name="T362_2">lifeless</text:span><text:span text:style-name="T362_3">&gt;<text:s/></text:span><text:span text:style-name="T362_4">the</text:span><text:span text:style-name="T362_5"><text:s/>'</text:span><text:span text:style-name="T362_6">bug</text:span><text:span text:style-name="T362_7"><text:s/></text:span><text:span text:style-name="T362_8">graffiti</text:span><text:span text:style-name="T362_9">'<text:s/></text:span><text:span text:style-name="T362_10">of</text:span><text:span text:style-name="T362_11"><text:s/></text:span><text:span text:style-name="T362_12">someone</text:span><text:span text:style-name="T362_13"><text:s/></text:span><text:span text:style-name="T362_14">unprivileged</text:span><text:span text:style-name="T362_15"><text:s/></text:span><text:span text:style-name="T362_16">closing</text:span><text:span text:style-name="T362_17"><text:s/></text:span><text:span text:style-name="T362_18">a</text:span><text:span text:style-name="T362_19"><text:s/></text:span><text:span text:style-name="T362_20">bug</text:span><text:span text:style-name="T362_21"><text:s/></text:span><text:span text:style-name="T362_22">becomes</text:span><text:span text:style-name="T362_23"><text:s/></text:span><text:span text:style-name="T362_24">more</text:span><text:span text:style-name="T362_25"><text:s/></text:span><text:span text:style-name="T362_26">managable</text:span></text:p>
      <text:p text:style-name="P363"><text:span text:style-name="T363_1">[11:31:32]<text:s/>&lt;</text:span><text:span text:style-name="T363_2">jml</text:span><text:span text:style-name="T363_3">&gt;<text:s/></text:span><text:span text:style-name="T363_4">oh</text:span></text:p>
      <text:p text:style-name="P364"><text:span text:style-name="T364_1">[11:31:33]<text:s/>&lt;</text:span><text:span text:style-name="T364_2">jml</text:span><text:span text:style-name="T364_3">&gt;<text:s/></text:span><text:span text:style-name="T364_4">btw</text:span><text:span text:style-name="T364_5">,<text:s/></text:span></text:p>
      <text:p text:style-name="P365"><text:span text:style-name="T365_1">[11:31:47]<text:s/>&lt;</text:span><text:span text:style-name="T365_2">jml</text:span><text:span text:style-name="T365_3">&gt;<text:s/></text:span><text:span text:style-name="T365_4">hmm</text:span><text:span text:style-name="T365_5">,<text:s/></text:span><text:span text:style-name="T365_6">that</text:span><text:span text:style-name="T365_7"><text:s/></text:span><text:span text:style-name="T365_8">probably</text:span><text:span text:style-name="T365_9"><text:s/></text:span><text:span text:style-name="T365_10">didn</text:span><text:span text:style-name="T365_11">'</text:span><text:span text:style-name="T365_12">t</text:span><text:span text:style-name="T365_13"><text:s/></text:span><text:span text:style-name="T365_14">need</text:span><text:span text:style-name="T365_15"><text:s/></text:span><text:span text:style-name="T365_16">multiple</text:span><text:span text:style-name="T365_17"><text:s/></text:span><text:span text:style-name="T365_18">newline</text:span><text:span text:style-name="T365_19"><text:s/></text:span><text:span text:style-name="T365_20">emphasis</text:span><text:span text:style-name="T365_21">.</text:span></text:p>
      <text:p text:style-name="P366"><text:span text:style-name="T366_1">[11:31:57]<text:s/>&lt;</text:span><text:span text:style-name="T366_2">jml</text:span><text:span text:style-name="T366_3">&gt;<text:s/></text:span><text:span text:style-name="T366_4">anyway</text:span><text:span text:style-name="T366_5">,<text:s/></text:span><text:span text:style-name="T366_6">both</text:span><text:span text:style-name="T366_7"><text:s/></text:span><text:span text:style-name="T366_8">of</text:span><text:span text:style-name="T366_9"><text:s/></text:span><text:span text:style-name="T366_10">you</text:span><text:span text:style-name="T366_11"><text:s/></text:span><text:span text:style-name="T366_12">should</text:span><text:span text:style-name="T366_13"><text:s/></text:span><text:span text:style-name="T366_14">read</text:span><text:span text:style-name="T366_15"><text:s/>"</text:span><text:span text:style-name="T366_16">What</text:span><text:span text:style-name="T366_17"><text:s/></text:span><text:span text:style-name="T366_18">Money</text:span><text:span text:style-name="T366_19"><text:s/></text:span><text:span text:style-name="T366_20">Can</text:span><text:span text:style-name="T366_21">'</text:span><text:span text:style-name="T366_22">t</text:span><text:span text:style-name="T366_23"><text:s/></text:span><text:span text:style-name="T366_24">Buy</text:span><text:span text:style-name="T366_25">"</text:span></text:p>
      <text:p text:style-name="P367"><text:span text:style-name="T367_1">[11:32:15]<text:s/>&lt;</text:span><text:span text:style-name="T367_2">lifeless</text:span><text:span text:style-name="T367_3">&gt;<text:s text:c="5"/>[</text:span><text:span text:style-name="T367_4">user</text:span><text:span text:style-name="T367_5"><text:s/></text:span><text:span text:style-name="T367_6">says</text:span><text:span text:style-name="T367_7"><text:s/>'</text:span><text:span text:style-name="T367_8">this</text:span><text:span text:style-name="T367_9"><text:s/></text:span><text:span text:style-name="T367_10">is</text:span><text:span text:style-name="T367_11"><text:s/></text:span><text:span text:style-name="T367_12">fix</text:span><text:span text:style-name="T367_13"><text:s/></text:span><text:span text:style-name="T367_14">released</text:span><text:span text:style-name="T367_15">'<text:s/></text:span><text:span text:style-name="T367_16">but</text:span><text:span text:style-name="T367_17"><text:s/></text:span><text:span text:style-name="T367_18">you</text:span><text:span text:style-name="T367_19"><text:s/></text:span><text:span text:style-name="T367_20">treat</text:span><text:span text:style-name="T367_21"><text:s/></text:span><text:span text:style-name="T367_22">that</text:span><text:span text:style-name="T367_23"><text:s/></text:span><text:span text:style-name="T367_24">as</text:span><text:span text:style-name="T367_25"><text:s/></text:span><text:span text:style-name="T367_26">input</text:span><text:span text:style-name="T367_27"><text:s/></text:span><text:span text:style-name="T367_28">to</text:span><text:span text:style-name="T367_29"><text:s/>'</text:span><text:span text:style-name="T367_30">what</text:span><text:span text:style-name="T367_31"><text:s/></text:span><text:span text:style-name="T367_32">users</text:span><text:span text:style-name="T367_33"><text:s/></text:span><text:span text:style-name="T367_34">think</text:span><text:span text:style-name="T367_35">'<text:s/></text:span><text:span text:style-name="T367_36">aggregate</text:span><text:span text:style-name="T367_37"><text:s/></text:span><text:span text:style-name="T367_38">data</text:span><text:span text:style-name="T367_39"><text:s/></text:span><text:span text:style-name="T367_40">rather</text:span><text:span text:style-name="T367_41"><text:s/></text:span><text:span text:style-name="T367_42">than</text:span><text:span text:style-name="T367_43"><text:s/></text:span><text:span text:style-name="T367_44">a</text:span><text:span text:style-name="T367_45"><text:s/></text:span><text:span text:style-name="T367_46">change</text:span><text:span text:style-name="T367_47"><text:s/></text:span><text:span text:style-name="T367_48">on</text:span><text:span text:style-name="T367_49"><text:s/></text:span><text:span text:style-name="T367_50">the</text:span><text:span text:style-name="T367_51"><text:s/></text:span><text:span text:style-name="T367_52">core</text:span><text:span text:style-name="T367_53">.</text:span></text:p>
      <text:p text:style-name="P368"><text:span text:style-name="T368_1">[11:32:22]<text:s/>&lt;</text:span><text:span text:style-name="T368_2">lifeless</text:span><text:span text:style-name="T368_3">&gt;<text:s/></text:span><text:span text:style-name="T368_4">jml</text:span><text:span text:style-name="T368_5">:<text:s/></text:span><text:span text:style-name="T368_6">thanks</text:span><text:span text:style-name="T368_7">,<text:s/></text:span><text:span text:style-name="T368_8">will</text:span><text:span text:style-name="T368_9"><text:s/></text:span><text:span text:style-name="T368_10">do</text:span><text:span text:style-name="T368_11">.</text:span></text:p>
      <text:p text:style-name="P369"><text:span text:style-name="T369_1">[11:32:45]<text:s/>&lt;</text:span><text:span text:style-name="T369_2">lifeless</text:span><text:span text:style-name="T369_3">&gt;<text:s/></text:span><text:span text:style-name="T369_4">anyhow</text:span><text:span text:style-name="T369_5">,<text:s/></text:span><text:span text:style-name="T369_6">rambling</text:span><text:span text:style-name="T369_7">.</text:span></text:p>
      <text:p text:style-name="P370"><text:span text:style-name="T370_1">[11:33:06]<text:s/>&lt;</text:span><text:span text:style-name="T370_2">lifeless</text:span><text:span text:style-name="T370_3">&gt;<text:s/></text:span><text:span text:style-name="T370_4">If</text:span><text:span text:style-name="T370_5"><text:s/></text:span><text:span text:style-name="T370_6">I</text:span><text:span text:style-name="T370_7"><text:s/></text:span><text:span text:style-name="T370_8">was</text:span><text:span text:style-name="T370_9"><text:s/></text:span><text:span text:style-name="T370_10">to</text:span><text:span text:style-name="T370_11"><text:s/></text:span><text:span text:style-name="T370_12">hack</text:span><text:span text:style-name="T370_13"><text:s/></text:span><text:span text:style-name="T370_14">on</text:span><text:span text:style-name="T370_15"><text:s/></text:span><text:span text:style-name="T370_16">a</text:span><text:span text:style-name="T370_17"><text:s/></text:span><text:span text:style-name="T370_18">bug</text:span><text:span text:style-name="T370_19"><text:s/></text:span><text:span text:style-name="T370_20">tracker</text:span><text:span text:style-name="T370_21"><text:s/></text:span><text:span text:style-name="T370_22">again</text:span><text:span text:style-name="T370_23">,<text:s/></text:span><text:span text:style-name="T370_24">I</text:span><text:span text:style-name="T370_25"><text:s/></text:span><text:span text:style-name="T370_26">think</text:span><text:span text:style-name="T370_27"><text:s/></text:span><text:span text:style-name="T370_28">I</text:span><text:span text:style-name="T370_29">'</text:span><text:span text:style-name="T370_30">d</text:span><text:span text:style-name="T370_31"><text:s/></text:span><text:span text:style-name="T370_32">do</text:span><text:span text:style-name="T370_33"><text:s/></text:span><text:span text:style-name="T370_34">a</text:span><text:span text:style-name="T370_35"><text:s/></text:span><text:span text:style-name="T370_36">pure</text:span><text:span text:style-name="T370_37"><text:s/></text:span><text:span text:style-name="T370_38">local</text:span><text:span text:style-name="T370_39"><text:s/></text:span><text:span text:style-name="T370_40">storage</text:span><text:span text:style-name="T370_41"><text:s/></text:span><text:span text:style-name="T370_42">one</text:span></text:p>
      <text:p text:style-name="P371"/>
      <text:p text:style-name="P372"><text:span text:style-name="T372_1">[11:33:13]<text:s/>&lt;</text:span><text:span text:style-name="T372_2">lifeless</text:span><text:span text:style-name="T372_3">&gt;<text:s/></text:span><text:span text:style-name="T372_4">and</text:span><text:span text:style-name="T372_5"><text:s/></text:span><text:span text:style-name="T372_6">let</text:span><text:span text:style-name="T372_7"><text:s/></text:span><text:span text:style-name="T372_8">other</text:span><text:span text:style-name="T372_9"><text:s/></text:span><text:span text:style-name="T372_10">folk</text:span><text:span text:style-name="T372_11"><text:s/></text:span><text:span text:style-name="T372_12">do</text:span><text:span text:style-name="T372_13"><text:s/></text:span><text:span text:style-name="T372_14">HTTP</text:span><text:span text:style-name="T372_15"><text:s/></text:span><text:span text:style-name="T372_16">and</text:span><text:span text:style-name="T372_17"><text:s/></text:span><text:span text:style-name="T372_18">HTML</text:span><text:span text:style-name="T372_19"><text:s/></text:span><text:span text:style-name="T372_20">bindings</text:span><text:span text:style-name="T372_21">.</text:span></text:p>
      <text:p text:style-name="P373"><text:span text:style-name="T373_1">[11:33:44]<text:s/>&lt;</text:span><text:span text:style-name="T373_2">lifeless</text:span><text:span text:style-name="T373_3">&gt;<text:s/></text:span><text:span text:style-name="T373_4">I</text:span><text:span text:style-name="T373_5"><text:s/></text:span><text:span text:style-name="T373_6">have</text:span><text:span text:style-name="T373_7"><text:s/></text:span><text:span text:style-name="T373_8">enough</text:span><text:span text:style-name="T373_9"><text:s/></text:span><text:span text:style-name="T373_10">on</text:span><text:span text:style-name="T373_11"><text:s/></text:span><text:span text:style-name="T373_12">my</text:span><text:span text:style-name="T373_13"><text:s/></text:span><text:span text:style-name="T373_14">TODO</text:span><text:span text:style-name="T373_15"><text:s/></text:span><text:span text:style-name="T373_16">without</text:span><text:span text:style-name="T373_17"><text:s/></text:span><text:span text:style-name="T373_18">adding</text:span><text:span text:style-name="T373_19"><text:s/>*</text:span><text:span text:style-name="T373_20">another</text:span><text:span text:style-name="T373_21">*<text:s/></text:span><text:span text:style-name="T373_22">web</text:span><text:span text:style-name="T373_23"><text:s/></text:span><text:span text:style-name="T373_24">app</text:span><text:span text:style-name="T373_25">.</text:span></text:p>
      <text:p text:style-name="P374"><text:span text:style-name="T374_1">[11:33:51]<text:s/>&lt;</text:span><text:span text:style-name="T374_2">jml</text:span><text:span text:style-name="T374_3">&gt;<text:s/>:)</text:span></text:p>
      <text:p text:style-name="P375"><text:span text:style-name="T375_1">[11:34:07]<text:s/>&lt;</text:span><text:span text:style-name="T375_2">lifeless</text:span><text:span text:style-name="T375_3">&gt;<text:s/></text:span><text:span text:style-name="T375_4">trackers</text:span><text:span text:style-name="T375_5"><text:s/></text:span><text:span text:style-name="T375_6">are</text:span><text:span text:style-name="T375_7"><text:s/></text:span><text:span text:style-name="T375_8">inherently</text:span><text:span text:style-name="T375_9"><text:s/></text:span><text:span text:style-name="T375_10">social</text:span><text:span text:style-name="T375_11"><text:s/></text:span><text:span text:style-name="T375_12">though</text:span><text:span text:style-name="T375_13">,<text:s/></text:span><text:span text:style-name="T375_14">so</text:span><text:span text:style-name="T375_15"><text:s/></text:span><text:span text:style-name="T375_16">it</text:span><text:span text:style-name="T375_17"><text:s/></text:span><text:span text:style-name="T375_18">would</text:span><text:span text:style-name="T375_19"><text:s/></text:span><text:span text:style-name="T375_20">be</text:span><text:span text:style-name="T375_21"><text:s/></text:span><text:span text:style-name="T375_22">awkward</text:span><text:span text:style-name="T375_23"><text:s/>:)</text:span></text:p>
      <text:p text:style-name="P376"><text:span text:style-name="T376_1">[11:34:22]<text:s/>&lt;</text:span><text:span text:style-name="T376_2">lifeless</text:span><text:span text:style-name="T376_3">&gt;<text:s/></text:span><text:span text:style-name="T376_4">I</text:span><text:span text:style-name="T376_5"><text:s/></text:span><text:span text:style-name="T376_6">think</text:span><text:span text:style-name="T376_7"><text:s/></text:span><text:span text:style-name="T376_8">I</text:span><text:span text:style-name="T376_9">'</text:span><text:span text:style-name="T376_10">d</text:span><text:span text:style-name="T376_11"><text:s/></text:span><text:span text:style-name="T376_12">want</text:span><text:span text:style-name="T376_13"><text:s/></text:span><text:span text:style-name="T376_14">a</text:span><text:span text:style-name="T376_15"><text:s/></text:span><text:span text:style-name="T376_16">group</text:span><text:span text:style-name="T376_17"><text:s/></text:span><text:span text:style-name="T376_18">of</text:span><text:span text:style-name="T376_19"><text:s/></text:span><text:span text:style-name="T376_20">folk</text:span><text:span text:style-name="T376_21"><text:s/></text:span><text:span text:style-name="T376_22">that</text:span><text:span text:style-name="T376_23"><text:s/></text:span><text:span text:style-name="T376_24">will</text:span><text:span text:style-name="T376_25"><text:s/></text:span><text:span text:style-name="T376_26">include</text:span><text:span text:style-name="T376_27"><text:s/></text:span><text:span text:style-name="T376_28">folk</text:span><text:span text:style-name="T376_29"><text:s/></text:span><text:span text:style-name="T376_30">interested</text:span><text:span text:style-name="T376_31"><text:s/></text:span><text:span text:style-name="T376_32">in</text:span><text:span text:style-name="T376_33"><text:s/></text:span><text:span text:style-name="T376_34">the</text:span><text:span text:style-name="T376_35"><text:s/></text:span><text:span text:style-name="T376_36">upper</text:span><text:span text:style-name="T376_37"><text:s/></text:span><text:span text:style-name="T376_38">layers</text:span><text:span text:style-name="T376_39">.</text:span></text:p>
      <text:p text:style-name="P377"><text:span text:style-name="T377_1">[11:35:07]<text:s/>&lt;</text:span><text:span text:style-name="T377_2">jml</text:span><text:span text:style-name="T377_3">&gt;<text:s/></text:span><text:span text:style-name="T377_4">agreed</text:span></text:p>
      <text:p text:style-name="P378"><text:span text:style-name="T378_1">[11:35:17]<text:s/>&lt;</text:span><text:span text:style-name="T378_2">jml</text:span><text:span text:style-name="T378_3">&gt;<text:s/></text:span><text:span text:style-name="T378_4">I</text:span><text:span text:style-name="T378_5"><text:s/></text:span><text:span text:style-name="T378_6">actually</text:span><text:span text:style-name="T378_7"><text:s/></text:span><text:span text:style-name="T378_8">think</text:span><text:span text:style-name="T378_9"><text:s/></text:span><text:span text:style-name="T378_10">I</text:span><text:span text:style-name="T378_11"><text:s/></text:span><text:span text:style-name="T378_12">would</text:span><text:span text:style-name="T378_13"><text:s/></text:span><text:span text:style-name="T378_14">consider</text:span><text:span text:style-name="T378_15"><text:s/></text:span><text:span text:style-name="T378_16">paying</text:span><text:span text:style-name="T378_17"><text:s/></text:span><text:span text:style-name="T378_18">someone</text:span><text:span text:style-name="T378_19"><text:s/></text:span><text:span text:style-name="T378_20">to</text:span><text:span text:style-name="T378_21"><text:s/></text:span><text:span text:style-name="T378_22">do</text:span><text:span text:style-name="T378_23"><text:s/></text:span><text:span text:style-name="T378_24">the</text:span><text:span text:style-name="T378_25"><text:s/></text:span><text:span text:style-name="T378_26">visuals</text:span></text:p>
      <text:p text:style-name="P379"/>
      <text:p text:style-name="P380"><text:span text:style-name="T380_1">[11:35:50]<text:s/>&lt;</text:span><text:span text:style-name="T380_2">lifeless</text:span><text:span text:style-name="T380_3">&gt;<text:s/></text:span><text:span text:style-name="T380_4">well</text:span><text:span text:style-name="T380_5">,<text:s/></text:span><text:span text:style-name="T380_6">if</text:span><text:span text:style-name="T380_7"><text:s/></text:span><text:span text:style-name="T380_8">you</text:span><text:span text:style-name="T380_9"><text:s/></text:span><text:span text:style-name="T380_10">do</text:span><text:span text:style-name="T380_11"><text:s/></text:span><text:span text:style-name="T380_12">HTTP</text:span><text:span text:style-name="T380_13"><text:s/></text:span><text:span text:style-name="T380_14">I</text:span><text:span text:style-name="T380_15"><text:s/></text:span><text:span text:style-name="T380_16">can</text:span><text:span text:style-name="T380_17"><text:s/></text:span><text:span text:style-name="T380_18">do</text:span><text:span text:style-name="T380_19"><text:s/></text:span><text:span text:style-name="T380_20">the</text:span><text:span text:style-name="T380_21"><text:s/></text:span><text:span text:style-name="T380_22">guts</text:span><text:span text:style-name="T380_23">.</text:span></text:p>
      <text:p text:style-name="P381"><text:span text:style-name="T381_1">[11:36:15]<text:s/>&lt;</text:span><text:span text:style-name="T381_2">lifeless</text:span><text:span text:style-name="T381_3">&gt;<text:s/></text:span><text:span text:style-name="T381_4">gnight</text:span></text:p>
      <text:p text:style-name="P382"><text:span text:style-name="T382_1">[11:36:31]<text:s/>&lt;</text:span><text:span text:style-name="T382_2">jml</text:span><text:span text:style-name="T382_3">&gt;<text:s/></text:span><text:span text:style-name="T382_4">lifeless</text:span><text:span text:style-name="T382_5">:<text:s/></text:span><text:span text:style-name="T382_6">g</text:span><text:span text:style-name="T382_7">'</text:span><text:span text:style-name="T382_8">night</text:span><text:span text:style-name="T382_9">!</text:span></text:p>
      <text:p text:style-name="P383"><text:span text:style-name="T383_1">[11:36:44]<text:s/>&lt;</text:span><text:span text:style-name="T383_2">jml</text:span><text:span text:style-name="T383_3">&gt;<text:s/>(</text:span><text:span text:style-name="T383_4">but</text:span><text:span text:style-name="T383_5"><text:s/></text:span><text:span text:style-name="T383_6">I</text:span><text:span text:style-name="T383_7"><text:s/></text:span><text:span text:style-name="T383_8">really</text:span><text:span text:style-name="T383_9">,<text:s/></text:span><text:span text:style-name="T383_10">really</text:span><text:span text:style-name="T383_11"><text:s/></text:span><text:span text:style-name="T383_12">want</text:span><text:span text:style-name="T383_13"><text:s/></text:span><text:span text:style-name="T383_14">to</text:span><text:span text:style-name="T383_15"><text:s/></text:span><text:span text:style-name="T383_16">try</text:span><text:span text:style-name="T383_17"><text:s/></text:span><text:span text:style-name="T383_18">datomic</text:span><text:span text:style-name="T383_19">!)</text:span></text:p>
      <text:p text:style-name="P384"><text:span text:style-name="T384_1">[11:37:18]<text:s/>&lt;</text:span><text:span text:style-name="T384_2">lifeless</text:span><text:span text:style-name="T384_3">&gt;<text:s/></text:span><text:span text:style-name="T384_4">jml</text:span><text:span text:style-name="T384_5">:<text:s/></text:span><text:span text:style-name="T384_6">hah</text:span><text:span text:style-name="T384_7">.<text:s/></text:span><text:span text:style-name="T384_8">I</text:span><text:span text:style-name="T384_9"><text:s/></text:span><text:span text:style-name="T384_10">think</text:span><text:span text:style-name="T384_11"><text:s/></text:span><text:span text:style-name="T384_12">datomic</text:span><text:span text:style-name="T384_13"><text:s/></text:span><text:span text:style-name="T384_14">is</text:span><text:span text:style-name="T384_15"><text:s/></text:span><text:span text:style-name="T384_16">only</text:span><text:span text:style-name="T384_17"><text:s/></text:span><text:span text:style-name="T384_18">mildly</text:span><text:span text:style-name="T384_19"><text:s/></text:span><text:span text:style-name="T384_20">interesting</text:span><text:span text:style-name="T384_21"><text:s/></text:span><text:span text:style-name="T384_22">to</text:span><text:span text:style-name="T384_23"><text:s/></text:span><text:span text:style-name="T384_24">me</text:span><text:span text:style-name="T384_25"><text:s/></text:span><text:span text:style-name="T384_26">because</text:span><text:span text:style-name="T384_27"><text:s/></text:span><text:span text:style-name="T384_28">of</text:span><text:span text:style-name="T384_29"><text:s/></text:span><text:span text:style-name="T384_30">the</text:span><text:span text:style-name="T384_31"><text:s/></text:span><text:span text:style-name="T384_32">amount</text:span><text:span text:style-name="T384_33"><text:s/></text:span><text:span text:style-name="T384_34">of</text:span><text:span text:style-name="T384_35"><text:s/></text:span><text:span text:style-name="T384_36">time</text:span><text:span text:style-name="T384_37"><text:s/></text:span><text:span text:style-name="T384_38">I</text:span><text:span text:style-name="T384_39">'</text:span><text:span text:style-name="T384_40">ve</text:span><text:span text:style-name="T384_41"><text:s/></text:span><text:span text:style-name="T384_42">spent</text:span><text:span text:style-name="T384_43"><text:s/></text:span><text:span text:style-name="T384_44">in</text:span><text:span text:style-name="T384_45"><text:s/></text:span><text:span text:style-name="T384_46">that</text:span><text:span text:style-name="T384_47"><text:s/></text:span><text:span text:style-name="T384_48">space</text:span><text:span text:style-name="T384_49"><text:s/></text:span><text:span text:style-name="T384_50">already</text:span><text:span text:style-name="T384_51"><text:s/></text:span><text:span text:style-name="T384_52">with</text:span><text:span text:style-name="T384_53"><text:s/></text:span><text:span text:style-name="T384_54">VCS</text:span><text:span text:style-name="T384_55"><text:s/></text:span><text:span text:style-name="T384_56">storage</text:span><text:span text:style-name="T384_57">.</text:span></text:p>
      <text:p text:style-name="P385"><text:span text:style-name="T385_1">[11:37:27]<text:s/>&lt;</text:span><text:span text:style-name="T385_2">jml</text:span><text:span text:style-name="T385_3">&gt;<text:s/></text:span><text:span text:style-name="T385_4">lifeless</text:span><text:span text:style-name="T385_5">:<text:s/></text:span><text:span text:style-name="T385_6">right</text:span><text:span text:style-name="T385_7">.<text:s/></text:span></text:p>
      <text:p text:style-name="P386"><text:span text:style-name="T386_1">[11:37:42]<text:s/>&lt;</text:span><text:span text:style-name="T386_2">jml</text:span><text:span text:style-name="T386_3">&gt;<text:s/></text:span><text:span text:style-name="T386_4">lifeless</text:span><text:span text:style-name="T386_5">:<text:s/></text:span><text:span text:style-name="T386_6">I</text:span><text:span text:style-name="T386_7"><text:s/></text:span><text:span text:style-name="T386_8">want</text:span><text:span text:style-name="T386_9"><text:s/></text:span><text:span text:style-name="T386_10">to</text:span><text:span text:style-name="T386_11"><text:s/></text:span><text:span text:style-name="T386_12">try</text:span><text:span text:style-name="T386_13"><text:s/></text:span><text:span text:style-name="T386_14">it</text:span><text:span text:style-name="T386_15"><text:s/></text:span><text:span text:style-name="T386_16">to</text:span><text:span text:style-name="T386_17"><text:s/></text:span><text:span text:style-name="T386_18">get</text:span><text:span text:style-name="T386_19"><text:s/></text:span><text:span text:style-name="T386_20">a</text:span><text:span text:style-name="T386_21"><text:s/></text:span><text:span text:style-name="T386_22">feel</text:span><text:span text:style-name="T386_23"><text:s/></text:span><text:span text:style-name="T386_24">for</text:span><text:span text:style-name="T386_25"><text:s/></text:span><text:span text:style-name="T386_26">it</text:span><text:span text:style-name="T386_27">.</text:span></text:p>
      <text:p text:style-name="P387"><text:span text:style-name="T387_1">[11:37:57]<text:s/>&lt;</text:span><text:span text:style-name="T387_2">lifeless</text:span><text:span text:style-name="T387_3">&gt;<text:s/></text:span><text:span text:style-name="T387_4">jml</text:span><text:span text:style-name="T387_5">:<text:s/></text:span><text:span text:style-name="T387_6">his</text:span><text:span text:style-name="T387_7"><text:s/></text:span><text:span text:style-name="T387_8">complecting</text:span><text:span text:style-name="T387_9"><text:s/></text:span><text:span text:style-name="T387_10">talk</text:span><text:span text:style-name="T387_11"><text:s/></text:span><text:span text:style-name="T387_12">is</text:span><text:span text:style-name="T387_13"><text:s/></text:span><text:span text:style-name="T387_14">vastly</text:span><text:span text:style-name="T387_15"><text:s/></text:span><text:span text:style-name="T387_16">more</text:span><text:span text:style-name="T387_17"><text:s/></text:span><text:span text:style-name="T387_18">interesting</text:span><text:span text:style-name="T387_19"><text:s/></text:span><text:span text:style-name="T387_20">to</text:span><text:span text:style-name="T387_21"><text:s/></text:span><text:span text:style-name="T387_22">me</text:span><text:span text:style-name="T387_23"><text:s/></text:span><text:span text:style-name="T387_24">than</text:span><text:span text:style-name="T387_25"><text:s/></text:span><text:span text:style-name="T387_26">a</text:span><text:span text:style-name="T387_27"><text:s/></text:span><text:span text:style-name="T387_28">new</text:span><text:span text:style-name="T387_29"><text:s/></text:span><text:span text:style-name="T387_30">language</text:span><text:span text:style-name="T387_31">-</text:span><text:span text:style-name="T387_32">coupled</text:span><text:span text:style-name="T387_33"><text:s/></text:span><text:span text:style-name="T387_34">proprietary</text:span><text:span text:style-name="T387_35"><text:s/></text:span><text:span text:style-name="T387_36">immutable</text:span><text:span text:style-name="T387_37">-</text:span><text:span text:style-name="T387_38">basis</text:span><text:span text:style-name="T387_39"><text:s/></text:span><text:span text:style-name="T387_40">store</text:span><text:span text:style-name="T387_41">.</text:span></text:p>
      <text:p text:style-name="P388"><text:span text:style-name="T388_1">[11:38:06]<text:s/>&lt;</text:span><text:span text:style-name="T388_2">jml</text:span><text:span text:style-name="T388_3">&gt;<text:s/></text:span><text:span text:style-name="T388_4">lifeless</text:span><text:span text:style-name="T388_5">:<text:s/>+1</text:span></text:p>
      <text:p text:style-name="P389"><text:span text:style-name="T389_1">[11:38:27]<text:s/>*<text:s/></text:span><text:span text:style-name="T389_2">lifeless</text:span><text:span text:style-name="T389_3"><text:s/></text:span><text:span text:style-name="T389_4">is</text:span><text:span text:style-name="T389_5"><text:s/></text:span><text:span text:style-name="T389_6">gone</text:span></text:p>
      <text:p text:style-name="P390"><text:span text:style-name="T390_1">[11:40:42]<text:s/>&lt;</text:span><text:span text:style-name="T390_2">jml</text:span><text:span text:style-name="T390_3">&gt;<text:s/></text:span><text:span text:style-name="T390_4">OK</text:span><text:span text:style-name="T390_5">,<text:s/></text:span><text:span text:style-name="T390_6">so</text:span><text:span text:style-name="T390_7"><text:s/></text:span><text:span text:style-name="T390_8">what</text:span><text:span text:style-name="T390_9">'</text:span><text:span text:style-name="T390_10">s</text:span><text:span text:style-name="T390_11"><text:s/></text:span><text:span text:style-name="T390_12">the</text:span><text:span text:style-name="T390_13"><text:s/></text:span><text:span text:style-name="T390_14">MVP</text:span></text:p>
      <text:p text:style-name="P391"><text:span text:style-name="T391_1">[11:40:55]<text:s/>&lt;</text:span><text:span text:style-name="T391_2">jml</text:span><text:span text:style-name="T391_3">&gt;<text:s/></text:span><text:span text:style-name="T391_4">and</text:span><text:span text:style-name="T391_5"><text:s/></text:span><text:span text:style-name="T391_6">what</text:span><text:span text:style-name="T391_7">'</text:span><text:span text:style-name="T391_8">s</text:span><text:span text:style-name="T391_9"><text:s/></text:span><text:span text:style-name="T391_10">our</text:span><text:span text:style-name="T391_11"><text:s/></text:span><text:span text:style-name="T391_12">success</text:span><text:span text:style-name="T391_13"><text:s/></text:span><text:span text:style-name="T391_14">metric</text:span></text:p>
      <text:p text:style-name="P392"><text:span text:style-name="T392_1">[12:15:09]<text:s/>&lt;</text:span><text:span text:style-name="T392_2">jelmer</text:span><text:span text:style-name="T392_3">&gt;<text:s/></text:span><text:span text:style-name="T392_4">who</text:span><text:span text:style-name="T392_5"><text:s/></text:span><text:span text:style-name="T392_6">are</text:span><text:span text:style-name="T392_7"><text:s/></text:span><text:span text:style-name="T392_8">going</text:span><text:span text:style-name="T392_9"><text:s/></text:span><text:span text:style-name="T392_10">to</text:span><text:span text:style-name="T392_11"><text:s/></text:span><text:span text:style-name="T392_12">be</text:span><text:span text:style-name="T392_13"><text:s/></text:span><text:span text:style-name="T392_14">early</text:span><text:span text:style-name="T392_15"><text:s/></text:span><text:span text:style-name="T392_16">adopters</text:span><text:span text:style-name="T392_17">?<text:s/></text:span><text:span text:style-name="T392_18">testtools</text:span><text:span text:style-name="T392_19">?</text:span></text:p>
      <text:p text:style-name="P393"><text:span text:style-name="T393_1">[12:21:20]<text:s/>&lt;</text:span><text:span text:style-name="T393_2">jml</text:span><text:span text:style-name="T393_3">&gt;<text:s/></text:span><text:span text:style-name="T393_4">I</text:span><text:span text:style-name="T393_5"><text:s/></text:span><text:span text:style-name="T393_6">guess</text:span><text:span text:style-name="T393_7">.<text:s/></text:span></text:p>
      <text:p text:style-name="P394"/>
      <text:p text:style-name="P395"/>
      <text:p text:style-name="P396"><text:span text:style-name="T396_1">mbp</text:span><text:span text:style-name="T396_2"><text:s/></text:span><text:span text:style-name="T396_3">says</text:span><text:span text:style-name="T396_4">:</text:span></text:p>
      <text:p text:style-name="P397"><text:span text:style-name="T397_1">Some</text:span><text:span text:style-name="T397_2"><text:s/></text:span><text:span text:style-name="T397_3">of</text:span><text:span text:style-name="T397_4"><text:s/></text:span><text:span text:style-name="T397_5">the</text:span><text:span text:style-name="T397_6"><text:s/></text:span><text:span text:style-name="T397_7">Launchpad</text:span><text:span text:style-name="T397_8"><text:s/></text:span><text:span text:style-name="T397_9">bug</text:span><text:span text:style-name="T397_10"><text:s/></text:span><text:span text:style-name="T397_11">tracker</text:span><text:span text:style-name="T397_12"><text:s/></text:span><text:span text:style-name="T397_13">and</text:span><text:span text:style-name="T397_14"><text:s/></text:span><text:span text:style-name="T397_15">the</text:span><text:span text:style-name="T397_16"><text:s/></text:span><text:span text:style-name="T397_17">Ubuntu</text:span><text:span text:style-name="T397_18"><text:s/></text:span><text:span text:style-name="T397_19">crash</text:span><text:span text:style-name="T397_20"><text:s/></text:span><text:span text:style-name="T397_21">tracker</text:span><text:span text:style-name="T397_22"><text:s/></text:span><text:span text:style-name="T397_23">help</text:span><text:span text:style-name="T397_24"><text:s/></text:span><text:span text:style-name="T397_25">of</text:span><text:span text:style-name="T397_26"><text:s/></text:span><text:span text:style-name="T397_27">this</text:span><text:span text:style-name="T397_28">,<text:s/></text:span><text:span text:style-name="T397_29">but</text:span><text:span text:style-name="T397_30"><text:s/></text:span><text:span text:style-name="T397_31">I</text:span><text:span text:style-name="T397_32"><text:s/></text:span><text:span text:style-name="T397_33">would</text:span><text:span text:style-name="T397_34"><text:s/></text:span><text:span text:style-name="T397_35">like</text:span><text:span text:style-name="T397_36"><text:s/></text:span><text:span text:style-name="T397_37">to</text:span><text:span text:style-name="T397_38"><text:s/></text:span><text:span text:style-name="T397_39">see</text:span><text:span text:style-name="T397_40"><text:s/></text:span><text:span text:style-name="T397_41">much</text:span><text:span text:style-name="T397_42"><text:s/></text:span><text:span text:style-name="T397_43">more</text:span><text:span text:style-name="T397_44"><text:s/></text:span><text:span text:style-name="T397_45">done</text:span><text:span text:style-name="T397_46"><text:s/></text:span><text:span text:style-name="T397_47">in</text:span><text:span text:style-name="T397_48"><text:s/></text:span><text:span text:style-name="T397_49">open</text:span><text:span text:style-name="T397_50"><text:s/></text:span><text:span text:style-name="T397_51">source</text:span><text:span text:style-name="T397_52"><text:s/></text:span><text:span text:style-name="T397_53">bug</text:span><text:span text:style-name="T397_54"><text:s/></text:span><text:span text:style-name="T397_55">trackers</text:span><text:span text:style-name="T397_56"><text:s/></text:span><text:span text:style-name="T397_57">towards</text:span><text:span text:style-name="T397_58"><text:s/></text:span><text:span text:style-name="T397_59">this</text:span><text:span text:style-name="T397_60">:</text:span></text:p>
      <text:p text:style-name="P398"/>
      <text:p text:style-name="P399"><text:span text:style-name="T399_1">-<text:s/></text:span><text:span text:style-name="T399_2">default</text:span><text:span text:style-name="T399_3"><text:s/></text:span><text:span text:style-name="T399_4">towards</text:span><text:span text:style-name="T399_5"><text:s/></text:span><text:span text:style-name="T399_6">doing</text:span><text:span text:style-name="T399_7"><text:s/></text:span><text:span text:style-name="T399_8">nothing</text:span><text:span text:style-name="T399_9">.</text:span></text:p>
      <text:p text:style-name="P400"><text:span text:style-name="T400_1">-<text:s/></text:span><text:span text:style-name="T400_2"><office:annotation><dc:creator/><text:p text:style-name="P401"><text:span text:style-name="T401_1">robertc</text:span><text:span text:style-name="T401_2">:</text:span></text:p><text:p text:style-name="P402"><text:span text:style-name="T402_1">I</text:span><text:span text:style-name="T402_2"><text:s/></text:span><text:span text:style-name="T402_3">think</text:span><text:span text:style-name="T402_4"><text:s/></text:span><text:span text:style-name="T402_5">triage</text:span><text:span text:style-name="T402_6"><text:s/></text:span><text:span text:style-name="T402_7">as</text:span><text:span text:style-name="T402_8"><text:s/></text:span><text:span text:style-name="T402_9">Launchpad</text:span><text:span text:style-name="T402_10"><text:s/></text:span><text:span text:style-name="T402_11">does</text:span><text:span text:style-name="T402_12"><text:s/></text:span><text:span text:style-name="T402_13">it</text:span><text:span text:style-name="T402_14"><text:s/></text:span><text:span text:style-name="T402_15">now</text:span><text:span text:style-name="T402_16"><text:s/></text:span><text:span text:style-name="T402_17">is</text:span><text:span text:style-name="T402_18"><text:s/></text:span><text:span text:style-name="T402_19">useful</text:span><text:span text:style-name="T402_20">,<text:s/></text:span><text:span text:style-name="T402_21">not</text:span><text:span text:style-name="T402_22"><text:s/></text:span><text:span text:style-name="T402_23">as</text:span><text:span text:style-name="T402_24"><text:s/></text:span><text:span text:style-name="T402_25">Ubuntu</text:span><text:span text:style-name="T402_26"><text:s/></text:span><text:span text:style-name="T402_27">does</text:span><text:span text:style-name="T402_28"><text:s/></text:span><text:span text:style-name="T402_29">it</text:span><text:span text:style-name="T402_30">.<text:s/>[</text:span><text:span text:style-name="T402_31">which</text:span><text:span text:style-name="T402_32"><text:s/></text:span><text:span text:style-name="T402_33">is</text:span><text:span text:style-name="T402_34"><text:s/></text:span><text:span text:style-name="T402_35">to</text:span><text:span text:style-name="T402_36"><text:s/></text:span><text:span text:style-name="T402_37">say</text:span><text:span text:style-name="T402_38">,<text:s/></text:span><text:span text:style-name="T402_39">encourage</text:span><text:span text:style-name="T402_40"><text:s/></text:span><text:span text:style-name="T402_41">devs</text:span><text:span text:style-name="T402_42"><text:s/></text:span><text:span text:style-name="T402_43">to</text:span><text:span text:style-name="T402_44"><text:s/></text:span><text:span text:style-name="T402_45">look</text:span><text:span text:style-name="T402_46"><text:s/></text:span><text:span text:style-name="T402_47">briefly</text:span><text:span text:style-name="T402_48"><text:s/></text:span><text:span text:style-name="T402_49">at</text:span><text:span text:style-name="T402_50"><text:s/></text:span><text:span text:style-name="T402_51">all</text:span><text:span text:style-name="T402_52"><text:s/></text:span><text:span text:style-name="T402_53">reports</text:span><text:span text:style-name="T402_54"><text:s/></text:span><text:span text:style-name="T402_55">to</text:span><text:span text:style-name="T402_56"><text:s/></text:span><text:span text:style-name="T402_57">identify</text:span><text:span text:style-name="T402_58"><text:s/></text:span><text:span text:style-name="T402_59">zomg</text:span><text:span text:style-name="T402_60"><text:s/></text:span><text:span text:style-name="T402_61">things</text:span><text:span text:style-name="T402_62">].</text:span></text:p><text:p text:style-name="P403"><text:span text:style-name="T403_1">Martin</text:span><text:span text:style-name="T403_2"><text:s/></text:span><text:span text:style-name="T403_3">Pool</text:span><text:span text:style-name="T403_4">:</text:span></text:p><text:p text:style-name="P404"><text:span text:style-name="T404_1">I</text:span><text:span text:style-name="T404_2"><text:s/></text:span><text:span text:style-name="T404_3">think</text:span><text:span text:style-name="T404_4"><text:s/></text:span><text:span text:style-name="T404_5">it</text:span><text:span text:style-name="T404_6"><text:s/></text:span><text:span text:style-name="T404_7">makes</text:span><text:span text:style-name="T404_8"><text:s/></text:span><text:span text:style-name="T404_9">some</text:span><text:span text:style-name="T404_10"><text:s/></text:span><text:span text:style-name="T404_11">sense</text:span><text:span text:style-name="T404_12"><text:s/></text:span><text:span text:style-name="T404_13">to</text:span><text:span text:style-name="T404_14"><text:s/></text:span><text:span text:style-name="T404_15">look</text:span><text:span text:style-name="T404_16"><text:s/></text:span><text:span text:style-name="T404_17">at</text:span><text:span text:style-name="T404_18"><text:s/></text:span><text:span text:style-name="T404_19">every</text:span><text:span text:style-name="T404_20"><text:s/></text:span><text:span text:style-name="T404_21">bug</text:span><text:span text:style-name="T404_22"><text:s/></text:span><text:span text:style-name="T404_23">briefly</text:span><text:span text:style-name="T404_24"><text:s/></text:span><text:span text:style-name="T404_25">to</text:span><text:span text:style-name="T404_26"><text:s/></text:span><text:span text:style-name="T404_27">decide</text:span><text:span text:style-name="T404_28"><text:s/></text:span><text:span text:style-name="T404_29">whether</text:span><text:span text:style-name="T404_30"><text:s/></text:span><text:span text:style-name="T404_31">you</text:span><text:span text:style-name="T404_32">'</text:span><text:span text:style-name="T404_33">re</text:span><text:span text:style-name="T404_34"><text:s/></text:span><text:span text:style-name="T404_35">going</text:span><text:span text:style-name="T404_36"><text:s/></text:span><text:span text:style-name="T404_37">to</text:span><text:span text:style-name="T404_38"><text:s/></text:span><text:span text:style-name="T404_39">do</text:span><text:span text:style-name="T404_40"><text:s/></text:span><text:span text:style-name="T404_41">anything</text:span><text:span text:style-name="T404_42"><text:s/></text:span><text:span text:style-name="T404_43">or</text:span><text:span text:style-name="T404_44"><text:s/></text:span><text:span text:style-name="T404_45">not</text:span><text:span text:style-name="T404_46">.<text:s text:c="2"/></text:span><text:span text:style-name="T404_47">It</text:span><text:span text:style-name="T404_48"><text:s/></text:span><text:span text:style-name="T404_49">is</text:span><text:span text:style-name="T404_50"><text:s/></text:span><text:span text:style-name="T404_51">also</text:span><text:span text:style-name="T404_52"><text:s/></text:span><text:span text:style-name="T404_53">nice</text:span><text:span text:style-name="T404_54"><text:s/></text:span><text:span text:style-name="T404_55">for</text:span><text:span text:style-name="T404_56"><text:s/></text:span><text:span text:style-name="T404_57">users</text:span><text:span text:style-name="T404_58"><text:s/></text:span><text:span text:style-name="T404_59">to</text:span><text:span text:style-name="T404_60"><text:s/></text:span><text:span text:style-name="T404_61">get</text:span><text:span text:style-name="T404_62"><text:s/></text:span><text:span text:style-name="T404_63">a</text:span><text:span text:style-name="T404_64"><text:s/></text:span><text:span text:style-name="T404_65">definitive</text:span><text:span text:style-name="T404_66"><text:s/></text:span><text:span text:style-name="T404_67">answer</text:span><text:span text:style-name="T404_68"><text:s/></text:span><text:span text:style-name="T404_69">whether</text:span><text:span text:style-name="T404_70"><text:s/></text:span><text:span text:style-name="T404_71">their</text:span><text:span text:style-name="T404_72"><text:s/></text:span><text:span text:style-name="T404_73">bug</text:span><text:span text:style-name="T404_74"><text:s/></text:span><text:span text:style-name="T404_75">will</text:span><text:span text:style-name="T404_76"><text:s/></text:span><text:span text:style-name="T404_77">be</text:span><text:span text:style-name="T404_78"><text:s/></text:span><text:span text:style-name="T404_79">worked</text:span><text:span text:style-name="T404_80"><text:s/></text:span><text:span text:style-name="T404_81">or</text:span><text:span text:style-name="T404_82"><text:s/></text:span><text:span text:style-name="T404_83">not</text:span><text:span text:style-name="T404_84">.</text:span></text:p><text:p text:style-name="P405"/><text:p text:style-name="P406"><text:span text:style-name="T406_1">But</text:span><text:span text:style-name="T406_2"><text:s/></text:span><text:span text:style-name="T406_3">the</text:span><text:span text:style-name="T406_4"><text:s/></text:span><text:span text:style-name="T406_5">cost</text:span><text:span text:style-name="T406_6"><text:s/></text:span><text:span text:style-name="T406_7">per</text:span><text:span text:style-name="T406_8"><text:s/></text:span><text:span text:style-name="T406_9">bug</text:span><text:span text:style-name="T406_10"><text:s/></text:span><text:span text:style-name="T406_11">must</text:span><text:span text:style-name="T406_12"><text:s/></text:span><text:span text:style-name="T406_13">be</text:span><text:span text:style-name="T406_14"><text:s/></text:span><text:span text:style-name="T406_15">low</text:span><text:span text:style-name="T406_16">.<text:s text:c="2"/></text:span><text:span text:style-name="T406_17">That</text:span><text:span text:style-name="T406_18"><text:s/></text:span><text:span text:style-name="T406_19">implies</text:span><text:span text:style-name="T406_20">:</text:span></text:p><text:p text:style-name="P407"/><text:p text:style-name="P408"><text:span text:style-name="T408_1">-<text:s/></text:span><text:span text:style-name="T408_2">project</text:span><text:span text:style-name="T408_3"><text:s/></text:span><text:span text:style-name="T408_4">rules</text:span><text:span text:style-name="T408_5">/</text:span><text:span text:style-name="T408_6">habits</text:span><text:span text:style-name="T408_7"><text:s/></text:span><text:span text:style-name="T408_8">for</text:span><text:span text:style-name="T408_9"><text:s/></text:span><text:span text:style-name="T408_10">bug</text:span><text:span text:style-name="T408_11"><text:s/></text:span><text:span text:style-name="T408_12">triage</text:span><text:span text:style-name="T408_13"><text:s/></text:span><text:span text:style-name="T408_14">must</text:span><text:span text:style-name="T408_15"><text:s/></text:span><text:span text:style-name="T408_16">allow</text:span><text:span text:style-name="T408_17"><text:s/></text:span><text:span text:style-name="T408_18">a</text:span><text:span text:style-name="T408_19"><text:s/></text:span><text:span text:style-name="T408_20">quick</text:span><text:span text:style-name="T408_21"><text:s/></text:span><text:span text:style-name="T408_22">and</text:span><text:span text:style-name="T408_23"><text:s/>(</text:span><text:span text:style-name="T408_24">normally</text:span><text:span text:style-name="T408_25">)<text:s/></text:span><text:span text:style-name="T408_26">final</text:span><text:span text:style-name="T408_27"><text:s/></text:span><text:span text:style-name="T408_28">decision</text:span><text:span text:style-name="T408_29"><text:s/></text:span><text:span text:style-name="T408_30">about</text:span><text:span text:style-name="T408_31"><text:s/></text:span><text:span text:style-name="T408_32">whether</text:span><text:span text:style-name="T408_33"><text:s/></text:span><text:span text:style-name="T408_34">to</text:span><text:span text:style-name="T408_35"><text:s/></text:span><text:span text:style-name="T408_36">do</text:span><text:span text:style-name="T408_37"><text:s/></text:span><text:span text:style-name="T408_38">any</text:span><text:span text:style-name="T408_39"><text:s/></text:span><text:span text:style-name="T408_40">further</text:span><text:span text:style-name="T408_41"><text:s/></text:span><text:span text:style-name="T408_42">work</text:span><text:span text:style-name="T408_43"><text:s/></text:span><text:span text:style-name="T408_44">on</text:span><text:span text:style-name="T408_45"><text:s/></text:span><text:span text:style-name="T408_46">the</text:span><text:span text:style-name="T408_47"><text:s/></text:span><text:span text:style-name="T408_48">bug</text:span></text:p><text:p text:style-name="P409"/><text:p text:style-name="P410"><text:span text:style-name="T410_1">-<text:s/></text:span><text:span text:style-name="T410_2">the</text:span><text:span text:style-name="T410_3"><text:s/></text:span><text:span text:style-name="T410_4">information</text:span><text:span text:style-name="T410_5"><text:s/></text:span><text:span text:style-name="T410_6">to</text:span><text:span text:style-name="T410_7"><text:s/></text:span><text:span text:style-name="T410_8">do</text:span><text:span text:style-name="T410_9"><text:s/></text:span><text:span text:style-name="T410_10">this</text:span><text:span text:style-name="T410_11"><text:s/></text:span><text:span text:style-name="T410_12">should</text:span><text:span text:style-name="T410_13"><text:s/></text:span><text:span text:style-name="T410_14">be</text:span><text:span text:style-name="T410_15"><text:s/></text:span><text:span text:style-name="T410_16">on</text:span><text:span text:style-name="T410_17"><text:s/></text:span><text:span text:style-name="T410_18">a</text:span><text:span text:style-name="T410_19"><text:s/></text:span><text:span text:style-name="T410_20">single</text:span><text:span text:style-name="T410_21"><text:s/></text:span><text:span text:style-name="T410_22">screen</text:span><text:span text:style-name="T410_23"><text:s/></text:span><text:span text:style-name="T410_24">in</text:span><text:span text:style-name="T410_25"><text:s/></text:span><text:span text:style-name="T410_26">the</text:span><text:span text:style-name="T410_27"><text:s/></text:span><text:span text:style-name="T410_28">bug</text:span><text:span text:style-name="T410_29"><text:s/></text:span><text:span text:style-name="T410_30">tracker</text:span></text:p><text:p text:style-name="P411"/><text:p text:style-name="P412"><text:span text:style-name="T412_1">-<text:s/></text:span><text:span text:style-name="T412_2">expressing</text:span><text:span text:style-name="T412_3"><text:s/></text:span><text:span text:style-name="T412_4">this</text:span><text:span text:style-name="T412_5"><text:s/></text:span><text:span text:style-name="T412_6">in</text:span><text:span text:style-name="T412_7"><text:s/></text:span><text:span text:style-name="T412_8">the</text:span><text:span text:style-name="T412_9"><text:s/></text:span><text:span text:style-name="T412_10">bug</text:span><text:span text:style-name="T412_11"><text:s/></text:span><text:span text:style-name="T412_12">tracker</text:span><text:span text:style-name="T412_13"><text:s/></text:span><text:span text:style-name="T412_14">ought</text:span><text:span text:style-name="T412_15"><text:s/></text:span><text:span text:style-name="T412_16">to</text:span><text:span text:style-name="T412_17"><text:s/></text:span><text:span text:style-name="T412_18">be</text:span><text:span text:style-name="T412_19"><text:s/></text:span><text:span text:style-name="T412_20">very</text:span><text:span text:style-name="T412_21"><text:s/></text:span><text:span text:style-name="T412_22">quick</text:span><text:span text:style-name="T412_23"><text:s/>(</text:span><text:span text:style-name="T412_24">ideally</text:span><text:span text:style-name="T412_25"><text:s/></text:span><text:span text:style-name="T412_26">one</text:span><text:span text:style-name="T412_27"><text:s/></text:span><text:span text:style-name="T412_28">click</text:span><text:span text:style-name="T412_29"><text:s/></text:span><text:span text:style-name="T412_30">or</text:span><text:span text:style-name="T412_31"><text:s/></text:span><text:span text:style-name="T412_32">keypress</text:span><text:span text:style-name="T412_33"><text:s/></text:span><text:span text:style-name="T412_34">to</text:span><text:span text:style-name="T412_35"><text:s/></text:span><text:span text:style-name="T412_36">deal</text:span><text:span text:style-name="T412_37"><text:s/></text:span><text:span text:style-name="T412_38">with</text:span><text:span text:style-name="T412_39"><text:s/></text:span><text:span text:style-name="T412_40">the</text:span><text:span text:style-name="T412_41"><text:s/></text:span><text:span text:style-name="T412_42">bug</text:span><text:span text:style-name="T412_43"><text:s/></text:span><text:span text:style-name="T412_44">and</text:span><text:span text:style-name="T412_45"><text:s/></text:span><text:span text:style-name="T412_46">move</text:span><text:span text:style-name="T412_47"><text:s/></text:span><text:span text:style-name="T412_48">to</text:span><text:span text:style-name="T412_49"><text:s/></text:span><text:span text:style-name="T412_50">the</text:span><text:span text:style-name="T412_51"><text:s/></text:span><text:span text:style-name="T412_52">next</text:span><text:span text:style-name="T412_53">,<text:s/></text:span><text:span text:style-name="T412_54">and</text:span><text:span text:style-name="T412_55"><text:s/></text:span><text:span text:style-name="T412_56">of</text:span><text:span text:style-name="T412_57"><text:s/></text:span><text:span text:style-name="T412_58">course</text:span><text:span text:style-name="T412_59"><text:s/>&lt;100</text:span><text:span text:style-name="T412_60">ms</text:span><text:span text:style-name="T412_61"><text:s/></text:span><text:span text:style-name="T412_62">load</text:span><text:span text:style-name="T412_63"><text:s/></text:span><text:span text:style-name="T412_64">time</text:span><text:span text:style-name="T412_65">)</text:span></text:p><text:p text:style-name="P413"/><text:p text:style-name="P414"><text:span text:style-name="T414_1">If</text:span><text:span text:style-name="T414_2"><text:s/></text:span><text:span text:style-name="T414_3">you</text:span><text:span text:style-name="T414_4"><text:s/></text:span><text:span text:style-name="T414_5">spend</text:span><text:span text:style-name="T414_6"><text:s/></text:span><text:span text:style-name="T414_7">substantial</text:span><text:span text:style-name="T414_8"><text:s/></text:span><text:span text:style-name="T414_9">time</text:span><text:span text:style-name="T414_10"><text:s/></text:span><text:span text:style-name="T414_11">investigating</text:span><text:span text:style-name="T414_12"><text:s/></text:span><text:span text:style-name="T414_13">a</text:span><text:span text:style-name="T414_14"><text:s/></text:span><text:span text:style-name="T414_15">bug</text:span><text:span text:style-name="T414_16"><text:s/></text:span><text:span text:style-name="T414_17">in</text:span><text:span text:style-name="T414_18"><text:s/></text:span><text:span text:style-name="T414_19">the</text:span><text:span text:style-name="T414_20"><text:s/>~90%<text:s/></text:span><text:span text:style-name="T414_21">of</text:span><text:span text:style-name="T414_22"><text:s/></text:span><text:span text:style-name="T414_23">bugs</text:span><text:span text:style-name="T414_24"><text:s/></text:span><text:span text:style-name="T414_25">that</text:span><text:span text:style-name="T414_26"><text:s/></text:span><text:span text:style-name="T414_27">won</text:span><text:span text:style-name="T414_28">'</text:span><text:span text:style-name="T414_29">t</text:span><text:span text:style-name="T414_30"><text:s/></text:span><text:span text:style-name="T414_31">get</text:span><text:span text:style-name="T414_32"><text:s/></text:span><text:span text:style-name="T414_33">fixed</text:span><text:span text:style-name="T414_34">,<text:s/></text:span><text:span text:style-name="T414_35">that</text:span><text:span text:style-name="T414_36"><text:s/></text:span><text:span text:style-name="T414_37">can</text:span><text:span text:style-name="T414_38"><text:s/></text:span><text:span text:style-name="T414_39">add</text:span><text:span text:style-name="T414_40"><text:s/></text:span><text:span text:style-name="T414_41">up</text:span><text:span text:style-name="T414_42"><text:s/></text:span><text:span text:style-name="T414_43">to</text:span><text:span text:style-name="T414_44"><text:s/></text:span><text:span text:style-name="T414_45">a</text:span><text:span text:style-name="T414_46"><text:s/></text:span><text:span text:style-name="T414_47">substantial</text:span><text:span text:style-name="T414_48"><text:s/></text:span><text:span text:style-name="T414_49">amount</text:span><text:span text:style-name="T414_50"><text:s/></text:span><text:span text:style-name="T414_51">of</text:span><text:span text:style-name="T414_52"><text:s/></text:span><text:span text:style-name="T414_53">wasted</text:span><text:span text:style-name="T414_54"><text:s/></text:span><text:span text:style-name="T414_55">work</text:span><text:span text:style-name="T414_56">.</text:span></text:p><text:p text:style-name="P415"><text:span text:style-name="T415_1">robertc</text:span><text:span text:style-name="T415_2">:</text:span></text:p><text:p text:style-name="P416"><text:span text:style-name="T416_1">I</text:span><text:span text:style-name="T416_2"><text:s/></text:span><text:span text:style-name="T416_3">do</text:span><text:span text:style-name="T416_4"><text:s/></text:span><text:span text:style-name="T416_5">agree</text:span><text:span text:style-name="T416_6"><text:s/></text:span><text:span text:style-name="T416_7">that</text:span><text:span text:style-name="T416_8"><text:s/></text:span><text:span text:style-name="T416_9">you</text:span><text:span text:style-name="T416_10"><text:s/></text:span><text:span text:style-name="T416_11">can</text:span><text:span text:style-name="T416_12"><text:s/></text:span><text:span text:style-name="T416_13">easily</text:span><text:span text:style-name="T416_14"><text:s/></text:span><text:span text:style-name="T416_15">create</text:span><text:span text:style-name="T416_16"><text:s/></text:span><text:span text:style-name="T416_17">a</text:span><text:span text:style-name="T416_18"><text:s/></text:span><text:span text:style-name="T416_19">lot</text:span><text:span text:style-name="T416_20"><text:s/></text:span><text:span text:style-name="T416_21">of</text:span><text:span text:style-name="T416_22"><text:s/></text:span><text:span text:style-name="T416_23">waste</text:span><text:span text:style-name="T416_24">.<text:s/></text:span><text:span text:style-name="T416_25">I</text:span><text:span text:style-name="T416_26"><text:s/></text:span><text:span text:style-name="T416_27">think</text:span><text:span text:style-name="T416_28"><text:s/></text:span><text:span text:style-name="T416_29">its</text:span><text:span text:style-name="T416_30"><text:s/></text:span><text:span text:style-name="T416_31">a</text:span><text:span text:style-name="T416_32"><text:s/></text:span><text:span text:style-name="T416_33">mistake</text:span><text:span text:style-name="T416_34"><text:s/></text:span><text:span text:style-name="T416_35">to</text:span><text:span text:style-name="T416_36"><text:s/></text:span><text:span text:style-name="T416_37">focus</text:span><text:span text:style-name="T416_38"><text:s/></text:span><text:span text:style-name="T416_39">too</text:span><text:span text:style-name="T416_40"><text:s/></text:span><text:span text:style-name="T416_41">much</text:span><text:span text:style-name="T416_42"><text:s/></text:span><text:span text:style-name="T416_43">on</text:span><text:span text:style-name="T416_44"><text:s/></text:span><text:span text:style-name="T416_45">what</text:span><text:span text:style-name="T416_46"><text:s/></text:span><text:span text:style-name="T416_47">devs</text:span><text:span text:style-name="T416_48"><text:s/></text:span><text:span text:style-name="T416_49">need</text:span><text:span text:style-name="T416_50"><text:s/></text:span><text:span text:style-name="T416_51">to</text:span><text:span text:style-name="T416_52"><text:s/></text:span><text:span text:style-name="T416_53">do</text:span><text:span text:style-name="T416_54"><text:s/></text:span><text:span text:style-name="T416_55">in</text:span><text:span text:style-name="T416_56"><text:s/></text:span><text:span text:style-name="T416_57">assessing</text:span><text:span text:style-name="T416_58"><text:s/></text:span><text:span text:style-name="T416_59">waste</text:span><text:span text:style-name="T416_60"><text:s/></text:span><text:span text:style-name="T416_61">though</text:span><text:span text:style-name="T416_62">:<text:s/></text:span><text:span text:style-name="T416_63">equally</text:span><text:span text:style-name="T416_64"><text:s/></text:span><text:span text:style-name="T416_65">what</text:span><text:span text:style-name="T416_66"><text:s/></text:span><text:span text:style-name="T416_67">users</text:span><text:span text:style-name="T416_68"><text:s/></text:span><text:span text:style-name="T416_69">are</text:span><text:span text:style-name="T416_70"><text:s/></text:span><text:span text:style-name="T416_71">doing</text:span><text:span text:style-name="T416_72"><text:s/></text:span><text:span text:style-name="T416_73">by</text:span><text:span text:style-name="T416_74"><text:s/></text:span><text:span text:style-name="T416_75">filing</text:span><text:span text:style-name="T416_76"><text:s/></text:span><text:span text:style-name="T416_77">bugs</text:span><text:span text:style-name="T416_78"><text:s/></text:span><text:span text:style-name="T416_79">is</text:span><text:span text:style-name="T416_80"><text:s/></text:span><text:span text:style-name="T416_81">contributing</text:span><text:span text:style-name="T416_82"><text:s/></text:span><text:span text:style-name="T416_83">effort</text:span><text:span text:style-name="T416_84"><text:s/></text:span><text:span text:style-name="T416_85">too</text:span><text:span text:style-name="T416_86">,<text:s/></text:span><text:span text:style-name="T416_87">and</text:span><text:span text:style-name="T416_88"><text:s/></text:span><text:span text:style-name="T416_89">that</text:span><text:span text:style-name="T416_90"><text:s/></text:span><text:span text:style-name="T416_91">should</text:span><text:span text:style-name="T416_92"><text:s/></text:span><text:span text:style-name="T416_93">be</text:span><text:span text:style-name="T416_94"><text:s/></text:span><text:span text:style-name="T416_95">respected</text:span><text:span text:style-name="T416_96"><text:s/></text:span><text:span text:style-name="T416_97">much</text:span><text:span text:style-name="T416_98"><text:s/></text:span><text:span text:style-name="T416_99">as</text:span><text:span text:style-name="T416_100"><text:s/></text:span><text:span text:style-name="T416_101">we</text:span><text:span text:style-name="T416_102"><text:s/></text:span><text:span text:style-name="T416_103">respect</text:span><text:span text:style-name="T416_104"><text:s/></text:span><text:span text:style-name="T416_105">developer</text:span><text:span text:style-name="T416_106"><text:s/></text:span><text:span text:style-name="T416_107">effort</text:span><text:span text:style-name="T416_108">.<text:s/></text:span><text:span text:style-name="T416_109">When</text:span><text:span text:style-name="T416_110"><text:s/></text:span><text:span text:style-name="T416_111">the</text:span><text:span text:style-name="T416_112"><text:s/></text:span><text:span text:style-name="T416_113">supply</text:span><text:span text:style-name="T416_114"><text:s/></text:span><text:span text:style-name="T416_115">of</text:span><text:span text:style-name="T416_116"><text:s/></text:span><text:span text:style-name="T416_117">those</text:span><text:span text:style-name="T416_118"><text:s/></text:span><text:span text:style-name="T416_119">things</text:span><text:span text:style-name="T416_120"><text:s/></text:span><text:span text:style-name="T416_121">is</text:span><text:span text:style-name="T416_122"><text:s/></text:span><text:span text:style-name="T416_123">asymmetric</text:span><text:span text:style-name="T416_124">,<text:s/></text:span><text:span text:style-name="T416_125">we</text:span><text:span text:style-name="T416_126"><text:s/></text:span><text:span text:style-name="T416_127">may</text:span><text:span text:style-name="T416_128"><text:s/></text:span><text:span text:style-name="T416_129">need</text:span><text:span text:style-name="T416_130"><text:s/></text:span><text:span text:style-name="T416_131">to</text:span><text:span text:style-name="T416_132"><text:s/></text:span><text:span text:style-name="T416_133">limit</text:span><text:span text:style-name="T416_134"><text:s/></text:span><text:span text:style-name="T416_135">either</text:span><text:span text:style-name="T416_136"><text:s/></text:span><text:span text:style-name="T416_137">supply</text:span><text:span text:style-name="T416_138"><text:s/></text:span><text:span text:style-name="T416_139">of</text:span><text:span text:style-name="T416_140"><text:s/></text:span><text:span text:style-name="T416_141">work</text:span><text:span text:style-name="T416_142">-</text:span><text:span text:style-name="T416_143">for</text:span><text:span text:style-name="T416_144">-</text:span><text:span text:style-name="T416_145">devs</text:span><text:span text:style-name="T416_146">,<text:s/></text:span><text:span text:style-name="T416_147">or</text:span><text:span text:style-name="T416_148"><text:s/></text:span><text:span text:style-name="T416_149">effort</text:span><text:span text:style-name="T416_150"><text:s/></text:span><text:span text:style-name="T416_151">by</text:span><text:span text:style-name="T416_152"><text:s/></text:span><text:span text:style-name="T416_153">devs</text:span><text:span text:style-name="T416_154"><text:s/></text:span><text:span text:style-name="T416_155">per</text:span><text:span text:style-name="T416_156"><text:s/></text:span><text:span text:style-name="T416_157">bug</text:span><text:span text:style-name="T416_158">.</text:span></text:p><text:p text:style-name="P417"><text:span text:style-name="T417_1">Martin</text:span><text:span text:style-name="T417_2"><text:s/></text:span><text:span text:style-name="T417_3">Pool</text:span><text:span text:style-name="T417_4">:</text:span></text:p><text:p text:style-name="P418"><text:span text:style-name="T418_1">Oh</text:span><text:span text:style-name="T418_2">,<text:s/></text:span><text:span text:style-name="T418_3">I</text:span><text:span text:style-name="T418_4"><text:s/></text:span><text:span text:style-name="T418_5">certainly</text:span><text:span text:style-name="T418_6"><text:s/></text:span><text:span text:style-name="T418_7">agree</text:span><text:span text:style-name="T418_8"><text:s/></text:span><text:span text:style-name="T418_9">this</text:span><text:span text:style-name="T418_10"><text:s/></text:span><text:span text:style-name="T418_11">can</text:span><text:span text:style-name="T418_12"><text:s/></text:span><text:span text:style-name="T418_13">waste</text:span><text:span text:style-name="T418_14"><text:s/></text:span><text:span text:style-name="T418_15">user</text:span><text:span text:style-name="T418_16"><text:s/></text:span><text:span text:style-name="T418_17">time</text:span><text:span text:style-name="T418_18"><text:s/>-<text:s/></text:span><text:span text:style-name="T418_19">and</text:span><text:span text:style-name="T418_20"><text:s/></text:span><text:span text:style-name="T418_21">I</text:span><text:span text:style-name="T418_22"><text:s/></text:span><text:span text:style-name="T418_23">think</text:span><text:span text:style-name="T418_24"><text:s/></text:span><text:span text:style-name="T418_25">that</text:span><text:span text:style-name="T418_26"><text:s/></text:span><text:span text:style-name="T418_27">needs</text:span><text:span text:style-name="T418_28"><text:s/></text:span><text:span text:style-name="T418_29">the</text:span></text:p><text:p text:style-name="P419"><text:span text:style-name="T419_1">same</text:span><text:span text:style-name="T419_2"><text:s/></text:span><text:span text:style-name="T419_3">thing</text:span><text:span text:style-name="T419_4">.<text:s text:c="2"/></text:span><text:span text:style-name="T419_5">Somehow</text:span><text:span text:style-name="T419_6"><text:s/></text:span><text:span text:style-name="T419_7">communicate</text:span><text:span text:style-name="T419_8"><text:s/></text:span><text:span text:style-name="T419_9">to</text:span><text:span text:style-name="T419_10"><text:s/></text:span><text:span text:style-name="T419_11">users</text:span><text:span text:style-name="T419_12"><text:s/></text:span><text:span text:style-name="T419_13">what</text:span><text:span text:style-name="T419_14"><text:s/></text:span><text:span text:style-name="T419_15">kind</text:span><text:span text:style-name="T419_16"><text:s/></text:span><text:span text:style-name="T419_17">of</text:span><text:span text:style-name="T419_18"><text:s/></text:span><text:span text:style-name="T419_19">bug</text:span><text:span text:style-name="T419_20"><text:s/></text:span><text:span text:style-name="T419_21">is</text:span><text:span text:style-name="T419_22"><text:s/></text:span><text:span text:style-name="T419_23">very</text:span><text:span text:style-name="T419_24"><text:s/></text:span><text:span text:style-name="T419_25">unlikely</text:span></text:p><text:p text:style-name="P420"><text:span text:style-name="T420_1">to</text:span><text:span text:style-name="T420_2"><text:s/></text:span><text:span text:style-name="T420_3">every</text:span><text:span text:style-name="T420_4"><text:s/></text:span><text:span text:style-name="T420_5">be</text:span><text:span text:style-name="T420_6"><text:s/></text:span><text:span text:style-name="T420_7">fixed</text:span><text:span text:style-name="T420_8">,<text:s/></text:span><text:span text:style-name="T420_9">so</text:span><text:span text:style-name="T420_10"><text:s/></text:span><text:span text:style-name="T420_11">they</text:span><text:span text:style-name="T420_12"><text:s/></text:span><text:span text:style-name="T420_13">can</text:span><text:span text:style-name="T420_14"><text:s/></text:span><text:span text:style-name="T420_15">avoid</text:span><text:span text:style-name="T420_16"><text:s/></text:span><text:span text:style-name="T420_17">wasting</text:span><text:span text:style-name="T420_18"><text:s/></text:span><text:span text:style-name="T420_19">their</text:span><text:span text:style-name="T420_20"><text:s/></text:span><text:span text:style-name="T420_21">time</text:span><text:span text:style-name="T420_22"><text:s/></text:span><text:span text:style-name="T420_23">filing</text:span><text:span text:style-name="T420_24"><text:s/></text:span><text:span text:style-name="T420_25">it</text:span><text:span text:style-name="T420_26">.<text:s text:c="2"/></text:span><text:span text:style-name="T420_27">I</text:span><text:span text:style-name="T420_28"><text:s/></text:span><text:span text:style-name="T420_29">think</text:span></text:p><text:p text:style-name="P421"><text:span text:style-name="T421_1">tens</text:span><text:span text:style-name="T421_2"><text:s/></text:span><text:span text:style-name="T421_3">of</text:span><text:span text:style-name="T421_4"><text:s/></text:span><text:span text:style-name="T421_5">percent</text:span><text:span text:style-name="T421_6"><text:s/></text:span><text:span text:style-name="T421_7">of</text:span><text:span text:style-name="T421_8"><text:s/></text:span><text:span text:style-name="T421_9">bugs</text:span><text:span text:style-name="T421_10"><text:s/></text:span><text:span text:style-name="T421_11">in</text:span><text:span text:style-name="T421_12"><text:s/></text:span><text:span text:style-name="T421_13">Launchpad</text:span><text:span text:style-name="T421_14"><text:s/></text:span><text:span text:style-name="T421_15">were</text:span><text:span text:style-name="T421_16"><text:s/></text:span><text:span text:style-name="T421_17">a</text:span><text:span text:style-name="T421_18"><text:s/></text:span><text:span text:style-name="T421_19">waste</text:span><text:span text:style-name="T421_20"><text:s/></text:span><text:span text:style-name="T421_21">of</text:span><text:span text:style-name="T421_22"><text:s/></text:span><text:span text:style-name="T421_23">time</text:span><text:span text:style-name="T421_24"><text:s/></text:span><text:span text:style-name="T421_25">to</text:span><text:span text:style-name="T421_26"><text:s/></text:span><text:span text:style-name="T421_27">even</text:span><text:span text:style-name="T421_28"><text:s/></text:span><text:span text:style-name="T421_29">file</text:span><text:span text:style-name="T421_30">.</text:span></text:p></office:annotation></text:span><text:span text:style-name="T421_31">don</text:span><text:span text:style-name="T421_32">'</text:span><text:span text:style-name="T421_33">t</text:span><text:span text:style-name="T421_34"><text:s/></text:span><text:span text:style-name="T421_35">encourage</text:span><text:span text:style-name="T421_36"><text:s/></text:span><text:span text:style-name="T421_37">developers</text:span><text:span text:style-name="T421_38"><text:s/></text:span><text:span text:style-name="T421_39">to</text:span><text:span text:style-name="T421_40"><text:s/></text:span><text:span text:style-name="T421_41">triage</text:span><text:span text:style-name="T421_42"><text:s/></text:span><text:span text:style-name="T421_43">everything</text:span></text:p>
      <text:p text:style-name="P422"><text:span text:style-name="T422_1">-<text:s/></text:span><text:span text:style-name="T422_2">bugs</text:span><text:span text:style-name="T422_3"><text:s/></text:span><text:span text:style-name="T422_4">should</text:span><text:span text:style-name="T422_5"><text:s/></text:span><text:span text:style-name="T422_6">decay</text:span><text:span text:style-name="T422_7"><text:s/></text:span><text:span text:style-name="T422_8">from</text:span><text:span text:style-name="T422_9"><text:s/></text:span><text:span text:style-name="T422_10">view</text:span></text:p>
      <text:p text:style-name="P423"><text:span text:style-name="T423_1">-<text:s/></text:span><text:span text:style-name="T423_2">still</text:span><text:span text:style-name="T423_3"><text:s/></text:span><text:span text:style-name="T423_4">make</text:span><text:span text:style-name="T423_5"><text:s/></text:span><text:span text:style-name="T423_6">it</text:span><text:span text:style-name="T423_7"><text:s/></text:span><text:span text:style-name="T423_8">possible</text:span><text:span text:style-name="T423_9"><text:s/></text:span><text:span text:style-name="T423_10">to</text:span><text:span text:style-name="T423_11"><text:s/></text:span><text:span text:style-name="T423_12">dig</text:span><text:span text:style-name="T423_13"><text:s/></text:span><text:span text:style-name="T423_14">out</text:span><text:span text:style-name="T423_15"><text:s/></text:span><text:span text:style-name="T423_16">old</text:span><text:span text:style-name="T423_17"><text:s/></text:span><text:span text:style-name="T423_18">bugs</text:span></text:p>
      <text:p text:style-name="P424"><text:span text:style-name="T424_1">-<text:s/></text:span><text:span text:style-name="T424_2">good</text:span><text:span text:style-name="T424_3"><text:s/></text:span><text:span text:style-name="T424_4">automatic</text:span><text:span text:style-name="T424_5"><text:s/></text:span><text:span text:style-name="T424_6">dupe</text:span><text:span text:style-name="T424_7">-</text:span><text:span text:style-name="T424_8">finding</text:span><text:span text:style-name="T424_9">,<text:s/></text:span><text:span text:style-name="T424_10">including</text:span><text:span text:style-name="T424_11"><text:s/></text:span><text:span text:style-name="T424_12">retrospectively</text:span><text:span text:style-name="T424_13"><text:s/></text:span><text:span text:style-name="T424_14">or</text:span><text:span text:style-name="T424_15"><text:s/></text:span><text:span text:style-name="T424_16">interactively</text:span><text:span text:style-name="T424_17"><text:s/></text:span><text:span text:style-name="T424_18">hunting</text:span><text:span text:style-name="T424_19"><text:s/></text:span><text:span text:style-name="T424_20">for</text:span><text:span text:style-name="T424_21"><text:s/></text:span><text:span text:style-name="T424_22">dupes</text:span></text:p>
      <text:p text:style-name="P425"><text:span text:style-name="T425_1">-<text:s/></text:span><text:span text:style-name="T425_2">show</text:span><text:span text:style-name="T425_3"><text:s/></text:span><text:span text:style-name="T425_4">an</text:span><text:span text:style-name="T425_5"><text:s/></text:span><text:span text:style-name="T425_6">automatic</text:span><text:span text:style-name="T425_7"><text:s/></text:span><text:span text:style-name="T425_8">estimate</text:span><text:span text:style-name="T425_9"><text:s/></text:span><text:span text:style-name="T425_10">of</text:span><text:span text:style-name="T425_11"><text:s/></text:span><text:span text:style-name="T425_12">the</text:span><text:span text:style-name="T425_13"><text:s/></text:span><text:span text:style-name="T425_14">odds</text:span><text:span text:style-name="T425_15"><text:s/></text:span><text:span text:style-name="T425_16">a</text:span><text:span text:style-name="T425_17"><text:s/></text:span><text:span text:style-name="T425_18">bug</text:span><text:span text:style-name="T425_19"><text:s/></text:span><text:span text:style-name="T425_20">will</text:span><text:span text:style-name="T425_21"><text:s/></text:span><text:span text:style-name="T425_22">be</text:span><text:span text:style-name="T425_23"><text:s/></text:span><text:span text:style-name="T425_24">fixed</text:span></text:p>
      <text:p text:style-name="P426"/>
      <text:p text:style-name="P427"><text:span text:style-name="T427_1">lifeless</text:span><text:span text:style-name="T427_2">:</text:span></text:p>
      <text:p text:style-name="P428"><text:span text:style-name="T428_1">I</text:span><text:span text:style-name="T428_2"><text:s/></text:span><text:span text:style-name="T428_3">spoke</text:span><text:span text:style-name="T428_4"><text:s/></text:span><text:span text:style-name="T428_5">with</text:span><text:span text:style-name="T428_6"><text:s/></text:span><text:span text:style-name="T428_7">stewart</text:span><text:span text:style-name="T428_8"><text:s/></text:span><text:span text:style-name="T428_9">and</text:span><text:span text:style-name="T428_10"><text:s/></text:span><text:span text:style-name="T428_11">devananda</text:span><text:span text:style-name="T428_12"><text:s/></text:span><text:span text:style-name="T428_13">at</text:span><text:span text:style-name="T428_14"><text:s/></text:span><text:span text:style-name="T428_15">LCA</text:span><text:span text:style-name="T428_16"><text:s/></text:span><text:span text:style-name="T428_17">about</text:span><text:span text:style-name="T428_18"><text:s/></text:span><text:span text:style-name="T428_19">this</text:span><text:span text:style-name="T428_20">;<text:s/></text:span><text:span text:style-name="T428_21">they</text:span><text:span text:style-name="T428_22"><text:s/></text:span><text:span text:style-name="T428_23">like</text:span><text:span text:style-name="T428_24"><text:s/></text:span><text:span text:style-name="T428_25">the</text:span><text:span text:style-name="T428_26"><text:s/></text:span><text:span text:style-name="T428_27">basic</text:span><text:span text:style-name="T428_28"><text:s/></text:span><text:span text:style-name="T428_29">idea</text:span><text:span text:style-name="T428_30">.<text:s/></text:span><text:span text:style-name="T428_31">Some</text:span><text:span text:style-name="T428_32"><text:s/></text:span><text:span text:style-name="T428_33">things</text:span><text:span text:style-name="T428_34"><text:s/></text:span><text:span text:style-name="T428_35">from</text:span><text:span text:style-name="T428_36"><text:s/></text:span><text:span text:style-name="T428_37">them</text:span><text:span text:style-name="T428_38">:</text:span></text:p>
      <text:p text:style-name="P429"><text:span text:style-name="T429_1">-<text:s/></text:span><text:span text:style-name="T429_2">releases</text:span><text:span text:style-name="T429_3"><text:s/></text:span><text:span text:style-name="T429_4">and</text:span><text:span text:style-name="T429_5"><text:s/></text:span><text:span text:style-name="T429_6">backports</text:span><text:span text:style-name="T429_7"><text:s/></text:span><text:span text:style-name="T429_8">do</text:span><text:span text:style-name="T429_9"><text:s/></text:span><text:span text:style-name="T429_10">matter</text:span></text:p>
      <text:p text:style-name="P430"><text:span text:style-name="T430_1">-<text:s/></text:span><text:span text:style-name="T430_2">very</text:span><text:span text:style-name="T430_3"><text:s/></text:span><text:span text:style-name="T430_4">interested</text:span><text:span text:style-name="T430_5"><text:s/></text:span><text:span text:style-name="T430_6">in</text:span><text:span text:style-name="T430_7"><text:s/></text:span><text:span text:style-name="T430_8">being</text:span><text:span text:style-name="T430_9"><text:s/></text:span><text:span text:style-name="T430_10">able</text:span><text:span text:style-name="T430_11"><text:s/></text:span><text:span text:style-name="T430_12">to</text:span><text:span text:style-name="T430_13"><text:s/></text:span><text:span text:style-name="T430_14">handle</text:span><text:span text:style-name="T430_15"><text:s/></text:span><text:span text:style-name="T430_16">crashdumps</text:span><text:span text:style-name="T430_17">.</text:span></text:p>
      <text:p text:style-name="P431"><text:span text:style-name="T431_1">-<text:s/></text:span><text:span text:style-name="T431_2">we</text:span><text:span text:style-name="T431_3"><text:s/></text:span><text:span text:style-name="T431_4">discussed</text:span><text:span text:style-name="T431_5"><text:s/></text:span><text:span text:style-name="T431_6">a</text:span><text:span text:style-name="T431_7"><text:s/></text:span><text:span text:style-name="T431_8">bit</text:span><text:span text:style-name="T431_9"><text:s/></text:span><text:span text:style-name="T431_10">of</text:span><text:span text:style-name="T431_11"><text:s/></text:span><text:span text:style-name="T431_12">a</text:span><text:span text:style-name="T431_13"><text:s/></text:span><text:span text:style-name="T431_14">data</text:span><text:span text:style-name="T431_15"><text:s/></text:span><text:span text:style-name="T431_16">model</text:span><text:span text:style-name="T431_17"><text:s/></text:span><text:span text:style-name="T431_18">that</text:span><text:span text:style-name="T431_19"><text:s/></text:span><text:span text:style-name="T431_20">might</text:span><text:span text:style-name="T431_21"><text:s/></text:span><text:span text:style-name="T431_22">capture</text:span><text:span text:style-name="T431_23"><text:s/></text:span><text:span text:style-name="T431_24">this</text:span></text:p>
      <text:p text:style-name="P432"><text:span text:style-name="T432_1"><text:s/>-<text:s/></text:span><text:span text:style-name="T432_2">symptom</text:span><text:span text:style-name="T432_3"><text:s/>(</text:span><text:span text:style-name="T432_4">user</text:span><text:span text:style-name="T432_5">,<text:s/></text:span><text:span text:style-name="T432_6">description</text:span><text:span text:style-name="T432_7">),<text:s/></text:span><text:span text:style-name="T432_8">relates</text:span><text:span text:style-name="T432_9"><text:s/></text:span><text:span text:style-name="T432_10">to</text:span><text:span text:style-name="T432_11"><text:s/></text:span><text:span text:style-name="T432_12">symptom</text:span><text:span text:style-name="T432_13"><text:s/>(</text:span><text:span text:style-name="T432_14">dups</text:span><text:span text:style-name="T432_15">),<text:s/></text:span><text:span text:style-name="T432_16">series</text:span><text:span text:style-name="T432_17"><text:s/>(</text:span><text:span text:style-name="T432_18">present</text:span><text:span text:style-name="T432_19"><text:s/></text:span><text:span text:style-name="T432_20">in</text:span><text:span text:style-name="T432_21"><text:s/></text:span><text:span text:style-name="T432_22">from</text:span><text:span text:style-name="T432_23"><text:s/>$</text:span><text:span text:style-name="T432_24">date</text:span><text:span text:style-name="T432_25">,<text:s/></text:span><text:span text:style-name="T432_26">not</text:span><text:span text:style-name="T432_27"><text:s/></text:span><text:span text:style-name="T432_28">present</text:span><text:span text:style-name="T432_29"><text:s/></text:span><text:span text:style-name="T432_30">from</text:span><text:span text:style-name="T432_31"><text:s/>$</text:span><text:span text:style-name="T432_32">date</text:span><text:span text:style-name="T432_33">),<text:s/></text:span><text:span text:style-name="T432_34">fix</text:span><text:span text:style-name="T432_35"><text:s/>(</text:span><text:span text:style-name="T432_36">addressed</text:span><text:span text:style-name="T432_37"><text:s/></text:span><text:span text:style-name="T432_38">by</text:span><text:span text:style-name="T432_39">)</text:span></text:p>
      <text:p text:style-name="P433"><text:span text:style-name="T433_1"><text:s/>-<text:s/></text:span><text:span text:style-name="T433_2">series</text:span><text:span text:style-name="T433_3"><text:s/>(</text:span><text:span text:style-name="T433_4">description</text:span><text:span text:style-name="T433_5">),<text:s/></text:span><text:span text:style-name="T433_6">relates</text:span><text:span text:style-name="T433_7"><text:s/></text:span><text:span text:style-name="T433_8">to</text:span><text:span text:style-name="T433_9"><text:s/></text:span><text:span text:style-name="T433_10">symptom</text:span><text:span text:style-name="T433_11">,<text:s/></text:span><text:span text:style-name="T433_12">fix</text:span><text:span text:style-name="T433_13"><text:s/>(</text:span><text:span text:style-name="T433_14">landed</text:span><text:span text:style-name="T433_15"><text:s/></text:span><text:span text:style-name="T433_16">on</text:span><text:span text:style-name="T433_17"><text:s/>$</text:span><text:span text:style-name="T433_18">date</text:span><text:span text:style-name="T433_19">),<text:s/></text:span><text:span text:style-name="T433_20">release</text:span><text:span text:style-name="T433_21"><text:s/>(</text:span><text:span text:style-name="T433_22">on</text:span><text:span text:style-name="T433_23"><text:s/></text:span><text:span text:style-name="T433_24">date</text:span><text:span text:style-name="T433_25">)</text:span></text:p>
      <text:p text:style-name="P434"><text:span text:style-name="T434_1"><text:s/>-<text:s/></text:span><text:span text:style-name="T434_2">fix</text:span><text:span text:style-name="T434_3"><text:s/>(</text:span><text:span text:style-name="T434_4">description</text:span><text:span text:style-name="T434_5">),<text:s/></text:span><text:span text:style-name="T434_6">relates</text:span><text:span text:style-name="T434_7"><text:s/></text:span><text:span text:style-name="T434_8">to</text:span><text:span text:style-name="T434_9"><text:s/></text:span><text:span text:style-name="T434_10">symptom</text:span><text:span text:style-name="T434_11">,<text:s/></text:span><text:span text:style-name="T434_12">series</text:span><text:span text:style-name="T434_13">.</text:span></text:p>
      <text:p text:style-name="P435"/>
      <text:p text:style-name="P436"><text:span text:style-name="T436_1">jelmer</text:span><text:span text:style-name="T436_2">:</text:span></text:p>
      <text:p text:style-name="P437"><text:span text:style-name="T437_1">Had</text:span><text:span text:style-name="T437_2"><text:s/></text:span><text:span text:style-name="T437_3">a</text:span><text:span text:style-name="T437_4"><text:s/></text:span><text:span text:style-name="T437_5">discussion</text:span><text:span text:style-name="T437_6"><text:s/></text:span><text:span text:style-name="T437_7">with</text:span><text:span text:style-name="T437_8"><text:s/></text:span><text:span text:style-name="T437_9">a</text:span><text:span text:style-name="T437_10"><text:s/></text:span><text:span text:style-name="T437_11">handful</text:span><text:span text:style-name="T437_12"><text:s/></text:span><text:span text:style-name="T437_13">of</text:span><text:span text:style-name="T437_14"><text:s/></text:span><text:span text:style-name="T437_15">folks</text:span><text:span text:style-name="T437_16"><text:s/></text:span><text:span text:style-name="T437_17">about</text:span><text:span text:style-name="T437_18"><text:s/></text:span><text:span text:style-name="T437_19">distributed</text:span><text:span text:style-name="T437_20"><text:s/></text:span><text:span text:style-name="T437_21">bug</text:span><text:span text:style-name="T437_22"><text:s/></text:span><text:span text:style-name="T437_23">trackers</text:span><text:span text:style-name="T437_24"><text:s/></text:span><text:span text:style-name="T437_25">at</text:span><text:span text:style-name="T437_26"><text:s/></text:span><text:span text:style-name="T437_27">GSoC</text:span><text:span text:style-name="T437_28"><text:s/>2013.<text:s/></text:span><text:span text:style-name="T437_29">While</text:span><text:span text:style-name="T437_30"><text:s/></text:span><text:span text:style-name="T437_31">there</text:span><text:span text:style-name="T437_32"><text:s/></text:span><text:span text:style-name="T437_33">are</text:span><text:span text:style-name="T437_34"><text:s/></text:span><text:span text:style-name="T437_35">a</text:span><text:span text:style-name="T437_36"><text:s/></text:span><text:span text:style-name="T437_37">handful</text:span><text:span text:style-name="T437_38"><text:s/></text:span><text:span text:style-name="T437_39">of</text:span><text:span text:style-name="T437_40"><text:s/></text:span><text:span text:style-name="T437_41">distributed</text:span><text:span text:style-name="T437_42"><text:s/></text:span><text:span text:style-name="T437_43">bug</text:span><text:span text:style-name="T437_44"><text:s/></text:span><text:span text:style-name="T437_45">trackers</text:span><text:span text:style-name="T437_46"><text:s/></text:span><text:span text:style-name="T437_47">out</text:span><text:span text:style-name="T437_48"><text:s/></text:span><text:span text:style-name="T437_49">there</text:span><text:span text:style-name="T437_50">,<text:s/></text:span><text:span text:style-name="T437_51">nobody</text:span><text:span text:style-name="T437_52"><text:s/></text:span><text:span text:style-name="T437_53">has</text:span><text:span text:style-name="T437_54"><text:s/></text:span><text:span text:style-name="T437_55">seen</text:span><text:span text:style-name="T437_56"><text:s/></text:span><text:span text:style-name="T437_57">any</text:span><text:span text:style-name="T437_58"><text:s/></text:span><text:span text:style-name="T437_59">that</text:span><text:span text:style-name="T437_60"><text:s/></text:span><text:span text:style-name="T437_61">they</text:span><text:span text:style-name="T437_62"><text:s/></text:span><text:span text:style-name="T437_63">like</text:span><text:span text:style-name="T437_64">.<text:s/></text:span></text:p>
      <text:p text:style-name="P438"/>
      <text:p text:style-name="P439"><text:span text:style-name="T439_1">We</text:span><text:span text:style-name="T439_2"><text:s/></text:span><text:span text:style-name="T439_3">agreed</text:span><text:span text:style-name="T439_4"><text:s/></text:span><text:span text:style-name="T439_5">that</text:span><text:span text:style-name="T439_6"><text:s/></text:span><text:span text:style-name="T439_7">code</text:span><text:span text:style-name="T439_8"><text:s/></text:span><text:span text:style-name="T439_9">and</text:span><text:span text:style-name="T439_10"><text:s/></text:span><text:span text:style-name="T439_11">bug</text:span><text:span text:style-name="T439_12"><text:s/></text:span><text:span text:style-name="T439_13">tracking</text:span><text:span text:style-name="T439_14"><text:s/></text:span><text:span text:style-name="T439_15">are</text:span><text:span text:style-name="T439_16"><text:s/></text:span><text:span text:style-name="T439_17">very</text:span><text:span text:style-name="T439_18"><text:s/></text:span><text:span text:style-name="T439_19">different</text:span><text:span text:style-name="T439_20"><text:s/></text:span><text:span text:style-name="T439_21">things</text:span><text:span text:style-name="T439_22"><text:s/>-<text:s/></text:span><text:span text:style-name="T439_23">as</text:span><text:span text:style-name="T439_24"><text:s/></text:span><text:span text:style-name="T439_25">easy</text:span><text:span text:style-name="T439_26"><text:s/></text:span><text:span text:style-name="T439_27">as</text:span><text:span text:style-name="T439_28"><text:s/></text:span><text:span text:style-name="T439_29">it</text:span><text:span text:style-name="T439_30"><text:s/></text:span><text:span text:style-name="T439_31">might</text:span><text:span text:style-name="T439_32"><text:s/></text:span><text:span text:style-name="T439_33">seem</text:span><text:span text:style-name="T439_34"><text:s/></text:span><text:span text:style-name="T439_35">to</text:span><text:span text:style-name="T439_36"><text:s/></text:span><text:span text:style-name="T439_37">piggyback</text:span><text:span text:style-name="T439_38"><text:s/></text:span><text:span text:style-name="T439_39">onto</text:span><text:span text:style-name="T439_40"><text:s/></text:span><text:span text:style-name="T439_41">a</text:span><text:span text:style-name="T439_42"><text:s/></text:span><text:span text:style-name="T439_43">DVCS</text:span><text:span text:style-name="T439_44"><text:s/></text:span><text:span text:style-name="T439_45">somehow</text:span><text:span text:style-name="T439_46"><text:s/></text:span><text:span text:style-name="T439_47">as</text:span><text:span text:style-name="T439_48"><text:s/></text:span><text:span text:style-name="T439_49">a</text:span><text:span text:style-name="T439_50"><text:s/></text:span><text:span text:style-name="T439_51">way</text:span><text:span text:style-name="T439_52"><text:s/></text:span><text:span text:style-name="T439_53">to</text:span><text:span text:style-name="T439_54"><text:s/></text:span><text:span text:style-name="T439_55">leverage</text:span><text:span text:style-name="T439_56"><text:s/></text:span><text:span text:style-name="T439_57">an</text:span><text:span text:style-name="T439_58"><text:s/></text:span><text:span text:style-name="T439_59">existing</text:span><text:span text:style-name="T439_60"><text:s/></text:span><text:span text:style-name="T439_61">database</text:span><text:span text:style-name="T439_62">:</text:span></text:p>
      <text:p text:style-name="P440"><text:span text:style-name="T440_1">-<text:s/></text:span><text:span text:style-name="T440_2">having</text:span><text:span text:style-name="T440_3"><text:s/></text:span><text:span text:style-name="T440_4">the</text:span><text:span text:style-name="T440_5"><text:s/></text:span><text:span text:style-name="T440_6">bug</text:span><text:span text:style-name="T440_7"><text:s/></text:span><text:span text:style-name="T440_8">data</text:span><text:span text:style-name="T440_9"><text:s/></text:span><text:span text:style-name="T440_10">in</text:span><text:span text:style-name="T440_11"><text:s/></text:span><text:span text:style-name="T440_12">the</text:span><text:span text:style-name="T440_13"><text:s/></text:span><text:span text:style-name="T440_14">main</text:span><text:span text:style-name="T440_15"><text:s/></text:span><text:span text:style-name="T440_16">repository</text:span><text:span text:style-name="T440_17"><text:s/></text:span><text:span text:style-name="T440_18">is</text:span><text:span text:style-name="T440_19"><text:s/></text:span><text:span text:style-name="T440_20">noisy</text:span><text:span text:style-name="T440_21">:</text:span></text:p>
      <text:p text:style-name="P441"><text:span text:style-name="T441_1"><text:s/>*<text:s/></text:span><text:span text:style-name="T441_2">can</text:span><text:span text:style-name="T441_3"><text:s/></text:span><text:span text:style-name="T441_4">require</text:span><text:span text:style-name="T441_5"><text:s/></text:span><text:span text:style-name="T441_6">a</text:span><text:span text:style-name="T441_7"><text:s/></text:span><text:span text:style-name="T441_8">significant</text:span><text:span text:style-name="T441_9"><text:s/></text:span><text:span text:style-name="T441_10">amount</text:span><text:span text:style-name="T441_11"><text:s/></text:span><text:span text:style-name="T441_12">of</text:span><text:span text:style-name="T441_13"><text:s/></text:span><text:span text:style-name="T441_14">storage</text:span><text:span text:style-name="T441_15"><text:s/>(</text:span><text:span text:style-name="T441_16">especially</text:span><text:span text:style-name="T441_17"><text:s/></text:span><text:span text:style-name="T441_18">if</text:span><text:span text:style-name="T441_19"><text:s/></text:span><text:span text:style-name="T441_20">it</text:span><text:span text:style-name="T441_21"><text:s/></text:span><text:span text:style-name="T441_22">includes</text:span><text:span text:style-name="T441_23"><text:s/></text:span><text:span text:style-name="T441_24">attachments</text:span><text:span text:style-name="T441_25">,<text:s/></text:span><text:span text:style-name="T441_26">etc</text:span><text:span text:style-name="T441_27">)</text:span></text:p>
      <text:p text:style-name="P442"><text:span text:style-name="T442_1"><text:s/>*<text:s/></text:span><text:span text:style-name="T442_2">lots</text:span><text:span text:style-name="T442_3"><text:s/></text:span><text:span text:style-name="T442_4">of</text:span><text:span text:style-name="T442_5"><text:s/></text:span><text:span text:style-name="T442_6">noise</text:span><text:span text:style-name="T442_7"><text:s/></text:span><text:span text:style-name="T442_8">related</text:span><text:span text:style-name="T442_9"><text:s/></text:span><text:span text:style-name="T442_10">to</text:span><text:span text:style-name="T442_11"><text:s/></text:span><text:span text:style-name="T442_12">bugtracker</text:span><text:span text:style-name="T442_13"><text:s/></text:span><text:span text:style-name="T442_14">in</text:span><text:span text:style-name="T442_15"><text:s/></text:span><text:span text:style-name="T442_16">the</text:span><text:span text:style-name="T442_17"><text:s/></text:span><text:span text:style-name="T442_18">commit</text:span><text:span text:style-name="T442_19"><text:s/></text:span><text:span text:style-name="T442_20">history</text:span><text:span text:style-name="T442_21">,<text:s/></text:span><text:span text:style-name="T442_22">making</text:span><text:span text:style-name="T442_23"><text:s/></text:span><text:span text:style-name="T442_24">it</text:span><text:span text:style-name="T442_25"><text:s/></text:span><text:span text:style-name="T442_26">less</text:span><text:span text:style-name="T442_27"><text:s/></text:span><text:span text:style-name="T442_28">useful</text:span></text:p>
      <text:p text:style-name="P443"><text:span text:style-name="T443_1"><text:s/>*<text:s/></text:span><text:span text:style-name="T443_2">lots</text:span><text:span text:style-name="T443_3"><text:s/></text:span><text:span text:style-name="T443_4">of</text:span><text:span text:style-name="T443_5"><text:s/></text:span><text:span text:style-name="T443_6">extra</text:span><text:span text:style-name="T443_7"><text:s/></text:span><text:span text:style-name="T443_8">rebasing</text:span><text:span text:style-name="T443_9">/</text:span><text:span text:style-name="T443_10">merging</text:span><text:span text:style-name="T443_11"><text:s/></text:span><text:span text:style-name="T443_12">to</text:span><text:span text:style-name="T443_13"><text:s/></text:span><text:span text:style-name="T443_14">cope</text:span><text:span text:style-name="T443_15"><text:s/></text:span><text:span text:style-name="T443_16">with</text:span><text:span text:style-name="T443_17"><text:s/></text:span><text:span text:style-name="T443_18">bug</text:span><text:span text:style-name="T443_19"><text:s/></text:span><text:span text:style-name="T443_20">commits</text:span></text:p>
      <text:p text:style-name="P444"><text:span text:style-name="T444_1"><text:s/>*<text:s/></text:span><text:span text:style-name="T444_2">removing</text:span><text:span text:style-name="T444_3"><text:s/></text:span><text:span text:style-name="T444_4">bugs</text:span><text:span text:style-name="T444_5">/</text:span><text:span text:style-name="T444_6">cleaning</text:span><text:span text:style-name="T444_7"><text:s/></text:span><text:span text:style-name="T444_8">up</text:span><text:span text:style-name="T444_9"><text:s/></text:span><text:span text:style-name="T444_10">spam</text:span><text:span text:style-name="T444_11"><text:s/></text:span><text:span text:style-name="T444_12">requires</text:span><text:span text:style-name="T444_13"><text:s/></text:span><text:span text:style-name="T444_14">rebasing</text:span><text:span text:style-name="T444_15"><text:s/></text:span><text:span text:style-name="T444_16">the</text:span><text:span text:style-name="T444_17"><text:s/></text:span><text:span text:style-name="T444_18">main</text:span><text:span text:style-name="T444_19"><text:s/></text:span><text:span text:style-name="T444_20">code</text:span><text:span text:style-name="T444_21"><text:s/></text:span><text:span text:style-name="T444_22">branch</text:span></text:p>
      <text:p text:style-name="P445"><text:span text:style-name="T445_1">-<text:s/></text:span><text:span text:style-name="T445_2">action</text:span><text:span text:style-name="T445_3"><text:s/></text:span><text:span text:style-name="T445_4">on</text:span><text:span text:style-name="T445_5"><text:s/></text:span><text:span text:style-name="T445_6">central</text:span><text:span text:style-name="T445_7"><text:s/></text:span><text:span text:style-name="T445_8">repository</text:span><text:span text:style-name="T445_9"><text:s/></text:span><text:span text:style-name="T445_10">required</text:span><text:span text:style-name="T445_11"><text:s/></text:span><text:span text:style-name="T445_12">to</text:span><text:span text:style-name="T445_13"><text:s/></text:span><text:span text:style-name="T445_14">report</text:span><text:span text:style-name="T445_15"><text:s/></text:span><text:span text:style-name="T445_16">bug</text:span><text:span text:style-name="T445_17"><text:s/>(</text:span><text:span text:style-name="T445_18">e</text:span><text:span text:style-name="T445_19">.</text:span><text:span text:style-name="T445_20">g</text:span><text:span text:style-name="T445_21">.<text:s/></text:span><text:span text:style-name="T445_22">merge</text:span><text:span text:style-name="T445_23"><text:s/></text:span><text:span text:style-name="T445_24">request</text:span><text:span text:style-name="T445_25">)</text:span></text:p>
      <text:p text:style-name="P446"><text:span text:style-name="T446_1"><text:s/>*<text:s/></text:span><text:span text:style-name="T446_2">automatically</text:span><text:span text:style-name="T446_3"><text:s/></text:span><text:span text:style-name="T446_4">merging</text:span><text:span text:style-name="T446_5"><text:s/></text:span><text:span text:style-name="T446_6">is</text:span><text:span text:style-name="T446_7"><text:s/></text:span><text:span text:style-name="T446_8">possible</text:span><text:span text:style-name="T446_9">,<text:s/></text:span><text:span text:style-name="T446_10">but</text:span><text:span text:style-name="T446_11"><text:s/></text:span><text:span text:style-name="T446_12">would</text:span><text:span text:style-name="T446_13"><text:s/></text:span><text:span text:style-name="T446_14">require</text:span><text:span text:style-name="T446_15"><text:s/></text:span><text:span text:style-name="T446_16">lots</text:span><text:span text:style-name="T446_17"><text:s/></text:span><text:span text:style-name="T446_18">of</text:span><text:span text:style-name="T446_19"><text:s/></text:span><text:span text:style-name="T446_20">hooks</text:span><text:span text:style-name="T446_21"><text:s/></text:span><text:span text:style-name="T446_22">to</text:span><text:span text:style-name="T446_23"><text:s/></text:span><text:span text:style-name="T446_24">prevent</text:span><text:span text:style-name="T446_25"><text:s/>(</text:span><text:span text:style-name="T446_26">non</text:span><text:span text:style-name="T446_27">-</text:span><text:span text:style-name="T446_28">developer</text:span><text:span text:style-name="T446_29">)<text:s/></text:span><text:span text:style-name="T446_30">users</text:span><text:span text:style-name="T446_31"><text:s/></text:span><text:span text:style-name="T446_32">from</text:span><text:span text:style-name="T446_33"><text:s/></text:span><text:span text:style-name="T446_34">breaking</text:span><text:span text:style-name="T446_35"><text:s/></text:span><text:span text:style-name="T446_36">format</text:span><text:span text:style-name="T446_37"><text:s/></text:span><text:span text:style-name="T446_38">of</text:span><text:span text:style-name="T446_39"><text:s/></text:span><text:span text:style-name="T446_40">files</text:span><text:span text:style-name="T446_41">,<text:s/></text:span><text:span text:style-name="T446_42">truncating</text:span><text:span text:style-name="T446_43"><text:s/></text:span><text:span text:style-name="T446_44">bugs</text:span><text:span text:style-name="T446_45">,<text:s/></text:span><text:span text:style-name="T446_46">etc</text:span><text:span text:style-name="T446_47">.</text:span></text:p>
      <text:p text:style-name="P447"><text:span text:style-name="T447_1">-</text:span><text:span text:style-name="T447_2">would</text:span><text:span text:style-name="T447_3"><text:s/></text:span><text:span text:style-name="T447_4">need</text:span><text:span text:style-name="T447_5"><text:s/></text:span><text:span text:style-name="T447_6">fancy</text:span><text:span text:style-name="T447_7"><text:s/></text:span><text:span text:style-name="T447_8">merge</text:span><text:span text:style-name="T447_9"><text:s/></text:span><text:span text:style-name="T447_10">hooks</text:span><text:span text:style-name="T447_11"><text:s/></text:span><text:span text:style-name="T447_12">for</text:span><text:span text:style-name="T447_13"><text:s/></text:span><text:span text:style-name="T447_14">bug</text:span><text:span text:style-name="T447_15"><text:s/></text:span><text:span text:style-name="T447_16">data</text:span></text:p>
      <text:p text:style-name="P448"><text:span text:style-name="T448_1">-<text:s/></text:span><text:span text:style-name="T448_2">bugs</text:span><text:span text:style-name="T448_3"><text:s/></text:span><text:span text:style-name="T448_4">are</text:span><text:span text:style-name="T448_5"><text:s/>(</text:span><text:span text:style-name="T448_6">generally</text:span><text:span text:style-name="T448_7">)<text:s/></text:span><text:span text:style-name="T448_8">independent</text:span><text:span text:style-name="T448_9"><text:s/></text:span><text:span text:style-name="T448_10">of</text:span><text:span text:style-name="T448_11"><text:s/></text:span><text:span text:style-name="T448_12">each</text:span><text:span text:style-name="T448_13"><text:s/></text:span><text:span text:style-name="T448_14">other</text:span><text:span text:style-name="T448_15">,<text:s/></text:span><text:span text:style-name="T448_16">sharing</text:span><text:span text:style-name="T448_17"><text:s/></text:span><text:span text:style-name="T448_18">history</text:span><text:span text:style-name="T448_19"><text:s/></text:span><text:span text:style-name="T448_20">isn</text:span><text:span text:style-name="T448_21">’</text:span><text:span text:style-name="T448_22">t</text:span><text:span text:style-name="T448_23"><text:s/></text:span><text:span text:style-name="T448_24">particularly</text:span><text:span text:style-name="T448_25"><text:s/></text:span><text:span text:style-name="T448_26">useful</text:span></text:p>
      <text:p text:style-name="P449"><text:span text:style-name="T449_1">-<text:s/></text:span><text:span text:style-name="T449_2">impossible</text:span><text:span text:style-name="T449_3"><text:s/></text:span><text:span text:style-name="T449_4">to</text:span><text:span text:style-name="T449_5"><text:s/></text:span><text:span text:style-name="T449_6">have</text:span><text:span text:style-name="T449_7"><text:s/></text:span><text:span text:style-name="T449_8">security</text:span><text:span text:style-name="T449_9"><text:s/></text:span><text:span text:style-name="T449_10">bugs</text:span><text:span text:style-name="T449_11"><text:s/></text:span><text:span text:style-name="T449_12">in</text:span><text:span text:style-name="T449_13"><text:s/></text:span><text:span text:style-name="T449_14">central</text:span><text:span text:style-name="T449_15"><text:s/></text:span><text:span text:style-name="T449_16">bug</text:span><text:span text:style-name="T449_17"><text:s/></text:span><text:span text:style-name="T449_18">tracker</text:span></text:p>
      <text:p text:style-name="P450"><text:span text:style-name="T450_1">-<text:s/></text:span><text:span text:style-name="T450_2">impossible</text:span><text:span text:style-name="T450_3"><text:s/></text:span><text:span text:style-name="T450_4">to</text:span><text:span text:style-name="T450_5"><text:s/></text:span><text:span text:style-name="T450_6">import</text:span><text:span text:style-name="T450_7"><text:s/></text:span><text:span text:style-name="T450_8">to</text:span><text:span text:style-name="T450_9"><text:s/></text:span><text:span text:style-name="T450_10">just</text:span><text:span text:style-name="T450_11"><text:s/></text:span><text:span text:style-name="T450_12">some</text:span><text:span text:style-name="T450_13"><text:s/></text:span><text:span text:style-name="T450_14">bugs</text:span><text:span text:style-name="T450_15"><text:s/></text:span><text:span text:style-name="T450_16">without</text:span><text:span text:style-name="T450_17"><text:s/></text:span><text:span text:style-name="T450_18">rewriting</text:span><text:span text:style-name="T450_19"><text:s/></text:span><text:span text:style-name="T450_20">history</text:span></text:p>
      <text:p text:style-name="P451"/>
      <text:p text:style-name="P452"><text:span text:style-name="T452_1">Some</text:span><text:span text:style-name="T452_2"><text:s/></text:span><text:span text:style-name="T452_3">conclusions</text:span><text:span text:style-name="T452_4">:</text:span></text:p>
      <text:p text:style-name="P453"/>
      <text:p text:style-name="P454"><text:span text:style-name="T454_1">Distributed</text:span><text:span text:style-name="T454_2"><text:s/></text:span><text:span text:style-name="T454_3">tracking</text:span><text:span text:style-name="T454_4"><text:s/></text:span><text:span text:style-name="T454_5">is</text:span><text:span text:style-name="T454_6"><text:s/></text:span><text:span text:style-name="T454_7">useful</text:span><text:span text:style-name="T454_8">,<text:s/></text:span><text:span text:style-name="T454_9">but</text:span><text:span text:style-name="T454_10"><text:s/></text:span><text:span text:style-name="T454_11">not</text:span><text:span text:style-name="T454_12"><text:s/></text:span><text:span text:style-name="T454_13">everybody</text:span><text:span text:style-name="T454_14"><text:s/></text:span><text:span text:style-name="T454_15">will</text:span><text:span text:style-name="T454_16"><text:s/></text:span><text:span text:style-name="T454_17">want</text:span><text:span text:style-name="T454_18"><text:s/></text:span><text:span text:style-name="T454_19">a</text:span><text:span text:style-name="T454_20"><text:s/></text:span><text:span text:style-name="T454_21">copy</text:span><text:span text:style-name="T454_22"><text:s/></text:span><text:span text:style-name="T454_23">of</text:span><text:span text:style-name="T454_24"><text:s/></text:span><text:span text:style-name="T454_25">the</text:span><text:span text:style-name="T454_26"><text:s/></text:span><text:span text:style-name="T454_27">bug</text:span><text:span text:style-name="T454_28"><text:s/></text:span><text:span text:style-name="T454_29">database</text:span><text:span text:style-name="T454_30"><text:s/></text:span><text:span text:style-name="T454_31">just</text:span><text:span text:style-name="T454_32"><text:s/></text:span><text:span text:style-name="T454_33">to</text:span><text:span text:style-name="T454_34"><text:s/></text:span><text:span text:style-name="T454_35">make</text:span><text:span text:style-name="T454_36"><text:s/></text:span><text:span text:style-name="T454_37">changes</text:span><text:span text:style-name="T454_38"><text:s/></text:span><text:span text:style-name="T454_39">to</text:span><text:span text:style-name="T454_40"><text:s/></text:span><text:span text:style-name="T454_41">it</text:span><text:span text:style-name="T454_42"><text:s/>-<text:s/></text:span><text:span text:style-name="T454_43">unlike</text:span><text:span text:style-name="T454_44"><text:s/></text:span><text:span text:style-name="T454_45">e</text:span><text:span text:style-name="T454_46">.</text:span><text:span text:style-name="T454_47">g</text:span><text:span text:style-name="T454_48">.<text:s/></text:span><text:span text:style-name="T454_49">with</text:span><text:span text:style-name="T454_50"><text:s/></text:span><text:span text:style-name="T454_51">a</text:span><text:span text:style-name="T454_52"><text:s/></text:span><text:span text:style-name="T454_53">distributed</text:span><text:span text:style-name="T454_54"><text:s/></text:span><text:span text:style-name="T454_55">VCS</text:span><text:span text:style-name="T454_56">.<text:s/></text:span><text:span text:style-name="T454_57">Some</text:span><text:span text:style-name="T454_58"><text:s/></text:span><text:span text:style-name="T454_59">use</text:span><text:span text:style-name="T454_60"><text:s/></text:span><text:span text:style-name="T454_61">cases</text:span><text:span text:style-name="T454_62">:</text:span></text:p>
      <text:p text:style-name="P455"><text:span text:style-name="T455_1">-<text:s/></text:span><text:span text:style-name="T455_2">cooperation</text:span><text:span text:style-name="T455_3"><text:s/></text:span><text:span text:style-name="T455_4">between</text:span><text:span text:style-name="T455_5"><text:s/></text:span><text:span text:style-name="T455_6">distributions</text:span><text:span text:style-name="T455_7"><text:s/></text:span><text:span text:style-name="T455_8">and</text:span><text:span text:style-name="T455_9"><text:s/></text:span><text:span text:style-name="T455_10">upstream</text:span></text:p>
      <text:p text:style-name="P456"><text:span text:style-name="T456_1">-<text:s/></text:span><text:span text:style-name="T456_2">forks</text:span></text:p>
      <text:p text:style-name="P457"><text:span text:style-name="T457_1">-<text:s/></text:span><text:span text:style-name="T457_2">individual</text:span><text:span text:style-name="T457_3"><text:s/></text:span><text:span text:style-name="T457_4">developers</text:span><text:span text:style-name="T457_5"><text:s/></text:span><text:span text:style-name="T457_6">that</text:span><text:span text:style-name="T457_7"><text:s/></text:span><text:span text:style-name="T457_8">want</text:span><text:span text:style-name="T457_9"><text:s/></text:span><text:span text:style-name="T457_10">a</text:span><text:span text:style-name="T457_11"><text:s/></text:span><text:span text:style-name="T457_12">local</text:span><text:span text:style-name="T457_13"><text:s/></text:span><text:span text:style-name="T457_14">copy</text:span><text:span text:style-name="T457_15"><text:s/>(</text:span><text:span text:style-name="T457_16">for</text:span><text:span text:style-name="T457_17"><text:s/></text:span><text:span text:style-name="T457_18">analysis</text:span><text:span text:style-name="T457_19">,<text:s/></text:span><text:span text:style-name="T457_20">or</text:span><text:span text:style-name="T457_21"><text:s/></text:span><text:span text:style-name="T457_22">offline</text:span><text:span text:style-name="T457_23"><text:s/></text:span><text:span text:style-name="T457_24">use</text:span><text:span text:style-name="T457_25">,<text:s/></text:span><text:span text:style-name="T457_26">etc</text:span><text:span text:style-name="T457_27">)</text:span></text:p>
      <text:p text:style-name="P458"><text:span text:style-name="T458_1">-<text:s/></text:span><text:span text:style-name="T458_2">backup</text:span></text:p>
      <text:p text:style-name="P459"/>
      <text:p text:style-name="P460"><text:span text:style-name="T460_1">Since</text:span><text:span text:style-name="T460_2"><text:s/></text:span><text:span text:style-name="T460_3">most</text:span><text:span text:style-name="T460_4"><text:s/></text:span><text:span text:style-name="T460_5">users</text:span><text:span text:style-name="T460_6"><text:s/></text:span><text:span text:style-name="T460_7">will</text:span><text:span text:style-name="T460_8"><text:s/></text:span><text:span text:style-name="T460_9">not</text:span><text:span text:style-name="T460_10"><text:s/></text:span><text:span text:style-name="T460_11">be</text:span><text:span text:style-name="T460_12"><text:s/></text:span><text:span text:style-name="T460_13">developers</text:span><text:span text:style-name="T460_14"><text:s/></text:span><text:span text:style-name="T460_15">of</text:span><text:span text:style-name="T460_16"><text:s/></text:span><text:span text:style-name="T460_17">the</text:span><text:span text:style-name="T460_18"><text:s/></text:span><text:span text:style-name="T460_19">project</text:span><text:span text:style-name="T460_20">,<text:s/></text:span><text:span text:style-name="T460_21">a</text:span><text:span text:style-name="T460_22"><text:s/></text:span><text:span text:style-name="T460_23">web</text:span><text:span text:style-name="T460_24"><text:s/></text:span><text:span text:style-name="T460_25">UI</text:span><text:span text:style-name="T460_26"><text:s/></text:span><text:span text:style-name="T460_27">is</text:span><text:span text:style-name="T460_28"><text:s/></text:span><text:span text:style-name="T460_29">mandatory</text:span><text:span text:style-name="T460_30">;<text:s/></text:span><text:span text:style-name="T460_31">perhaps</text:span><text:span text:style-name="T460_32"><text:s/></text:span><text:span text:style-name="T460_33">also</text:span><text:span text:style-name="T460_34"><text:s/></text:span><text:span text:style-name="T460_35">email</text:span><text:span text:style-name="T460_36"><text:s/></text:span><text:span text:style-name="T460_37">integration</text:span><text:span text:style-name="T460_38">.<text:s/></text:span><text:span text:style-name="T460_39">Most</text:span><text:span text:style-name="T460_40"><text:s/></text:span><text:span text:style-name="T460_41">users</text:span><text:span text:style-name="T460_42"><text:s/></text:span><text:span text:style-name="T460_43">will</text:span><text:span text:style-name="T460_44"><text:s/></text:span><text:span text:style-name="T460_45">likely</text:span><text:span text:style-name="T460_46"><text:s/></text:span><text:span text:style-name="T460_47">end</text:span><text:span text:style-name="T460_48"><text:s/></text:span><text:span text:style-name="T460_49">up</text:span><text:span text:style-name="T460_50"><text:s/></text:span><text:span text:style-name="T460_51">using</text:span><text:span text:style-name="T460_52"><text:s/></text:span><text:span text:style-name="T460_53">the</text:span><text:span text:style-name="T460_54"><text:s/></text:span><text:span text:style-name="T460_55">web</text:span><text:span text:style-name="T460_56"><text:s/></text:span><text:span text:style-name="T460_57">UI</text:span><text:span text:style-name="T460_58">.</text:span></text:p>
      <text:p text:style-name="P461"/>
      <text:p text:style-name="P462"><text:span text:style-name="T462_1">Eventual</text:span><text:span text:style-name="T462_2"><text:s/></text:span><text:span text:style-name="T462_3">thoughts</text:span><text:span text:style-name="T462_4"><text:s/></text:span><text:span text:style-name="T462_5">were</text:span><text:span text:style-name="T462_6"><text:s/></text:span><text:span text:style-name="T462_7">that</text:span><text:span text:style-name="T462_8"><text:s/></text:span><text:span text:style-name="T462_9">it</text:span><text:span text:style-name="T462_10"><text:s/></text:span><text:span text:style-name="T462_11">might</text:span><text:span text:style-name="T462_12"><text:s/></text:span><text:span text:style-name="T462_13">be</text:span><text:span text:style-name="T462_14"><text:s/></text:span><text:span text:style-name="T462_15">useful</text:span><text:span text:style-name="T462_16"><text:s/></text:span><text:span text:style-name="T462_17">to</text:span><text:span text:style-name="T462_18"><text:s/></text:span><text:span text:style-name="T462_19">reuse</text:span><text:span text:style-name="T462_20"><text:s/></text:span><text:span text:style-name="T462_21">some</text:span><text:span text:style-name="T462_22"><text:s/></text:span><text:span text:style-name="T462_23">of</text:span><text:span text:style-name="T462_24"><text:s/></text:span><text:span text:style-name="T462_25">the</text:span><text:span text:style-name="T462_26"><text:s/></text:span><text:span text:style-name="T462_27">infrastructure</text:span><text:span text:style-name="T462_28"><text:s/></text:span><text:span text:style-name="T462_29">from</text:span><text:span text:style-name="T462_30"><text:s/></text:span><text:span text:style-name="T462_31">e</text:span><text:span text:style-name="T462_32">.</text:span><text:span text:style-name="T462_33">g</text:span><text:span text:style-name="T462_34">.<text:s/></text:span><text:span text:style-name="T462_35">git</text:span><text:span text:style-name="T462_36"><text:s/></text:span><text:span text:style-name="T462_37">but</text:span><text:span text:style-name="T462_38"><text:s/></text:span><text:span text:style-name="T462_39">not</text:span><text:span text:style-name="T462_40"><text:s/></text:span><text:span text:style-name="T462_41">store</text:span><text:span text:style-name="T462_42"><text:s/></text:span><text:span text:style-name="T462_43">data</text:span><text:span text:style-name="T462_44"><text:s/></text:span><text:span text:style-name="T462_45">in</text:span><text:span text:style-name="T462_46"><text:s/></text:span><text:span text:style-name="T462_47">the</text:span><text:span text:style-name="T462_48"><text:s/></text:span><text:span text:style-name="T462_49">main</text:span><text:span text:style-name="T462_50"><text:s/></text:span><text:span text:style-name="T462_51">repository</text:span><text:span text:style-name="T462_52">.</text:span></text:p>
      <text:p text:style-name="P463"/>
      <text:p text:style-name="P464"><text:span text:style-name="T464_1">History</text:span><text:span text:style-name="T464_2"><text:s/></text:span><text:span text:style-name="T464_3">should</text:span><text:span text:style-name="T464_4"><text:s/></text:span><text:span text:style-name="T464_5">be</text:span><text:span text:style-name="T464_6"><text:s/></text:span><text:span text:style-name="T464_7">kept</text:span><text:span text:style-name="T464_8"><text:s/></text:span><text:span text:style-name="T464_9">per</text:span><text:span text:style-name="T464_10"><text:s/></text:span><text:span text:style-name="T464_11">bug</text:span><text:span text:style-name="T464_12">,<text:s/></text:span><text:span text:style-name="T464_13">so</text:span><text:span text:style-name="T464_14"><text:s/></text:span><text:span text:style-name="T464_15">it</text:span><text:span text:style-name="T464_16"><text:s/></text:span><text:span text:style-name="T464_17">possible</text:span><text:span text:style-name="T464_18">/</text:span><text:span text:style-name="T464_19">easier</text:span><text:span text:style-name="T464_20"><text:s/></text:span><text:span text:style-name="T464_21">to</text:span><text:span text:style-name="T464_22">:</text:span></text:p>
      <text:p text:style-name="P465"><text:span text:style-name="T465_1">-<text:s/></text:span><text:span text:style-name="T465_2">have</text:span><text:span text:style-name="T465_3"><text:s/></text:span><text:span text:style-name="T465_4">just</text:span><text:span text:style-name="T465_5"><text:s/></text:span><text:span text:style-name="T465_6">some</text:span><text:span text:style-name="T465_7"><text:s/></text:span><text:span text:style-name="T465_8">bugs</text:span><text:span text:style-name="T465_9"><text:s/></text:span><text:span text:style-name="T465_10">in</text:span><text:span text:style-name="T465_11"><text:s/></text:span><text:span text:style-name="T465_12">the</text:span><text:span text:style-name="T465_13"><text:s/></text:span><text:span text:style-name="T465_14">database</text:span><text:span text:style-name="T465_15"><text:s/></text:span><text:span text:style-name="T465_16">and</text:span><text:span text:style-name="T465_17"><text:s/></text:span><text:span text:style-name="T465_18">not</text:span><text:span text:style-name="T465_19"><text:s/></text:span><text:span text:style-name="T465_20">others</text:span><text:span text:style-name="T465_21"><text:s/>(</text:span><text:span text:style-name="T465_22">in</text:span><text:span text:style-name="T465_23"><text:s/></text:span><text:span text:style-name="T465_24">case</text:span><text:span text:style-name="T465_25"><text:s/></text:span><text:span text:style-name="T465_26">bugs</text:span><text:span text:style-name="T465_27"><text:s/></text:span><text:span text:style-name="T465_28">apply</text:span><text:span text:style-name="T465_29"><text:s/></text:span><text:span text:style-name="T465_30">just</text:span><text:span text:style-name="T465_31"><text:s/></text:span><text:span text:style-name="T465_32">to</text:span><text:span text:style-name="T465_33"><text:s/></text:span><text:span text:style-name="T465_34">a</text:span><text:span text:style-name="T465_35"><text:s/></text:span><text:span text:style-name="T465_36">fork</text:span><text:span text:style-name="T465_37">,<text:s/></text:span><text:span text:style-name="T465_38">a</text:span><text:span text:style-name="T465_39"><text:s/></text:span><text:span text:style-name="T465_40">branch</text:span><text:span text:style-name="T465_41">,<text:s/></text:span><text:span text:style-name="T465_42">a</text:span><text:span text:style-name="T465_43"><text:s/></text:span><text:span text:style-name="T465_44">downstream</text:span><text:span text:style-name="T465_45"><text:s/></text:span><text:span text:style-name="T465_46">package</text:span><text:span text:style-name="T465_47">,<text:s/></text:span><text:span text:style-name="T465_48">etc</text:span><text:span text:style-name="T465_49">)</text:span></text:p>
      <text:p text:style-name="P466"><text:span text:style-name="T466_1">-<text:s/></text:span><text:span text:style-name="T466_2">have</text:span><text:span text:style-name="T466_3"><text:s/></text:span><text:span text:style-name="T466_4">ACLs</text:span><text:span text:style-name="T466_5"><text:s/></text:span><text:span text:style-name="T466_6">and</text:span><text:span text:style-name="T466_7"><text:s/></text:span><text:span text:style-name="T466_8">e</text:span><text:span text:style-name="T466_9">.</text:span><text:span text:style-name="T466_10">g</text:span><text:span text:style-name="T466_11">.<text:s/></text:span><text:span text:style-name="T466_12">hide</text:span><text:span text:style-name="T466_13"><text:s/></text:span><text:span text:style-name="T466_14">security</text:span><text:span text:style-name="T466_15"><text:s/></text:span><text:span text:style-name="T466_16">bugs</text:span><text:span text:style-name="T466_17"><text:s/></text:span><text:span text:style-name="T466_18">from</text:span><text:span text:style-name="T466_19"><text:s/></text:span><text:span text:style-name="T466_20">the</text:span><text:span text:style-name="T466_21"><text:s/></text:span><text:span text:style-name="T466_22">public</text:span></text:p>
      <text:p text:style-name="P467"><text:span text:style-name="T467_1">-<text:s/></text:span></text:p>
      <text:p text:style-name="P468"/>
      <text:p text:style-name="P469"><text:span text:style-name="T469_1">Several</text:span><text:span text:style-name="T469_2"><text:s/></text:span><text:span text:style-name="T469_3">people</text:span><text:span text:style-name="T469_4"><text:s/></text:span><text:span text:style-name="T469_5">mentioned</text:span><text:span text:style-name="T469_6"><text:s/></text:span><text:span text:style-name="T469_7">they</text:span><text:span text:style-name="T469_8"><text:s/></text:span><text:span text:style-name="T469_9">would</text:span><text:span text:style-name="T469_10"><text:s/></text:span><text:span text:style-name="T469_11">like</text:span><text:span text:style-name="T469_12"><text:s/></text:span><text:span text:style-name="T469_13">the</text:span><text:span text:style-name="T469_14"><text:s/></text:span><text:span text:style-name="T469_15">ability</text:span><text:span text:style-name="T469_16"><text:s/></text:span><text:span text:style-name="T469_17">to</text:span><text:span text:style-name="T469_18"><text:s/></text:span><text:span text:style-name="T469_19">interact</text:span><text:span text:style-name="T469_20"><text:s/></text:span><text:span text:style-name="T469_21">with</text:span><text:span text:style-name="T469_22"><text:s/></text:span><text:span text:style-name="T469_23">external</text:span><text:span text:style-name="T469_24"><text:s/></text:span><text:span text:style-name="T469_25">bug</text:span><text:span text:style-name="T469_26"><text:s/></text:span><text:span text:style-name="T469_27">trackers</text:span><text:span text:style-name="T469_28"><text:s/>(</text:span><text:span text:style-name="T469_29">e</text:span><text:span text:style-name="T469_30">.</text:span><text:span text:style-name="T469_31">g</text:span><text:span text:style-name="T469_32">.<text:s/></text:span><text:span text:style-name="T469_33">github</text:span><text:span text:style-name="T469_34">)<text:s/></text:span><text:span text:style-name="T469_35">as</text:span><text:span text:style-name="T469_36"><text:s/></text:span><text:span text:style-name="T469_37">a</text:span><text:span text:style-name="T469_38"><text:s/></text:span><text:span text:style-name="T469_39">way</text:span><text:span text:style-name="T469_40"><text:s/></text:span><text:span text:style-name="T469_41">to</text:span><text:span text:style-name="T469_42"><text:s/></text:span><text:span text:style-name="T469_43">have</text:span><text:span text:style-name="T469_44"><text:s/></text:span><text:span text:style-name="T469_45">a</text:span><text:span text:style-name="T469_46"><text:s/></text:span><text:span text:style-name="T469_47">local</text:span><text:span text:style-name="T469_48"><text:s/></text:span><text:span text:style-name="T469_49">view</text:span><text:span text:style-name="T469_50"><text:s/></text:span><text:span text:style-name="T469_51">on</text:span><text:span text:style-name="T469_52"><text:s/></text:span><text:span text:style-name="T469_53">all</text:span><text:span text:style-name="T469_54"><text:s/></text:span><text:span text:style-name="T469_55">their</text:span><text:span text:style-name="T469_56"><text:s/></text:span><text:span text:style-name="T469_57">bugs</text:span><text:span text:style-name="T469_58"><text:s/></text:span><text:span text:style-name="T469_59">in</text:span><text:span text:style-name="T469_60"><text:s/></text:span><text:span text:style-name="T469_61">all</text:span><text:span text:style-name="T469_62"><text:s/></text:span><text:span text:style-name="T469_63">their</text:span><text:span text:style-name="T469_64"><text:s/></text:span><text:span text:style-name="T469_65">projects</text:span><text:span text:style-name="T469_66">.</text:span></text:p>
      <text:p text:style-name="P470"><text:span text:style-name="T470_1">I</text:span><text:span text:style-name="T470_2"><text:s/></text:span><text:span text:style-name="T470_3">think</text:span><text:span text:style-name="T470_4"><text:s/></text:span><text:span text:style-name="T470_5">that</text:span><text:span text:style-name="T470_6">’</text:span><text:span text:style-name="T470_7">s</text:span><text:span text:style-name="T470_8"><text:s/></text:span><text:span text:style-name="T470_9">useful</text:span><text:span text:style-name="T470_10">,<text:s/></text:span><text:span text:style-name="T470_11">but</text:span><text:span text:style-name="T470_12"><text:s/></text:span><text:span text:style-name="T470_13">would</text:span><text:span text:style-name="T470_14"><text:s/></text:span><text:span text:style-name="T470_15">like</text:span><text:span text:style-name="T470_16"><text:s/></text:span><text:span text:style-name="T470_17">to</text:span><text:span text:style-name="T470_18"><text:s/></text:span><text:span text:style-name="T470_19">avoid</text:span><text:span text:style-name="T470_20"><text:s/></text:span><text:span text:style-name="T470_21">the</text:span><text:span text:style-name="T470_22"><text:s/></text:span><text:span text:style-name="T470_23">complication</text:span><text:span text:style-name="T470_24"><text:s/></text:span><text:span text:style-name="T470_25">of</text:span><text:span text:style-name="T470_26"><text:s/></text:span><text:span text:style-name="T470_27">having</text:span><text:span text:style-name="T470_28"><text:s/></text:span><text:span text:style-name="T470_29">to</text:span><text:span text:style-name="T470_30"><text:s/></text:span><text:span text:style-name="T470_31">support</text:span><text:span text:style-name="T470_32"><text:s/></text:span><text:span text:style-name="T470_33">the</text:span><text:span text:style-name="T470_34"><text:s/></text:span><text:span text:style-name="T470_35">superset</text:span><text:span text:style-name="T470_36"><text:s/></text:span><text:span text:style-name="T470_37">of</text:span><text:span text:style-name="T470_38"><text:s/></text:span><text:span text:style-name="T470_39">all</text:span><text:span text:style-name="T470_40"><text:s/></text:span><text:span text:style-name="T470_41">bug</text:span><text:span text:style-name="T470_42"><text:s/></text:span><text:span text:style-name="T470_43">trackers</text:span><text:span text:style-name="T470_44">.<text:s/></text:span><text:span text:style-name="T470_45">Perhaps</text:span><text:span text:style-name="T470_46"><text:s/></text:span><text:span text:style-name="T470_47">just</text:span><text:span text:style-name="T470_48"><text:s/></text:span><text:span text:style-name="T470_49">a</text:span><text:span text:style-name="T470_50"><text:s/></text:span><text:span text:style-name="T470_51">way</text:span><text:span text:style-name="T470_52"><text:s/></text:span><text:span text:style-name="T470_53">of</text:span><text:span text:style-name="T470_54"><text:s/></text:span><text:span text:style-name="T470_55">importing</text:span><text:span text:style-name="T470_56"><text:s/></text:span><text:span text:style-name="T470_57">data</text:span><text:span text:style-name="T470_58"><text:s/></text:span><text:span text:style-name="T470_59">from</text:span><text:span text:style-name="T470_60"><text:s/></text:span><text:span text:style-name="T470_61">external</text:span><text:span text:style-name="T470_62"><text:s/></text:span><text:span text:style-name="T470_63">bug</text:span><text:span text:style-name="T470_64"><text:s/></text:span><text:span text:style-name="T470_65">trackers</text:span><text:span text:style-name="T470_66"><text:s/></text:span><text:span text:style-name="T470_67">is</text:span><text:span text:style-name="T470_68"><text:s/></text:span><text:span text:style-name="T470_69">sufficient</text:span><text:span text:style-name="T470_70"><text:s/>-<text:s/></text:span><text:span text:style-name="T470_71">it</text:span><text:span text:style-name="T470_72">’</text:span><text:span text:style-name="T470_73">s</text:span><text:span text:style-name="T470_74"><text:s/></text:span><text:span text:style-name="T470_75">important</text:span><text:span text:style-name="T470_76"><text:s/></text:span><text:span text:style-name="T470_77">that</text:span><text:span text:style-name="T470_78"><text:s/></text:span><text:span text:style-name="T470_79">it</text:span><text:span text:style-name="T470_80"><text:s/></text:span><text:span text:style-name="T470_81">doesn</text:span><text:span text:style-name="T470_82">’</text:span><text:span text:style-name="T470_83">t</text:span><text:span text:style-name="T470_84"><text:s/></text:span><text:span text:style-name="T470_85">make</text:span><text:span text:style-name="T470_86"><text:s/></text:span><text:span text:style-name="T470_87">the</text:span><text:span text:style-name="T470_88"><text:s/></text:span><text:span text:style-name="T470_89">core</text:span><text:span text:style-name="T470_90"><text:s/></text:span><text:span text:style-name="T470_91">more</text:span><text:span text:style-name="T470_92"><text:s/></text:span><text:span text:style-name="T470_93">complex</text:span><text:span text:style-name="T470_94">.</text:span></text:p>
      <text:p text:style-name="P471"><text:span text:style-name="T471_1"><office:annotation><dc:creator/><text:p text:style-name="P472"><text:span text:style-name="T472_1">Martin</text:span><text:span text:style-name="T472_2"><text:s/></text:span><text:span text:style-name="T472_3">Pool</text:span><text:span text:style-name="T472_4">:</text:span></text:p><text:p text:style-name="P473"><text:span text:style-name="T473_1">from</text:span><text:span text:style-name="T473_2"><text:s/></text:span><text:span text:style-name="T473_3">andyfitz</text:span><text:span text:style-name="T473_4">'</text:span><text:span text:style-name="T473_5">s</text:span><text:span text:style-name="T473_6"><text:s/></text:span><text:span text:style-name="T473_7">talk</text:span><text:span text:style-name="T473_8">,<text:s/></text:span><text:span text:style-name="T473_9">a</text:span><text:span text:style-name="T473_10"><text:s/></text:span><text:span text:style-name="T473_11">hierarchy</text:span><text:span text:style-name="T473_12"><text:s/></text:span><text:span text:style-name="T473_13">of</text:span><text:span text:style-name="T473_14"><text:s/></text:span><text:span text:style-name="T473_15">needs</text:span><text:span text:style-name="T473_16"><text:s/></text:span><text:span text:style-name="T473_17">for</text:span><text:span text:style-name="T473_18"><text:s/></text:span><text:span text:style-name="T473_19">design</text:span><text:span text:style-name="T473_20">:<text:s/></text:span><text:span text:style-name="T473_21">function</text:span><text:span text:style-name="T473_22">&gt;<text:s/></text:span><text:span text:style-name="T473_23">reliability</text:span><text:span text:style-name="T473_24"><text:s/>&gt;<text:s/></text:span><text:span text:style-name="T473_25">usability</text:span><text:span text:style-name="T473_26"><text:s/>&gt;<text:s/></text:span><text:span text:style-name="T473_27">pleasure</text:span></text:p></office:annotation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